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3" style:family="paragraph" style:parent-style-name="Heading_20_2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" style:family="paragraph" style:parent-style-name="Text_20_body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" style:family="paragraph" style:parent-style-name="Heading_20_2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20ee1" officeooo:paragraph-rsid="00020ee1" fo:background-color="transparent"/>
    </style:style>
    <style:style style:name="P7" style:family="paragraph" style:parent-style-name="Heading_20_2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9" style:family="paragraph" style:parent-style-name="Heading_20_1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reak-before="pag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" style:family="paragraph" style:parent-style-name="Text_20_body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11" style:family="paragraph" style:parent-style-name="Heading_20_2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44f51" officeooo:paragraph-rsid="00044f51" fo:background-color="transparent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a2121" loext:opacity="100%" fo:language="zxx" fo:country="none" fo:font-style="normal" style:text-underline-style="none" fo:font-weight="normal" fo:background-color="transparent"/>
    </style:style>
    <style:style style:name="P14" style:family="paragraph" style:parent-style-name="Heading_20_2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4a4f5" officeooo:paragraph-rsid="0004a4f5" fo:background-color="transparent"/>
    </style:style>
    <style:style style:name="P15" style:family="paragraph" style:parent-style-name="Text_20_body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666666" loext:opacity="100%"/>
    </style:style>
    <style:style style:name="T4" style:family="text">
      <style:text-properties fo:color="#aa22ff" loext:opacity="100%" fo:font-weight="bold"/>
    </style:style>
    <style:style style:name="T5" style:family="text">
      <style:text-properties fo:color="#3d7b7b" loext:opacity="100%" fo:font-style="italic"/>
    </style:style>
    <style:style style:name="T6" style:family="text">
      <style:text-properties fo:color="#ba2121" loext:opacity="100%"/>
    </style:style>
    <style:style style:name="T7" style:family="text">
      <style:text-properties fo:color="#bbbbbb" loext:opacity="100%" fo:font-style="normal" style:text-underline-style="none" fo:font-weight="normal"/>
    </style:style>
    <style:style style:name="T8" style:family="text">
      <style:text-properties fo:color="#008000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ay</text:span><text:span text:style-name="T2"> </text:span><text:span text:style-name="T3">03</text:span></text:h>
      <text:p text:style-name="P2"/>
      <text:h text:style-name="P3" text:outline-level="2"><text:span text:style-name="T1">Create</text:span><text:span text:style-name="T2"> </text:span><text:span text:style-name="T4">and</text:span><text:span text:style-name="T2"> </text:span><text:span text:style-name="T1">enter</text:span><text:span text:style-name="T2"> </text:span><text:span text:style-name="T1">into</text:span><text:span text:style-name="T2"> </text:span><text:span text:style-name="T1">a</text:span><text:span text:style-name="T2"> </text:span><text:span text:style-name="T1">database</text:span></text:h>
      <text:p text:style-name="P4"><text:span text:style-name="T1">create</text:span><text:span text:style-name="T2"> </text:span><text:span text:style-name="T1">database</text:span><text:span text:style-name="T2"> </text:span><text:span text:style-name="T1">universipedia;</text:span></text:p>
      <text:p text:style-name="P4"><text:span text:style-name="T1">use</text:span><text:span text:style-name="T2"> </text:span><text:span text:style-name="T1">universipedia;</text:span></text:p>
      <text:p text:style-name="P2"/>
      <text:p text:style-name="P2"/>
      <text:h text:style-name="P3" text:outline-level="2"><text:span text:style-name="T1">classroom</text:span><text:span text:style-name="T2"> </text:span><text:span text:style-name="T1">test</text:span></text:h>
      <text:p text:style-name="P5"><text:span text:style-name="T1">select</text:span><text:span text:style-name="T2"> </text:span><text:span text:style-name="T3">*</text:span><text:span text:style-name="T2"> </text:span><text:span text:style-name="T1">from</text:span><text:span text:style-name="T2"> </text:span><text:span text:style-name="T1">classroom;</text:span></text:p>
      <text:p text:style-name="P2"/>
      <text:p text:style-name="P4"><text:span text:style-name="T3">--</text:span><text:span text:style-name="T2"> </text:span><text:span text:style-name="T5"># building, room_number, capacity</text:span></text:p>
      <text:p text:style-name="P4"><text:span text:style-name="T3">--</text:span><text:span text:style-name="T2"> </text:span><text:span text:style-name="T6">'Alumni'</text:span><text:span text:style-name="T1">,</text:span><text:span text:style-name="T2"> </text:span><text:span text:style-name="T6">'143'</text:span><text:span text:style-name="T1">,</text:span><text:span text:style-name="T2"> </text:span><text:span text:style-name="T6">'47'</text:span></text:p>
      <text:p text:style-name="P4"><text:span text:style-name="T3">--</text:span><text:span text:style-name="T2"> </text:span><text:span text:style-name="T6">'Alumni'</text:span><text:span text:style-name="T1">,</text:span><text:span text:style-name="T2"> </text:span><text:span text:style-name="T6">'547'</text:span><text:span text:style-name="T1">,</text:span><text:span text:style-name="T2"> </text:span><text:span text:style-name="T6">'26'</text:span></text:p>
      <text:p text:style-name="P4"><text:span text:style-name="T3">--</text:span><text:span text:style-name="T2"> </text:span><text:span text:style-name="T6">'black'</text:span><text:span text:style-name="T1">,</text:span><text:span text:style-name="T2"> </text:span><text:span text:style-name="T6">'431'</text:span><text:span text:style-name="T1">,</text:span><text:span text:style-name="T2"> </text:span><text:span text:style-name="T6">'1000'</text:span></text:p>
      <text:p text:style-name="P4"><text:span text:style-name="T3">--</text:span><text:span text:style-name="T2"> </text:span><text:span text:style-name="T6">'Bronfman'</text:span><text:span text:style-name="T1">,</text:span><text:span text:style-name="T2"> </text:span><text:span text:style-name="T6">'700'</text:span><text:span text:style-name="T1">,</text:span><text:span text:style-name="T2"> </text:span><text:span text:style-name="T6">'12'</text:span></text:p>
      <text:p text:style-name="P4"><text:span text:style-name="T3">--</text:span><text:span text:style-name="T2"> </text:span><text:span text:style-name="T6">'Chandler'</text:span><text:span text:style-name="T1">,</text:span><text:span text:style-name="T2"> </text:span><text:span text:style-name="T6">'375'</text:span><text:span text:style-name="T1">,</text:span><text:span text:style-name="T2"> </text:span><text:span text:style-name="T6">'10'</text:span></text:p>
      <text:p text:style-name="P4"><text:span text:style-name="T3">--</text:span><text:span text:style-name="T2"> </text:span><text:span text:style-name="T6">'Chandler'</text:span><text:span text:style-name="T1">,</text:span><text:span text:style-name="T2"> </text:span><text:span text:style-name="T6">'804'</text:span><text:span text:style-name="T1">,</text:span><text:span text:style-name="T2"> </text:span><text:span text:style-name="T6">'11'</text:span></text:p>
      <text:p text:style-name="P4"><text:span text:style-name="T3">--</text:span><text:span text:style-name="T2"> </text:span><text:span text:style-name="T6">'dark'</text:span><text:span text:style-name="T1">,</text:span><text:span text:style-name="T2"> </text:span><text:span text:style-name="T6">'431'</text:span><text:span text:style-name="T1">,</text:span><text:span text:style-name="T2"> </text:span><text:span text:style-name="T6">'9999'</text:span></text:p>
      <text:p text:style-name="P4"><text:span text:style-name="T3">--</text:span><text:span text:style-name="T2"> </text:span><text:span text:style-name="T6">'Drown'</text:span><text:span text:style-name="T1">,</text:span><text:span text:style-name="T2"> </text:span><text:span text:style-name="T6">'757'</text:span><text:span text:style-name="T1">,</text:span><text:span text:style-name="T2"> </text:span><text:span text:style-name="T6">'18'</text:span></text:p>
      <text:p text:style-name="P4"><text:span text:style-name="T3">--</text:span><text:span text:style-name="T2"> </text:span><text:span text:style-name="T6">'Fairchild'</text:span><text:span text:style-name="T1">,</text:span><text:span text:style-name="T2"> </text:span><text:span text:style-name="T6">'145'</text:span><text:span text:style-name="T1">,</text:span><text:span text:style-name="T2"> </text:span><text:span text:style-name="T6">'27'</text:span></text:p>
      <text:p text:style-name="P4"><text:span text:style-name="T3">--</text:span><text:span text:style-name="T2"> </text:span><text:span text:style-name="T6">'Garfield'</text:span><text:span text:style-name="T1">,</text:span><text:span text:style-name="T2"> </text:span><text:span text:style-name="T6">'119'</text:span><text:span text:style-name="T1">,</text:span><text:span text:style-name="T2"> </text:span><text:span text:style-name="T6">'59'</text:span></text:p>
      <text:p text:style-name="P4"><text:span text:style-name="T3">--</text:span><text:span text:style-name="T2"> </text:span><text:span text:style-name="T6">'Gates'</text:span><text:span text:style-name="T1">,</text:span><text:span text:style-name="T2"> </text:span><text:span text:style-name="T6">'314'</text:span><text:span text:style-name="T1">,</text:span><text:span text:style-name="T2"> </text:span><text:span text:style-name="T6">'10'</text:span></text:p>
      <text:p text:style-name="P4"><text:span text:style-name="T3">--</text:span><text:span text:style-name="T2"> </text:span><text:span text:style-name="T6">'Gates'</text:span><text:span text:style-name="T1">,</text:span><text:span text:style-name="T2"> </text:span><text:span text:style-name="T6">'707'</text:span><text:span text:style-name="T1">,</text:span><text:span text:style-name="T2"> </text:span><text:span text:style-name="T6">'65'</text:span></text:p>
      <text:p text:style-name="P4"><text:span text:style-name="T3">--</text:span><text:span text:style-name="T2"> </text:span><text:span text:style-name="T6">'Grace'</text:span><text:span text:style-name="T1">,</text:span><text:span text:style-name="T2"> </text:span><text:span text:style-name="T6">'40'</text:span><text:span text:style-name="T1">,</text:span><text:span text:style-name="T2"> </text:span><text:span text:style-name="T6">'34'</text:span></text:p>
      <text:p text:style-name="P4"><text:span text:style-name="T3">--</text:span><text:span text:style-name="T2"> </text:span><text:span text:style-name="T6">'Lambeau'</text:span><text:span text:style-name="T1">,</text:span><text:span text:style-name="T2"> </text:span><text:span text:style-name="T6">'348'</text:span><text:span text:style-name="T1">,</text:span><text:span text:style-name="T2"> </text:span><text:span text:style-name="T6">'51'</text:span></text:p>
      <text:p text:style-name="P4"><text:span text:style-name="T3">--</text:span><text:span text:style-name="T2"> </text:span><text:span text:style-name="T6">'Lamberton'</text:span><text:span text:style-name="T1">,</text:span><text:span text:style-name="T2"> </text:span><text:span text:style-name="T6">'134'</text:span><text:span text:style-name="T1">,</text:span><text:span text:style-name="T2"> </text:span><text:span text:style-name="T6">'10'</text:span></text:p>
      <text:p text:style-name="P4"><text:span text:style-name="T3">--</text:span><text:span text:style-name="T2"> </text:span><text:span text:style-name="T6">'Lamberton'</text:span><text:span text:style-name="T1">,</text:span><text:span text:style-name="T2"> </text:span><text:span text:style-name="T6">'143'</text:span><text:span text:style-name="T1">,</text:span><text:span text:style-name="T2"> </text:span><text:span text:style-name="T6">'10'</text:span></text:p>
      <text:p text:style-name="P4"><text:span text:style-name="T3">--</text:span><text:span text:style-name="T2"> </text:span><text:span text:style-name="T6">'Main'</text:span><text:span text:style-name="T1">,</text:span><text:span text:style-name="T2"> </text:span><text:span text:style-name="T6">'425'</text:span><text:span text:style-name="T1">,</text:span><text:span text:style-name="T2"> </text:span><text:span text:style-name="T6">'22'</text:span></text:p>
      <text:p text:style-name="P4"><text:span text:style-name="T3">--</text:span><text:span text:style-name="T2"> </text:span><text:span text:style-name="T6">'Main'</text:span><text:span text:style-name="T1">,</text:span><text:span text:style-name="T2"> </text:span><text:span text:style-name="T6">'45'</text:span><text:span text:style-name="T1">,</text:span><text:span text:style-name="T2"> </text:span><text:span text:style-name="T6">'30'</text:span></text:p>
      <text:p text:style-name="P4"><text:span text:style-name="T3">--</text:span><text:span text:style-name="T2"> </text:span><text:span text:style-name="T6">'Nassau'</text:span><text:span text:style-name="T1">,</text:span><text:span text:style-name="T2"> </text:span><text:span text:style-name="T6">'45'</text:span><text:span text:style-name="T1">,</text:span><text:span text:style-name="T2"> </text:span><text:span text:style-name="T6">'92'</text:span></text:p>
      <text:p text:style-name="P4"><text:span text:style-name="T3">--</text:span><text:span text:style-name="T2"> </text:span><text:span text:style-name="T6">'Painter'</text:span><text:span text:style-name="T1">,</text:span><text:span text:style-name="T2"> </text:span><text:span text:style-name="T6">'86'</text:span><text:span text:style-name="T1">,</text:span><text:span text:style-name="T2"> </text:span><text:span text:style-name="T6">'97'</text:span></text:p>
      <text:p text:style-name="P4"><text:span text:style-name="T3">--</text:span><text:span text:style-name="T2"> </text:span><text:span text:style-name="T6">'pink'</text:span><text:span text:style-name="T1">,</text:span><text:span text:style-name="T2"> </text:span><text:span text:style-name="T6">'431'</text:span><text:span text:style-name="T1">,</text:span><text:span text:style-name="T2"> </text:span><text:span text:style-name="T6">'9999'</text:span></text:p>
      <text:p text:style-name="P4"><text:span text:style-name="T3">--</text:span><text:span text:style-name="T2"> </text:span><text:span text:style-name="T6">'Polya'</text:span><text:span text:style-name="T1">,</text:span><text:span text:style-name="T2"> </text:span><text:span text:style-name="T6">'808'</text:span><text:span text:style-name="T1">,</text:span><text:span text:style-name="T2"> </text:span><text:span text:style-name="T6">'28'</text:span></text:p>
      <text:p text:style-name="P4"><text:span text:style-name="T3">--</text:span><text:span text:style-name="T2"> </text:span><text:span text:style-name="T6">'Power'</text:span><text:span text:style-name="T1">,</text:span><text:span text:style-name="T2"> </text:span><text:span text:style-name="T6">'717'</text:span><text:span text:style-name="T1">,</text:span><text:span text:style-name="T2"> </text:span><text:span text:style-name="T6">'12'</text:span></text:p>
      <text:p text:style-name="P4"><text:span text:style-name="T3">--</text:span><text:span text:style-name="T2"> </text:span><text:span text:style-name="T6">'Power'</text:span><text:span text:style-name="T1">,</text:span><text:span text:style-name="T2"> </text:span><text:span text:style-name="T6">'972'</text:span><text:span text:style-name="T1">,</text:span><text:span text:style-name="T2"> </text:span><text:span text:style-name="T6">'10'</text:span></text:p>
      <text:p text:style-name="P4"><text:span text:style-name="T3">--</text:span><text:span text:style-name="T2"> </text:span><text:span text:style-name="T6">'Rathbone'</text:span><text:span text:style-name="T1">,</text:span><text:span text:style-name="T2"> </text:span><text:span text:style-name="T6">'261'</text:span><text:span text:style-name="T1">,</text:span><text:span text:style-name="T2"> </text:span><text:span text:style-name="T6">'60'</text:span></text:p>
      <text:p text:style-name="P4"><text:span text:style-name="T3">--</text:span><text:span text:style-name="T2"> </text:span><text:span text:style-name="T6">'Saucon'</text:span><text:span text:style-name="T1">,</text:span><text:span text:style-name="T2"> </text:span><text:span text:style-name="T6">'113'</text:span><text:span text:style-name="T1">,</text:span><text:span text:style-name="T2"> </text:span><text:span text:style-name="T6">'109'</text:span></text:p>
      <text:p text:style-name="P4"><text:span text:style-name="T3">--</text:span><text:span text:style-name="T2"> </text:span><text:span text:style-name="T6">'Saucon'</text:span><text:span text:style-name="T1">,</text:span><text:span text:style-name="T2"> </text:span><text:span text:style-name="T6">'180'</text:span><text:span text:style-name="T1">,</text:span><text:span text:style-name="T2"> </text:span><text:span text:style-name="T6">'15'</text:span></text:p>
      <text:p text:style-name="P4"><text:span text:style-name="T3">--</text:span><text:span text:style-name="T2"> </text:span><text:span text:style-name="T6">'Saucon'</text:span><text:span text:style-name="T1">,</text:span><text:span text:style-name="T2"> </text:span><text:span text:style-name="T6">'844'</text:span><text:span text:style-name="T1">,</text:span><text:span text:style-name="T2"> </text:span><text:span text:style-name="T6">'24'</text:span></text:p>
      <text:p text:style-name="P4"><text:span text:style-name="T3">--</text:span><text:span text:style-name="T2"> </text:span><text:span text:style-name="T6">'Stabler'</text:span><text:span text:style-name="T1">,</text:span><text:span text:style-name="T2"> </text:span><text:span text:style-name="T6">'105'</text:span><text:span text:style-name="T1">,</text:span><text:span text:style-name="T2"> </text:span><text:span text:style-name="T6">'113'</text:span></text:p>
      <text:p text:style-name="P4"><text:span text:style-name="T3">--</text:span><text:span text:style-name="T2"> </text:span><text:span text:style-name="T6">'Taylor'</text:span><text:span text:style-name="T1">,</text:span><text:span text:style-name="T2"> </text:span><text:span text:style-name="T6">'183'</text:span><text:span text:style-name="T1">,</text:span><text:span text:style-name="T2"> </text:span><text:span text:style-name="T6">'71'</text:span></text:p>
      <text:p text:style-name="P4"><text:span text:style-name="T3">--</text:span><text:span text:style-name="T2"> </text:span><text:span text:style-name="T6">'Taylor'</text:span><text:span text:style-name="T1">,</text:span><text:span text:style-name="T2"> </text:span><text:span text:style-name="T6">'812'</text:span><text:span text:style-name="T1">,</text:span><text:span text:style-name="T2"> </text:span><text:span text:style-name="T6">'115'</text:span></text:p>
      <text:p text:style-name="P4"><text:span text:style-name="T3">--</text:span><text:span text:style-name="T2"> </text:span><text:span text:style-name="T6">'White'</text:span><text:span text:style-name="T1">,</text:span><text:span text:style-name="T2"> </text:span><text:span text:style-name="T6">'432'</text:span><text:span text:style-name="T1">,</text:span><text:span text:style-name="T2"> </text:span><text:span text:style-name="T6">'100'</text:span></text:p>
      <text:p text:style-name="P4"><text:span text:style-name="T3">--</text:span><text:span text:style-name="T2"> </text:span><text:span text:style-name="T6">'Whitman'</text:span><text:span text:style-name="T1">,</text:span><text:span text:style-name="T2"> </text:span><text:span text:style-name="T6">'134'</text:span><text:span text:style-name="T1">,</text:span><text:span text:style-name="T2"> </text:span><text:span text:style-name="T6">'120'</text:span></text:p>
      <text:p text:style-name="P4"><text:soft-page-break/><text:span text:style-name="T3">--</text:span><text:span text:style-name="T2"> </text:span><text:span text:style-name="T6">'Whitman'</text:span><text:span text:style-name="T1">,</text:span><text:span text:style-name="T2"> </text:span><text:span text:style-name="T6">'434'</text:span><text:span text:style-name="T1">,</text:span><text:span text:style-name="T2"> </text:span><text:span text:style-name="T6">'32'</text:span></text:p>
      <text:p text:style-name="P2"/>
      <text:h text:style-name="P6" text:outline-level="2"><text:span text:style-name="T1">tables</text:span><text:span text:style-name="T2"> </text:span><text:span text:style-name="T1">description</text:span></text:h>
      <text:p text:style-name="P4"><text:span text:style-name="T1">describe</text:span><text:span text:style-name="T2"> </text:span><text:span text:style-name="T1">classroom;</text:span></text:p>
      <text:p text:style-name="P2"/>
      <text:h text:style-name="P7" text:outline-level="2">insertion<text:span text:style-name="T7"/></text:h>
      <text:p text:style-name="P4"><text:span text:style-name="T1">insert</text:span><text:span text:style-name="T2"> </text:span><text:span text:style-name="T1">into</text:span><text:span text:style-name="T2"> </text:span><text:span text:style-name="T1">classroom</text:span><text:span text:style-name="T2"> </text:span><text:span text:style-name="T1">(</text:span><text:span text:style-name="T2"> </text:span><text:span text:style-name="T1">building,</text:span><text:span text:style-name="T2"> </text:span><text:span text:style-name="T1">room_number,</text:span><text:span text:style-name="T2"> </text:span><text:span text:style-name="T1">capacity</text:span><text:span text:style-name="T2"> </text:span><text:span text:style-name="T1">)</text:span></text:p>
      <text:p text:style-name="P4"><text:span text:style-name="T1">value</text:span><text:span text:style-name="T2"> </text:span><text:span text:style-name="T1">(</text:span><text:span text:style-name="T6">"dark"</text:span><text:span text:style-name="T1">,</text:span><text:span text:style-name="T2"> </text:span><text:span text:style-name="T3">431</text:span><text:span text:style-name="T1">,</text:span><text:span text:style-name="T2"> </text:span><text:span text:style-name="T3">9999</text:span><text:span text:style-name="T1">);</text:span></text:p>
      <text:p text:style-name="P2"/>
      <text:p text:style-name="P4"><text:span text:style-name="T3">--</text:span><text:span text:style-name="T2"> </text:span><text:span text:style-name="T3">10</text:span><text:span text:style-name="T1">:</text:span><text:span text:style-name="T3">29</text:span><text:span text:style-name="T1">:</text:span><text:span text:style-name="T3">15</text:span><text:span text:style-name="T2"><text:tab/></text:span><text:span text:style-name="T1">insert</text:span><text:span text:style-name="T2"> </text:span><text:span text:style-name="T1">into</text:span><text:span text:style-name="T2"> </text:span><text:span text:style-name="T1">classroom</text:span><text:span text:style-name="T2"> </text:span><text:span text:style-name="T1">(</text:span><text:span text:style-name="T2"> </text:span><text:span text:style-name="T1">building,</text:span><text:span text:style-name="T2"> </text:span><text:span text:style-name="T1">room_number,</text:span><text:span text:style-name="T2"> </text:span><text:span text:style-name="T1">capacity</text:span><text:span text:style-name="T2"> </text:span><text:span text:style-name="T1">)</text:span><text:span text:style-name="T2"> </text:span><text:span text:style-name="T1">value</text:span><text:span text:style-name="T2"> </text:span><text:span text:style-name="T1">(</text:span><text:span text:style-name="T6">"dark"</text:span><text:span text:style-name="T1">,</text:span><text:span text:style-name="T2"> </text:span><text:span text:style-name="T3">431</text:span><text:span text:style-name="T1">,</text:span><text:span text:style-name="T2"> </text:span><text:span text:style-name="T3">9999</text:span><text:span text:style-name="T1">)</text:span><text:span text:style-name="T2"><text:tab/></text:span><text:span text:style-name="T3">1</text:span><text:span text:style-name="T2"> </text:span><text:span text:style-name="T1">row(s)</text:span><text:span text:style-name="T2"> </text:span><text:span text:style-name="T1">affected</text:span><text:span text:style-name="T2"><text:tab/></text:span><text:span text:style-name="T3">0.0036</text:span><text:span text:style-name="T2"> </text:span><text:span text:style-name="T1">sec</text:span></text:p>
      <text:p text:style-name="P2"/>
      <text:h text:style-name="P3" text:outline-level="2"><text:span text:style-name="T1">table</text:span><text:span text:style-name="T2"> </text:span><text:span text:style-name="T1">creation</text:span></text:h>
      <text:p text:style-name="P4"><text:span text:style-name="T1">CREATE</text:span><text:span text:style-name="T2"> </text:span><text:span text:style-name="T1">TABLE</text:span><text:span text:style-name="T2"> </text:span><text:span text:style-name="T1">department</text:span><text:span text:style-name="T2"> </text:span><text:span text:style-name="T1">(</text:span></text:p>
      <text:p text:style-name="P4"><text:span text:style-name="T2"><text:s text:c="4"/></text:span><text:span text:style-name="T1">dept_name</text:span><text:span text:style-name="T2"> </text:span><text:span text:style-name="T1">VARCHAR(</text:span><text:span text:style-name="T3">20</text:span><text:span text:style-name="T1">),</text:span></text:p>
      <text:p text:style-name="P4"><text:span text:style-name="T2"><text:s text:c="4"/></text:span><text:span text:style-name="T1">building</text:span><text:span text:style-name="T2"> </text:span><text:span text:style-name="T1">VARCHAR(</text:span><text:span text:style-name="T3">15</text:span><text:span text:style-name="T1">),</text:span></text:p>
      <text:p text:style-name="P4"><text:span text:style-name="T2"><text:s text:c="4"/></text:span><text:span text:style-name="T1">budget</text:span><text:span text:style-name="T2"> </text:span><text:span text:style-name="T1">NUMERIC(</text:span><text:span text:style-name="T3">12</text:span><text:span text:style-name="T2"> </text:span><text:span text:style-name="T1">,</text:span><text:span text:style-name="T2"> </text:span><text:span text:style-name="T3">2</text:span><text:span text:style-name="T2"> 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dept_name)</text:span></text:p>
      <text:p text:style-name="P4"><text:span text:style-name="T1">);</text:span><text:span text:style-name="T2"> </text:span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department</text:span><text:span text:style-name="T2"> </text:span><text:span text:style-name="T1">(</text:span></text:p>
      <text:p text:style-name="P4"><text:span text:style-name="T2"><text:s text:c="4"/></text:span><text:span text:style-name="T1">dept_name</text:span><text:span text:style-name="T2"> </text:span><text:span text:style-name="T1">VARCHAR(</text:span><text:span text:style-name="T3">20</text:span><text:span text:style-name="T1">),</text:span></text:p>
      <text:p text:style-name="P4"><text:span text:style-name="T2"><text:s text:c="4"/></text:span><text:span text:style-name="T1">building</text:span><text:span text:style-name="T2"> </text:span><text:span text:style-name="T1">VARCHAR(</text:span><text:span text:style-name="T3">15</text:span><text:span text:style-name="T1">),</text:span></text:p>
      <text:p text:style-name="P4"><text:span text:style-name="T2"><text:s text:c="4"/></text:span><text:span text:style-name="T1">budget</text:span><text:span text:style-name="T2"> </text:span><text:span text:style-name="T1">NUMERIC(</text:span><text:span text:style-name="T3">12</text:span><text:span text:style-name="T2"> </text:span><text:span text:style-name="T1">,</text:span><text:span text:style-name="T2"> </text:span><text:span text:style-name="T3">2</text:span><text:span text:style-name="T2"> 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dept_name)</text:span></text:p>
      <text:p text:style-name="P8">);<text:span text:style-name="T7"/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course</text:span><text:span text:style-name="T2"> </text:span><text:span text:style-name="T1">(</text:span></text:p>
      <text:p text:style-name="P4"><text:span text:style-name="T2"><text:tab/></text:span><text:span text:style-name="T1">course_id</text:span><text:span text:style-name="T2"> </text:span><text:span text:style-name="T1">varchar(</text:span><text:span text:style-name="T3">7</text:span><text:span text:style-name="T1">),</text:span></text:p>
      <text:p text:style-name="P4"><text:span text:style-name="T2"><text:s text:c="4"/></text:span><text:span text:style-name="T1">title</text:span><text:span text:style-name="T2"> </text:span><text:span text:style-name="T1">varchar(</text:span><text:span text:style-name="T3">50</text:span><text:span text:style-name="T1">),</text:span></text:p>
      <text:p text:style-name="P4"><text:span text:style-name="T2"><text:s text:c="4"/></text:span><text:span text:style-name="T1">dept_name</text:span><text:span text:style-name="T2"> </text:span><text:span text:style-name="T1">varchar</text:span><text:span text:style-name="T2"> </text:span><text:span text:style-name="T1">(</text:span><text:span text:style-name="T3">20</text:span><text:span text:style-name="T1">),</text:span></text:p>
      <text:p text:style-name="P4"><text:span text:style-name="T2"><text:s text:c="4"/></text:span><text:span text:style-name="T1">credits</text:span><text:span text:style-name="T2"> </text:span><text:span text:style-name="T1">numeric</text:span><text:span text:style-name="T2"> </text:span><text:span text:style-name="T1">(</text:span><text:span text:style-name="T3">2</text:span><text:span text:style-name="T1">,</text:span><text:span text:style-name="T2"> </text:span><text:span text:style-name="T3">0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course_id)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dept_name)</text:span><text:span text:style-name="T2"> </text:span><text:span text:style-name="T1">references</text:span><text:span text:style-name="T2"> </text:span><text:span text:style-name="T1">department(dept_name)</text:span></text:p>
      <text:p text:style-name="P8">);<text:span text:style-name="T7"/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instructor</text:span><text:span text:style-name="T2"> </text:span><text:span text:style-name="T1">(</text:span></text:p>
      <text:p text:style-name="P4"><text:span text:style-name="T2"><text:tab/></text:span><text:span text:style-name="T1">ID</text:span><text:span text:style-name="T2"> </text:span><text:span text:style-name="T1">varchar(</text:span><text:span text:style-name="T3">5</text:span><text:span text:style-name="T1">),</text:span></text:p>
      <text:p text:style-name="P4"><text:span text:style-name="T2"><text:s text:c="4"/></text:span><text:span text:style-name="T1">number</text:span><text:span text:style-name="T2"> </text:span><text:span text:style-name="T1">varchar</text:span><text:span text:style-name="T2"> </text:span><text:span text:style-name="T1">(</text:span><text:span text:style-name="T3">20</text:span><text:span text:style-name="T1">)</text:span><text:span text:style-name="T2"> </text:span><text:span text:style-name="T4">not</text:span><text:span text:style-name="T2"> </text:span>null<text:span text:style-name="T1">,</text:span></text:p>
      <text:p text:style-name="P4"><text:span text:style-name="T2"><text:s text:c="4"/></text:span><text:span text:style-name="T1">dept_name</text:span><text:span text:style-name="T2"> </text:span><text:span text:style-name="T1">varchar</text:span><text:span text:style-name="T2"> </text:span><text:span text:style-name="T1">(</text:span><text:span text:style-name="T3">20</text:span><text:span text:style-name="T1">),</text:span></text:p>
      <text:p text:style-name="P4"><text:span text:style-name="T2"><text:s text:c="4"/></text:span><text:span text:style-name="T1">salary</text:span><text:span text:style-name="T2"> </text:span><text:span text:style-name="T1">numeric(</text:span><text:span text:style-name="T3">8</text:span><text:span text:style-name="T1">,</text:span><text:span text:style-name="T3">2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ID)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dept_name)</text:span><text:span text:style-name="T2"> </text:span><text:span text:style-name="T1">references</text:span><text:span text:style-name="T2"> </text:span><text:span text:style-name="T1">department</text:span></text:p>
      <text:p text:style-name="P8">);<text:span text:style-name="T7"/></text:p>
      <text:p text:style-name="P2"><text:soft-page-break/></text:p>
      <text:p text:style-name="P4"><text:span text:style-name="T1">CREATE</text:span><text:span text:style-name="T2"> </text:span><text:span text:style-name="T1">TABLE</text:span><text:span text:style-name="T2"> </text:span><text:span text:style-name="T1">section</text:span><text:span text:style-name="T2"> </text:span><text:span text:style-name="T1">(</text:span></text:p>
      <text:p text:style-name="P4"><text:span text:style-name="T2"><text:s text:c="4"/></text:span><text:span text:style-name="T1">course_id</text:span><text:span text:style-name="T2"> </text:span><text:span text:style-name="T1">VARCHAR(</text:span><text:span text:style-name="T3">8</text:span><text:span text:style-name="T1">),</text:span></text:p>
      <text:p text:style-name="P4"><text:span text:style-name="T2"><text:s text:c="4"/></text:span><text:span text:style-name="T1">sec_id</text:span><text:span text:style-name="T2"> </text:span><text:span text:style-name="T1">VARCHAR(</text:span><text:span text:style-name="T3">8</text:span><text:span text:style-name="T1">),</text:span></text:p>
      <text:p text:style-name="P4"><text:span text:style-name="T2"><text:s text:c="4"/></text:span><text:span text:style-name="T1">semester</text:span><text:span text:style-name="T2"> </text:span><text:span text:style-name="T1">VARCHAR(</text:span><text:span text:style-name="T3">6</text:span><text:span text:style-name="T1">),</text:span></text:p>
      <text:p text:style-name="P4"><text:span text:style-name="T2"><text:s text:c="4"/></text:span><text:span text:style-name="T1">year</text:span><text:span text:style-name="T2"> </text:span><text:span text:style-name="T1">NUMERIC(</text:span><text:span text:style-name="T3">4</text:span><text:span text:style-name="T2"> </text:span><text:span text:style-name="T1">,</text:span><text:span text:style-name="T2"> </text:span><text:span text:style-name="T3">0</text:span><text:span text:style-name="T2"> </text:span><text:span text:style-name="T1">),</text:span></text:p>
      <text:p text:style-name="P4"><text:span text:style-name="T2"><text:s text:c="4"/></text:span><text:span text:style-name="T1">building</text:span><text:span text:style-name="T2"> </text:span><text:span text:style-name="T1">VARCHAR(</text:span><text:span text:style-name="T3">15</text:span><text:span text:style-name="T1">),</text:span></text:p>
      <text:p text:style-name="P4"><text:span text:style-name="T2"><text:s text:c="4"/></text:span><text:span text:style-name="T1">room_number</text:span><text:span text:style-name="T2"> </text:span><text:span text:style-name="T1">VARCHAR(</text:span><text:span text:style-name="T3">7</text:span><text:span text:style-name="T1">),</text:span></text:p>
      <text:p text:style-name="P4"><text:span text:style-name="T2"><text:s text:c="4"/></text:span><text:span text:style-name="T1">time_slot_id</text:span><text:span text:style-name="T2"> </text:span><text:span text:style-name="T1">VARCHAR(</text:span><text:span text:style-name="T3">4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course_id</text:span><text:span text:style-name="T2"> </text:span><text:span text:style-name="T1">,</text:span><text:span text:style-name="T2"> </text:span><text:span text:style-name="T1">sec_id</text:span><text:span text:style-name="T2"> </text:span><text:span text:style-name="T1">,</text:span><text:span text:style-name="T2"> </text:span><text:span text:style-name="T1">semester</text:span><text:span text:style-name="T2"> </text:span><text:span text:style-name="T1">,</text:span><text:span text:style-name="T2"> </text:span><text:span text:style-name="T1">year)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course_id)</text:span></text:p>
      <text:p text:style-name="P4"><text:span text:style-name="T2"><text:s text:c="8"/></text:span><text:span text:style-name="T1">REFERENCES</text:span><text:span text:style-name="T2"> </text:span><text:span text:style-name="T1">course</text:span></text:p>
      <text:p text:style-name="P8">);<text:span text:style-name="T7"/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teaches</text:span><text:span text:style-name="T2"> </text:span><text:span text:style-name="T1">(</text:span></text:p>
      <text:p text:style-name="P4"><text:span text:style-name="T2"><text:tab/></text:span><text:span text:style-name="T1">ID</text:span><text:span text:style-name="T2"> </text:span><text:span text:style-name="T1">varchar</text:span><text:span text:style-name="T2"> </text:span><text:span text:style-name="T1">(</text:span><text:span text:style-name="T3">5</text:span><text:span text:style-name="T1">),</text:span></text:p>
      <text:p text:style-name="P4"><text:span text:style-name="T2"><text:s text:c="4"/></text:span><text:span text:style-name="T1">course_id</text:span><text:span text:style-name="T2"> </text:span><text:span text:style-name="T1">varchar(</text:span><text:span text:style-name="T3">8</text:span><text:span text:style-name="T1">),</text:span></text:p>
      <text:p text:style-name="P4"><text:span text:style-name="T2"><text:s text:c="4"/></text:span><text:span text:style-name="T1">sec_id</text:span><text:span text:style-name="T2"> </text:span><text:span text:style-name="T1">varchar(</text:span><text:span text:style-name="T3">8</text:span><text:span text:style-name="T1">),</text:span></text:p>
      <text:p text:style-name="P4"><text:span text:style-name="T2"><text:s text:c="4"/></text:span><text:span text:style-name="T1">semester</text:span><text:span text:style-name="T2"> </text:span><text:span text:style-name="T1">varchar(</text:span><text:span text:style-name="T3">6</text:span><text:span text:style-name="T1">),</text:span></text:p>
      <text:p text:style-name="P4"><text:span text:style-name="T2"><text:s text:c="4"/></text:span><text:span text:style-name="T1">year</text:span><text:span text:style-name="T2"> </text:span><text:span text:style-name="T1">numeric</text:span><text:span text:style-name="T2"> </text:span><text:span text:style-name="T1">(</text:span><text:span text:style-name="T3">4</text:span><text:span text:style-name="T1">,</text:span><text:span text:style-name="T2"> </text:span><text:span text:style-name="T3">0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ID,</text:span><text:span text:style-name="T2"> </text:span><text:span text:style-name="T1">course_id,</text:span><text:span text:style-name="T2"> </text:span><text:span text:style-name="T1">sec_id,</text:span><text:span text:style-name="T2"> </text:span><text:span text:style-name="T1">semester,</text:span><text:span text:style-name="T2"> </text:span><text:span text:style-name="T1">year)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course_id,</text:span><text:span text:style-name="T2"> </text:span><text:span text:style-name="T1">sec_id,</text:span><text:span text:style-name="T2"> </text:span><text:span text:style-name="T1">semester,</text:span><text:span text:style-name="T2"> </text:span><text:span text:style-name="T1">year)</text:span><text:span text:style-name="T2"> </text:span><text:span text:style-name="T1">references</text:span><text:span text:style-name="T2"> </text:span><text:span text:style-name="T1">section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ID)</text:span><text:span text:style-name="T2"> </text:span><text:span text:style-name="T1">references</text:span><text:span text:style-name="T2"> </text:span><text:span text:style-name="T1">instructor</text:span></text:p>
      <text:p text:style-name="P8">);<text:span text:style-name="T7"/></text:p>
      <text:p text:style-name="P2"/>
      <text:p text:style-name="P4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</text:span><text:span text:style-name="T1">parent;</text:span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parent</text:span><text:span text:style-name="T2"> </text:span><text:span text:style-name="T1">(</text:span></text:p>
      <text:p text:style-name="P4"><text:span text:style-name="T2"><text:s text:c="4"/></text:span><text:span text:style-name="T1">Name</text:span><text:span text:style-name="T2"> </text:span><text:span text:style-name="T1">VARCHAR(</text:span><text:span text:style-name="T3">1</text:span><text:span text:style-name="T1">),</text:span></text:p>
      <text:p text:style-name="P4"><text:span text:style-name="T2"><text:s text:c="4"/></text:span><text:span text:style-name="T1">Age</text:span><text:span text:style-name="T2"> </text:span><text:span text:style-name="T1">NUMERIC(</text:span><text:span text:style-name="T3">2</text:span><text:span text:style-name="T1">,</text:span><text:span text:style-name="T2"> </text:span><text:span text:style-name="T3">0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Name,</text:span><text:span text:style-name="T2"> </text:span><text:span text:style-name="T1">Age)</text:span></text:p>
      <text:p text:style-name="P8">);<text:span text:style-name="T7"/></text:p>
      <text:p text:style-name="P2"/>
      <text:p text:style-name="P4"><text:span text:style-name="T1">DESCRIBE</text:span><text:span text:style-name="T2"> </text:span><text:span text:style-name="T1">parent;</text:span></text:p>
      <text:p text:style-name="P2"/>
      <text:p text:style-name="P4"><text:span text:style-name="T1">CREATE</text:span><text:span text:style-name="T2"> </text:span><text:span text:style-name="T1">TABLE</text:span><text:span text:style-name="T2"> </text:span><text:span text:style-name="T1">child</text:span><text:span text:style-name="T2"> </text:span><text:span text:style-name="T1">(</text:span></text:p>
      <text:p text:style-name="P4"><text:span text:style-name="T2"><text:s text:c="4"/></text:span><text:span text:style-name="T1">Name</text:span><text:span text:style-name="T2"> </text:span><text:span text:style-name="T1">VARCHAR(</text:span><text:span text:style-name="T3">1</text:span><text:span text:style-name="T1">),</text:span></text:p>
      <text:p text:style-name="P4"><text:span text:style-name="T2"><text:s text:c="4"/></text:span><text:span text:style-name="T1">Age</text:span><text:span text:style-name="T2"> </text:span><text:span text:style-name="T1">NUMERIC(</text:span><text:span text:style-name="T3">2</text:span><text:span text:style-name="T1">,</text:span><text:span text:style-name="T2"> </text:span><text:span text:style-name="T3">0</text:span><text:span text:style-name="T1">),</text:span></text:p>
      <text:p text:style-name="P4"><text:span text:style-name="T2"><text:s text:c="4"/></text:span><text:span text:style-name="T1">PRIMARY</text:span><text:span text:style-name="T2"> </text:span><text:span text:style-name="T1">KEY</text:span><text:span text:style-name="T2"> </text:span><text:span text:style-name="T1">(Name,</text:span><text:span text:style-name="T2"> </text:span><text:span text:style-name="T1">Age),</text:span></text:p>
      <text:p text:style-name="P4"><text:span text:style-name="T2"><text:s text:c="4"/></text:span><text:span text:style-name="T1">FOREIGN</text:span><text:span text:style-name="T2"> </text:span><text:span text:style-name="T1">KEY</text:span><text:span text:style-name="T2"> </text:span><text:span text:style-name="T1">(Name,</text:span><text:span text:style-name="T2"> </text:span><text:span text:style-name="T1">Age)</text:span></text:p>
      <text:p text:style-name="P4"><text:span text:style-name="T2"><text:s text:c="8"/></text:span><text:span text:style-name="T1">REFERENCES</text:span><text:span text:style-name="T2"> </text:span><text:span text:style-name="T1">parent</text:span><text:span text:style-name="T2"> </text:span><text:span text:style-name="T1">(Name,</text:span><text:span text:style-name="T2"> </text:span><text:span text:style-name="T1">Age)</text:span></text:p>
      <text:p text:style-name="P8">);<text:span text:style-name="T7"/></text:p>
      <text:p text:style-name="P2"/>
      <text:h text:style-name="P3" text:outline-level="2"><text:span text:style-name="T1">table</text:span><text:span text:style-name="T2"> </text:span><text:span text:style-name="T1">remove</text:span></text:h>
      <text:p text:style-name="P4"><text:span text:style-name="T1">drop</text:span><text:span text:style-name="T2"> </text:span><text:span text:style-name="T1">table</text:span><text:span text:style-name="T2"> </text:span><text:span text:style-name="T1">child;</text:span></text:p>
      <text:p text:style-name="P2"/>
      <text:h text:style-name="P3" text:outline-level="2"><text:soft-page-break/><text:span text:style-name="T1">table</text:span><text:span text:style-name="T2"> </text:span><text:span text:style-name="T1">description</text:span></text:h>
      <text:p text:style-name="P4"><text:span text:style-name="T1">desc</text:span><text:span text:style-name="T2"> </text:span><text:span text:style-name="T1">child;</text:span></text:p>
      <text:p text:style-name="P2"/>
      <text:p text:style-name="P4"><text:span text:style-name="T3">--</text:span><text:span text:style-name="T2"> </text:span><text:span text:style-name="T3">11</text:span><text:span text:style-name="T1">:</text:span><text:span text:style-name="T3">01</text:span><text:span text:style-name="T1">:</text:span><text:span text:style-name="T3">04</text:span><text:span text:style-name="T2"><text:tab/></text:span><text:span text:style-name="T1">create</text:span><text:span text:style-name="T2"> </text:span><text:span text:style-name="T1">table</text:span><text:span text:style-name="T2"> </text:span><text:span text:style-name="T1">course</text:span><text:span text:style-name="T2"> </text:span><text:span text:style-name="T1">(</text:span><text:span text:style-name="T2"> <text:s/></text:span><text:span text:style-name="T1">course_id</text:span><text:span text:style-name="T2"> </text:span><text:span text:style-name="T1">varchar(</text:span><text:span text:style-name="T3">7</text:span><text:span text:style-name="T1">),</text:span><text:span text:style-name="T2"> <text:s text:c="4"/></text:span><text:span text:style-name="T1">title</text:span><text:span text:style-name="T2"> </text:span><text:span text:style-name="T1">varchar(</text:span><text:span text:style-name="T3">50</text:span><text:span text:style-name="T1">),</text:span><text:span text:style-name="T2"> <text:s text:c="4"/></text:span><text:span text:style-name="T1">dept_name</text:span><text:span text:style-name="T2"> </text:span><text:span text:style-name="T1">varchar</text:span><text:span text:style-name="T2"> </text:span><text:span text:style-name="T1">(</text:span><text:span text:style-name="T3">20</text:span><text:span text:style-name="T1">),</text:span><text:span text:style-name="T2"> <text:s text:c="4"/></text:span><text:span text:style-name="T1">credits</text:span><text:span text:style-name="T2"> </text:span><text:span text:style-name="T1">numeric</text:span><text:span text:style-name="T2"> </text:span><text:span text:style-name="T1">(</text:span><text:span text:style-name="T3">2</text:span><text:span text:style-name="T1">,</text:span><text:span text:style-name="T2"> </text:span><text:span text:style-name="T3">0</text:span><text:span text:style-name="T1">),</text:span><text:span text:style-name="T2"> <text:s text:c="4"/></text:span><text:span text:style-name="T1">primary</text:span><text:span text:style-name="T2"> </text:span><text:span text:style-name="T1">key</text:span><text:span text:style-name="T2"> </text:span><text:span text:style-name="T1">(course_id),</text:span><text:span text:style-name="T2"> <text:s text:c="4"/></text:span><text:span text:style-name="T1">foreign</text:span><text:span text:style-name="T2"> </text:span><text:span text:style-name="T1">key</text:span><text:span text:style-name="T2"> </text:span><text:span text:style-name="T1">(dept_name)</text:span><text:span text:style-name="T2"> </text:span><text:span text:style-name="T1">references</text:span><text:span text:style-name="T2"> </text:span><text:span text:style-name="T1">department(dept_name)</text:span><text:span text:style-name="T2"> </text:span><text:span text:style-name="T1">)</text:span><text:span text:style-name="T2"><text:tab/></text:span><text:span text:style-name="T3">0</text:span><text:span text:style-name="T2"> </text:span><text:span text:style-name="T1">row(s)</text:span><text:span text:style-name="T2"> </text:span><text:span text:style-name="T1">affected</text:span><text:span text:style-name="T2"><text:tab/></text:span><text:span text:style-name="T3">0.020</text:span><text:span text:style-name="T2"> </text:span><text:span text:style-name="T1">sec</text:span></text:p>
      <text:p text:style-name="P4"><text:span text:style-name="T3">--</text:span><text:span text:style-name="T2"> </text:span><text:span text:style-name="T3">11</text:span><text:span text:style-name="T1">:</text:span><text:span text:style-name="T3">03</text:span><text:span text:style-name="T1">:</text:span><text:span text:style-name="T3">46</text:span><text:span text:style-name="T2"><text:tab/></text:span><text:span text:style-name="T1">create</text:span><text:span text:style-name="T2"> </text:span><text:span text:style-name="T1">table</text:span><text:span text:style-name="T2"> </text:span><text:span text:style-name="T1">instructor</text:span><text:span text:style-name="T2"> </text:span><text:span text:style-name="T1">(</text:span><text:span text:style-name="T2"> <text:s/></text:span><text:span text:style-name="T1">ID</text:span><text:span text:style-name="T2"> </text:span><text:span text:style-name="T1">varchar(</text:span><text:span text:style-name="T3">5</text:span><text:span text:style-name="T1">),</text:span><text:span text:style-name="T2"> <text:s text:c="4"/></text:span><text:span text:style-name="T1">number</text:span><text:span text:style-name="T2"> </text:span><text:span text:style-name="T1">varchar</text:span><text:span text:style-name="T2"> </text:span><text:span text:style-name="T1">(</text:span><text:span text:style-name="T3">20</text:span><text:span text:style-name="T1">)</text:span><text:span text:style-name="T2"> </text:span><text:span text:style-name="T4">not</text:span><text:span text:style-name="T2"> </text:span>null<text:span text:style-name="T1">,</text:span><text:span text:style-name="T2"> <text:s text:c="4"/></text:span><text:span text:style-name="T1">dept_name</text:span><text:span text:style-name="T2"> </text:span><text:span text:style-name="T1">varchar</text:span><text:span text:style-name="T2"> </text:span><text:span text:style-name="T1">(</text:span><text:span text:style-name="T3">20</text:span><text:span text:style-name="T1">),</text:span><text:span text:style-name="T2"> <text:s text:c="4"/></text:span><text:span text:style-name="T1">salary</text:span><text:span text:style-name="T2"> </text:span><text:span text:style-name="T1">numeric(</text:span><text:span text:style-name="T3">8</text:span><text:span text:style-name="T1">,</text:span><text:span text:style-name="T3">2</text:span><text:span text:style-name="T1">),</text:span><text:span text:style-name="T2"> <text:s text:c="4"/></text:span><text:span text:style-name="T1">primary</text:span><text:span text:style-name="T2"> </text:span><text:span text:style-name="T1">key</text:span><text:span text:style-name="T2"> </text:span><text:span text:style-name="T1">(ID),</text:span><text:span text:style-name="T2"> <text:s text:c="4"/></text:span><text:span text:style-name="T1">foreign</text:span><text:span text:style-name="T2"> </text:span><text:span text:style-name="T1">key</text:span><text:span text:style-name="T2"> </text:span><text:span text:style-name="T1">(dept_name)</text:span><text:span text:style-name="T2"> </text:span><text:span text:style-name="T1">references</text:span><text:span text:style-name="T2"> </text:span><text:span text:style-name="T1">department</text:span><text:span text:style-name="T2"> </text:span><text:span text:style-name="T1">)</text:span><text:span text:style-name="T2"><text:tab/></text:span><text:span text:style-name="T3">0</text:span><text:span text:style-name="T2"> </text:span><text:span text:style-name="T1">row(s)</text:span><text:span text:style-name="T2"> </text:span><text:span text:style-name="T1">affected</text:span><text:span text:style-name="T2"><text:tab/></text:span><text:span text:style-name="T3">0.022</text:span><text:span text:style-name="T2"> </text:span><text:span text:style-name="T1">sec</text:span></text:p>
      <text:p text:style-name="P4"><text:span text:style-name="T3">--</text:span><text:span text:style-name="T2"> </text:span><text:span text:style-name="T3">11</text:span><text:span text:style-name="T1">:</text:span><text:span text:style-name="T3">06</text:span><text:span text:style-name="T1">:</text:span><text:span text:style-name="T3">53</text:span><text:span text:style-name="T2"><text:tab/></text:span><text:span text:style-name="T1">create</text:span><text:span text:style-name="T2"> </text:span><text:span text:style-name="T1">table</text:span><text:span text:style-name="T2"> </text:span><text:span text:style-name="T1">section</text:span><text:span text:style-name="T2"> </text:span><text:span text:style-name="T1">(</text:span><text:span text:style-name="T2"> <text:s/></text:span><text:span text:style-name="T1">course_id</text:span><text:span text:style-name="T2"> </text:span><text:span text:style-name="T1">varchar(</text:span><text:span text:style-name="T3">8</text:span><text:span text:style-name="T1">),</text:span><text:span text:style-name="T2"> <text:s text:c="4"/></text:span><text:span text:style-name="T1">sec_id</text:span><text:span text:style-name="T2"> </text:span><text:span text:style-name="T1">varchar(</text:span><text:span text:style-name="T3">8</text:span><text:span text:style-name="T1">),</text:span><text:span text:style-name="T2"> <text:s text:c="4"/></text:span><text:span text:style-name="T1">semester</text:span><text:span text:style-name="T2"> </text:span><text:span text:style-name="T1">varchar</text:span><text:span text:style-name="T2"> </text:span><text:span text:style-name="T1">(</text:span><text:span text:style-name="T3">6</text:span><text:span text:style-name="T1">),</text:span><text:span text:style-name="T2"> <text:s text:c="4"/></text:span><text:span text:style-name="T1">year</text:span><text:span text:style-name="T2"> </text:span><text:span text:style-name="T1">numeric(</text:span><text:span text:style-name="T3">4</text:span><text:span text:style-name="T1">,</text:span><text:span text:style-name="T2"> </text:span><text:span text:style-name="T3">0</text:span><text:span text:style-name="T1">),</text:span><text:span text:style-name="T2"> <text:s text:c="4"/></text:span><text:span text:style-name="T1">building</text:span><text:span text:style-name="T2"> </text:span><text:span text:style-name="T1">varchar</text:span><text:span text:style-name="T2"> </text:span><text:span text:style-name="T1">(</text:span><text:span text:style-name="T3">15</text:span><text:span text:style-name="T1">),</text:span><text:span text:style-name="T2"> <text:s text:c="4"/></text:span><text:span text:style-name="T1">room_number</text:span><text:span text:style-name="T2"> </text:span><text:span text:style-name="T1">varchar(</text:span><text:span text:style-name="T3">7</text:span><text:span text:style-name="T1">),</text:span><text:span text:style-name="T2"> <text:s text:c="4"/></text:span><text:span text:style-name="T1">time_slot_id</text:span><text:span text:style-name="T2"> </text:span><text:span text:style-name="T1">varchar(</text:span><text:span text:style-name="T3">4</text:span><text:span text:style-name="T1">),</text:span><text:span text:style-name="T2"> <text:s text:c="4"/></text:span><text:span text:style-name="T1">primary</text:span><text:span text:style-name="T2"> </text:span><text:span text:style-name="T1">key</text:span><text:span text:style-name="T2"> </text:span><text:span text:style-name="T1">(course_id,</text:span><text:span text:style-name="T2"> </text:span><text:span text:style-name="T1">sec_id,</text:span><text:span text:style-name="T2"> </text:span><text:span text:style-name="T1">semester,</text:span><text:span text:style-name="T2"> </text:span><text:span text:style-name="T1">year),</text:span><text:span text:style-name="T2"> <text:s text:c="4"/></text:span><text:span text:style-name="T1">foreign</text:span><text:span text:style-name="T2"> </text:span><text:span text:style-name="T1">key</text:span><text:span text:style-name="T2"> </text:span><text:span text:style-name="T1">(course_id)</text:span><text:span text:style-name="T2"> </text:span><text:span text:style-name="T1">references</text:span><text:span text:style-name="T2"> </text:span><text:span text:style-name="T1">course</text:span><text:span text:style-name="T2"> </text:span><text:span text:style-name="T1">)</text:span><text:span text:style-name="T2"><text:tab/></text:span><text:span text:style-name="T3">0</text:span><text:span text:style-name="T2"> </text:span><text:span text:style-name="T1">row(s)</text:span><text:span text:style-name="T2"> </text:span><text:span text:style-name="T1">affected</text:span><text:span text:style-name="T2"><text:tab/></text:span><text:span text:style-name="T3">0.025</text:span><text:span text:style-name="T2"> </text:span><text:span text:style-name="T1">sec</text:span></text:p>
      <text:p text:style-name="P4"><text:span text:style-name="T3">--</text:span><text:span text:style-name="T2"> </text:span><text:span text:style-name="T3">11</text:span><text:span text:style-name="T1">:</text:span><text:span text:style-name="T3">14</text:span><text:span text:style-name="T1">:</text:span><text:span text:style-name="T3">51</text:span><text:span text:style-name="T2"><text:tab/></text:span><text:span text:style-name="T1">create</text:span><text:span text:style-name="T2"> </text:span><text:span text:style-name="T1">table</text:span><text:span text:style-name="T2"> </text:span><text:span text:style-name="T1">teaches</text:span><text:span text:style-name="T2"> </text:span><text:span text:style-name="T1">(</text:span><text:span text:style-name="T2"> <text:s/></text:span><text:span text:style-name="T1">ID</text:span><text:span text:style-name="T2"> </text:span><text:span text:style-name="T1">varchar</text:span><text:span text:style-name="T2"> </text:span><text:span text:style-name="T1">(</text:span><text:span text:style-name="T3">5</text:span><text:span text:style-name="T1">),</text:span><text:span text:style-name="T2"> <text:s text:c="4"/></text:span><text:span text:style-name="T1">course_id</text:span><text:span text:style-name="T2"> </text:span><text:span text:style-name="T1">varchar(</text:span><text:span text:style-name="T3">8</text:span><text:span text:style-name="T1">),</text:span><text:span text:style-name="T2"> <text:s text:c="4"/></text:span><text:span text:style-name="T1">sec_id</text:span><text:span text:style-name="T2"> </text:span><text:span text:style-name="T1">varchar(</text:span><text:span text:style-name="T3">8</text:span><text:span text:style-name="T1">),</text:span><text:span text:style-name="T2"> <text:s text:c="4"/></text:span><text:span text:style-name="T1">semester</text:span><text:span text:style-name="T2"> </text:span><text:span text:style-name="T1">varchar(</text:span><text:span text:style-name="T3">6</text:span><text:span text:style-name="T1">),</text:span><text:span text:style-name="T2"> <text:s text:c="4"/></text:span><text:span text:style-name="T1">year</text:span><text:span text:style-name="T2"> </text:span><text:span text:style-name="T1">numeric</text:span><text:span text:style-name="T2"> </text:span><text:span text:style-name="T1">(</text:span><text:span text:style-name="T3">4</text:span><text:span text:style-name="T1">,</text:span><text:span text:style-name="T2"> </text:span><text:span text:style-name="T3">0</text:span><text:span text:style-name="T1">),</text:span><text:span text:style-name="T2"> <text:s text:c="4"/></text:span><text:span text:style-name="T1">primary</text:span><text:span text:style-name="T2"> </text:span><text:span text:style-name="T1">key</text:span><text:span text:style-name="T2"> </text:span><text:span text:style-name="T1">(ID,</text:span><text:span text:style-name="T2"> </text:span><text:span text:style-name="T1">course_id,</text:span><text:span text:style-name="T2"> </text:span><text:span text:style-name="T1">sec_id,</text:span><text:span text:style-name="T2"> </text:span><text:span text:style-name="T1">semester,</text:span><text:span text:style-name="T2"> </text:span><text:span text:style-name="T1">year),</text:span><text:span text:style-name="T2"> <text:s text:c="4"/></text:span><text:span text:style-name="T1">foreign</text:span><text:span text:style-name="T2"> </text:span><text:span text:style-name="T1">key</text:span><text:span text:style-name="T2"> </text:span><text:span text:style-name="T1">(course_id,</text:span><text:span text:style-name="T2"> </text:span><text:span text:style-name="T1">sec_id,</text:span><text:span text:style-name="T2"> </text:span><text:span text:style-name="T1">semester,</text:span><text:span text:style-name="T2"> </text:span><text:span text:style-name="T1">year)</text:span><text:span text:style-name="T2"> </text:span><text:span text:style-name="T1">references</text:span><text:span text:style-name="T2"> </text:span><text:span text:style-name="T1">section,</text:span><text:span text:style-name="T2"> <text:s text:c="4"/></text:span><text:span text:style-name="T1">foreign</text:span><text:span text:style-name="T2"> </text:span><text:span text:style-name="T1">key</text:span><text:span text:style-name="T2"> </text:span><text:span text:style-name="T1">(ID)</text:span><text:span text:style-name="T2"> </text:span><text:span text:style-name="T1">references</text:span><text:span text:style-name="T2"> </text:span><text:span text:style-name="T1">instructor</text:span><text:span text:style-name="T2"> </text:span><text:span text:style-name="T1">)</text:span><text:span text:style-name="T2"><text:tab/></text:span><text:span text:style-name="T3">0</text:span><text:span text:style-name="T2"> </text:span><text:span text:style-name="T1">row(s)</text:span><text:span text:style-name="T2"> </text:span><text:span text:style-name="T1">affected</text:span><text:span text:style-name="T2"><text:tab/></text:span><text:span text:style-name="T3">0.028</text:span><text:span text:style-name="T2"> </text:span><text:span text:style-name="T1">sec</text:span></text:p>
      <text:p text:style-name="P2"/>
      <text:h text:style-name="P3" text:outline-level="2"><text:span text:style-name="T1">entering</text:span><text:span text:style-name="T2"> </text:span><text:span text:style-name="T1">database</text:span></text:h>
      <text:p text:style-name="P4"><text:span text:style-name="T3">--</text:span><text:span text:style-name="T2"> </text:span><text:span text:style-name="T1">use</text:span><text:span text:style-name="T2"> </text:span><text:span text:style-name="T1">university</text:span></text:p>
      <text:p text:style-name="P4"><text:span text:style-name="T1">use</text:span><text:span text:style-name="T2"> </text:span><text:span text:style-name="T1">university;</text:span></text:p>
      <text:p text:style-name="P2"/>
      <text:h text:style-name="P3" text:outline-level="2"><text:span text:style-name="T1">select</text:span><text:span text:style-name="T2"> </text:span><text:span text:style-name="T1">a</text:span><text:span text:style-name="T2"> </text:span><text:span text:style-name="T1">column</text:span><text:span text:style-name="T2"> </text:span><text:span text:style-name="T1">from</text:span><text:span text:style-name="T2"> </text:span><text:span text:style-name="T1">a</text:span><text:span text:style-name="T2"> </text:span><text:span text:style-name="T1">table</text:span></text:h>
      <text:p text:style-name="P4"><text:span text:style-name="T3">--</text:span><text:span text:style-name="T2"> </text:span><text:span text:style-name="T1">select</text:span><text:span text:style-name="T2"> </text:span><text:span text:style-name="T1">name</text:span><text:span text:style-name="T2"> </text:span><text:span text:style-name="T1">from</text:span><text:span text:style-name="T2"> </text:span><text:span text:style-name="T1">instructor</text:span></text:p>
      <text:p text:style-name="P4"><text:span text:style-name="T1">select</text:span><text:span text:style-name="T2"> </text:span><text:span text:style-name="T1">name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Lembr'</text:span></text:p>
      <text:p text:style-name="P4"><text:span text:style-name="T3">--</text:span><text:span text:style-name="T2"> </text:span><text:span text:style-name="T6">'Bawa'</text:span></text:p>
      <text:p text:style-name="P4"><text:span text:style-name="T3">--</text:span><text:span text:style-name="T2"> </text:span><text:span text:style-name="T6">'Yazdi'</text:span></text:p>
      <text:p text:style-name="P4"><text:span text:style-name="T3">--</text:span><text:span text:style-name="T2"> </text:span><text:span text:style-name="T6">'Wieland'</text:span></text:p>
      <text:p text:style-name="P4"><text:span text:style-name="T3">--</text:span><text:span text:style-name="T2"> </text:span><text:span text:style-name="T6">'DAgostino'</text:span></text:p>
      <text:p text:style-name="P4"><text:span text:style-name="T3">--</text:span><text:span text:style-name="T2"> </text:span><text:span text:style-name="T6">'Liley'</text:span></text:p>
      <text:p text:style-name="P4"><text:span text:style-name="T3">--</text:span><text:span text:style-name="T2"> </text:span><text:span text:style-name="T6">'Kean'</text:span></text:p>
      <text:p text:style-name="P4"><text:span text:style-name="T3">--</text:span><text:span text:style-name="T2"> </text:span><text:span text:style-name="T6">'Atanassov'</text:span></text:p>
      <text:p text:style-name="P4"><text:span text:style-name="T3">--</text:span><text:span text:style-name="T2"> </text:span><text:span text:style-name="T6">'Moreira'</text:span></text:p>
      <text:p text:style-name="P4"><text:span text:style-name="T3">--</text:span><text:span text:style-name="T2"> </text:span><text:span text:style-name="T6">'Gustafsson'</text:span></text:p>
      <text:p text:style-name="P4"><text:span text:style-name="T3">--</text:span><text:span text:style-name="T2"> </text:span><text:span text:style-name="T6">'Bourrier'</text:span></text:p>
      <text:p text:style-name="P4"><text:span text:style-name="T3">--</text:span><text:span text:style-name="T2"> </text:span><text:span text:style-name="T6">'Bondi'</text:span></text:p>
      <text:p text:style-name="P4"><text:span text:style-name="T3">--</text:span><text:span text:style-name="T2"> </text:span><text:span text:style-name="T6">'Soisalon-Soininen'</text:span></text:p>
      <text:p text:style-name="P4"><text:span text:style-name="T3">--</text:span><text:span text:style-name="T2"> </text:span><text:span text:style-name="T6">'Morris'</text:span></text:p>
      <text:p text:style-name="P4"><text:span text:style-name="T3">--</text:span><text:span text:style-name="T2"> </text:span><text:span text:style-name="T6">'Arias'</text:span></text:p>
      <text:p text:style-name="P4"><text:span text:style-name="T3">--</text:span><text:span text:style-name="T2"> </text:span><text:span text:style-name="T6">'Murata'</text:span></text:p>
      <text:p text:style-name="P4"><text:span text:style-name="T3">--</text:span><text:span text:style-name="T2"> </text:span><text:span text:style-name="T6">'Tung'</text:span></text:p>
      <text:p text:style-name="P4"><text:span text:style-name="T3">--</text:span><text:span text:style-name="T2"> </text:span><text:span text:style-name="T6">'Luo'</text:span></text:p>
      <text:p text:style-name="P4"><text:span text:style-name="T3">--</text:span><text:span text:style-name="T2"> </text:span><text:span text:style-name="T6">'Vicentino'</text:span></text:p>
      <text:p text:style-name="P4"><text:soft-page-break/><text:span text:style-name="T3">--</text:span><text:span text:style-name="T2"> </text:span><text:span text:style-name="T6">'Romero'</text:span></text:p>
      <text:p text:style-name="P4"><text:span text:style-name="T3">--</text:span><text:span text:style-name="T2"> </text:span><text:span text:style-name="T6">'Lent'</text:span></text:p>
      <text:p text:style-name="P4"><text:span text:style-name="T3">--</text:span><text:span text:style-name="T2"> </text:span><text:span text:style-name="T6">'Sarkar'</text:span></text:p>
      <text:p text:style-name="P4"><text:span text:style-name="T3">--</text:span><text:span text:style-name="T2"> </text:span><text:span text:style-name="T6">'Shuming'</text:span></text:p>
      <text:p text:style-name="P4"><text:span text:style-name="T3">--</text:span><text:span text:style-name="T2"> </text:span><text:span text:style-name="T6">'Konstantinides'</text:span></text:p>
      <text:p text:style-name="P4"><text:span text:style-name="T3">--</text:span><text:span text:style-name="T2"> </text:span><text:span text:style-name="T6">'Bancilhon'</text:span></text:p>
      <text:p text:style-name="P4"><text:span text:style-name="T3">--</text:span><text:span text:style-name="T2"> </text:span><text:span text:style-name="T6">'Hau'</text:span></text:p>
      <text:p text:style-name="P4"><text:span text:style-name="T3">--</text:span><text:span text:style-name="T2"> </text:span><text:span text:style-name="T6">'Dusserre'</text:span></text:p>
      <text:p text:style-name="P4"><text:span text:style-name="T3">--</text:span><text:span text:style-name="T2"> </text:span><text:span text:style-name="T6">'Desyl'</text:span></text:p>
      <text:p text:style-name="P4"><text:span text:style-name="T3">--</text:span><text:span text:style-name="T2"> </text:span><text:span text:style-name="T6">'Jaekel'</text:span></text:p>
      <text:p text:style-name="P4"><text:span text:style-name="T3">--</text:span><text:span text:style-name="T2"> </text:span><text:span text:style-name="T6">'McKinnon'</text:span></text:p>
      <text:p text:style-name="P4"><text:span text:style-name="T3">--</text:span><text:span text:style-name="T2"> </text:span><text:span text:style-name="T6">'Gutierrez'</text:span></text:p>
      <text:p text:style-name="P4"><text:span text:style-name="T3">--</text:span><text:span text:style-name="T2"> </text:span><text:span text:style-name="T6">'Mingoz'</text:span></text:p>
      <text:p text:style-name="P4"><text:span text:style-name="T3">--</text:span><text:span text:style-name="T2"> </text:span><text:span text:style-name="T6">'Pimenta'</text:span></text:p>
      <text:p text:style-name="P4"><text:span text:style-name="T3">--</text:span><text:span text:style-name="T2"> </text:span><text:span text:style-name="T6">'Yin'</text:span></text:p>
      <text:p text:style-name="P4"><text:span text:style-name="T3">--</text:span><text:span text:style-name="T2"> </text:span><text:span text:style-name="T6">'Sullivan'</text:span></text:p>
      <text:p text:style-name="P4"><text:span text:style-name="T3">--</text:span><text:span text:style-name="T2"> </text:span><text:span text:style-name="T6">'Voronina'</text:span></text:p>
      <text:p text:style-name="P4"><text:span text:style-name="T3">--</text:span><text:span text:style-name="T2"> </text:span><text:span text:style-name="T6">'Kenje'</text:span></text:p>
      <text:p text:style-name="P4"><text:span text:style-name="T3">--</text:span><text:span text:style-name="T2"> </text:span><text:span text:style-name="T6">'Mahmoud'</text:span></text:p>
      <text:p text:style-name="P4"><text:span text:style-name="T3">--</text:span><text:span text:style-name="T2"> </text:span><text:span text:style-name="T6">'Pingr'</text:span></text:p>
      <text:p text:style-name="P4"><text:span text:style-name="T3">--</text:span><text:span text:style-name="T2"> </text:span><text:span text:style-name="T6">'Ullman '</text:span></text:p>
      <text:p text:style-name="P4"><text:span text:style-name="T3">--</text:span><text:span text:style-name="T2"> </text:span><text:span text:style-name="T6">'Levine'</text:span></text:p>
      <text:p text:style-name="P4"><text:span text:style-name="T3">--</text:span><text:span text:style-name="T2"> </text:span><text:span text:style-name="T6">'Queiroz'</text:span></text:p>
      <text:p text:style-name="P4"><text:span text:style-name="T3">--</text:span><text:span text:style-name="T2"> </text:span><text:span text:style-name="T6">'Valtchev'</text:span></text:p>
      <text:p text:style-name="P4"><text:span text:style-name="T3">--</text:span><text:span text:style-name="T2"> </text:span><text:span text:style-name="T6">'Bietzk'</text:span></text:p>
      <text:p text:style-name="P4"><text:span text:style-name="T3">--</text:span><text:span text:style-name="T2"> </text:span><text:span text:style-name="T6">'Choll'</text:span></text:p>
      <text:p text:style-name="P4"><text:span text:style-name="T3">--</text:span><text:span text:style-name="T2"> </text:span><text:span text:style-name="T6">'Arinb'</text:span></text:p>
      <text:p text:style-name="P4"><text:span text:style-name="T3">--</text:span><text:span text:style-name="T2"> </text:span><text:span text:style-name="T6">'Sakurai'</text:span></text:p>
      <text:p text:style-name="P4"><text:span text:style-name="T3">--</text:span><text:span text:style-name="T2"> </text:span><text:span text:style-name="T6">'Mird'</text:span></text:p>
      <text:p text:style-name="P4"><text:span text:style-name="T3">--</text:span><text:span text:style-name="T2"> </text:span><text:span text:style-name="T6">'Bertolino'</text:span></text:p>
      <text:p text:style-name="P4"><text:span text:style-name="T3">--</text:span><text:span text:style-name="T2"> </text:span><text:span text:style-name="T6">'Dale'</text:span></text:p>
      <text:p text:style-name="P2"/>
      <text:p text:style-name="P4"><text:span text:style-name="T3">--</text:span><text:span text:style-name="T2"> </text:span><text:span text:style-name="T1">select</text:span><text:span text:style-name="T2"> </text:span><text:span text:style-name="T1">departments</text:span><text:span text:style-name="T2"> </text:span><text:span text:style-name="T1">from</text:span><text:span text:style-name="T2"> </text:span><text:span text:style-name="T1">instructor</text:span></text:p>
      <text:p text:style-name="P4"><text:span text:style-name="T1">select</text:span><text:span text:style-name="T2"> </text:span><text:span text:style-name="T1">dept_name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stronomy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Biology'</text:span></text:p>
      <text:p text:style-name="P4"><text:span text:style-name="T3">--</text:span><text:span text:style-name="T2"> </text:span><text:span text:style-name="T6">'Biology'</text:span></text:p>
      <text:p text:style-name="P4"><text:span text:style-name="T3">--</text:span><text:span text:style-name="T2"> </text:span><text:span text:style-name="T6">'Comp. Sci.'</text:span></text:p>
      <text:p text:style-name="P4"><text:span text:style-name="T3">--</text:span><text:span text:style-name="T2"> </text:span><text:span text:style-name="T6">'Comp. Sci.'</text:span></text:p>
      <text:p text:style-name="P4"><text:soft-page-break/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Finance'</text:span></text:p>
      <text:p text:style-name="P4"><text:span text:style-name="T3">--</text:span><text:span text:style-name="T2"> </text:span><text:span text:style-name="T6">'Geology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ech. Eng.'</text:span></text:p>
      <text:p text:style-name="P4"><text:span text:style-name="T3">--</text:span><text:span text:style-name="T2"> </text:span><text:span text:style-name="T6">'Mech. Eng.'</text:span></text:p>
      <text:p text:style-name="P4"><text:span text:style-name="T3">--</text:span><text:span text:style-name="T2"> </text:span><text:span text:style-name="T6">'Physics'</text:span></text:p>
      <text:p text:style-name="P4"><text:span text:style-name="T3">--</text:span><text:span text:style-name="T2"> </text:span><text:span text:style-name="T6">'Physics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sychology'</text:span></text:p>
      <text:p text:style-name="P4"><text:span text:style-name="T3">--</text:span><text:span text:style-name="T2"> </text:span><text:span text:style-name="T6">'Psychology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2"/>
      <text:h text:style-name="P3" text:outline-level="2"><text:span text:style-name="T1">select</text:span><text:span text:style-name="T2"> </text:span><text:span text:style-name="T1">department</text:span><text:span text:style-name="T2"> </text:span><text:span text:style-name="T1">names</text:span><text:span text:style-name="T2"> </text:span><text:span text:style-name="T1">but</text:span><text:span text:style-name="T2"> </text:span><text:span text:style-name="T1">with</text:span><text:span text:style-name="T2"> </text:span><text:span text:style-name="T1">all</text:span></text:h>
      <text:p text:style-name="P4"><text:span text:style-name="T1">select</text:span><text:span text:style-name="T2"> </text:span><text:span text:style-name="T1">all</text:span><text:span text:style-name="T2"> </text:span><text:span text:style-name="T1">dept_name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stronomy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oft-page-break/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Biology'</text:span></text:p>
      <text:p text:style-name="P4"><text:span text:style-name="T3">--</text:span><text:span text:style-name="T2"> </text:span><text:span text:style-name="T6">'Biology'</text:span></text:p>
      <text:p text:style-name="P4"><text:span text:style-name="T3">--</text:span><text:span text:style-name="T2"> </text:span><text:span text:style-name="T6">'Comp. Sci.'</text:span></text:p>
      <text:p text:style-name="P4"><text:span text:style-name="T3">--</text:span><text:span text:style-name="T2"> </text:span><text:span text:style-name="T6">'Comp. Sci.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Finance'</text:span></text:p>
      <text:p text:style-name="P4"><text:span text:style-name="T3">--</text:span><text:span text:style-name="T2"> </text:span><text:span text:style-name="T6">'Geology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ech. Eng.'</text:span></text:p>
      <text:p text:style-name="P4"><text:span text:style-name="T3">--</text:span><text:span text:style-name="T2"> </text:span><text:span text:style-name="T6">'Mech. Eng.'</text:span></text:p>
      <text:p text:style-name="P4"><text:span text:style-name="T3">--</text:span><text:span text:style-name="T2"> </text:span><text:span text:style-name="T6">'Physics'</text:span></text:p>
      <text:p text:style-name="P4"><text:span text:style-name="T3">--</text:span><text:span text:style-name="T2"> </text:span><text:span text:style-name="T6">'Physics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sychology'</text:span></text:p>
      <text:p text:style-name="P4"><text:span text:style-name="T3">--</text:span><text:span text:style-name="T2"> </text:span><text:span text:style-name="T6">'Psychology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4"><text:span text:style-name="T3">--</text:span><text:span text:style-name="T2"> </text:span><text:span text:style-name="T6">'Statistics'</text:span></text:p>
      <text:p text:style-name="P2"/>
      <text:h text:style-name="P3" text:outline-level="2"><text:span text:style-name="T1">select</text:span><text:span text:style-name="T2"> </text:span><text:span text:style-name="T1">only</text:span><text:span text:style-name="T2"> </text:span><text:span text:style-name="T1">distinct</text:span><text:span text:style-name="T2"> </text:span><text:span text:style-name="T1">departments</text:span><text:span text:style-name="T2"> </text:span><text:span text:style-name="T1">from</text:span><text:span text:style-name="T2"> </text:span><text:span text:style-name="T1">instructor</text:span></text:h>
      <text:p text:style-name="P4"><text:span text:style-name="T1">select</text:span><text:span text:style-name="T2"> </text:span><text:span text:style-name="T1">distinct</text:span><text:span text:style-name="T2"> </text:span><text:span text:style-name="T1">dept_name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oft-page-break/><text:span text:style-name="T3">--</text:span><text:span text:style-name="T2"> </text:span><text:span text:style-name="T6">'Accounting'</text:span></text:p>
      <text:p text:style-name="P4"><text:span text:style-name="T3">--</text:span><text:span text:style-name="T2"> </text:span><text:span text:style-name="T6">'Astronomy'</text:span></text:p>
      <text:p text:style-name="P4"><text:span text:style-name="T3">--</text:span><text:span text:style-name="T2"> </text:span><text:span text:style-name="T6">'Athletics'</text:span></text:p>
      <text:p text:style-name="P4"><text:span text:style-name="T3">--</text:span><text:span text:style-name="T2"> </text:span><text:span text:style-name="T6">'Biology'</text:span></text:p>
      <text:p text:style-name="P4"><text:span text:style-name="T3">--</text:span><text:span text:style-name="T2"> </text:span><text:span text:style-name="T6">'Comp. Sci.'</text:span></text:p>
      <text:p text:style-name="P4"><text:span text:style-name="T3">--</text:span><text:span text:style-name="T2"> </text:span><text:span text:style-name="T6">'Cybernetics'</text:span></text:p>
      <text:p text:style-name="P4"><text:span text:style-name="T3">--</text:span><text:span text:style-name="T2"> </text:span><text:span text:style-name="T6">'Elec. Eng.'</text:span></text:p>
      <text:p text:style-name="P4"><text:span text:style-name="T3">--</text:span><text:span text:style-name="T2"> </text:span><text:span text:style-name="T6">'English'</text:span></text:p>
      <text:p text:style-name="P4"><text:span text:style-name="T3">--</text:span><text:span text:style-name="T2"> </text:span><text:span text:style-name="T6">'Finance'</text:span></text:p>
      <text:p text:style-name="P4"><text:span text:style-name="T3">--</text:span><text:span text:style-name="T2"> </text:span><text:span text:style-name="T6">'Geology'</text:span></text:p>
      <text:p text:style-name="P4"><text:span text:style-name="T3">--</text:span><text:span text:style-name="T2"> </text:span><text:span text:style-name="T6">'Languages'</text:span></text:p>
      <text:p text:style-name="P4"><text:span text:style-name="T3">--</text:span><text:span text:style-name="T2"> </text:span><text:span text:style-name="T6">'Marketing'</text:span></text:p>
      <text:p text:style-name="P4"><text:span text:style-name="T3">--</text:span><text:span text:style-name="T2"> </text:span><text:span text:style-name="T6">'Mech. Eng.'</text:span></text:p>
      <text:p text:style-name="P4"><text:span text:style-name="T3">--</text:span><text:span text:style-name="T2"> </text:span><text:span text:style-name="T6">'Physics'</text:span></text:p>
      <text:p text:style-name="P4"><text:span text:style-name="T3">--</text:span><text:span text:style-name="T2"> </text:span><text:span text:style-name="T6">'Pol. Sci.'</text:span></text:p>
      <text:p text:style-name="P4"><text:span text:style-name="T3">--</text:span><text:span text:style-name="T2"> </text:span><text:span text:style-name="T6">'Psychology'</text:span></text:p>
      <text:p text:style-name="P4"><text:span text:style-name="T3">--</text:span><text:span text:style-name="T2"> </text:span><text:span text:style-name="T6">'Statistics'</text:span></text:p>
      <text:p text:style-name="P2"/>
      <text:h text:style-name="P3" text:outline-level="2"><text:span text:style-name="T1">select</text:span><text:span text:style-name="T2"> </text:span><text:span text:style-name="T1">all</text:span><text:span text:style-name="T2"> </text:span><text:span text:style-name="T1">districts</text:span><text:span text:style-name="T2"> </text:span><text:span text:style-name="T1">from</text:span><text:span text:style-name="T2"> </text:span><text:span text:style-name="T1">instructor</text:span></text:h>
      <text:p text:style-name="P4"><text:span text:style-name="T1">select</text:span><text:span text:style-name="T2"> </text:span><text:span text:style-name="T1">distinct</text:span><text:span text:style-name="T2"> </text:span><text:span text:style-name="T3">*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14365'</text:span><text:span text:style-name="T1">,</text:span><text:span text:style-name="T2"> </text:span><text:span text:style-name="T6">'Lembr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32241.56'</text:span></text:p>
      <text:p text:style-name="P4"><text:span text:style-name="T3">--</text:span><text:span text:style-name="T2"> </text:span><text:span text:style-name="T6">'15347'</text:span><text:span text:style-name="T1">,</text:span><text:span text:style-name="T2"> </text:span><text:span text:style-name="T6">'Baw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72140.88'</text:span></text:p>
      <text:p text:style-name="P4"><text:span text:style-name="T3">--</text:span><text:span text:style-name="T2"> </text:span><text:span text:style-name="T6">'16807'</text:span><text:span text:style-name="T1">,</text:span><text:span text:style-name="T2"> </text:span><text:span text:style-name="T6">'Yazdi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98333.65'</text:span></text:p>
      <text:p text:style-name="P4"><text:span text:style-name="T3">--</text:span><text:span text:style-name="T2"> </text:span><text:span text:style-name="T6">'19368'</text:span><text:span text:style-name="T1">,</text:span><text:span text:style-name="T2"> </text:span><text:span text:style-name="T6">'Wieland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124651.41'</text:span></text:p>
      <text:p text:style-name="P4"><text:span text:style-name="T3">--</text:span><text:span text:style-name="T2"> </text:span><text:span text:style-name="T6">'22591'</text:span><text:span text:style-name="T1">,</text:span><text:span text:style-name="T2"> </text:span><text:span text:style-name="T6">'DAgostino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59706.49'</text:span></text:p>
      <text:p text:style-name="P4"><text:span text:style-name="T3">--</text:span><text:span text:style-name="T2"> </text:span><text:span text:style-name="T6">'25946'</text:span><text:span text:style-name="T1">,</text:span><text:span text:style-name="T2"> </text:span><text:span text:style-name="T6">'Liley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90891.69'</text:span></text:p>
      <text:p text:style-name="P4"><text:span text:style-name="T3">--</text:span><text:span text:style-name="T2"> </text:span><text:span text:style-name="T6">'28097'</text:span><text:span text:style-name="T1">,</text:span><text:span text:style-name="T2"> </text:span><text:span text:style-name="T6">'Kea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35023.18'</text:span></text:p>
      <text:p text:style-name="P4"><text:span text:style-name="T3">--</text:span><text:span text:style-name="T2"> </text:span><text:span text:style-name="T6">'28400'</text:span><text:span text:style-name="T1">,</text:span><text:span text:style-name="T2"> </text:span><text:span text:style-name="T6">'Atanassov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84982.92'</text:span></text:p>
      <text:p text:style-name="P4"><text:span text:style-name="T3">--</text:span><text:span text:style-name="T2"> </text:span><text:span text:style-name="T6">'31955'</text:span><text:span text:style-name="T1">,</text:span><text:span text:style-name="T2"> </text:span><text:span text:style-name="T6">'Moreira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71351.42'</text:span></text:p>
      <text:p text:style-name="P4"><text:span text:style-name="T3">--</text:span><text:span text:style-name="T2"> </text:span><text:span text:style-name="T6">'3199'</text:span><text:span text:style-name="T1">,</text:span><text:span text:style-name="T2"> </text:span><text:span text:style-name="T6">'Gustafsso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82534.37'</text:span></text:p>
      <text:p text:style-name="P4"><text:span text:style-name="T3">--</text:span><text:span text:style-name="T2"> </text:span><text:span text:style-name="T6">'3335'</text:span><text:span text:style-name="T1">,</text:span><text:span text:style-name="T2"> </text:span><text:span text:style-name="T6">'Bourrier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80797.83'</text:span></text:p>
      <text:p text:style-name="P4"><text:span text:style-name="T3">--</text:span><text:span text:style-name="T2"> </text:span><text:span text:style-name="T6">'34175'</text:span><text:span text:style-name="T1">,</text:span><text:span text:style-name="T2"> </text:span><text:span text:style-name="T6">'Bondi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115469.11'</text:span></text:p>
      <text:p text:style-name="P4"><text:span text:style-name="T3">--</text:span><text:span text:style-name="T2"> </text:span><text:span text:style-name="T6">'35579'</text:span><text:span text:style-name="T1">,</text:span><text:span text:style-name="T2"> </text:span><text:span text:style-name="T6">'Soisalon-Soininen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62579.61'</text:span></text:p>
      <text:p text:style-name="P4"><text:span text:style-name="T3">--</text:span><text:span text:style-name="T2"> </text:span><text:span text:style-name="T6">'36897'</text:span><text:span text:style-name="T1">,</text:span><text:span text:style-name="T2"> </text:span><text:span text:style-name="T6">'Morris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43770.36'</text:span></text:p>
      <text:p text:style-name="P4"><text:span text:style-name="T3">--</text:span><text:span text:style-name="T2"> </text:span><text:span text:style-name="T6">'37687'</text:span><text:span text:style-name="T1">,</text:span><text:span text:style-name="T2"> </text:span><text:span text:style-name="T6">'Arias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104563.38'</text:span></text:p>
      <text:p text:style-name="P4"><text:span text:style-name="T3">--</text:span><text:span text:style-name="T2"> </text:span><text:span text:style-name="T6">'4034'</text:span><text:span text:style-name="T1">,</text:span><text:span text:style-name="T2"> </text:span><text:span text:style-name="T6">'Murat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61387.56'</text:span></text:p>
      <text:p text:style-name="P4"><text:span text:style-name="T3">--</text:span><text:span text:style-name="T2"> </text:span><text:span text:style-name="T6">'41930'</text:span><text:span text:style-name="T1">,</text:span><text:span text:style-name="T2"> </text:span><text:span text:style-name="T6">'Tung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50482.03'</text:span></text:p>
      <text:p text:style-name="P4"><text:span text:style-name="T3">--</text:span><text:span text:style-name="T2"> </text:span><text:span text:style-name="T6">'4233'</text:span><text:span text:style-name="T1">,</text:span><text:span text:style-name="T2"> </text:span><text:span text:style-name="T6">'Luo'</text:span><text:span text:style-name="T1">,</text:span><text:span text:style-name="T2"> </text:span><text:span text:style-name="T6">'English'</text:span><text:span text:style-name="T1">,</text:span><text:span text:style-name="T2"> </text:span><text:span text:style-name="T6">'88791.45'</text:span></text:p>
      <text:p text:style-name="P4"><text:span text:style-name="T3">--</text:span><text:span text:style-name="T2"> </text:span><text:span text:style-name="T6">'42782'</text:span><text:span text:style-name="T1">,</text:span><text:span text:style-name="T2"> </text:span><text:span text:style-name="T6">'Vicentino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34272.67'</text:span></text:p>
      <text:p text:style-name="P4"><text:span text:style-name="T3">--</text:span><text:span text:style-name="T2"> </text:span><text:span text:style-name="T6">'43779'</text:span><text:span text:style-name="T1">,</text:span><text:span text:style-name="T2"> </text:span><text:span text:style-name="T6">'Romero'</text:span><text:span text:style-name="T1">,</text:span><text:span text:style-name="T2"> </text:span><text:span text:style-name="T6">'Astronomy'</text:span><text:span text:style-name="T1">,</text:span><text:span text:style-name="T2"> </text:span><text:span text:style-name="T6">'79070.08'</text:span></text:p>
      <text:p text:style-name="P4"><text:span text:style-name="T3">--</text:span><text:span text:style-name="T2"> </text:span><text:span text:style-name="T6">'48507'</text:span><text:span text:style-name="T1">,</text:span><text:span text:style-name="T2"> </text:span><text:span text:style-name="T6">'Lent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107978.47'</text:span></text:p>
      <text:p text:style-name="P4"><text:span text:style-name="T3">--</text:span><text:span text:style-name="T2"> </text:span><text:span text:style-name="T6">'48570'</text:span><text:span text:style-name="T1">,</text:span><text:span text:style-name="T2"> </text:span><text:span text:style-name="T6">'Sarkar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87549.80'</text:span></text:p>
      <text:p text:style-name="P4"><text:span text:style-name="T3">--</text:span><text:span text:style-name="T2"> </text:span><text:span text:style-name="T6">'50330'</text:span><text:span text:style-name="T1">,</text:span><text:span text:style-name="T2"> </text:span><text:span text:style-name="T6">'Shuming'</text:span><text:span text:style-name="T1">,</text:span><text:span text:style-name="T2"> </text:span><text:span text:style-name="T6">'Physics'</text:span><text:span text:style-name="T1">,</text:span><text:span text:style-name="T2"> </text:span><text:span text:style-name="T6">'108011.81'</text:span></text:p>
      <text:p text:style-name="P4"><text:span text:style-name="T3">--</text:span><text:span text:style-name="T2"> </text:span><text:span text:style-name="T6">'50885'</text:span><text:span text:style-name="T1">,</text:span><text:span text:style-name="T2"> </text:span><text:span text:style-name="T6">'Konstantinides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32570.50'</text:span></text:p>
      <text:p text:style-name="P4"><text:span text:style-name="T3">--</text:span><text:span text:style-name="T2"> </text:span><text:span text:style-name="T6">'52647'</text:span><text:span text:style-name="T1">,</text:span><text:span text:style-name="T2"> </text:span><text:span text:style-name="T6">'Bancilhon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87958.01'</text:span></text:p>
      <text:p text:style-name="P4"><text:span text:style-name="T3">--</text:span><text:span text:style-name="T2"> </text:span><text:span text:style-name="T6">'57180'</text:span><text:span text:style-name="T1">,</text:span><text:span text:style-name="T2"> </text:span><text:span text:style-name="T6">'Hau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43966.29'</text:span></text:p>
      <text:p text:style-name="P4"><text:soft-page-break/><text:span text:style-name="T3">--</text:span><text:span text:style-name="T2"> </text:span><text:span text:style-name="T6">'58558'</text:span><text:span text:style-name="T1">,</text:span><text:span text:style-name="T2"> </text:span><text:span text:style-name="T6">'Dusserr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66143.25'</text:span></text:p>
      <text:p text:style-name="P4"><text:span text:style-name="T3">--</text:span><text:span text:style-name="T2"> </text:span><text:span text:style-name="T6">'59795'</text:span><text:span text:style-name="T1">,</text:span><text:span text:style-name="T2"> </text:span><text:span text:style-name="T6">'Desyl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48803.38'</text:span></text:p>
      <text:p text:style-name="P4"><text:span text:style-name="T3">--</text:span><text:span text:style-name="T2"> </text:span><text:span text:style-name="T6">'63287'</text:span><text:span text:style-name="T1">,</text:span><text:span text:style-name="T2"> </text:span><text:span text:style-name="T6">'Jaekel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103146.87'</text:span></text:p>
      <text:p text:style-name="P4"><text:span text:style-name="T3">--</text:span><text:span text:style-name="T2"> </text:span><text:span text:style-name="T6">'63395'</text:span><text:span text:style-name="T1">,</text:span><text:span text:style-name="T2"> </text:span><text:span text:style-name="T6">'McKinnon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94333.99'</text:span></text:p>
      <text:p text:style-name="P4"><text:span text:style-name="T3">--</text:span><text:span text:style-name="T2"> </text:span><text:span text:style-name="T6">'64871'</text:span><text:span text:style-name="T1">,</text:span><text:span text:style-name="T2"> </text:span><text:span text:style-name="T6">'Gutierrez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45310.53'</text:span></text:p>
      <text:p text:style-name="P4"><text:span text:style-name="T3">--</text:span><text:span text:style-name="T2"> </text:span><text:span text:style-name="T6">'6569'</text:span><text:span text:style-name="T1">,</text:span><text:span text:style-name="T2"> </text:span><text:span text:style-name="T6">'Mingoz'</text:span><text:span text:style-name="T1">,</text:span><text:span text:style-name="T2"> </text:span><text:span text:style-name="T6">'Finance'</text:span><text:span text:style-name="T1">,</text:span><text:span text:style-name="T2"> </text:span><text:span text:style-name="T6">'105311.38'</text:span></text:p>
      <text:p text:style-name="P4"><text:span text:style-name="T3">--</text:span><text:span text:style-name="T2"> </text:span><text:span text:style-name="T6">'65931'</text:span><text:span text:style-name="T1">,</text:span><text:span text:style-name="T2"> </text:span><text:span text:style-name="T6">'Pimenta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79866.95'</text:span></text:p>
      <text:p text:style-name="P4"><text:span text:style-name="T3">--</text:span><text:span text:style-name="T2"> </text:span><text:span text:style-name="T6">'72553'</text:span><text:span text:style-name="T1">,</text:span><text:span text:style-name="T2"> </text:span><text:span text:style-name="T6">'Yi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46397.59'</text:span></text:p>
      <text:p text:style-name="P4"><text:span text:style-name="T3">--</text:span><text:span text:style-name="T2"> </text:span><text:span text:style-name="T6">'73623'</text:span><text:span text:style-name="T1">,</text:span><text:span text:style-name="T2"> </text:span><text:span text:style-name="T6">'Sulliva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90038.09'</text:span></text:p>
      <text:p text:style-name="P4"><text:span text:style-name="T3">--</text:span><text:span text:style-name="T2"> </text:span><text:span text:style-name="T6">'74420'</text:span><text:span text:style-name="T1">,</text:span><text:span text:style-name="T2"> </text:span><text:span text:style-name="T6">'Voronina'</text:span><text:span text:style-name="T1">,</text:span><text:span text:style-name="T2"> </text:span><text:span text:style-name="T6">'Physics'</text:span><text:span text:style-name="T1">,</text:span><text:span text:style-name="T2"> </text:span><text:span text:style-name="T6">'121141.99'</text:span></text:p>
      <text:p text:style-name="P4"><text:span text:style-name="T3">--</text:span><text:span text:style-name="T2"> </text:span><text:span text:style-name="T6">'74426'</text:span><text:span text:style-name="T1">,</text:span><text:span text:style-name="T2"> </text:span><text:span text:style-name="T6">'Kenj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106554.73'</text:span></text:p>
      <text:p text:style-name="P4"><text:span text:style-name="T3">--</text:span><text:span text:style-name="T2"> </text:span><text:span text:style-name="T6">'77346'</text:span><text:span text:style-name="T1">,</text:span><text:span text:style-name="T2"> </text:span><text:span text:style-name="T6">'Mahmoud'</text:span><text:span text:style-name="T1">,</text:span><text:span text:style-name="T2"> </text:span><text:span text:style-name="T6">'Geology'</text:span><text:span text:style-name="T1">,</text:span><text:span text:style-name="T2"> </text:span><text:span text:style-name="T6">'99382.59'</text:span></text:p>
      <text:p text:style-name="P4"><text:span text:style-name="T3">--</text:span><text:span text:style-name="T2"> </text:span><text:span text:style-name="T6">'78699'</text:span><text:span text:style-name="T1">,</text:span><text:span text:style-name="T2"> </text:span><text:span text:style-name="T6">'Pingr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9303.62'</text:span></text:p>
      <text:p text:style-name="P4"><text:span text:style-name="T3">--</text:span><text:span text:style-name="T2"> </text:span><text:span text:style-name="T6">'79081'</text:span><text:span text:style-name="T1">,</text:span><text:span text:style-name="T2"> </text:span><text:span text:style-name="T6">'Ullman 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47307.10'</text:span></text:p>
      <text:p text:style-name="P4"><text:span text:style-name="T3">--</text:span><text:span text:style-name="T2"> </text:span><text:span text:style-name="T6">'79653'</text:span><text:span text:style-name="T1">,</text:span><text:span text:style-name="T2"> </text:span><text:span text:style-name="T6">'Levine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89805.83'</text:span></text:p>
      <text:p text:style-name="P4"><text:span text:style-name="T3">--</text:span><text:span text:style-name="T2"> </text:span><text:span text:style-name="T6">'80759'</text:span><text:span text:style-name="T1">,</text:span><text:span text:style-name="T2"> </text:span><text:span text:style-name="T6">'Queiroz'</text:span><text:span text:style-name="T1">,</text:span><text:span text:style-name="T2"> </text:span><text:span text:style-name="T6">'Biology'</text:span><text:span text:style-name="T1">,</text:span><text:span text:style-name="T2"> </text:span><text:span text:style-name="T6">'45538.32'</text:span></text:p>
      <text:p text:style-name="P4"><text:span text:style-name="T3">--</text:span><text:span text:style-name="T2"> </text:span><text:span text:style-name="T6">'81991'</text:span><text:span text:style-name="T1">,</text:span><text:span text:style-name="T2"> </text:span><text:span text:style-name="T6">'Valtchev'</text:span><text:span text:style-name="T1">,</text:span><text:span text:style-name="T2"> </text:span><text:span text:style-name="T6">'Biology'</text:span><text:span text:style-name="T1">,</text:span><text:span text:style-name="T2"> </text:span><text:span text:style-name="T6">'77036.18'</text:span></text:p>
      <text:p text:style-name="P4"><text:span text:style-name="T3">--</text:span><text:span text:style-name="T2"> </text:span><text:span text:style-name="T6">'90376'</text:span><text:span text:style-name="T1">,</text:span><text:span text:style-name="T2"> </text:span><text:span text:style-name="T6">'Bietzk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117836.50'</text:span></text:p>
      <text:p text:style-name="P4"><text:span text:style-name="T3">--</text:span><text:span text:style-name="T2"> </text:span><text:span text:style-name="T6">'90643'</text:span><text:span text:style-name="T1">,</text:span><text:span text:style-name="T2"> </text:span><text:span text:style-name="T6">'Choll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7807.09'</text:span></text:p>
      <text:p text:style-name="P4"><text:span text:style-name="T3">--</text:span><text:span text:style-name="T2"> </text:span><text:span text:style-name="T6">'95030'</text:span><text:span text:style-name="T1">,</text:span><text:span text:style-name="T2"> </text:span><text:span text:style-name="T6">'Arinb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4805.11'</text:span></text:p>
      <text:p text:style-name="P4"><text:span text:style-name="T3">--</text:span><text:span text:style-name="T2"> </text:span><text:span text:style-name="T6">'95709'</text:span><text:span text:style-name="T1">,</text:span><text:span text:style-name="T2"> </text:span><text:span text:style-name="T6">'Sakurai'</text:span><text:span text:style-name="T1">,</text:span><text:span text:style-name="T2"> </text:span><text:span text:style-name="T6">'English'</text:span><text:span text:style-name="T1">,</text:span><text:span text:style-name="T2"> </text:span><text:span text:style-name="T6">'118143.98'</text:span></text:p>
      <text:p text:style-name="P4"><text:span text:style-name="T3">--</text:span><text:span text:style-name="T2"> </text:span><text:span text:style-name="T6">'96895'</text:span><text:span text:style-name="T1">,</text:span><text:span text:style-name="T2"> </text:span><text:span text:style-name="T6">'Mird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119921.41'</text:span></text:p>
      <text:p text:style-name="P4"><text:span text:style-name="T3">--</text:span><text:span text:style-name="T2"> </text:span><text:span text:style-name="T6">'97302'</text:span><text:span text:style-name="T1">,</text:span><text:span text:style-name="T2"> </text:span><text:span text:style-name="T6">'Bertolino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51647.57'</text:span></text:p>
      <text:p text:style-name="P4"><text:span text:style-name="T3">--</text:span><text:span text:style-name="T2"> </text:span><text:span text:style-name="T6">'99052'</text:span><text:span text:style-name="T1">,</text:span><text:span text:style-name="T2"> </text:span><text:span text:style-name="T6">'Dale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93348.83'</text:span></text:p>
      <text:p text:style-name="P2"/>
      <text:h text:style-name="P3" text:outline-level="2"><text:span text:style-name="T1">list</text:span><text:span text:style-name="T2"> </text:span><text:span text:style-name="T1">all</text:span><text:span text:style-name="T2"> </text:span><text:span text:style-name="T1">properties</text:span><text:span text:style-name="T2"> </text:span><text:span text:style-name="T1">of</text:span><text:span text:style-name="T2"> </text:span><text:span text:style-name="T1">instructor</text:span></text:h>
      <text:p text:style-name="P4"><text:span text:style-name="T1">describe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ID'</text:span><text:span text:style-name="T1">,</text:span><text:span text:style-name="T2"> </text:span><text:span text:style-name="T6">'varchar(5)'</text:span><text:span text:style-name="T1">,</text:span><text:span text:style-name="T2"> </text:span><text:span text:style-name="T6">'NO'</text:span><text:span text:style-name="T1">,</text:span><text:span text:style-name="T2"> </text:span><text:span text:style-name="T6">'PRI'</text:span><text:span text:style-name="T1">,</text:span><text:span text:style-name="T2"> </text:span><text:span text:style-name="T1">NULL,</text:span><text:span text:style-name="T2"> </text:span><text:span text:style-name="T6">''</text:span></text:p>
      <text:p text:style-name="P4"><text:span text:style-name="T3">--</text:span><text:span text:style-name="T2"> </text:span><text:span text:style-name="T6">'name'</text:span><text:span text:style-name="T1">,</text:span><text:span text:style-name="T2"> </text:span><text:span text:style-name="T6">'varchar(20)'</text:span><text:span text:style-name="T1">,</text:span><text:span text:style-name="T2"> </text:span><text:span text:style-name="T6">'NO'</text:span><text:span text:style-name="T1">,</text:span><text:span text:style-name="T2"> </text:span><text:span text:style-name="T6">''</text:span><text:span text:style-name="T1">,</text:span><text:span text:style-name="T2"> </text:span><text:span text:style-name="T1">NULL,</text:span><text:span text:style-name="T2"> </text:span><text:span text:style-name="T6">''</text:span></text:p>
      <text:p text:style-name="P4"><text:span text:style-name="T3">--</text:span><text:span text:style-name="T2"> </text:span><text:span text:style-name="T6">'dept_name'</text:span><text:span text:style-name="T1">,</text:span><text:span text:style-name="T2"> </text:span><text:span text:style-name="T6">'varchar(20)'</text:span><text:span text:style-name="T1">,</text:span><text:span text:style-name="T2"> </text:span><text:span text:style-name="T6">'YES'</text:span><text:span text:style-name="T1">,</text:span><text:span text:style-name="T2"> </text:span><text:span text:style-name="T6">'MUL'</text:span><text:span text:style-name="T1">,</text:span><text:span text:style-name="T2"> </text:span><text:span text:style-name="T1">NULL,</text:span><text:span text:style-name="T2"> </text:span><text:span text:style-name="T6">''</text:span></text:p>
      <text:p text:style-name="P4"><text:span text:style-name="T3">--</text:span><text:span text:style-name="T2"> </text:span><text:span text:style-name="T6">'salary'</text:span><text:span text:style-name="T1">,</text:span><text:span text:style-name="T2"> </text:span><text:span text:style-name="T6">'decimal(8,2)'</text:span><text:span text:style-name="T1">,</text:span><text:span text:style-name="T2"> </text:span><text:span text:style-name="T6">'YES'</text:span><text:span text:style-name="T1">,</text:span><text:span text:style-name="T2"> </text:span><text:span text:style-name="T6">''</text:span><text:span text:style-name="T1">,</text:span><text:span text:style-name="T2"> </text:span><text:span text:style-name="T1">NULL,</text:span><text:span text:style-name="T2"> </text:span><text:span text:style-name="T6">''</text:span></text:p>
      <text:p text:style-name="P2"/>
      <text:p text:style-name="Text_20_body"/>
      <text:h text:style-name="P9" text:outline-level="1"><text:span text:style-name="T1">Day</text:span><text:span text:style-name="T2"> </text:span><text:span text:style-name="T3">4</text:span></text:h>
      <text:h text:style-name="P3" text:outline-level="2"><text:span text:style-name="T1">select</text:span><text:span text:style-name="T2"> </text:span><text:span text:style-name="T1">all</text:span><text:span text:style-name="T2"> </text:span><text:span text:style-name="T1">from</text:span><text:span text:style-name="T2"> </text:span><text:span text:style-name="T1">instructor</text:span><text:span text:style-name="T2"> </text:span><text:span text:style-name="T1">but</text:span><text:span text:style-name="T2"> </text:span><text:span text:style-name="T1">with</text:span><text:span text:style-name="T2"> </text:span><text:span text:style-name="T1">their</text:span><text:span text:style-name="T2"> </text:span><text:span text:style-name="T1">salaries</text:span><text:span text:style-name="T2"> </text:span><text:span text:style-name="T1">multiplied</text:span><text:span text:style-name="T2"> </text:span><text:span text:style-name="T1">by</text:span><text:span text:style-name="T2"> </text:span><text:span text:style-name="T3">0</text:span></text:h>
      <text:p text:style-name="P4"><text:span text:style-name="T1">select</text:span><text:span text:style-name="T2"> </text:span><text:span text:style-name="T1">name,</text:span><text:span text:style-name="T2"> </text:span><text:span text:style-name="T1">dept_name,</text:span><text:span text:style-name="T2"> </text:span><text:span text:style-name="T1">salary</text:span><text:span text:style-name="T2"> </text:span><text:span text:style-name="T3">*</text:span><text:span text:style-name="T2"> </text:span><text:span text:style-name="T3">0</text:span><text:span text:style-name="T2"> </text:span><text:span text:style-name="T1">from</text:span><text:span text:style-name="T2"> </text:span><text:span text:style-name="T1">instructor;</text:span></text:p>
      <text:p text:style-name="P2"/>
      <text:p text:style-name="P4"><text:span text:style-name="T3">--</text:span><text:span text:style-name="T2"> </text:span><text:span text:style-name="T6">'Lembr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aw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Yazdi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Wieland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Liley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Kea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Atanassov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oreira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Gustafsso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ourrier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ondi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Soisalon-Soininen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Arias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urat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Tung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Luo'</text:span><text:span text:style-name="T1">,</text:span><text:span text:style-name="T2"> </text:span><text:span text:style-name="T6">'English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Vicentino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Romero'</text:span><text:span text:style-name="T1">,</text:span><text:span text:style-name="T2"> </text:span><text:span text:style-name="T6">'Astronom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Lent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Sarkar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Shuming'</text:span><text:span text:style-name="T1">,</text:span><text:span text:style-name="T2"> </text:span><text:span text:style-name="T6">'Phys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Konstantinides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ancilhon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Hau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Dusserr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Desyl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Jaekel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cKinnon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Gutierrez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Finance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Pimenta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Yi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Sulliva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Phys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Kenj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Geolog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Pingr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Levine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0.00'</text:span></text:p>
      <text:p text:style-name="P4"><text:soft-page-break/><text:span text:style-name="T3">--</text:span><text:span text:style-name="T2"> </text:span><text:span text:style-name="T6">'Queiroz'</text:span><text:span text:style-name="T1">,</text:span><text:span text:style-name="T2"> </text:span><text:span text:style-name="T6">'Biolog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Valtchev'</text:span><text:span text:style-name="T1">,</text:span><text:span text:style-name="T2"> </text:span><text:span text:style-name="T6">'Biology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ietzk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Choll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Arinb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Sakurai'</text:span><text:span text:style-name="T1">,</text:span><text:span text:style-name="T2"> </text:span><text:span text:style-name="T6">'English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Mird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Bertolino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0.00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0.00'</text:span></text:p>
      <text:p text:style-name="P2"/>
      <text:p text:style-name="P2"/>
      <text:h text:style-name="P3" text:outline-level="2"><text:span text:style-name="T1">selecting</text:span><text:span text:style-name="T2"> </text:span><text:span text:style-name="T1">instructor</text:span><text:span text:style-name="T2"> </text:span><text:span text:style-name="T1">whose</text:span><text:span text:style-name="T2"> </text:span><text:span text:style-name="T1">dept</text:span><text:span text:style-name="T2"> </text:span><text:span text:style-name="T1">name</text:span><text:span text:style-name="T2"> </text:span><text:span text:style-name="T8">is</text:span><text:span text:style-name="T2"> </text:span><text:span text:style-name="T1">comp</text:span><text:span text:style-name="T2"> </text:span><text:span text:style-name="T1">sci</text:span><text:span text:style-name="T2"> </text:span><text:span text:style-name="T4">and</text:span><text:span text:style-name="T2"> </text:span><text:span text:style-name="T1">salary</text:span><text:span text:style-name="T2"> </text:span><text:span text:style-name="T8">is</text:span><text:span text:style-name="T2"> </text:span><text:span text:style-name="T3">70</text:span><text:span text:style-name="T1">k</text:span></text:h>
      <text:p text:style-name="P4"><text:span text:style-name="T1">select</text:span><text:span text:style-name="T2"> </text:span><text:span text:style-name="T1">name</text:span><text:span text:style-name="T2"> </text:span><text:span text:style-name="T1">from</text:span><text:span text:style-name="T2"> </text:span><text:span text:style-name="T1">instructor</text:span><text:span text:style-name="T2"> </text:span><text:span text:style-name="T1">where</text:span><text:span text:style-name="T2"> </text:span><text:span text:style-name="T1">dept_name</text:span><text:span text:style-name="T2"> </text:span><text:span text:style-name="T3">=</text:span><text:span text:style-name="T2"> </text:span><text:span text:style-name="T6">'Comp. Sci.'</text:span><text:span text:style-name="T2"> </text:span><text:span text:style-name="T4">and</text:span><text:span text:style-name="T2"> </text:span><text:span text:style-name="T1">salary</text:span><text:span text:style-name="T2"> </text:span><text:span text:style-name="T3">&gt;</text:span><text:span text:style-name="T2"> </text:span><text:span text:style-name="T3">70000</text:span><text:span text:style-name="T1">;</text:span></text:p>
      <text:p text:style-name="P2"/>
      <text:p text:style-name="P4"><text:span text:style-name="T3">--</text:span><text:span text:style-name="T2"> </text:span><text:span text:style-name="T6">'Bourrier'</text:span></text:p>
      <text:p text:style-name="P4"><text:span text:style-name="T3">--</text:span><text:span text:style-name="T2"> </text:span><text:span text:style-name="T6">'Bondi'</text:span></text:p>
      <text:p text:style-name="P2"/>
      <text:h text:style-name="P3" text:outline-level="2"><text:span text:style-name="T1">custom</text:span><text:span text:style-name="T2"> </text:span><text:span text:style-name="T1">names</text:span><text:span text:style-name="T2"> </text:span><text:span text:style-name="T1">support</text:span><text:span text:style-name="T2"> </text:span></text:h>
      <text:p text:style-name="P4"><text:span text:style-name="T1">select</text:span><text:span text:style-name="T2"> </text:span><text:span text:style-name="T1">T</text:span><text:span text:style-name="T3">.</text:span><text:span text:style-name="T1">name,</text:span><text:span text:style-name="T2"> </text:span><text:span text:style-name="T1">S</text:span><text:span text:style-name="T3">.</text:span><text:span text:style-name="T1">course_id</text:span></text:p>
      <text:p text:style-name="P4"><text:span text:style-name="T1">from</text:span><text:span text:style-name="T2"> </text:span><text:span text:style-name="T1">instructor</text:span><text:span text:style-name="T2"> </text:span><text:span text:style-name="T8">as</text:span><text:span text:style-name="T2"> </text:span><text:span text:style-name="T1">T,</text:span><text:span text:style-name="T2"> </text:span><text:span text:style-name="T1">teaches</text:span><text:span text:style-name="T2"> </text:span><text:span text:style-name="T8">as</text:span><text:span text:style-name="T2"> </text:span><text:span text:style-name="T1">S</text:span></text:p>
      <text:p text:style-name="P4"><text:span text:style-name="T1">where</text:span><text:span text:style-name="T2"> </text:span><text:span text:style-name="T1">T</text:span><text:span text:style-name="T2"> </text:span><text:span text:style-name="T3">.</text:span><text:span text:style-name="T1">ID</text:span><text:span text:style-name="T3">=</text:span><text:span text:style-name="T2"> </text:span><text:span text:style-name="T1">S</text:span><text:span text:style-name="T3">.</text:span><text:span text:style-name="T1">ID;</text:span></text:p>
      <text:p text:style-name="P2"/>
      <text:p text:style-name="P4"><text:span text:style-name="T3">--</text:span><text:span text:style-name="T2"> </text:span><text:span text:style-name="T5"># name, course_id</text:span></text:p>
      <text:p text:style-name="P4"><text:span text:style-name="T3">--</text:span><text:span text:style-name="T2"> </text:span><text:span text:style-name="T6">'Romero'</text:span><text:span text:style-name="T1">,</text:span><text:span text:style-name="T2"> </text:span><text:span text:style-name="T6">'105'</text:span></text:p>
      <text:p text:style-name="P4"><text:span text:style-name="T3">--</text:span><text:span text:style-name="T2"> </text:span><text:span text:style-name="T6">'Romero'</text:span><text:span text:style-name="T1">,</text:span><text:span text:style-name="T2"> </text:span><text:span text:style-name="T6">'105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137'</text:span></text:p>
      <text:p text:style-name="P4"><text:span text:style-name="T3">--</text:span><text:span text:style-name="T2"> </text:span><text:span text:style-name="T6">'Bietzk'</text:span><text:span text:style-name="T1">,</text:span><text:span text:style-name="T2"> </text:span><text:span text:style-name="T6">'158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158'</text:span></text:p>
      <text:p text:style-name="P4"><text:span text:style-name="T3">--</text:span><text:span text:style-name="T2"> </text:span><text:span text:style-name="T6">'Gustafsson'</text:span><text:span text:style-name="T1">,</text:span><text:span text:style-name="T2"> </text:span><text:span text:style-name="T6">'169'</text:span></text:p>
      <text:p text:style-name="P4"><text:span text:style-name="T3">--</text:span><text:span text:style-name="T2"> </text:span><text:span text:style-name="T6">'Gustafsson'</text:span><text:span text:style-name="T1">,</text:span><text:span text:style-name="T2"> </text:span><text:span text:style-name="T6">'169'</text:span></text:p>
      <text:p text:style-name="P4"><text:span text:style-name="T3">--</text:span><text:span text:style-name="T2"> </text:span><text:span text:style-name="T6">'Liley'</text:span><text:span text:style-name="T1">,</text:span><text:span text:style-name="T2"> </text:span><text:span text:style-name="T6">'192'</text:span></text:p>
      <text:p text:style-name="P4"><text:span text:style-name="T3">--</text:span><text:span text:style-name="T2"> </text:span><text:span text:style-name="T6">'Lembr'</text:span><text:span text:style-name="T1">,</text:span><text:span text:style-name="T2"> </text:span><text:span text:style-name="T6">'200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200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237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237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239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242'</text:span></text:p>
      <text:p text:style-name="P4"><text:span text:style-name="T3">--</text:span><text:span text:style-name="T2"> </text:span><text:span text:style-name="T6">'Sakurai'</text:span><text:span text:style-name="T1">,</text:span><text:span text:style-name="T2"> </text:span><text:span text:style-name="T6">'258'</text:span></text:p>
      <text:p text:style-name="P4"><text:span text:style-name="T3">--</text:span><text:span text:style-name="T2"> </text:span><text:span text:style-name="T6">'Sakurai'</text:span><text:span text:style-name="T1">,</text:span><text:span text:style-name="T2"> </text:span><text:span text:style-name="T6">'270'</text:span></text:p>
      <text:p text:style-name="P4"><text:span text:style-name="T3">--</text:span><text:span text:style-name="T2"> </text:span><text:span text:style-name="T6">'Bondi'</text:span><text:span text:style-name="T1">,</text:span><text:span text:style-name="T2"> </text:span><text:span text:style-name="T6">'274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04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313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19'</text:span></text:p>
      <text:p text:style-name="P4"><text:span text:style-name="T3">--</text:span><text:span text:style-name="T2"> </text:span><text:span text:style-name="T6">'Jaekel'</text:span><text:span text:style-name="T1">,</text:span><text:span text:style-name="T2"> </text:span><text:span text:style-name="T6">'334'</text:span></text:p>
      <text:p text:style-name="P4"><text:soft-page-break/><text:span text:style-name="T3">--</text:span><text:span text:style-name="T2"> </text:span><text:span text:style-name="T6">'DAgostino'</text:span><text:span text:style-name="T1">,</text:span><text:span text:style-name="T2"> </text:span><text:span text:style-name="T6">'338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338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345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49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352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4"><text:span text:style-name="T3">--</text:span><text:span text:style-name="T2"> </text:span><text:span text:style-name="T6">'Kean'</text:span><text:span text:style-name="T1">,</text:span><text:span text:style-name="T2"> </text:span><text:span text:style-name="T6">'366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376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400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400'</text:span></text:p>
      <text:p text:style-name="P4"><text:span text:style-name="T3">--</text:span><text:span text:style-name="T2"> </text:span><text:span text:style-name="T6">'Tung'</text:span><text:span text:style-name="T1">,</text:span><text:span text:style-name="T2"> </text:span><text:span text:style-name="T6">'401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408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408'</text:span></text:p>
      <text:p text:style-name="P4"><text:span text:style-name="T3">--</text:span><text:span text:style-name="T2"> </text:span><text:span text:style-name="T6">'Valtchev'</text:span><text:span text:style-name="T1">,</text:span><text:span text:style-name="T2"> </text:span><text:span text:style-name="T6">'415'</text:span></text:p>
      <text:p text:style-name="P4"><text:span text:style-name="T3">--</text:span><text:span text:style-name="T2"> </text:span><text:span text:style-name="T6">'Tung'</text:span><text:span text:style-name="T1">,</text:span><text:span text:style-name="T2"> </text:span><text:span text:style-name="T6">'421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426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443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443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445'</text:span></text:p>
      <text:p text:style-name="P4"><text:span text:style-name="T3">--</text:span><text:span text:style-name="T2"> </text:span><text:span text:style-name="T6">'Bawa'</text:span><text:span text:style-name="T1">,</text:span><text:span text:style-name="T2"> </text:span><text:span text:style-name="T6">'457'</text:span></text:p>
      <text:p text:style-name="P4"><text:span text:style-name="T3">--</text:span><text:span text:style-name="T2"> </text:span><text:span text:style-name="T6">'Choll'</text:span><text:span text:style-name="T1">,</text:span><text:span text:style-name="T2"> </text:span><text:span text:style-name="T6">'461'</text:span></text:p>
      <text:p text:style-name="P4"><text:span text:style-name="T3">--</text:span><text:span text:style-name="T2"> </text:span><text:span text:style-name="T6">'Sakurai'</text:span><text:span text:style-name="T1">,</text:span><text:span text:style-name="T2"> </text:span><text:span text:style-name="T6">'468'</text:span></text:p>
      <text:p text:style-name="P4"><text:span text:style-name="T3">--</text:span><text:span text:style-name="T2"> </text:span><text:span text:style-name="T6">'Shuming'</text:span><text:span text:style-name="T1">,</text:span><text:span text:style-name="T2"> </text:span><text:span text:style-name="T6">'468'</text:span></text:p>
      <text:p text:style-name="P4"><text:span text:style-name="T3">--</text:span><text:span text:style-name="T2"> </text:span><text:span text:style-name="T6">'Romero'</text:span><text:span text:style-name="T1">,</text:span><text:span text:style-name="T2"> </text:span><text:span text:style-name="T6">'476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482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486'</text:span></text:p>
      <text:p text:style-name="P4"><text:span text:style-name="T3">--</text:span><text:span text:style-name="T2"> </text:span><text:span text:style-name="T6">'Romero'</text:span><text:span text:style-name="T1">,</text:span><text:span text:style-name="T2"> </text:span><text:span text:style-name="T6">'489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493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496'</text:span></text:p>
      <text:p text:style-name="P4"><text:span text:style-name="T3">--</text:span><text:span text:style-name="T2"> </text:span><text:span text:style-name="T6">'Mingoz'</text:span><text:span text:style-name="T1">,</text:span><text:span text:style-name="T2"> </text:span><text:span text:style-name="T6">'527'</text:span></text:p>
      <text:p text:style-name="P4"><text:span text:style-name="T3">--</text:span><text:span text:style-name="T2"> </text:span><text:span text:style-name="T6">'Wieland'</text:span><text:span text:style-name="T1">,</text:span><text:span text:style-name="T2"> </text:span><text:span text:style-name="T6">'545'</text:span></text:p>
      <text:p text:style-name="P4"><text:span text:style-name="T3">--</text:span><text:span text:style-name="T2"> </text:span><text:span text:style-name="T6">'Queiroz'</text:span><text:span text:style-name="T1">,</text:span><text:span text:style-name="T2"> </text:span><text:span text:style-name="T6">'559'</text:span></text:p>
      <text:p text:style-name="P4"><text:span text:style-name="T3">--</text:span><text:span text:style-name="T2"> </text:span><text:span text:style-name="T6">'Gustafsson'</text:span><text:span text:style-name="T1">,</text:span><text:span text:style-name="T2"> </text:span><text:span text:style-name="T6">'561'</text:span></text:p>
      <text:p text:style-name="P4"><text:span text:style-name="T3">--</text:span><text:span text:style-name="T2"> </text:span><text:span text:style-name="T6">'Bondi'</text:span><text:span text:style-name="T1">,</text:span><text:span text:style-name="T2"> </text:span><text:span text:style-name="T6">'571'</text:span></text:p>
      <text:p text:style-name="P4"><text:span text:style-name="T3">--</text:span><text:span text:style-name="T2"> </text:span><text:span text:style-name="T6">'Wieland'</text:span><text:span text:style-name="T1">,</text:span><text:span text:style-name="T2"> </text:span><text:span text:style-name="T6">'581'</text:span></text:p>
      <text:p text:style-name="P4"><text:span text:style-name="T3">--</text:span><text:span text:style-name="T2"> </text:span><text:span text:style-name="T6">'Wieland'</text:span><text:span text:style-name="T1">,</text:span><text:span text:style-name="T2"> </text:span><text:span text:style-name="T6">'591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599'</text:span></text:p>
      <text:p text:style-name="P4"><text:span text:style-name="T3">--</text:span><text:span text:style-name="T2"> </text:span><text:span text:style-name="T6">'Atanassov'</text:span><text:span text:style-name="T1">,</text:span><text:span text:style-name="T2"> </text:span><text:span text:style-name="T6">'603'</text:span></text:p>
      <text:p text:style-name="P4"><text:span text:style-name="T3">--</text:span><text:span text:style-name="T2"> </text:span><text:span text:style-name="T6">'Atanassov'</text:span><text:span text:style-name="T1">,</text:span><text:span text:style-name="T2"> </text:span><text:span text:style-name="T6">'604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612'</text:span></text:p>
      <text:p text:style-name="P4"><text:span text:style-name="T3">--</text:span><text:span text:style-name="T2"> </text:span><text:span text:style-name="T6">'Lent'</text:span><text:span text:style-name="T1">,</text:span><text:span text:style-name="T2"> </text:span><text:span text:style-name="T6">'626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629'</text:span></text:p>
      <text:p text:style-name="P4"><text:span text:style-name="T3">--</text:span><text:span text:style-name="T2"> </text:span><text:span text:style-name="T6">'Gustafsson'</text:span><text:span text:style-name="T1">,</text:span><text:span text:style-name="T2"> </text:span><text:span text:style-name="T6">'631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642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663'</text:span></text:p>
      <text:p text:style-name="P4"><text:span text:style-name="T3">--</text:span><text:span text:style-name="T2"> </text:span><text:span text:style-name="T6">'Luo'</text:span><text:span text:style-name="T1">,</text:span><text:span text:style-name="T2"> </text:span><text:span text:style-name="T6">'679'</text:span></text:p>
      <text:p text:style-name="P4"><text:span text:style-name="T3">--</text:span><text:span text:style-name="T2"> </text:span><text:span text:style-name="T6">'Tung'</text:span><text:span text:style-name="T1">,</text:span><text:span text:style-name="T2"> </text:span><text:span text:style-name="T6">'692'</text:span></text:p>
      <text:p text:style-name="P4"><text:soft-page-break/><text:span text:style-name="T3">--</text:span><text:span text:style-name="T2"> </text:span><text:span text:style-name="T6">'Sullivan'</text:span><text:span text:style-name="T1">,</text:span><text:span text:style-name="T2"> </text:span><text:span text:style-name="T6">'694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696'</text:span></text:p>
      <text:p text:style-name="P4"><text:span text:style-name="T3">--</text:span><text:span text:style-name="T2"> </text:span><text:span text:style-name="T6">'Valtchev'</text:span><text:span text:style-name="T1">,</text:span><text:span text:style-name="T2"> </text:span><text:span text:style-name="T6">'702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704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735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735'</text:span></text:p>
      <text:p text:style-name="P4"><text:span text:style-name="T3">--</text:span><text:span text:style-name="T2"> </text:span><text:span text:style-name="T6">'Bondi'</text:span><text:span text:style-name="T1">,</text:span><text:span text:style-name="T2"> </text:span><text:span text:style-name="T6">'747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748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760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791'</text:span></text:p>
      <text:p text:style-name="P4"><text:span text:style-name="T3">--</text:span><text:span text:style-name="T2"> </text:span><text:span text:style-name="T6">'Vicentino'</text:span><text:span text:style-name="T1">,</text:span><text:span text:style-name="T2"> </text:span><text:span text:style-name="T6">'793'</text:span></text:p>
      <text:p text:style-name="P4"><text:span text:style-name="T3">--</text:span><text:span text:style-name="T2"> </text:span><text:span text:style-name="T6">'Morris'</text:span><text:span text:style-name="T1">,</text:span><text:span text:style-name="T2"> </text:span><text:span text:style-name="T6">'795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802'</text:span></text:p>
      <text:p text:style-name="P4"><text:span text:style-name="T3">--</text:span><text:span text:style-name="T2"> </text:span><text:span text:style-name="T6">'Kean'</text:span><text:span text:style-name="T1">,</text:span><text:span text:style-name="T2"> </text:span><text:span text:style-name="T6">'808'</text:span></text:p>
      <text:p text:style-name="P4"><text:span text:style-name="T3">--</text:span><text:span text:style-name="T2"> </text:span><text:span text:style-name="T6">'Lembr'</text:span><text:span text:style-name="T1">,</text:span><text:span text:style-name="T2"> </text:span><text:span text:style-name="T6">'843'</text:span></text:p>
      <text:p text:style-name="P4"><text:span text:style-name="T3">--</text:span><text:span text:style-name="T2"> </text:span><text:span text:style-name="T6">'Jaekel'</text:span><text:span text:style-name="T1">,</text:span><text:span text:style-name="T2"> </text:span><text:span text:style-name="T6">'852'</text:span></text:p>
      <text:p text:style-name="P4"><text:span text:style-name="T3">--</text:span><text:span text:style-name="T2"> </text:span><text:span text:style-name="T6">'Mahmoud'</text:span><text:span text:style-name="T1">,</text:span><text:span text:style-name="T2"> </text:span><text:span text:style-name="T6">'864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867'</text:span></text:p>
      <text:p text:style-name="P4"><text:span text:style-name="T3">--</text:span><text:span text:style-name="T2"> </text:span><text:span text:style-name="T6">'Sarkar'</text:span><text:span text:style-name="T1">,</text:span><text:span text:style-name="T2"> </text:span><text:span text:style-name="T6">'867'</text:span></text:p>
      <text:p text:style-name="P4"><text:span text:style-name="T3">--</text:span><text:span text:style-name="T2"> </text:span><text:span text:style-name="T6">'Pimenta'</text:span><text:span text:style-name="T1">,</text:span><text:span text:style-name="T2"> </text:span><text:span text:style-name="T6">'875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893'</text:span></text:p>
      <text:p text:style-name="P4"><text:span text:style-name="T3">--</text:span><text:span text:style-name="T2"> </text:span><text:span text:style-name="T6">'Dale'</text:span><text:span text:style-name="T1">,</text:span><text:span text:style-name="T2"> </text:span><text:span text:style-name="T6">'927'</text:span></text:p>
      <text:p text:style-name="P4"><text:span text:style-name="T3">--</text:span><text:span text:style-name="T2"> </text:span><text:span text:style-name="T6">'Bourrier'</text:span><text:span text:style-name="T1">,</text:span><text:span text:style-name="T2"> </text:span><text:span text:style-name="T6">'949'</text:span></text:p>
      <text:p text:style-name="P4"><text:span text:style-name="T3">--</text:span><text:span text:style-name="T2"> </text:span><text:span text:style-name="T6">'Voronina'</text:span><text:span text:style-name="T1">,</text:span><text:span text:style-name="T2"> </text:span><text:span text:style-name="T6">'959'</text:span></text:p>
      <text:p text:style-name="P4"><text:span text:style-name="T3">--</text:span><text:span text:style-name="T2"> </text:span><text:span text:style-name="T6">'Bourrier'</text:span><text:span text:style-name="T1">,</text:span><text:span text:style-name="T2"> </text:span><text:span text:style-name="T6">'960'</text:span></text:p>
      <text:p text:style-name="P4"><text:span text:style-name="T3">--</text:span><text:span text:style-name="T2"> </text:span><text:span text:style-name="T6">'Sakurai'</text:span><text:span text:style-name="T1">,</text:span><text:span text:style-name="T2"> </text:span><text:span text:style-name="T6">'960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962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972'</text:span></text:p>
      <text:p text:style-name="P4"><text:span text:style-name="T3">--</text:span><text:span text:style-name="T2"> </text:span><text:span text:style-name="T6">'Ullman '</text:span><text:span text:style-name="T1">,</text:span><text:span text:style-name="T2"> </text:span><text:span text:style-name="T6">'974'</text:span></text:p>
      <text:p text:style-name="P4"><text:span text:style-name="T3">--</text:span><text:span text:style-name="T2"> </text:span><text:span text:style-name="T6">'DAgostino'</text:span><text:span text:style-name="T1">,</text:span><text:span text:style-name="T2"> </text:span><text:span text:style-name="T6">'991'</text:span></text:p>
      <text:p text:style-name="P2"/>
      <text:h text:style-name="P3" text:outline-level="2"><text:span text:style-name="T1">select</text:span><text:span text:style-name="T2"> </text:span><text:span text:style-name="T1">distinct</text:span><text:span text:style-name="T2"> </text:span><text:span text:style-name="T1">names</text:span><text:span text:style-name="T2"> </text:span><text:span text:style-name="T1">with</text:span><text:span text:style-name="T2"> </text:span><text:span text:style-name="T1">ref</text:span><text:span text:style-name="T2"> </text:span><text:span text:style-name="T1">to</text:span><text:span text:style-name="T2"> </text:span><text:span text:style-name="T1">salary</text:span><text:span text:style-name="T2"> </text:span><text:span text:style-name="T4">and</text:span><text:span text:style-name="T2"> </text:span><text:span text:style-name="T1">dept</text:span><text:span text:style-name="T3">.</text:span></text:h>
      <text:p text:style-name="P4"><text:span text:style-name="T1">select</text:span><text:span text:style-name="T2"> </text:span><text:span text:style-name="T1">distinct</text:span><text:span text:style-name="T2"> </text:span><text:span text:style-name="T1">T</text:span><text:span text:style-name="T3">.</text:span><text:span text:style-name="T1">name</text:span></text:p>
      <text:p text:style-name="P4"><text:span text:style-name="T1">from</text:span><text:span text:style-name="T2"> </text:span><text:span text:style-name="T1">instructor</text:span><text:span text:style-name="T2"> </text:span><text:span text:style-name="T8">as</text:span><text:span text:style-name="T2"> </text:span><text:span text:style-name="T1">T</text:span><text:span text:style-name="T2"> </text:span><text:span text:style-name="T1">,</text:span><text:span text:style-name="T2"> </text:span><text:span text:style-name="T1">instructor</text:span><text:span text:style-name="T2"> </text:span><text:span text:style-name="T8">as</text:span><text:span text:style-name="T2"> </text:span><text:span text:style-name="T1">S</text:span></text:p>
      <text:p text:style-name="P4"><text:span text:style-name="T1">where</text:span><text:span text:style-name="T2"> </text:span><text:span text:style-name="T1">T</text:span><text:span text:style-name="T3">.</text:span><text:span text:style-name="T1">salary</text:span><text:span text:style-name="T2"> </text:span><text:span text:style-name="T3">&gt;</text:span><text:span text:style-name="T2"> </text:span><text:span text:style-name="T1">S</text:span><text:span text:style-name="T3">.</text:span><text:span text:style-name="T1">salary</text:span><text:span text:style-name="T2"> </text:span><text:span text:style-name="T4">and</text:span><text:span text:style-name="T2"> </text:span><text:span text:style-name="T1">S</text:span><text:span text:style-name="T3">.</text:span><text:span text:style-name="T1">dept_name</text:span><text:span text:style-name="T2"> </text:span><text:span text:style-name="T3">=</text:span><text:span text:style-name="T2"> </text:span><text:span text:style-name="T6">'Biology'</text:span><text:span text:style-name="T1">;</text:span></text:p>
      <text:p text:style-name="P2"/>
      <text:p text:style-name="P4"><text:span text:style-name="T3">--</text:span><text:span text:style-name="T2"> </text:span><text:span text:style-name="T5"># name</text:span></text:p>
      <text:p text:style-name="P4"><text:span text:style-name="T3">--</text:span><text:span text:style-name="T2"> </text:span><text:span text:style-name="T6">'Bawa'</text:span></text:p>
      <text:p text:style-name="P4"><text:span text:style-name="T3">--</text:span><text:span text:style-name="T2"> </text:span><text:span text:style-name="T6">'Yazdi'</text:span></text:p>
      <text:p text:style-name="P4"><text:span text:style-name="T3">--</text:span><text:span text:style-name="T2"> </text:span><text:span text:style-name="T6">'Wieland'</text:span></text:p>
      <text:p text:style-name="P4"><text:span text:style-name="T3">--</text:span><text:span text:style-name="T2"> </text:span><text:span text:style-name="T6">'DAgostino'</text:span></text:p>
      <text:p text:style-name="P4"><text:span text:style-name="T3">--</text:span><text:span text:style-name="T2"> </text:span><text:span text:style-name="T6">'Liley'</text:span></text:p>
      <text:p text:style-name="P4"><text:span text:style-name="T3">--</text:span><text:span text:style-name="T2"> </text:span><text:span text:style-name="T6">'Atanassov'</text:span></text:p>
      <text:p text:style-name="P4"><text:span text:style-name="T3">--</text:span><text:span text:style-name="T2"> </text:span><text:span text:style-name="T6">'Moreira'</text:span></text:p>
      <text:p text:style-name="P4"><text:span text:style-name="T3">--</text:span><text:span text:style-name="T2"> </text:span><text:span text:style-name="T6">'Gustafsson'</text:span></text:p>
      <text:p text:style-name="P4"><text:span text:style-name="T3">--</text:span><text:span text:style-name="T2"> </text:span><text:span text:style-name="T6">'Bourrier'</text:span></text:p>
      <text:p text:style-name="P4"><text:span text:style-name="T3">--</text:span><text:span text:style-name="T2"> </text:span><text:span text:style-name="T6">'Bondi'</text:span></text:p>
      <text:p text:style-name="P4"><text:soft-page-break/><text:span text:style-name="T3">--</text:span><text:span text:style-name="T2"> </text:span><text:span text:style-name="T6">'Soisalon-Soininen'</text:span></text:p>
      <text:p text:style-name="P4"><text:span text:style-name="T3">--</text:span><text:span text:style-name="T2"> </text:span><text:span text:style-name="T6">'Arias'</text:span></text:p>
      <text:p text:style-name="P4"><text:span text:style-name="T3">--</text:span><text:span text:style-name="T2"> </text:span><text:span text:style-name="T6">'Murata'</text:span></text:p>
      <text:p text:style-name="P4"><text:span text:style-name="T3">--</text:span><text:span text:style-name="T2"> </text:span><text:span text:style-name="T6">'Tung'</text:span></text:p>
      <text:p text:style-name="P4"><text:span text:style-name="T3">--</text:span><text:span text:style-name="T2"> </text:span><text:span text:style-name="T6">'Luo'</text:span></text:p>
      <text:p text:style-name="P4"><text:span text:style-name="T3">--</text:span><text:span text:style-name="T2"> </text:span><text:span text:style-name="T6">'Romero'</text:span></text:p>
      <text:p text:style-name="P4"><text:span text:style-name="T3">--</text:span><text:span text:style-name="T2"> </text:span><text:span text:style-name="T6">'Lent'</text:span></text:p>
      <text:p text:style-name="P4"><text:span text:style-name="T3">--</text:span><text:span text:style-name="T2"> </text:span><text:span text:style-name="T6">'Sarkar'</text:span></text:p>
      <text:p text:style-name="P4"><text:span text:style-name="T3">--</text:span><text:span text:style-name="T2"> </text:span><text:span text:style-name="T6">'Shuming'</text:span></text:p>
      <text:p text:style-name="P4"><text:span text:style-name="T3">--</text:span><text:span text:style-name="T2"> </text:span><text:span text:style-name="T6">'Bancilhon'</text:span></text:p>
      <text:p text:style-name="P4"><text:span text:style-name="T3">--</text:span><text:span text:style-name="T2"> </text:span><text:span text:style-name="T6">'Dusserre'</text:span></text:p>
      <text:p text:style-name="P4"><text:span text:style-name="T3">--</text:span><text:span text:style-name="T2"> </text:span><text:span text:style-name="T6">'Desyl'</text:span></text:p>
      <text:p text:style-name="P4"><text:span text:style-name="T3">--</text:span><text:span text:style-name="T2"> </text:span><text:span text:style-name="T6">'Jaekel'</text:span></text:p>
      <text:p text:style-name="P4"><text:span text:style-name="T3">--</text:span><text:span text:style-name="T2"> </text:span><text:span text:style-name="T6">'McKinnon'</text:span></text:p>
      <text:p text:style-name="P4"><text:span text:style-name="T3">--</text:span><text:span text:style-name="T2"> </text:span><text:span text:style-name="T6">'Mingoz'</text:span></text:p>
      <text:p text:style-name="P4"><text:span text:style-name="T3">--</text:span><text:span text:style-name="T2"> </text:span><text:span text:style-name="T6">'Pimenta'</text:span></text:p>
      <text:p text:style-name="P4"><text:span text:style-name="T3">--</text:span><text:span text:style-name="T2"> </text:span><text:span text:style-name="T6">'Yin'</text:span></text:p>
      <text:p text:style-name="P4"><text:span text:style-name="T3">--</text:span><text:span text:style-name="T2"> </text:span><text:span text:style-name="T6">'Sullivan'</text:span></text:p>
      <text:p text:style-name="P4"><text:span text:style-name="T3">--</text:span><text:span text:style-name="T2"> </text:span><text:span text:style-name="T6">'Voronina'</text:span></text:p>
      <text:p text:style-name="P4"><text:span text:style-name="T3">--</text:span><text:span text:style-name="T2"> </text:span><text:span text:style-name="T6">'Kenje'</text:span></text:p>
      <text:p text:style-name="P4"><text:span text:style-name="T3">--</text:span><text:span text:style-name="T2"> </text:span><text:span text:style-name="T6">'Mahmoud'</text:span></text:p>
      <text:p text:style-name="P4"><text:span text:style-name="T3">--</text:span><text:span text:style-name="T2"> </text:span><text:span text:style-name="T6">'Pingr'</text:span></text:p>
      <text:p text:style-name="P4"><text:span text:style-name="T3">--</text:span><text:span text:style-name="T2"> </text:span><text:span text:style-name="T6">'Ullman '</text:span></text:p>
      <text:p text:style-name="P4"><text:span text:style-name="T3">--</text:span><text:span text:style-name="T2"> </text:span><text:span text:style-name="T6">'Levine'</text:span></text:p>
      <text:p text:style-name="P4"><text:span text:style-name="T3">--</text:span><text:span text:style-name="T2"> </text:span><text:span text:style-name="T6">'Valtchev'</text:span></text:p>
      <text:p text:style-name="P4"><text:span text:style-name="T3">--</text:span><text:span text:style-name="T2"> </text:span><text:span text:style-name="T6">'Bietzk'</text:span></text:p>
      <text:p text:style-name="P4"><text:span text:style-name="T3">--</text:span><text:span text:style-name="T2"> </text:span><text:span text:style-name="T6">'Choll'</text:span></text:p>
      <text:p text:style-name="P4"><text:span text:style-name="T3">--</text:span><text:span text:style-name="T2"> </text:span><text:span text:style-name="T6">'Arinb'</text:span></text:p>
      <text:p text:style-name="P4"><text:span text:style-name="T3">--</text:span><text:span text:style-name="T2"> </text:span><text:span text:style-name="T6">'Sakurai'</text:span></text:p>
      <text:p text:style-name="P4"><text:span text:style-name="T3">--</text:span><text:span text:style-name="T2"> </text:span><text:span text:style-name="T6">'Mird'</text:span></text:p>
      <text:p text:style-name="P4"><text:span text:style-name="T3">--</text:span><text:span text:style-name="T2"> </text:span><text:span text:style-name="T6">'Bertolino'</text:span></text:p>
      <text:p text:style-name="P4"><text:span text:style-name="T3">--</text:span><text:span text:style-name="T2"> </text:span><text:span text:style-name="T6">'Dale'</text:span></text:p>
      <text:p text:style-name="P2"/>
      <text:h text:style-name="P3" text:outline-level="2"><text:span text:style-name="T1">selecting</text:span><text:span text:style-name="T2"> </text:span><text:span text:style-name="T1">building</text:span><text:span text:style-name="T2"> </text:span><text:span text:style-name="T1">with</text:span><text:span text:style-name="T2"> </text:span><text:span text:style-name="T1">custom</text:span><text:span text:style-name="T2"> </text:span><text:span text:style-name="T1">like</text:span></text:h>
      <text:p text:style-name="P4"><text:span text:style-name="T1">select</text:span><text:span text:style-name="T2"> </text:span><text:span text:style-name="T1">distinct</text:span><text:span text:style-name="T2"> </text:span><text:span text:style-name="T1">dept_name,</text:span><text:span text:style-name="T2"> </text:span><text:span text:style-name="T1">building</text:span></text:p>
      <text:p text:style-name="P4"><text:span text:style-name="T1">from</text:span><text:span text:style-name="T2"> </text:span><text:span text:style-name="T1">department</text:span></text:p>
      <text:p text:style-name="P4"><text:span text:style-name="T1">where</text:span><text:span text:style-name="T2"> </text:span><text:span text:style-name="T1">building</text:span><text:span text:style-name="T2"> </text:span><text:span text:style-name="T1">like</text:span><text:span text:style-name="T2"> </text:span><text:span text:style-name="T6">'%auc_n%'</text:span><text:span text:style-name="T1">;</text:span></text:p>
      <text:p text:style-name="P2"/>
      <text:p text:style-name="P4"><text:span text:style-name="T3">--</text:span><text:span text:style-name="T2"> </text:span><text:span text:style-name="T5"># dept_name, building</text:span></text:p>
      <text:p text:style-name="P4"><text:span text:style-name="T3">--</text:span><text:span text:style-name="T2"> </text:span><text:span text:style-name="T6">'Accounting'</text:span><text:span text:style-name="T1">,</text:span><text:span text:style-name="T2"> </text:span><text:span text:style-name="T6">'Saucon'</text:span></text:p>
      <text:p text:style-name="P2"/>
      <text:h text:style-name="P3" text:outline-level="2"><text:span text:style-name="T1">select</text:span><text:span text:style-name="T2"> </text:span><text:span text:style-name="T1">all</text:span><text:span text:style-name="T2"> </text:span><text:span text:style-name="T1">order</text:span><text:span text:style-name="T2"> </text:span><text:span text:style-name="T1">by</text:span><text:span text:style-name="T2"> </text:span><text:span text:style-name="T1">salary</text:span><text:span text:style-name="T2"> </text:span><text:span text:style-name="T1">descending</text:span><text:span text:style-name="T2"> </text:span><text:span text:style-name="T4">and</text:span><text:span text:style-name="T2"> </text:span><text:span text:style-name="T1">name</text:span><text:span text:style-name="T2"> </text:span><text:span text:style-name="T1">ascending</text:span></text:h>
      <text:p text:style-name="P4"><text:span text:style-name="T1">select</text:span><text:span text:style-name="T2"> </text:span><text:span text:style-name="T3">*</text:span></text:p>
      <text:p text:style-name="P4"><text:span text:style-name="T1">from</text:span><text:span text:style-name="T2"> </text:span><text:span text:style-name="T1">instructor</text:span></text:p>
      <text:p text:style-name="P4"><text:span text:style-name="T1">order</text:span><text:span text:style-name="T2"> </text:span><text:span text:style-name="T1">by</text:span><text:span text:style-name="T2"> </text:span><text:span text:style-name="T1">salary</text:span><text:span text:style-name="T2"> </text:span><text:span text:style-name="T1">desc,</text:span><text:span text:style-name="T2"> </text:span><text:span text:style-name="T1">name</text:span><text:span text:style-name="T2"> </text:span><text:span text:style-name="T1">asc;</text:span></text:p>
      <text:p text:style-name="P2"/>
      <text:p text:style-name="P4"><text:soft-page-break/><text:span text:style-name="T3">--</text:span><text:span text:style-name="T2"> </text:span><text:span text:style-name="T5"># ID, name, dept_name, salary</text:span></text:p>
      <text:p text:style-name="P4"><text:span text:style-name="T3">--</text:span><text:span text:style-name="T2"> </text:span><text:span text:style-name="T6">'19368'</text:span><text:span text:style-name="T1">,</text:span><text:span text:style-name="T2"> </text:span><text:span text:style-name="T6">'Wieland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124651.41'</text:span></text:p>
      <text:p text:style-name="P4"><text:span text:style-name="T3">--</text:span><text:span text:style-name="T2"> </text:span><text:span text:style-name="T6">'74420'</text:span><text:span text:style-name="T1">,</text:span><text:span text:style-name="T2"> </text:span><text:span text:style-name="T6">'Voronina'</text:span><text:span text:style-name="T1">,</text:span><text:span text:style-name="T2"> </text:span><text:span text:style-name="T6">'Physics'</text:span><text:span text:style-name="T1">,</text:span><text:span text:style-name="T2"> </text:span><text:span text:style-name="T6">'121141.99'</text:span></text:p>
      <text:p text:style-name="P4"><text:span text:style-name="T3">--</text:span><text:span text:style-name="T2"> </text:span><text:span text:style-name="T6">'96895'</text:span><text:span text:style-name="T1">,</text:span><text:span text:style-name="T2"> </text:span><text:span text:style-name="T6">'Mird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119921.41'</text:span></text:p>
      <text:p text:style-name="P4"><text:span text:style-name="T3">--</text:span><text:span text:style-name="T2"> </text:span><text:span text:style-name="T6">'95709'</text:span><text:span text:style-name="T1">,</text:span><text:span text:style-name="T2"> </text:span><text:span text:style-name="T6">'Sakurai'</text:span><text:span text:style-name="T1">,</text:span><text:span text:style-name="T2"> </text:span><text:span text:style-name="T6">'English'</text:span><text:span text:style-name="T1">,</text:span><text:span text:style-name="T2"> </text:span><text:span text:style-name="T6">'118143.98'</text:span></text:p>
      <text:p text:style-name="P4"><text:span text:style-name="T3">--</text:span><text:span text:style-name="T2"> </text:span><text:span text:style-name="T6">'90376'</text:span><text:span text:style-name="T1">,</text:span><text:span text:style-name="T2"> </text:span><text:span text:style-name="T6">'Bietzk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117836.50'</text:span></text:p>
      <text:p text:style-name="P4"><text:span text:style-name="T3">--</text:span><text:span text:style-name="T2"> </text:span><text:span text:style-name="T6">'34175'</text:span><text:span text:style-name="T1">,</text:span><text:span text:style-name="T2"> </text:span><text:span text:style-name="T6">'Bondi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115469.11'</text:span></text:p>
      <text:p text:style-name="P4"><text:span text:style-name="T3">--</text:span><text:span text:style-name="T2"> </text:span><text:span text:style-name="T6">'50330'</text:span><text:span text:style-name="T1">,</text:span><text:span text:style-name="T2"> </text:span><text:span text:style-name="T6">'Shuming'</text:span><text:span text:style-name="T1">,</text:span><text:span text:style-name="T2"> </text:span><text:span text:style-name="T6">'Physics'</text:span><text:span text:style-name="T1">,</text:span><text:span text:style-name="T2"> </text:span><text:span text:style-name="T6">'108011.81'</text:span></text:p>
      <text:p text:style-name="P4"><text:span text:style-name="T3">--</text:span><text:span text:style-name="T2"> </text:span><text:span text:style-name="T6">'48507'</text:span><text:span text:style-name="T1">,</text:span><text:span text:style-name="T2"> </text:span><text:span text:style-name="T6">'Lent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107978.47'</text:span></text:p>
      <text:p text:style-name="P4"><text:span text:style-name="T3">--</text:span><text:span text:style-name="T2"> </text:span><text:span text:style-name="T6">'74426'</text:span><text:span text:style-name="T1">,</text:span><text:span text:style-name="T2"> </text:span><text:span text:style-name="T6">'Kenj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106554.73'</text:span></text:p>
      <text:p text:style-name="P4"><text:span text:style-name="T3">--</text:span><text:span text:style-name="T2"> </text:span><text:span text:style-name="T6">'6569'</text:span><text:span text:style-name="T1">,</text:span><text:span text:style-name="T2"> </text:span><text:span text:style-name="T6">'Mingoz'</text:span><text:span text:style-name="T1">,</text:span><text:span text:style-name="T2"> </text:span><text:span text:style-name="T6">'Finance'</text:span><text:span text:style-name="T1">,</text:span><text:span text:style-name="T2"> </text:span><text:span text:style-name="T6">'105311.38'</text:span></text:p>
      <text:p text:style-name="P4"><text:span text:style-name="T3">--</text:span><text:span text:style-name="T2"> </text:span><text:span text:style-name="T6">'37687'</text:span><text:span text:style-name="T1">,</text:span><text:span text:style-name="T2"> </text:span><text:span text:style-name="T6">'Arias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104563.38'</text:span></text:p>
      <text:p text:style-name="P4"><text:span text:style-name="T3">--</text:span><text:span text:style-name="T2"> </text:span><text:span text:style-name="T6">'63287'</text:span><text:span text:style-name="T1">,</text:span><text:span text:style-name="T2"> </text:span><text:span text:style-name="T6">'Jaekel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103146.87'</text:span></text:p>
      <text:p text:style-name="P4"><text:span text:style-name="T3">--</text:span><text:span text:style-name="T2"> </text:span><text:span text:style-name="T6">'77346'</text:span><text:span text:style-name="T1">,</text:span><text:span text:style-name="T2"> </text:span><text:span text:style-name="T6">'Mahmoud'</text:span><text:span text:style-name="T1">,</text:span><text:span text:style-name="T2"> </text:span><text:span text:style-name="T6">'Geology'</text:span><text:span text:style-name="T1">,</text:span><text:span text:style-name="T2"> </text:span><text:span text:style-name="T6">'99382.59'</text:span></text:p>
      <text:p text:style-name="P4"><text:span text:style-name="T3">--</text:span><text:span text:style-name="T2"> </text:span><text:span text:style-name="T6">'16807'</text:span><text:span text:style-name="T1">,</text:span><text:span text:style-name="T2"> </text:span><text:span text:style-name="T6">'Yazdi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98333.65'</text:span></text:p>
      <text:p text:style-name="P4"><text:span text:style-name="T3">--</text:span><text:span text:style-name="T2"> </text:span><text:span text:style-name="T6">'63395'</text:span><text:span text:style-name="T1">,</text:span><text:span text:style-name="T2"> </text:span><text:span text:style-name="T6">'McKinnon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94333.99'</text:span></text:p>
      <text:p text:style-name="P4"><text:span text:style-name="T3">--</text:span><text:span text:style-name="T2"> </text:span><text:span text:style-name="T6">'99052'</text:span><text:span text:style-name="T1">,</text:span><text:span text:style-name="T2"> </text:span><text:span text:style-name="T6">'Dale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93348.83'</text:span></text:p>
      <text:p text:style-name="P4"><text:span text:style-name="T3">--</text:span><text:span text:style-name="T2"> </text:span><text:span text:style-name="T6">'25946'</text:span><text:span text:style-name="T1">,</text:span><text:span text:style-name="T2"> </text:span><text:span text:style-name="T6">'Liley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90891.69'</text:span></text:p>
      <text:p text:style-name="P4"><text:span text:style-name="T3">--</text:span><text:span text:style-name="T2"> </text:span><text:span text:style-name="T6">'73623'</text:span><text:span text:style-name="T1">,</text:span><text:span text:style-name="T2"> </text:span><text:span text:style-name="T6">'Sulliva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90038.09'</text:span></text:p>
      <text:p text:style-name="P4"><text:span text:style-name="T3">--</text:span><text:span text:style-name="T2"> </text:span><text:span text:style-name="T6">'79653'</text:span><text:span text:style-name="T1">,</text:span><text:span text:style-name="T2"> </text:span><text:span text:style-name="T6">'Levine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89805.83'</text:span></text:p>
      <text:p text:style-name="P4"><text:span text:style-name="T3">--</text:span><text:span text:style-name="T2"> </text:span><text:span text:style-name="T6">'4233'</text:span><text:span text:style-name="T1">,</text:span><text:span text:style-name="T2"> </text:span><text:span text:style-name="T6">'Luo'</text:span><text:span text:style-name="T1">,</text:span><text:span text:style-name="T2"> </text:span><text:span text:style-name="T6">'English'</text:span><text:span text:style-name="T1">,</text:span><text:span text:style-name="T2"> </text:span><text:span text:style-name="T6">'88791.45'</text:span></text:p>
      <text:p text:style-name="P4"><text:span text:style-name="T3">--</text:span><text:span text:style-name="T2"> </text:span><text:span text:style-name="T6">'52647'</text:span><text:span text:style-name="T1">,</text:span><text:span text:style-name="T2"> </text:span><text:span text:style-name="T6">'Bancilhon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87958.01'</text:span></text:p>
      <text:p text:style-name="P4"><text:span text:style-name="T3">--</text:span><text:span text:style-name="T2"> </text:span><text:span text:style-name="T6">'48570'</text:span><text:span text:style-name="T1">,</text:span><text:span text:style-name="T2"> </text:span><text:span text:style-name="T6">'Sarkar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87549.80'</text:span></text:p>
      <text:p text:style-name="P4"><text:span text:style-name="T3">--</text:span><text:span text:style-name="T2"> </text:span><text:span text:style-name="T6">'28400'</text:span><text:span text:style-name="T1">,</text:span><text:span text:style-name="T2"> </text:span><text:span text:style-name="T6">'Atanassov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84982.92'</text:span></text:p>
      <text:p text:style-name="P4"><text:span text:style-name="T3">--</text:span><text:span text:style-name="T2"> </text:span><text:span text:style-name="T6">'3199'</text:span><text:span text:style-name="T1">,</text:span><text:span text:style-name="T2"> </text:span><text:span text:style-name="T6">'Gustafsso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82534.37'</text:span></text:p>
      <text:p text:style-name="P4"><text:span text:style-name="T3">--</text:span><text:span text:style-name="T2"> </text:span><text:span text:style-name="T6">'3335'</text:span><text:span text:style-name="T1">,</text:span><text:span text:style-name="T2"> </text:span><text:span text:style-name="T6">'Bourrier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80797.83'</text:span></text:p>
      <text:p text:style-name="P4"><text:span text:style-name="T3">--</text:span><text:span text:style-name="T2"> </text:span><text:span text:style-name="T6">'65931'</text:span><text:span text:style-name="T1">,</text:span><text:span text:style-name="T2"> </text:span><text:span text:style-name="T6">'Pimenta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79866.95'</text:span></text:p>
      <text:p text:style-name="P4"><text:span text:style-name="T3">--</text:span><text:span text:style-name="T2"> </text:span><text:span text:style-name="T6">'43779'</text:span><text:span text:style-name="T1">,</text:span><text:span text:style-name="T2"> </text:span><text:span text:style-name="T6">'Romero'</text:span><text:span text:style-name="T1">,</text:span><text:span text:style-name="T2"> </text:span><text:span text:style-name="T6">'Astronomy'</text:span><text:span text:style-name="T1">,</text:span><text:span text:style-name="T2"> </text:span><text:span text:style-name="T6">'79070.08'</text:span></text:p>
      <text:p text:style-name="P4"><text:span text:style-name="T3">--</text:span><text:span text:style-name="T2"> </text:span><text:span text:style-name="T6">'81991'</text:span><text:span text:style-name="T1">,</text:span><text:span text:style-name="T2"> </text:span><text:span text:style-name="T6">'Valtchev'</text:span><text:span text:style-name="T1">,</text:span><text:span text:style-name="T2"> </text:span><text:span text:style-name="T6">'Biology'</text:span><text:span text:style-name="T1">,</text:span><text:span text:style-name="T2"> </text:span><text:span text:style-name="T6">'77036.18'</text:span></text:p>
      <text:p text:style-name="P4"><text:span text:style-name="T3">--</text:span><text:span text:style-name="T2"> </text:span><text:span text:style-name="T6">'15347'</text:span><text:span text:style-name="T1">,</text:span><text:span text:style-name="T2"> </text:span><text:span text:style-name="T6">'Baw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72140.88'</text:span></text:p>
      <text:p text:style-name="P4"><text:span text:style-name="T3">--</text:span><text:span text:style-name="T2"> </text:span><text:span text:style-name="T6">'31955'</text:span><text:span text:style-name="T1">,</text:span><text:span text:style-name="T2"> </text:span><text:span text:style-name="T6">'Moreira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71351.42'</text:span></text:p>
      <text:p text:style-name="P4"><text:span text:style-name="T3">--</text:span><text:span text:style-name="T2"> </text:span><text:span text:style-name="T6">'58558'</text:span><text:span text:style-name="T1">,</text:span><text:span text:style-name="T2"> </text:span><text:span text:style-name="T6">'Dusserr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66143.25'</text:span></text:p>
      <text:p text:style-name="P4"><text:span text:style-name="T3">--</text:span><text:span text:style-name="T2"> </text:span><text:span text:style-name="T6">'35579'</text:span><text:span text:style-name="T1">,</text:span><text:span text:style-name="T2"> </text:span><text:span text:style-name="T6">'Soisalon-Soininen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62579.61'</text:span></text:p>
      <text:p text:style-name="P4"><text:span text:style-name="T3">--</text:span><text:span text:style-name="T2"> </text:span><text:span text:style-name="T6">'4034'</text:span><text:span text:style-name="T1">,</text:span><text:span text:style-name="T2"> </text:span><text:span text:style-name="T6">'Murat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61387.56'</text:span></text:p>
      <text:p text:style-name="P4"><text:span text:style-name="T3">--</text:span><text:span text:style-name="T2"> </text:span><text:span text:style-name="T6">'22591'</text:span><text:span text:style-name="T1">,</text:span><text:span text:style-name="T2"> </text:span><text:span text:style-name="T6">'DAgostino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59706.49'</text:span></text:p>
      <text:p text:style-name="P4"><text:span text:style-name="T3">--</text:span><text:span text:style-name="T2"> </text:span><text:span text:style-name="T6">'78699'</text:span><text:span text:style-name="T1">,</text:span><text:span text:style-name="T2"> </text:span><text:span text:style-name="T6">'Pingr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9303.62'</text:span></text:p>
      <text:p text:style-name="P4"><text:span text:style-name="T3">--</text:span><text:span text:style-name="T2"> </text:span><text:span text:style-name="T6">'90643'</text:span><text:span text:style-name="T1">,</text:span><text:span text:style-name="T2"> </text:span><text:span text:style-name="T6">'Choll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7807.09'</text:span></text:p>
      <text:p text:style-name="P4"><text:span text:style-name="T3">--</text:span><text:span text:style-name="T2"> </text:span><text:span text:style-name="T6">'95030'</text:span><text:span text:style-name="T1">,</text:span><text:span text:style-name="T2"> </text:span><text:span text:style-name="T6">'Arinb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54805.11'</text:span></text:p>
      <text:p text:style-name="P4"><text:span text:style-name="T3">--</text:span><text:span text:style-name="T2"> </text:span><text:span text:style-name="T6">'97302'</text:span><text:span text:style-name="T1">,</text:span><text:span text:style-name="T2"> </text:span><text:span text:style-name="T6">'Bertolino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51647.57'</text:span></text:p>
      <text:p text:style-name="P4"><text:span text:style-name="T3">--</text:span><text:span text:style-name="T2"> </text:span><text:span text:style-name="T6">'41930'</text:span><text:span text:style-name="T1">,</text:span><text:span text:style-name="T2"> </text:span><text:span text:style-name="T6">'Tung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50482.03'</text:span></text:p>
      <text:p text:style-name="P4"><text:span text:style-name="T3">--</text:span><text:span text:style-name="T2"> </text:span><text:span text:style-name="T6">'59795'</text:span><text:span text:style-name="T1">,</text:span><text:span text:style-name="T2"> </text:span><text:span text:style-name="T6">'Desyl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48803.38'</text:span></text:p>
      <text:p text:style-name="P4"><text:span text:style-name="T3">--</text:span><text:span text:style-name="T2"> </text:span><text:span text:style-name="T6">'79081'</text:span><text:span text:style-name="T1">,</text:span><text:span text:style-name="T2"> </text:span><text:span text:style-name="T6">'Ullman 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47307.10'</text:span></text:p>
      <text:p text:style-name="P4"><text:span text:style-name="T3">--</text:span><text:span text:style-name="T2"> </text:span><text:span text:style-name="T6">'72553'</text:span><text:span text:style-name="T1">,</text:span><text:span text:style-name="T2"> </text:span><text:span text:style-name="T6">'Yi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46397.59'</text:span></text:p>
      <text:p text:style-name="P4"><text:span text:style-name="T3">--</text:span><text:span text:style-name="T2"> </text:span><text:span text:style-name="T6">'80759'</text:span><text:span text:style-name="T1">,</text:span><text:span text:style-name="T2"> </text:span><text:span text:style-name="T6">'Queiroz'</text:span><text:span text:style-name="T1">,</text:span><text:span text:style-name="T2"> </text:span><text:span text:style-name="T6">'Biology'</text:span><text:span text:style-name="T1">,</text:span><text:span text:style-name="T2"> </text:span><text:span text:style-name="T6">'45538.32'</text:span></text:p>
      <text:p text:style-name="P4"><text:span text:style-name="T3">--</text:span><text:span text:style-name="T2"> </text:span><text:span text:style-name="T6">'64871'</text:span><text:span text:style-name="T1">,</text:span><text:span text:style-name="T2"> </text:span><text:span text:style-name="T6">'Gutierrez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45310.53'</text:span></text:p>
      <text:p text:style-name="P4"><text:span text:style-name="T3">--</text:span><text:span text:style-name="T2"> </text:span><text:span text:style-name="T6">'57180'</text:span><text:span text:style-name="T1">,</text:span><text:span text:style-name="T2"> </text:span><text:span text:style-name="T6">'Hau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43966.29'</text:span></text:p>
      <text:p text:style-name="P4"><text:span text:style-name="T3">--</text:span><text:span text:style-name="T2"> </text:span><text:span text:style-name="T6">'36897'</text:span><text:span text:style-name="T1">,</text:span><text:span text:style-name="T2"> </text:span><text:span text:style-name="T6">'Morris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43770.36'</text:span></text:p>
      <text:p text:style-name="P4"><text:span text:style-name="T3">--</text:span><text:span text:style-name="T2"> </text:span><text:span text:style-name="T6">'28097'</text:span><text:span text:style-name="T1">,</text:span><text:span text:style-name="T2"> </text:span><text:span text:style-name="T6">'Kea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35023.18'</text:span></text:p>
      <text:p text:style-name="P4"><text:span text:style-name="T3">--</text:span><text:span text:style-name="T2"> </text:span><text:span text:style-name="T6">'42782'</text:span><text:span text:style-name="T1">,</text:span><text:span text:style-name="T2"> </text:span><text:span text:style-name="T6">'Vicentino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34272.67'</text:span></text:p>
      <text:p text:style-name="P4"><text:soft-page-break/><text:span text:style-name="T3">--</text:span><text:span text:style-name="T2"> </text:span><text:span text:style-name="T6">'50885'</text:span><text:span text:style-name="T1">,</text:span><text:span text:style-name="T2"> </text:span><text:span text:style-name="T6">'Konstantinides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32570.50'</text:span></text:p>
      <text:p text:style-name="P4"><text:span text:style-name="T3">--</text:span><text:span text:style-name="T2"> </text:span><text:span text:style-name="T6">'14365'</text:span><text:span text:style-name="T1">,</text:span><text:span text:style-name="T2"> </text:span><text:span text:style-name="T6">'Lembr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32241.56'</text:span></text:p>
      <text:p text:style-name="P2"/>
      <text:h text:style-name="P3" text:outline-level="2"><text:span text:style-name="T1">select</text:span><text:span text:style-name="T2"> </text:span><text:span text:style-name="T1">instructor</text:span><text:span text:style-name="T2"> </text:span><text:span text:style-name="T1">name</text:span><text:span text:style-name="T2"> </text:span><text:span text:style-name="T1">with</text:span><text:span text:style-name="T2"> </text:span><text:span text:style-name="T1">defined</text:span><text:span text:style-name="T2"> </text:span><text:span text:style-name="T1">salary</text:span></text:h>
      <text:p text:style-name="P4"><text:span text:style-name="T1">select</text:span><text:span text:style-name="T2"> </text:span><text:span text:style-name="T1">name</text:span></text:p>
      <text:p text:style-name="P4"><text:span text:style-name="T1">from</text:span><text:span text:style-name="T2"> </text:span><text:span text:style-name="T1">instructor</text:span></text:p>
      <text:p text:style-name="P4"><text:span text:style-name="T1">where</text:span><text:span text:style-name="T2"> </text:span><text:span text:style-name="T1">salary</text:span><text:span text:style-name="T2"> </text:span><text:span text:style-name="T1">between</text:span><text:span text:style-name="T2"> </text:span><text:span text:style-name="T3">90000</text:span><text:span text:style-name="T2"> </text:span><text:span text:style-name="T4">and</text:span><text:span text:style-name="T2"> </text:span><text:span text:style-name="T3">100000</text:span><text:span text:style-name="T1">;</text:span></text:p>
      <text:p text:style-name="P2"/>
      <text:p text:style-name="P4"><text:span text:style-name="T3">--</text:span><text:span text:style-name="T2"> </text:span><text:span text:style-name="T5"># name</text:span></text:p>
      <text:p text:style-name="P4"><text:span text:style-name="T3">--</text:span><text:span text:style-name="T2"> </text:span><text:span text:style-name="T6">'Yazdi'</text:span></text:p>
      <text:p text:style-name="P4"><text:span text:style-name="T3">--</text:span><text:span text:style-name="T2"> </text:span><text:span text:style-name="T6">'Liley'</text:span></text:p>
      <text:p text:style-name="P4"><text:span text:style-name="T3">--</text:span><text:span text:style-name="T2"> </text:span><text:span text:style-name="T6">'McKinnon'</text:span></text:p>
      <text:p text:style-name="P4"><text:span text:style-name="T3">--</text:span><text:span text:style-name="T2"> </text:span><text:span text:style-name="T6">'Sullivan'</text:span></text:p>
      <text:p text:style-name="P4"><text:span text:style-name="T3">--</text:span><text:span text:style-name="T2"> </text:span><text:span text:style-name="T6">'Mahmoud'</text:span></text:p>
      <text:p text:style-name="P4"><text:span text:style-name="T3">--</text:span><text:span text:style-name="T2"> </text:span><text:span text:style-name="T6">'Dale'</text:span></text:p>
      <text:p text:style-name="P2"/>
      <text:h text:style-name="P3" text:outline-level="2"><text:span text:style-name="T1">union</text:span><text:span text:style-name="T2"> </text:span><text:span text:style-name="T1">to</text:span><text:span text:style-name="T2"> </text:span><text:span text:style-name="T1">combine</text:span><text:span text:style-name="T2"> </text:span><text:span text:style-name="T3">2</text:span><text:span text:style-name="T2"> </text:span><text:span text:style-name="T1">diff</text:span><text:span text:style-name="T2"> </text:span><text:span text:style-name="T1">tables</text:span></text:h>
      <text:p text:style-name="P4"><text:span text:style-name="T1">(select</text:span><text:span text:style-name="T2"> </text:span><text:span text:style-name="T1">course_id,</text:span><text:span text:style-name="T2"> </text:span><text:span text:style-name="T1">semester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4">and</text:span><text:span text:style-name="T2"> </text:span><text:span text:style-name="T1">year</text:span><text:span text:style-name="T3">=</text:span><text:span text:style-name="T2"> </text:span><text:span text:style-name="T3">2007</text:span><text:span text:style-name="T1">)</text:span></text:p>
      <text:p text:style-name="P8">union<text:span text:style-name="T7"/></text:p>
      <text:p text:style-name="P4"><text:span text:style-name="T1">(select</text:span><text:span text:style-name="T2"> </text:span><text:span text:style-name="T1">course_id,</text:span><text:span text:style-name="T2"> </text:span><text:span text:style-name="T1">semester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2"> </text:span><text:span text:style-name="T4">and</text:span><text:span text:style-name="T2"> </text:span><text:span text:style-name="T1">year</text:span><text:span text:style-name="T3">=</text:span><text:span text:style-name="T2"> </text:span><text:span text:style-name="T3">2008</text:span><text:span text:style-name="T1">);</text:span></text:p>
      <text:p text:style-name="P2"/>
      <text:p text:style-name="P4"><text:span text:style-name="T3">--</text:span><text:span text:style-name="T2"> </text:span><text:span text:style-name="T5"># course_id, semester</text:span></text:p>
      <text:p text:style-name="P4"><text:span text:style-name="T3">--</text:span><text:span text:style-name="T2"> </text:span><text:span text:style-name="T6">'893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489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612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258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468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949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36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85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991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96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237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349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345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158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704'</text:span><text:span text:style-name="T1">,</text:span><text:span text:style-name="T2"> </text:span><text:span text:style-name="T6">'Spring'</text:span></text:p>
      <text:p text:style-name="P2"/>
      <text:h text:style-name="P3" text:outline-level="2"><text:span text:style-name="T1">union</text:span><text:span text:style-name="T2"> </text:span><text:span text:style-name="T1">to</text:span><text:span text:style-name="T2"> </text:span><text:span text:style-name="T1">combine</text:span><text:span text:style-name="T2"> </text:span><text:span text:style-name="T3">2</text:span><text:span text:style-name="T2"> </text:span><text:span text:style-name="T1">diff</text:span><text:span text:style-name="T2"> </text:span><text:span text:style-name="T1">tables</text:span><text:span text:style-name="T2"> </text:span><text:span text:style-name="T1">but</text:span><text:span text:style-name="T2"> </text:span><text:span text:style-name="T1">with</text:span><text:span text:style-name="T2"> </text:span><text:span text:style-name="T1">duplicates</text:span></text:h>
      <text:p text:style-name="P4"><text:span text:style-name="T1">(select</text:span><text:span text:style-name="T2"> </text:span><text:span text:style-name="T1">course_id,</text:span><text:span text:style-name="T2"> </text:span><text:span text:style-name="T1">semester</text:span></text:p>
      <text:p text:style-name="P4"><text:soft-page-break/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4">and</text:span><text:span text:style-name="T2"> </text:span><text:span text:style-name="T1">year</text:span><text:span text:style-name="T3">=</text:span><text:span text:style-name="T2"> </text:span><text:span text:style-name="T3">2007</text:span><text:span text:style-name="T1">)</text:span></text:p>
      <text:p text:style-name="P4"><text:span text:style-name="T1">union</text:span><text:span text:style-name="T2"> </text:span><text:span text:style-name="T1">all</text:span></text:p>
      <text:p text:style-name="P4"><text:span text:style-name="T1">(select</text:span><text:span text:style-name="T2"> </text:span><text:span text:style-name="T1">course_id,</text:span><text:span text:style-name="T2"> </text:span><text:span text:style-name="T1">semester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2"> </text:span><text:span text:style-name="T4">and</text:span><text:span text:style-name="T2"> </text:span><text:span text:style-name="T1">year</text:span><text:span text:style-name="T3">=</text:span><text:span text:style-name="T2"> </text:span><text:span text:style-name="T3">2008</text:span><text:span text:style-name="T1">);</text:span></text:p>
      <text:p text:style-name="P2"/>
      <text:p text:style-name="P4"><text:span text:style-name="T3">--</text:span><text:span text:style-name="T2"> </text:span><text:span text:style-name="T5"># course_id, semester</text:span></text:p>
      <text:p text:style-name="P4"><text:span text:style-name="T3">--</text:span><text:span text:style-name="T2"> </text:span><text:span text:style-name="T6">'893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489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612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258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468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949'</text:span><text:span text:style-name="T1">,</text:span><text:span text:style-name="T2"> </text:span><text:span text:style-name="T6">'Fall'</text:span></text:p>
      <text:p text:style-name="P4"><text:span text:style-name="T3">--</text:span><text:span text:style-name="T2"> </text:span><text:span text:style-name="T6">'36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85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991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962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237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349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345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158'</text:span><text:span text:style-name="T1">,</text:span><text:span text:style-name="T2"> </text:span><text:span text:style-name="T6">'Spring'</text:span></text:p>
      <text:p text:style-name="P4"><text:span text:style-name="T3">--</text:span><text:span text:style-name="T2"> </text:span><text:span text:style-name="T6">'704'</text:span><text:span text:style-name="T1">,</text:span><text:span text:style-name="T2"> </text:span><text:span text:style-name="T6">'Spring'</text:span></text:p>
      <text:p text:style-name="P2"/>
      <text:h text:style-name="P3" text:outline-level="2"><text:span text:style-name="T1">same</text:span><text:span text:style-name="T2"> </text:span><text:span text:style-name="T1">thing</text:span><text:span text:style-name="T2"> </text:span><text:span text:style-name="T1">just</text:span><text:span text:style-name="T2"> </text:span><text:span text:style-name="T1">course_id</text:span></text:h>
      <text:p text:style-name="P4"><text:span text:style-name="T1">(select</text:span><text:span text:style-name="T2"> </text:span><text:span text:style-name="T1">course_id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1">)</text:span></text:p>
      <text:p text:style-name="P4"><text:span text:style-name="T1">union</text:span><text:span text:style-name="T2"> </text:span><text:span text:style-name="T1">all</text:span></text:p>
      <text:p text:style-name="P4"><text:span text:style-name="T1">(select</text:span><text:span text:style-name="T2"> </text:span><text:span text:style-name="T1">course_id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);</text:span></text:p>
      <text:p text:style-name="P2"/>
      <text:p text:style-name="P4"><text:span text:style-name="T3">--</text:span><text:span text:style-name="T2"> </text:span><text:span text:style-name="T5"># course_id</text:span></text:p>
      <text:p text:style-name="P4"><text:span text:style-name="T3">--</text:span><text:span text:style-name="T2"> </text:span><text:span text:style-name="T6">'893'</text:span></text:p>
      <text:p text:style-name="P4"><text:span text:style-name="T3">--</text:span><text:span text:style-name="T2"> </text:span><text:span text:style-name="T6">'489'</text:span></text:p>
      <text:p text:style-name="P4"><text:span text:style-name="T3">--</text:span><text:span text:style-name="T2"> </text:span><text:span text:style-name="T6">'612'</text:span></text:p>
      <text:p text:style-name="P4"><text:span text:style-name="T3">--</text:span><text:span text:style-name="T2"> </text:span><text:span text:style-name="T6">'258'</text:span></text:p>
      <text:p text:style-name="P4"><text:span text:style-name="T3">--</text:span><text:span text:style-name="T2"> </text:span><text:span text:style-name="T6">'468'</text:span></text:p>
      <text:p text:style-name="P4"><text:span text:style-name="T3">--</text:span><text:span text:style-name="T2"> </text:span><text:span text:style-name="T6">'949'</text:span></text:p>
      <text:p text:style-name="P4"><text:span text:style-name="T3">--</text:span><text:span text:style-name="T2"> </text:span><text:span text:style-name="T6">'362'</text:span></text:p>
      <text:p text:style-name="P4"><text:span text:style-name="T3">--</text:span><text:span text:style-name="T2"> </text:span><text:span text:style-name="T6">'852'</text:span></text:p>
      <text:p text:style-name="P4"><text:span text:style-name="T3">--</text:span><text:span text:style-name="T2"> </text:span><text:span text:style-name="T6">'991'</text:span></text:p>
      <text:p text:style-name="P4"><text:span text:style-name="T3">--</text:span><text:span text:style-name="T2"> </text:span><text:span text:style-name="T6">'962'</text:span></text:p>
      <text:p text:style-name="P4"><text:span text:style-name="T3">--</text:span><text:span text:style-name="T2"> </text:span><text:span text:style-name="T6">'237'</text:span></text:p>
      <text:p text:style-name="P4"><text:span text:style-name="T3">--</text:span><text:span text:style-name="T2"> </text:span><text:span text:style-name="T6">'349'</text:span></text:p>
      <text:p text:style-name="P4"><text:span text:style-name="T3">--</text:span><text:span text:style-name="T2"> </text:span><text:span text:style-name="T6">'345'</text:span></text:p>
      <text:p text:style-name="P4"><text:soft-page-break/><text:span text:style-name="T3">--</text:span><text:span text:style-name="T2"> </text:span><text:span text:style-name="T6">'158'</text:span></text:p>
      <text:p text:style-name="P4"><text:span text:style-name="T3">--</text:span><text:span text:style-name="T2"> </text:span><text:span text:style-name="T6">'704'</text:span></text:p>
      <text:p text:style-name="P2"/>
      <text:h text:style-name="P3" text:outline-level="2"><text:span text:style-name="T1">intersecting</text:span><text:span text:style-name="T2"> </text:span><text:span text:style-name="T1">two</text:span><text:span text:style-name="T2"> </text:span><text:span text:style-name="T1">tables</text:span></text:h>
      <text:p text:style-name="P4"><text:span text:style-name="T1">(select</text:span><text:span text:style-name="T2"> </text:span><text:span text:style-name="T1">course_id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1">order</text:span><text:span text:style-name="T2"> </text:span><text:span text:style-name="T1">by</text:span><text:span text:style-name="T2"> </text:span><text:span text:style-name="T1">course_id)</text:span></text:p>
      <text:p text:style-name="P4"><text:span text:style-name="T1">intersect</text:span><text:span text:style-name="T2"> </text:span><text:span text:style-name="T1">all</text:span></text:p>
      <text:p text:style-name="P4"><text:span text:style-name="T1">(select</text:span><text:span text:style-name="T2"> </text:span><text:span text:style-name="T1">course_id</text:span></text:p>
      <text:p text:style-name="P4"><text:span text:style-name="T1">from</text:span><text:span text:style-name="T2"> </text:span><text:span text:style-name="T1">section</text:span></text:p>
      <text:p text:style-name="P4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2"> </text:span><text:span text:style-name="T1">order</text:span><text:span text:style-name="T2"> </text:span><text:span text:style-name="T1">by</text:span><text:span text:style-name="T2"> </text:span><text:span text:style-name="T1">course_id);</text:span></text:p>
      <text:p text:style-name="P2"/>
      <text:p text:style-name="P4"><text:span text:style-name="T3">--</text:span><text:span text:style-name="T2"> </text:span><text:span text:style-name="T5"># course_id</text:span></text:p>
      <text:p text:style-name="P4"><text:span text:style-name="T3">--</text:span><text:span text:style-name="T2"> </text:span><text:span text:style-name="T6">'362'</text:span></text:p>
      <text:p text:style-name="P4"><text:span text:style-name="T3">--</text:span><text:span text:style-name="T2"> </text:span><text:span text:style-name="T6">'200'</text:span></text:p>
      <text:p text:style-name="P4"><text:span text:style-name="T3">--</text:span><text:span text:style-name="T2"> </text:span><text:span text:style-name="T6">'169'</text:span></text:p>
      <text:p text:style-name="P4"><text:span text:style-name="T3">--</text:span><text:span text:style-name="T2"> </text:span><text:span text:style-name="T6">'237'</text:span></text:p>
      <text:p text:style-name="P4"><text:span text:style-name="T3">--</text:span><text:span text:style-name="T2"> </text:span><text:span text:style-name="T6">'400'</text:span></text:p>
      <text:p text:style-name="P4"><text:span text:style-name="T3">--</text:span><text:span text:style-name="T2"> </text:span><text:span text:style-name="T6">'158'</text:span></text:p>
      <text:p text:style-name="P2"/>
      <text:p text:style-name="P4"><text:span text:style-name="T1">describe</text:span><text:span text:style-name="T2"> </text:span><text:span text:style-name="T1">instructor;</text:span></text:p>
      <text:p text:style-name="P2"/>
      <text:h text:style-name="P3" text:outline-level="2"><text:span text:style-name="T1">finds</text:span><text:span text:style-name="T2"> </text:span><text:span text:style-name="T1">the</text:span><text:span text:style-name="T2"> </text:span><text:span text:style-name="T1">average</text:span><text:span text:style-name="T2"> </text:span><text:span text:style-name="T1">salary</text:span></text:h>
      <text:p text:style-name="P4"><text:span text:style-name="T1">select</text:span><text:span text:style-name="T2"> </text:span><text:span text:style-name="T1">avg</text:span><text:span text:style-name="T2"> </text:span><text:span text:style-name="T1">(salary)</text:span></text:p>
      <text:p text:style-name="P4"><text:span text:style-name="T1">from</text:span><text:span text:style-name="T2"> </text:span><text:span text:style-name="T1">instructor</text:span></text:p>
      <text:p text:style-name="P4"><text:span text:style-name="T1">where</text:span><text:span text:style-name="T2"> </text:span><text:span text:style-name="T1">dept_name</text:span><text:span text:style-name="T2"> </text:span><text:span text:style-name="T3">=</text:span><text:span text:style-name="T2"> </text:span><text:span text:style-name="T6">'Comp. Sci.'</text:span><text:span text:style-name="T1">;</text:span></text:p>
      <text:p text:style-name="P2"/>
      <text:p text:style-name="P4"><text:span text:style-name="T3">--</text:span><text:span text:style-name="T2"> </text:span><text:span text:style-name="T5"># avg (salary)</text:span></text:p>
      <text:p text:style-name="P4"><text:span text:style-name="T3">--</text:span><text:span text:style-name="T2"> </text:span><text:span text:style-name="T6">'98133.470000'</text:span></text:p>
      <text:p text:style-name="P2"/>
      <text:p text:style-name="P4"><text:span text:style-name="T1">SELECT</text:span><text:span text:style-name="T2"> </text:span><text:span text:style-name="T1">sum(value)</text:span></text:p>
      <text:p text:style-name="P4"><text:span text:style-name="T1">FROM</text:span><text:span text:style-name="T2"> </text:span><text:span text:style-name="T1">(</text:span></text:p>
      <text:p text:style-name="P4"><text:span text:style-name="T2"><text:s text:c="4"/></text:span><text:span text:style-name="T1">SELECT</text:span><text:span text:style-name="T2"> </text:span><text:span text:style-name="T3">2</text:span><text:span text:style-name="T2"> </text:span><text:span text:style-name="T1">AS</text:span><text:span text:style-name="T2"> </text:span><text:span text:style-name="T1">value</text:span></text:p>
      <text:p text:style-name="P4"><text:span text:style-name="T2"><text:s text:c="4"/></text:span><text:span text:style-name="T1">UNION</text:span><text:span text:style-name="T2"> </text:span><text:span text:style-name="T1">ALL</text:span></text:p>
      <text:p text:style-name="P4"><text:span text:style-name="T2"><text:s text:c="4"/></text:span><text:span text:style-name="T1">SELECT</text:span><text:span text:style-name="T2"> </text:span><text:span text:style-name="T3">1</text:span></text:p>
      <text:p text:style-name="P4"><text:span text:style-name="T2"><text:s text:c="4"/></text:span><text:span text:style-name="T1">UNION</text:span><text:span text:style-name="T2"> </text:span><text:span text:style-name="T1">ALL</text:span></text:p>
      <text:p text:style-name="P4"><text:span text:style-name="T2"><text:s text:c="4"/></text:span><text:span text:style-name="T1">SELECT</text:span><text:span text:style-name="T2"> </text:span><text:span text:style-name="T3">3</text:span></text:p>
      <text:p text:style-name="P4"><text:span text:style-name="T1">)</text:span><text:span text:style-name="T2"> </text:span><text:span text:style-name="T1">AS</text:span><text:span text:style-name="T2"> </text:span><text:span text:style-name="T1">temp_table;</text:span></text:p>
      <text:p text:style-name="P2"/>
      <text:p text:style-name="Text_20_body"/>
      <text:h text:style-name="P9" text:outline-level="1"><text:span text:style-name="T1">Day</text:span><text:span text:style-name="T2"> </text:span><text:span text:style-name="T3">5</text:span></text:h>
      <text:p text:style-name="P5"><text:span text:style-name="T1">use</text:span><text:span text:style-name="T2"> </text:span><text:span text:style-name="T1">university;</text:span></text:p>
      <text:h text:style-name="P3" text:outline-level="2"><text:span text:style-name="T1">select</text:span><text:span text:style-name="T2"> </text:span><text:span text:style-name="T1">instructor</text:span><text:span text:style-name="T6">'s dept name and building from 2 tables, where these 2 are same </text:span></text:h>
      <text:p text:style-name="P5"><text:span text:style-name="T1">select</text:span><text:span text:style-name="T2"> </text:span><text:span text:style-name="T1">name,</text:span><text:span text:style-name="T2"> </text:span><text:span text:style-name="T1">instructor</text:span><text:span text:style-name="T3">.</text:span><text:span text:style-name="T1">dept_name,</text:span><text:span text:style-name="T2"> </text:span><text:span text:style-name="T1">building</text:span></text:p>
      <text:p text:style-name="P5"><text:span text:style-name="T1">from</text:span><text:span text:style-name="T2"> </text:span><text:span text:style-name="T1">instructor,</text:span><text:span text:style-name="T2"> </text:span><text:span text:style-name="T1">department</text:span></text:p>
      <text:p text:style-name="P5"><text:span text:style-name="T1">where</text:span><text:span text:style-name="T2"> </text:span><text:span text:style-name="T1">instructor</text:span><text:span text:style-name="T3">.</text:span><text:span text:style-name="T1">dept_name</text:span><text:span text:style-name="T3">=</text:span><text:span text:style-name="T2"> </text:span><text:span text:style-name="T1">department</text:span><text:span text:style-name="T3">.</text:span><text:span text:style-name="T1">dept_name;</text:span></text:p>
      <text:p text:style-name="P10"/>
      <text:p text:style-name="P5"><text:span text:style-name="T3">--</text:span><text:span text:style-name="T2"> </text:span><text:span text:style-name="T6">'Lembr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Saucon'</text:span></text:p>
      <text:p text:style-name="P5"><text:span text:style-name="T3">--</text:span><text:span text:style-name="T2"> </text:span><text:span text:style-name="T6">'Baw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Bronfman'</text:span></text:p>
      <text:p text:style-name="P5"><text:span text:style-name="T3">--</text:span><text:span text:style-name="T2"> </text:span><text:span text:style-name="T6">'Yazdi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Bronfman'</text:span></text:p>
      <text:p text:style-name="P5"><text:span text:style-name="T3">--</text:span><text:span text:style-name="T2"> </text:span><text:span text:style-name="T6">'Wieland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Whitman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Thompson'</text:span></text:p>
      <text:p text:style-name="P5"><text:span text:style-name="T3">--</text:span><text:span text:style-name="T2"> </text:span><text:span text:style-name="T6">'Liley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Linderman'</text:span></text:p>
      <text:p text:style-name="P5"><text:span text:style-name="T3">--</text:span><text:span text:style-name="T2"> </text:span><text:span text:style-name="T6">'Kea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Palmer'</text:span></text:p>
      <text:p text:style-name="P5"><text:span text:style-name="T3">--</text:span><text:span text:style-name="T2"> </text:span><text:span text:style-name="T6">'Atanassov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Moreira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Saucon'</text:span></text:p>
      <text:p text:style-name="P5"><text:span text:style-name="T3">--</text:span><text:span text:style-name="T2"> </text:span><text:span text:style-name="T6">'Gustafsso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Main'</text:span></text:p>
      <text:p text:style-name="P5"><text:span text:style-name="T3">--</text:span><text:span text:style-name="T2"> </text:span><text:span text:style-name="T6">'Bourrier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Lamberton'</text:span></text:p>
      <text:p text:style-name="P5"><text:span text:style-name="T3">--</text:span><text:span text:style-name="T2"> </text:span><text:span text:style-name="T6">'Bondi'</text:span><text:span text:style-name="T1">,</text:span><text:span text:style-name="T2"> </text:span><text:span text:style-name="T6">'Comp. Sci.'</text:span><text:span text:style-name="T1">,</text:span><text:span text:style-name="T2"> </text:span><text:span text:style-name="T6">'Lamberton'</text:span></text:p>
      <text:p text:style-name="P5"><text:span text:style-name="T3">--</text:span><text:span text:style-name="T2"> </text:span><text:span text:style-name="T6">'Soisalon-Soininen'</text:span><text:span text:style-name="T1">,</text:span><text:span text:style-name="T2"> </text:span><text:span text:style-name="T6">'Psychology'</text:span><text:span text:style-name="T1">,</text:span><text:span text:style-name="T2"> </text:span><text:span text:style-name="T6">'Thompson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Lambeau'</text:span></text:p>
      <text:p text:style-name="P5"><text:span text:style-name="T3">--</text:span><text:span text:style-name="T2"> </text:span><text:span text:style-name="T6">'Arias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Murata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Bronfman'</text:span></text:p>
      <text:p text:style-name="P5"><text:span text:style-name="T3">--</text:span><text:span text:style-name="T2"> </text:span><text:span text:style-name="T6">'Tung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Bronfman'</text:span></text:p>
      <text:p text:style-name="P5"><text:span text:style-name="T3">--</text:span><text:span text:style-name="T2"> </text:span><text:span text:style-name="T6">'Luo'</text:span><text:span text:style-name="T1">,</text:span><text:span text:style-name="T2"> </text:span><text:span text:style-name="T6">'English'</text:span><text:span text:style-name="T1">,</text:span><text:span text:style-name="T2"> </text:span><text:span text:style-name="T6">'Palmer'</text:span></text:p>
      <text:p text:style-name="P5"><text:span text:style-name="T3">--</text:span><text:span text:style-name="T2"> </text:span><text:span text:style-name="T6">'Vicentino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Main'</text:span></text:p>
      <text:p text:style-name="P5"><text:span text:style-name="T3">--</text:span><text:span text:style-name="T2"> </text:span><text:span text:style-name="T6">'Romero'</text:span><text:span text:style-name="T1">,</text:span><text:span text:style-name="T2"> </text:span><text:span text:style-name="T6">'Astronomy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Lent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Rauch'</text:span></text:p>
      <text:p text:style-name="P5"><text:span text:style-name="T3">--</text:span><text:span text:style-name="T2"> </text:span><text:span text:style-name="T6">'Sarkar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Whitman'</text:span></text:p>
      <text:p text:style-name="P5"><text:span text:style-name="T3">--</text:span><text:span text:style-name="T2"> </text:span><text:span text:style-name="T6">'Shuming'</text:span><text:span text:style-name="T1">,</text:span><text:span text:style-name="T2"> </text:span><text:span text:style-name="T6">'Physics'</text:span><text:span text:style-name="T1">,</text:span><text:span text:style-name="T2"> </text:span><text:span text:style-name="T6">'Wrigley'</text:span></text:p>
      <text:p text:style-name="P5"><text:span text:style-name="T3">--</text:span><text:span text:style-name="T2"> </text:span><text:span text:style-name="T6">'Konstantinides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Linderman'</text:span></text:p>
      <text:p text:style-name="P5"><text:span text:style-name="T3">--</text:span><text:span text:style-name="T2"> </text:span><text:span text:style-name="T6">'Bancilhon'</text:span><text:span text:style-name="T1">,</text:span><text:span text:style-name="T2"> </text:span><text:span text:style-name="T6">'Pol. Sci.'</text:span><text:span text:style-name="T1">,</text:span><text:span text:style-name="T2"> </text:span><text:span text:style-name="T6">'Whitman'</text:span></text:p>
      <text:p text:style-name="P5"><text:span text:style-name="T3">--</text:span><text:span text:style-name="T2"> </text:span><text:span text:style-name="T6">'Hau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Saucon'</text:span></text:p>
      <text:p text:style-name="P5"><text:span text:style-name="T3">--</text:span><text:span text:style-name="T2"> </text:span><text:span text:style-name="T6">'Dusserr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Lambeau'</text:span></text:p>
      <text:p text:style-name="P5"><text:span text:style-name="T3">--</text:span><text:span text:style-name="T2"> </text:span><text:span text:style-name="T6">'Desyl'</text:span><text:span text:style-name="T1">,</text:span><text:span text:style-name="T2"> </text:span><text:span text:style-name="T6">'Languages'</text:span><text:span text:style-name="T1">,</text:span><text:span text:style-name="T2"> </text:span><text:span text:style-name="T6">'Linderman'</text:span></text:p>
      <text:p text:style-name="P5"><text:span text:style-name="T3">--</text:span><text:span text:style-name="T2"> </text:span><text:span text:style-name="T6">'Jaekel'</text:span><text:span text:style-name="T1">,</text:span><text:span text:style-name="T2"> </text:span><text:span text:style-name="T6">'Athletics'</text:span><text:span text:style-name="T1">,</text:span><text:span text:style-name="T2"> </text:span><text:span text:style-name="T6">'Bronfman'</text:span></text:p>
      <text:p text:style-name="P5"><text:span text:style-name="T3">--</text:span><text:span text:style-name="T2"> </text:span><text:span text:style-name="T6">'McKinnon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Mercer'</text:span></text:p>
      <text:p text:style-name="P5"><text:span text:style-name="T3">--</text:span><text:span text:style-name="T2"> </text:span><text:span text:style-name="T6">'Gutierrez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Finance'</text:span><text:span text:style-name="T1">,</text:span><text:span text:style-name="T2"> </text:span><text:span text:style-name="T6">'Candlestick'</text:span></text:p>
      <text:p text:style-name="P5"><text:span text:style-name="T3">--</text:span><text:span text:style-name="T2"> </text:span><text:span text:style-name="T6">'Pimenta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Mercer'</text:span></text:p>
      <text:p text:style-name="P5"><text:span text:style-name="T3">--</text:span><text:span text:style-name="T2"> </text:span><text:span text:style-name="T6">'Yin'</text:span><text:span text:style-name="T1">,</text:span><text:span text:style-name="T2"> </text:span><text:span text:style-name="T6">'English'</text:span><text:span text:style-name="T1">,</text:span><text:span text:style-name="T2"> </text:span><text:span text:style-name="T6">'Palmer'</text:span></text:p>
      <text:p text:style-name="P5"><text:span text:style-name="T3">--</text:span><text:span text:style-name="T2"> </text:span><text:span text:style-name="T6">'Sullivan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Main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Physics'</text:span><text:span text:style-name="T1">,</text:span><text:span text:style-name="T2"> </text:span><text:span text:style-name="T6">'Wrigley'</text:span></text:p>
      <text:p text:style-name="P5"><text:span text:style-name="T3">--</text:span><text:span text:style-name="T2"> </text:span><text:span text:style-name="T6">'Kenje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Lambeau'</text:span></text:p>
      <text:p text:style-name="P5"><text:soft-page-break/><text:span text:style-name="T3">--</text:span><text:span text:style-name="T2"> </text:span><text:span text:style-name="T6">'Mahmoud'</text:span><text:span text:style-name="T1">,</text:span><text:span text:style-name="T2"> </text:span><text:span text:style-name="T6">'Geology'</text:span><text:span text:style-name="T1">,</text:span><text:span text:style-name="T2"> </text:span><text:span text:style-name="T6">'Palmer'</text:span></text:p>
      <text:p text:style-name="P5"><text:span text:style-name="T3">--</text:span><text:span text:style-name="T2"> </text:span><text:span text:style-name="T6">'Pingr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Accounting'</text:span><text:span text:style-name="T1">,</text:span><text:span text:style-name="T2"> </text:span><text:span text:style-name="T6">'Saucon'</text:span></text:p>
      <text:p text:style-name="P5"><text:span text:style-name="T3">--</text:span><text:span text:style-name="T2"> </text:span><text:span text:style-name="T6">'Levine'</text:span><text:span text:style-name="T1">,</text:span><text:span text:style-name="T2"> </text:span><text:span text:style-name="T6">'Elec. Eng.'</text:span><text:span text:style-name="T1">,</text:span><text:span text:style-name="T2"> </text:span><text:span text:style-name="T6">'Main'</text:span></text:p>
      <text:p text:style-name="P5"><text:span text:style-name="T3">--</text:span><text:span text:style-name="T2"> </text:span><text:span text:style-name="T6">'Queiroz'</text:span><text:span text:style-name="T1">,</text:span><text:span text:style-name="T2"> </text:span><text:span text:style-name="T6">'Biology'</text:span><text:span text:style-name="T1">,</text:span><text:span text:style-name="T2"> </text:span><text:span text:style-name="T6">'Candlestick'</text:span></text:p>
      <text:p text:style-name="P5"><text:span text:style-name="T3">--</text:span><text:span text:style-name="T2"> </text:span><text:span text:style-name="T6">'Valtchev'</text:span><text:span text:style-name="T1">,</text:span><text:span text:style-name="T2"> </text:span><text:span text:style-name="T6">'Biology'</text:span><text:span text:style-name="T1">,</text:span><text:span text:style-name="T2"> </text:span><text:span text:style-name="T6">'Candlestick'</text:span></text:p>
      <text:p text:style-name="P5"><text:span text:style-name="T3">--</text:span><text:span text:style-name="T2"> </text:span><text:span text:style-name="T6">'Bietzk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Mercer'</text:span></text:p>
      <text:p text:style-name="P5"><text:span text:style-name="T3">--</text:span><text:span text:style-name="T2"> </text:span><text:span text:style-name="T6">'Choll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Arinb'</text:span><text:span text:style-name="T1">,</text:span><text:span text:style-name="T2"> </text:span><text:span text:style-name="T6">'Statistics'</text:span><text:span text:style-name="T1">,</text:span><text:span text:style-name="T2"> </text:span><text:span text:style-name="T6">'Taylor'</text:span></text:p>
      <text:p text:style-name="P5"><text:span text:style-name="T3">--</text:span><text:span text:style-name="T2"> </text:span><text:span text:style-name="T6">'Sakurai'</text:span><text:span text:style-name="T1">,</text:span><text:span text:style-name="T2"> </text:span><text:span text:style-name="T6">'English'</text:span><text:span text:style-name="T1">,</text:span><text:span text:style-name="T2"> </text:span><text:span text:style-name="T6">'Palmer'</text:span></text:p>
      <text:p text:style-name="P5"><text:span text:style-name="T3">--</text:span><text:span text:style-name="T2"> </text:span><text:span text:style-name="T6">'Mird'</text:span><text:span text:style-name="T1">,</text:span><text:span text:style-name="T2"> </text:span><text:span text:style-name="T6">'Marketing'</text:span><text:span text:style-name="T1">,</text:span><text:span text:style-name="T2"> </text:span><text:span text:style-name="T6">'Lambeau'</text:span></text:p>
      <text:p text:style-name="P5"><text:span text:style-name="T3">--</text:span><text:span text:style-name="T2"> </text:span><text:span text:style-name="T6">'Bertolino'</text:span><text:span text:style-name="T1">,</text:span><text:span text:style-name="T2"> </text:span><text:span text:style-name="T6">'Mech. Eng.'</text:span><text:span text:style-name="T1">,</text:span><text:span text:style-name="T2"> </text:span><text:span text:style-name="T6">'Rauch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Cybernetics'</text:span><text:span text:style-name="T1">,</text:span><text:span text:style-name="T2"> </text:span><text:span text:style-name="T6">'Mercer'</text:span></text:p>
      <text:p text:style-name="P10"/>
      <text:h text:style-name="P3" text:outline-level="2"><text:span text:style-name="T1">Combining</text:span><text:span text:style-name="T2"> </text:span><text:span text:style-name="T1">tables</text:span><text:span text:style-name="T2"> </text:span><text:span text:style-name="T1">with</text:span><text:span text:style-name="T2"> </text:span><text:span text:style-name="T1">custom</text:span><text:span text:style-name="T2"> </text:span><text:span text:style-name="T1">name</text:span></text:h>
      <text:p text:style-name="P5"><text:span text:style-name="T1">select</text:span><text:span text:style-name="T2"> </text:span><text:span text:style-name="T1">T</text:span><text:span text:style-name="T3">.</text:span><text:span text:style-name="T1">name,</text:span><text:span text:style-name="T2"> </text:span><text:span text:style-name="T1">S</text:span><text:span text:style-name="T3">.</text:span><text:span text:style-name="T1">course_id</text:span></text:p>
      <text:p text:style-name="P5"><text:span text:style-name="T1">from</text:span><text:span text:style-name="T2"> </text:span><text:span text:style-name="T1">instructor</text:span><text:span text:style-name="T2"> </text:span><text:span text:style-name="T8">as</text:span><text:span text:style-name="T2"> </text:span><text:span text:style-name="T1">T</text:span><text:span text:style-name="T2"> </text:span><text:span text:style-name="T1">,</text:span><text:span text:style-name="T2"> </text:span><text:span text:style-name="T1">teaches</text:span><text:span text:style-name="T2"> </text:span><text:span text:style-name="T8">as</text:span><text:span text:style-name="T2"> </text:span><text:span text:style-name="T1">S</text:span></text:p>
      <text:p text:style-name="P5"><text:span text:style-name="T1">where</text:span><text:span text:style-name="T2"> </text:span><text:span text:style-name="T1">T</text:span><text:span text:style-name="T3">.</text:span><text:span text:style-name="T1">ID</text:span><text:span text:style-name="T3">=</text:span><text:span text:style-name="T2"> </text:span><text:span text:style-name="T1">S</text:span><text:span text:style-name="T3">.</text:span><text:span text:style-name="T1">ID;</text:span></text:p>
      <text:p text:style-name="P10"/>
      <text:p text:style-name="P5"><text:span text:style-name="T3">--</text:span><text:span text:style-name="T2"> </text:span><text:span text:style-name="T5"># name, course_id</text:span></text:p>
      <text:p text:style-name="P5"><text:span text:style-name="T3">--</text:span><text:span text:style-name="T2"> </text:span><text:span text:style-name="T6">'Lembr'</text:span><text:span text:style-name="T1">,</text:span><text:span text:style-name="T2"> </text:span><text:span text:style-name="T6">'200'</text:span></text:p>
      <text:p text:style-name="P5"><text:span text:style-name="T3">--</text:span><text:span text:style-name="T2"> </text:span><text:span text:style-name="T6">'Lembr'</text:span><text:span text:style-name="T1">,</text:span><text:span text:style-name="T2"> </text:span><text:span text:style-name="T6">'843'</text:span></text:p>
      <text:p text:style-name="P5"><text:span text:style-name="T3">--</text:span><text:span text:style-name="T2"> </text:span><text:span text:style-name="T6">'Bawa'</text:span><text:span text:style-name="T1">,</text:span><text:span text:style-name="T2"> </text:span><text:span text:style-name="T6">'457'</text:span></text:p>
      <text:p text:style-name="P5"><text:span text:style-name="T3">--</text:span><text:span text:style-name="T2"> </text:span><text:span text:style-name="T6">'Wieland'</text:span><text:span text:style-name="T1">,</text:span><text:span text:style-name="T2"> </text:span><text:span text:style-name="T6">'545'</text:span></text:p>
      <text:p text:style-name="P5"><text:span text:style-name="T3">--</text:span><text:span text:style-name="T2"> </text:span><text:span text:style-name="T6">'Wieland'</text:span><text:span text:style-name="T1">,</text:span><text:span text:style-name="T2"> </text:span><text:span text:style-name="T6">'581'</text:span></text:p>
      <text:p text:style-name="P5"><text:span text:style-name="T3">--</text:span><text:span text:style-name="T2"> </text:span><text:span text:style-name="T6">'Wieland'</text:span><text:span text:style-name="T1">,</text:span><text:span text:style-name="T2"> </text:span><text:span text:style-name="T6">'591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338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338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352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400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400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482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599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642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663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867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962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972'</text:span></text:p>
      <text:p text:style-name="P5"><text:span text:style-name="T3">--</text:span><text:span text:style-name="T2"> </text:span><text:span text:style-name="T6">'DAgostino'</text:span><text:span text:style-name="T1">,</text:span><text:span text:style-name="T2"> </text:span><text:span text:style-name="T6">'991'</text:span></text:p>
      <text:p text:style-name="P5"><text:span text:style-name="T3">--</text:span><text:span text:style-name="T2"> </text:span><text:span text:style-name="T6">'Liley'</text:span><text:span text:style-name="T1">,</text:span><text:span text:style-name="T2"> </text:span><text:span text:style-name="T6">'192'</text:span></text:p>
      <text:p text:style-name="P5"><text:span text:style-name="T3">--</text:span><text:span text:style-name="T2"> </text:span><text:span text:style-name="T6">'Kean'</text:span><text:span text:style-name="T1">,</text:span><text:span text:style-name="T2"> </text:span><text:span text:style-name="T6">'366'</text:span></text:p>
      <text:p text:style-name="P5"><text:span text:style-name="T3">--</text:span><text:span text:style-name="T2"> </text:span><text:span text:style-name="T6">'Kean'</text:span><text:span text:style-name="T1">,</text:span><text:span text:style-name="T2"> </text:span><text:span text:style-name="T6">'808'</text:span></text:p>
      <text:p text:style-name="P5"><text:span text:style-name="T3">--</text:span><text:span text:style-name="T2"> </text:span><text:span text:style-name="T6">'Atanassov'</text:span><text:span text:style-name="T1">,</text:span><text:span text:style-name="T2"> </text:span><text:span text:style-name="T6">'603'</text:span></text:p>
      <text:p text:style-name="P5"><text:span text:style-name="T3">--</text:span><text:span text:style-name="T2"> </text:span><text:span text:style-name="T6">'Atanassov'</text:span><text:span text:style-name="T1">,</text:span><text:span text:style-name="T2"> </text:span><text:span text:style-name="T6">'604'</text:span></text:p>
      <text:p text:style-name="P5"><text:span text:style-name="T3">--</text:span><text:span text:style-name="T2"> </text:span><text:span text:style-name="T6">'Gustafsson'</text:span><text:span text:style-name="T1">,</text:span><text:span text:style-name="T2"> </text:span><text:span text:style-name="T6">'169'</text:span></text:p>
      <text:p text:style-name="P5"><text:span text:style-name="T3">--</text:span><text:span text:style-name="T2"> </text:span><text:span text:style-name="T6">'Gustafsson'</text:span><text:span text:style-name="T1">,</text:span><text:span text:style-name="T2"> </text:span><text:span text:style-name="T6">'169'</text:span></text:p>
      <text:p text:style-name="P5"><text:span text:style-name="T3">--</text:span><text:span text:style-name="T2"> </text:span><text:span text:style-name="T6">'Gustafsson'</text:span><text:span text:style-name="T1">,</text:span><text:span text:style-name="T2"> </text:span><text:span text:style-name="T6">'561'</text:span></text:p>
      <text:p text:style-name="P5"><text:soft-page-break/><text:span text:style-name="T3">--</text:span><text:span text:style-name="T2"> </text:span><text:span text:style-name="T6">'Gustafsson'</text:span><text:span text:style-name="T1">,</text:span><text:span text:style-name="T2"> </text:span><text:span text:style-name="T6">'631'</text:span></text:p>
      <text:p text:style-name="P5"><text:span text:style-name="T3">--</text:span><text:span text:style-name="T2"> </text:span><text:span text:style-name="T6">'Bourrier'</text:span><text:span text:style-name="T1">,</text:span><text:span text:style-name="T2"> </text:span><text:span text:style-name="T6">'949'</text:span></text:p>
      <text:p text:style-name="P5"><text:span text:style-name="T3">--</text:span><text:span text:style-name="T2"> </text:span><text:span text:style-name="T6">'Bourrier'</text:span><text:span text:style-name="T1">,</text:span><text:span text:style-name="T2"> </text:span><text:span text:style-name="T6">'960'</text:span></text:p>
      <text:p text:style-name="P5"><text:span text:style-name="T3">--</text:span><text:span text:style-name="T2"> </text:span><text:span text:style-name="T6">'Bondi'</text:span><text:span text:style-name="T1">,</text:span><text:span text:style-name="T2"> </text:span><text:span text:style-name="T6">'274'</text:span></text:p>
      <text:p text:style-name="P5"><text:span text:style-name="T3">--</text:span><text:span text:style-name="T2"> </text:span><text:span text:style-name="T6">'Bondi'</text:span><text:span text:style-name="T1">,</text:span><text:span text:style-name="T2"> </text:span><text:span text:style-name="T6">'571'</text:span></text:p>
      <text:p text:style-name="P5"><text:span text:style-name="T3">--</text:span><text:span text:style-name="T2"> </text:span><text:span text:style-name="T6">'Bondi'</text:span><text:span text:style-name="T1">,</text:span><text:span text:style-name="T2"> </text:span><text:span text:style-name="T6">'747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242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313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696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791'</text:span></text:p>
      <text:p text:style-name="P5"><text:span text:style-name="T3">--</text:span><text:span text:style-name="T2"> </text:span><text:span text:style-name="T6">'Morris'</text:span><text:span text:style-name="T1">,</text:span><text:span text:style-name="T2"> </text:span><text:span text:style-name="T6">'795'</text:span></text:p>
      <text:p text:style-name="P5"><text:span text:style-name="T3">--</text:span><text:span text:style-name="T2"> </text:span><text:span text:style-name="T6">'Tung'</text:span><text:span text:style-name="T1">,</text:span><text:span text:style-name="T2"> </text:span><text:span text:style-name="T6">'401'</text:span></text:p>
      <text:p text:style-name="P5"><text:span text:style-name="T3">--</text:span><text:span text:style-name="T2"> </text:span><text:span text:style-name="T6">'Tung'</text:span><text:span text:style-name="T1">,</text:span><text:span text:style-name="T2"> </text:span><text:span text:style-name="T6">'421'</text:span></text:p>
      <text:p text:style-name="P5"><text:span text:style-name="T3">--</text:span><text:span text:style-name="T2"> </text:span><text:span text:style-name="T6">'Tung'</text:span><text:span text:style-name="T1">,</text:span><text:span text:style-name="T2"> </text:span><text:span text:style-name="T6">'692'</text:span></text:p>
      <text:p text:style-name="P5"><text:span text:style-name="T3">--</text:span><text:span text:style-name="T2"> </text:span><text:span text:style-name="T6">'Luo'</text:span><text:span text:style-name="T1">,</text:span><text:span text:style-name="T2"> </text:span><text:span text:style-name="T6">'679'</text:span></text:p>
      <text:p text:style-name="P5"><text:span text:style-name="T3">--</text:span><text:span text:style-name="T2"> </text:span><text:span text:style-name="T6">'Vicentino'</text:span><text:span text:style-name="T1">,</text:span><text:span text:style-name="T2"> </text:span><text:span text:style-name="T6">'793'</text:span></text:p>
      <text:p text:style-name="P5"><text:span text:style-name="T3">--</text:span><text:span text:style-name="T2"> </text:span><text:span text:style-name="T6">'Romero'</text:span><text:span text:style-name="T1">,</text:span><text:span text:style-name="T2"> </text:span><text:span text:style-name="T6">'105'</text:span></text:p>
      <text:p text:style-name="P5"><text:span text:style-name="T3">--</text:span><text:span text:style-name="T2"> </text:span><text:span text:style-name="T6">'Romero'</text:span><text:span text:style-name="T1">,</text:span><text:span text:style-name="T2"> </text:span><text:span text:style-name="T6">'105'</text:span></text:p>
      <text:p text:style-name="P5"><text:span text:style-name="T3">--</text:span><text:span text:style-name="T2"> </text:span><text:span text:style-name="T6">'Romero'</text:span><text:span text:style-name="T1">,</text:span><text:span text:style-name="T2"> </text:span><text:span text:style-name="T6">'476'</text:span></text:p>
      <text:p text:style-name="P5"><text:span text:style-name="T3">--</text:span><text:span text:style-name="T2"> </text:span><text:span text:style-name="T6">'Romero'</text:span><text:span text:style-name="T1">,</text:span><text:span text:style-name="T2"> </text:span><text:span text:style-name="T6">'489'</text:span></text:p>
      <text:p text:style-name="P5"><text:span text:style-name="T3">--</text:span><text:span text:style-name="T2"> </text:span><text:span text:style-name="T6">'Lent'</text:span><text:span text:style-name="T1">,</text:span><text:span text:style-name="T2"> </text:span><text:span text:style-name="T6">'626'</text:span></text:p>
      <text:p text:style-name="P5"><text:span text:style-name="T3">--</text:span><text:span text:style-name="T2"> </text:span><text:span text:style-name="T6">'Sarkar'</text:span><text:span text:style-name="T1">,</text:span><text:span text:style-name="T2"> </text:span><text:span text:style-name="T6">'867'</text:span></text:p>
      <text:p text:style-name="P5"><text:span text:style-name="T3">--</text:span><text:span text:style-name="T2"> </text:span><text:span text:style-name="T6">'Shuming'</text:span><text:span text:style-name="T1">,</text:span><text:span text:style-name="T2"> </text:span><text:span text:style-name="T6">'468'</text:span></text:p>
      <text:p text:style-name="P5"><text:span text:style-name="T3">--</text:span><text:span text:style-name="T2"> </text:span><text:span text:style-name="T6">'Jaekel'</text:span><text:span text:style-name="T1">,</text:span><text:span text:style-name="T2"> </text:span><text:span text:style-name="T6">'334'</text:span></text:p>
      <text:p text:style-name="P5"><text:span text:style-name="T3">--</text:span><text:span text:style-name="T2"> </text:span><text:span text:style-name="T6">'Jaekel'</text:span><text:span text:style-name="T1">,</text:span><text:span text:style-name="T2"> </text:span><text:span text:style-name="T6">'852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137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04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19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49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362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426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445'</text:span></text:p>
      <text:p text:style-name="P5"><text:span text:style-name="T3">--</text:span><text:span text:style-name="T2"> </text:span><text:span text:style-name="T6">'Mingoz'</text:span><text:span text:style-name="T1">,</text:span><text:span text:style-name="T2"> </text:span><text:span text:style-name="T6">'527'</text:span></text:p>
      <text:p text:style-name="P5"><text:span text:style-name="T3">--</text:span><text:span text:style-name="T2"> </text:span><text:span text:style-name="T6">'Pimenta'</text:span><text:span text:style-name="T1">,</text:span><text:span text:style-name="T2"> </text:span><text:span text:style-name="T6">'875'</text:span></text:p>
      <text:p text:style-name="P5"><text:span text:style-name="T3">--</text:span><text:span text:style-name="T2"> </text:span><text:span text:style-name="T6">'Sullivan'</text:span><text:span text:style-name="T1">,</text:span><text:span text:style-name="T2"> </text:span><text:span text:style-name="T6">'694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239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376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443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443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612'</text:span></text:p>
      <text:p text:style-name="P5"><text:span text:style-name="T3">--</text:span><text:span text:style-name="T2"> </text:span><text:span text:style-name="T6">'Voronina'</text:span><text:span text:style-name="T1">,</text:span><text:span text:style-name="T2"> </text:span><text:span text:style-name="T6">'959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486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493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704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735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735'</text:span></text:p>
      <text:p text:style-name="P5"><text:span text:style-name="T3">--</text:span><text:span text:style-name="T2"> </text:span><text:span text:style-name="T6">'Mahmoud'</text:span><text:span text:style-name="T1">,</text:span><text:span text:style-name="T2"> </text:span><text:span text:style-name="T6">'864'</text:span></text:p>
      <text:p text:style-name="P5"><text:soft-page-break/><text:span text:style-name="T3">--</text:span><text:span text:style-name="T2"> </text:span><text:span text:style-name="T6">'Ullman '</text:span><text:span text:style-name="T1">,</text:span><text:span text:style-name="T2"> </text:span><text:span text:style-name="T6">'200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345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408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408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760'</text:span></text:p>
      <text:p text:style-name="P5"><text:span text:style-name="T3">--</text:span><text:span text:style-name="T2"> </text:span><text:span text:style-name="T6">'Ullman '</text:span><text:span text:style-name="T1">,</text:span><text:span text:style-name="T2"> </text:span><text:span text:style-name="T6">'974'</text:span></text:p>
      <text:p text:style-name="P5"><text:span text:style-name="T3">--</text:span><text:span text:style-name="T2"> </text:span><text:span text:style-name="T6">'Queiroz'</text:span><text:span text:style-name="T1">,</text:span><text:span text:style-name="T2"> </text:span><text:span text:style-name="T6">'559'</text:span></text:p>
      <text:p text:style-name="P5"><text:span text:style-name="T3">--</text:span><text:span text:style-name="T2"> </text:span><text:span text:style-name="T6">'Valtchev'</text:span><text:span text:style-name="T1">,</text:span><text:span text:style-name="T2"> </text:span><text:span text:style-name="T6">'415'</text:span></text:p>
      <text:p text:style-name="P5"><text:span text:style-name="T3">--</text:span><text:span text:style-name="T2"> </text:span><text:span text:style-name="T6">'Valtchev'</text:span><text:span text:style-name="T1">,</text:span><text:span text:style-name="T2"> </text:span><text:span text:style-name="T6">'702'</text:span></text:p>
      <text:p text:style-name="P5"><text:span text:style-name="T3">--</text:span><text:span text:style-name="T2"> </text:span><text:span text:style-name="T6">'Bietzk'</text:span><text:span text:style-name="T1">,</text:span><text:span text:style-name="T2"> </text:span><text:span text:style-name="T6">'158'</text:span></text:p>
      <text:p text:style-name="P5"><text:span text:style-name="T3">--</text:span><text:span text:style-name="T2"> </text:span><text:span text:style-name="T6">'Choll'</text:span><text:span text:style-name="T1">,</text:span><text:span text:style-name="T2"> </text:span><text:span text:style-name="T6">'461'</text:span></text:p>
      <text:p text:style-name="P5"><text:span text:style-name="T3">--</text:span><text:span text:style-name="T2"> </text:span><text:span text:style-name="T6">'Sakurai'</text:span><text:span text:style-name="T1">,</text:span><text:span text:style-name="T2"> </text:span><text:span text:style-name="T6">'258'</text:span></text:p>
      <text:p text:style-name="P5"><text:span text:style-name="T3">--</text:span><text:span text:style-name="T2"> </text:span><text:span text:style-name="T6">'Sakurai'</text:span><text:span text:style-name="T1">,</text:span><text:span text:style-name="T2"> </text:span><text:span text:style-name="T6">'270'</text:span></text:p>
      <text:p text:style-name="P5"><text:span text:style-name="T3">--</text:span><text:span text:style-name="T2"> </text:span><text:span text:style-name="T6">'Sakurai'</text:span><text:span text:style-name="T1">,</text:span><text:span text:style-name="T2"> </text:span><text:span text:style-name="T6">'468'</text:span></text:p>
      <text:p text:style-name="P5"><text:span text:style-name="T3">--</text:span><text:span text:style-name="T2"> </text:span><text:span text:style-name="T6">'Sakurai'</text:span><text:span text:style-name="T1">,</text:span><text:span text:style-name="T2"> </text:span><text:span text:style-name="T6">'960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158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237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237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496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629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748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802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893'</text:span></text:p>
      <text:p text:style-name="P5"><text:span text:style-name="T3">--</text:span><text:span text:style-name="T2"> </text:span><text:span text:style-name="T6">'Dale'</text:span><text:span text:style-name="T1">,</text:span><text:span text:style-name="T2"> </text:span><text:span text:style-name="T6">'927'</text:span></text:p>
      <text:p text:style-name="P10"/>
      <text:h text:style-name="P3" text:outline-level="2"><text:span text:style-name="T1">select</text:span><text:span text:style-name="T2"> </text:span><text:span text:style-name="T1">instructor</text:span><text:span text:style-name="T2"> </text:span><text:span text:style-name="T1">based</text:span><text:span text:style-name="T2"> </text:span><text:span text:style-name="T1">on</text:span><text:span text:style-name="T2"> </text:span><text:span text:style-name="T1">salary</text:span><text:span text:style-name="T2"> </text:span><text:span text:style-name="T4">and</text:span><text:span text:style-name="T2"> </text:span><text:span text:style-name="T1">dept</text:span><text:span text:style-name="T2"> </text:span><text:span text:style-name="T1">name</text:span><text:span text:style-name="T2"> </text:span><text:span text:style-name="T1">across</text:span><text:span text:style-name="T2"> </text:span><text:span text:style-name="T1">two</text:span><text:span text:style-name="T2"> </text:span><text:span text:style-name="T1">different</text:span><text:span text:style-name="T2"> </text:span><text:span text:style-name="T1">tables</text:span></text:h>
      <text:p text:style-name="P5"><text:span text:style-name="T1">select</text:span><text:span text:style-name="T2"> </text:span><text:span text:style-name="T1">distinct</text:span><text:span text:style-name="T2"> </text:span><text:span text:style-name="T1">T</text:span><text:span text:style-name="T2"> </text:span><text:span text:style-name="T3">.</text:span><text:span text:style-name="T1">name</text:span></text:p>
      <text:p text:style-name="P5"><text:span text:style-name="T1">from</text:span><text:span text:style-name="T2"> </text:span><text:span text:style-name="T1">instructor</text:span><text:span text:style-name="T2"> </text:span><text:span text:style-name="T8">as</text:span><text:span text:style-name="T2"> </text:span><text:span text:style-name="T1">T</text:span><text:span text:style-name="T2"> </text:span><text:span text:style-name="T1">,</text:span><text:span text:style-name="T2"> </text:span><text:span text:style-name="T1">instructor</text:span><text:span text:style-name="T2"> </text:span><text:span text:style-name="T8">as</text:span><text:span text:style-name="T2"> </text:span><text:span text:style-name="T1">S</text:span></text:p>
      <text:p text:style-name="P5"><text:span text:style-name="T1">where</text:span><text:span text:style-name="T2"> </text:span><text:span text:style-name="T1">T</text:span><text:span text:style-name="T3">.</text:span><text:span text:style-name="T1">salary</text:span><text:span text:style-name="T2"> </text:span><text:span text:style-name="T3">&gt;</text:span><text:span text:style-name="T2"> </text:span><text:span text:style-name="T1">S</text:span><text:span text:style-name="T3">.</text:span><text:span text:style-name="T1">salary</text:span><text:span text:style-name="T2"> </text:span><text:span text:style-name="T4">and</text:span><text:span text:style-name="T2"> </text:span><text:span text:style-name="T1">S</text:span><text:span text:style-name="T3">.</text:span><text:span text:style-name="T1">dept_name</text:span><text:span text:style-name="T2"> </text:span><text:span text:style-name="T3">=</text:span><text:span text:style-name="T2"> </text:span><text:span text:style-name="T6">'Biology'</text:span><text:span text:style-name="T1">;</text:span></text:p>
      <text:p text:style-name="P10"/>
      <text:p text:style-name="P5"><text:span text:style-name="T3">--</text:span><text:span text:style-name="T2"> </text:span><text:span text:style-name="T5"># name</text:span></text:p>
      <text:p text:style-name="P5"><text:span text:style-name="T3">--</text:span><text:span text:style-name="T2"> </text:span><text:span text:style-name="T6">'Bawa'</text:span></text:p>
      <text:p text:style-name="P5"><text:span text:style-name="T3">--</text:span><text:span text:style-name="T2"> </text:span><text:span text:style-name="T6">'Yazdi'</text:span></text:p>
      <text:p text:style-name="P5"><text:span text:style-name="T3">--</text:span><text:span text:style-name="T2"> </text:span><text:span text:style-name="T6">'Wieland'</text:span></text:p>
      <text:p text:style-name="P5"><text:span text:style-name="T3">--</text:span><text:span text:style-name="T2"> </text:span><text:span text:style-name="T6">'DAgostino'</text:span></text:p>
      <text:p text:style-name="P5"><text:span text:style-name="T3">--</text:span><text:span text:style-name="T2"> </text:span><text:span text:style-name="T6">'Liley'</text:span></text:p>
      <text:p text:style-name="P5"><text:span text:style-name="T3">--</text:span><text:span text:style-name="T2"> </text:span><text:span text:style-name="T6">'Atanassov'</text:span></text:p>
      <text:p text:style-name="P5"><text:span text:style-name="T3">--</text:span><text:span text:style-name="T2"> </text:span><text:span text:style-name="T6">'Moreira'</text:span></text:p>
      <text:p text:style-name="P5"><text:span text:style-name="T3">--</text:span><text:span text:style-name="T2"> </text:span><text:span text:style-name="T6">'Gustafsson'</text:span></text:p>
      <text:p text:style-name="P5"><text:span text:style-name="T3">--</text:span><text:span text:style-name="T2"> </text:span><text:span text:style-name="T6">'Bourrier'</text:span></text:p>
      <text:p text:style-name="P5"><text:span text:style-name="T3">--</text:span><text:span text:style-name="T2"> </text:span><text:span text:style-name="T6">'Bondi'</text:span></text:p>
      <text:p text:style-name="P5"><text:span text:style-name="T3">--</text:span><text:span text:style-name="T2"> </text:span><text:span text:style-name="T6">'Soisalon-Soininen'</text:span></text:p>
      <text:p text:style-name="P5"><text:span text:style-name="T3">--</text:span><text:span text:style-name="T2"> </text:span><text:span text:style-name="T6">'Arias'</text:span></text:p>
      <text:p text:style-name="P5"><text:span text:style-name="T3">--</text:span><text:span text:style-name="T2"> </text:span><text:span text:style-name="T6">'Murata'</text:span></text:p>
      <text:p text:style-name="P5"><text:span text:style-name="T3">--</text:span><text:span text:style-name="T2"> </text:span><text:span text:style-name="T6">'Tung'</text:span></text:p>
      <text:p text:style-name="P5"><text:span text:style-name="T3">--</text:span><text:span text:style-name="T2"> </text:span><text:span text:style-name="T6">'Luo'</text:span></text:p>
      <text:p text:style-name="P5"><text:soft-page-break/><text:span text:style-name="T3">--</text:span><text:span text:style-name="T2"> </text:span><text:span text:style-name="T6">'Romero'</text:span></text:p>
      <text:p text:style-name="P5"><text:span text:style-name="T3">--</text:span><text:span text:style-name="T2"> </text:span><text:span text:style-name="T6">'Lent'</text:span></text:p>
      <text:p text:style-name="P5"><text:span text:style-name="T3">--</text:span><text:span text:style-name="T2"> </text:span><text:span text:style-name="T6">'Sarkar'</text:span></text:p>
      <text:p text:style-name="P5"><text:span text:style-name="T3">--</text:span><text:span text:style-name="T2"> </text:span><text:span text:style-name="T6">'Shuming'</text:span></text:p>
      <text:p text:style-name="P5"><text:span text:style-name="T3">--</text:span><text:span text:style-name="T2"> </text:span><text:span text:style-name="T6">'Bancilhon'</text:span></text:p>
      <text:p text:style-name="P5"><text:span text:style-name="T3">--</text:span><text:span text:style-name="T2"> </text:span><text:span text:style-name="T6">'Dusserre'</text:span></text:p>
      <text:p text:style-name="P5"><text:span text:style-name="T3">--</text:span><text:span text:style-name="T2"> </text:span><text:span text:style-name="T6">'Desyl'</text:span></text:p>
      <text:p text:style-name="P5"><text:span text:style-name="T3">--</text:span><text:span text:style-name="T2"> </text:span><text:span text:style-name="T6">'Jaekel'</text:span></text:p>
      <text:p text:style-name="P5"><text:span text:style-name="T3">--</text:span><text:span text:style-name="T2"> </text:span><text:span text:style-name="T6">'McKinnon'</text:span></text:p>
      <text:p text:style-name="P5"><text:span text:style-name="T3">--</text:span><text:span text:style-name="T2"> </text:span><text:span text:style-name="T6">'Mingoz'</text:span></text:p>
      <text:p text:style-name="P5"><text:span text:style-name="T3">--</text:span><text:span text:style-name="T2"> </text:span><text:span text:style-name="T6">'Pimenta'</text:span></text:p>
      <text:p text:style-name="P5"><text:span text:style-name="T3">--</text:span><text:span text:style-name="T2"> </text:span><text:span text:style-name="T6">'Yin'</text:span></text:p>
      <text:p text:style-name="P5"><text:span text:style-name="T3">--</text:span><text:span text:style-name="T2"> </text:span><text:span text:style-name="T6">'Sullivan'</text:span></text:p>
      <text:p text:style-name="P5"><text:span text:style-name="T3">--</text:span><text:span text:style-name="T2"> </text:span><text:span text:style-name="T6">'Voronina'</text:span></text:p>
      <text:p text:style-name="P5"><text:span text:style-name="T3">--</text:span><text:span text:style-name="T2"> </text:span><text:span text:style-name="T6">'Kenje'</text:span></text:p>
      <text:p text:style-name="P5"><text:span text:style-name="T3">--</text:span><text:span text:style-name="T2"> </text:span><text:span text:style-name="T6">'Mahmoud'</text:span></text:p>
      <text:p text:style-name="P5"><text:span text:style-name="T3">--</text:span><text:span text:style-name="T2"> </text:span><text:span text:style-name="T6">'Pingr'</text:span></text:p>
      <text:p text:style-name="P5"><text:span text:style-name="T3">--</text:span><text:span text:style-name="T2"> </text:span><text:span text:style-name="T6">'Ullman '</text:span></text:p>
      <text:p text:style-name="P5"><text:span text:style-name="T3">--</text:span><text:span text:style-name="T2"> </text:span><text:span text:style-name="T6">'Levine'</text:span></text:p>
      <text:p text:style-name="P5"><text:span text:style-name="T3">--</text:span><text:span text:style-name="T2"> </text:span><text:span text:style-name="T6">'Valtchev'</text:span></text:p>
      <text:p text:style-name="P5"><text:span text:style-name="T3">--</text:span><text:span text:style-name="T2"> </text:span><text:span text:style-name="T6">'Bietzk'</text:span></text:p>
      <text:p text:style-name="P5"><text:span text:style-name="T3">--</text:span><text:span text:style-name="T2"> </text:span><text:span text:style-name="T6">'Choll'</text:span></text:p>
      <text:p text:style-name="P5"><text:span text:style-name="T3">--</text:span><text:span text:style-name="T2"> </text:span><text:span text:style-name="T6">'Arinb'</text:span></text:p>
      <text:p text:style-name="P5"><text:span text:style-name="T3">--</text:span><text:span text:style-name="T2"> </text:span><text:span text:style-name="T6">'Sakurai'</text:span></text:p>
      <text:p text:style-name="P5"><text:span text:style-name="T3">--</text:span><text:span text:style-name="T2"> </text:span><text:span text:style-name="T6">'Mird'</text:span></text:p>
      <text:p text:style-name="P5"><text:span text:style-name="T3">--</text:span><text:span text:style-name="T2"> </text:span><text:span text:style-name="T6">'Bertolino'</text:span></text:p>
      <text:p text:style-name="P5"><text:span text:style-name="T3">--</text:span><text:span text:style-name="T2"> </text:span><text:span text:style-name="T6">'Dale'</text:span></text:p>
      <text:p text:style-name="P10"/>
      <text:h text:style-name="P3" text:outline-level="2"><text:span text:style-name="T1">Select</text:span><text:span text:style-name="T2"> </text:span><text:span text:style-name="T1">dept</text:span><text:span text:style-name="T2"> </text:span><text:span text:style-name="T1">name</text:span><text:span text:style-name="T2"> </text:span><text:span text:style-name="T1">with</text:span><text:span text:style-name="T2"> </text:span><text:span text:style-name="T3">%</text:span><text:span text:style-name="T2"> </text:span><text:span text:style-name="T1">operator</text:span></text:h>
      <text:p text:style-name="P5"><text:span text:style-name="T1">select</text:span><text:span text:style-name="T2"> </text:span><text:span text:style-name="T1">dept_name</text:span></text:p>
      <text:p text:style-name="P5"><text:span text:style-name="T1">from</text:span><text:span text:style-name="T2"> </text:span><text:span text:style-name="T1">department</text:span></text:p>
      <text:p text:style-name="P5"><text:span text:style-name="T1">where</text:span><text:span text:style-name="T2"> </text:span><text:span text:style-name="T1">building</text:span><text:span text:style-name="T2"> </text:span><text:span text:style-name="T1">like</text:span><text:span text:style-name="T2"> </text:span><text:span text:style-name="T6">'%a%'</text:span><text:span text:style-name="T1">;</text:span></text:p>
      <text:p text:style-name="P10"/>
      <text:p text:style-name="P5"><text:span text:style-name="T3">--</text:span><text:span text:style-name="T2"> </text:span><text:span text:style-name="T5"># dept_name</text:span></text:p>
      <text:p text:style-name="P5"><text:span text:style-name="T3">--</text:span><text:span text:style-name="T2"> </text:span><text:span text:style-name="T6">'Accounting'</text:span></text:p>
      <text:p text:style-name="P5"><text:span text:style-name="T3">--</text:span><text:span text:style-name="T2"> </text:span><text:span text:style-name="T6">'Astronomy'</text:span></text:p>
      <text:p text:style-name="P5"><text:span text:style-name="T3">--</text:span><text:span text:style-name="T2"> </text:span><text:span text:style-name="T6">'Athletics'</text:span></text:p>
      <text:p text:style-name="P5"><text:span text:style-name="T3">--</text:span><text:span text:style-name="T2"> </text:span><text:span text:style-name="T6">'Biology'</text:span></text:p>
      <text:p text:style-name="P5"><text:span text:style-name="T3">--</text:span><text:span text:style-name="T2"> </text:span><text:span text:style-name="T6">'Civil Eng.'</text:span></text:p>
      <text:p text:style-name="P5"><text:span text:style-name="T3">--</text:span><text:span text:style-name="T2"> </text:span><text:span text:style-name="T6">'Comp. Sci.'</text:span></text:p>
      <text:p text:style-name="P5"><text:span text:style-name="T3">--</text:span><text:span text:style-name="T2"> </text:span><text:span text:style-name="T6">'Elec. Eng.'</text:span></text:p>
      <text:p text:style-name="P5"><text:span text:style-name="T3">--</text:span><text:span text:style-name="T2"> </text:span><text:span text:style-name="T6">'English'</text:span></text:p>
      <text:p text:style-name="P5"><text:span text:style-name="T3">--</text:span><text:span text:style-name="T2"> </text:span><text:span text:style-name="T6">'Finance'</text:span></text:p>
      <text:p text:style-name="P5"><text:span text:style-name="T3">--</text:span><text:span text:style-name="T2"> </text:span><text:span text:style-name="T6">'Geology'</text:span></text:p>
      <text:p text:style-name="P5"><text:span text:style-name="T3">--</text:span><text:span text:style-name="T2"> </text:span><text:span text:style-name="T6">'History'</text:span></text:p>
      <text:p text:style-name="P5"><text:span text:style-name="T3">--</text:span><text:span text:style-name="T2"> </text:span><text:span text:style-name="T6">'Languages'</text:span></text:p>
      <text:p text:style-name="P5"><text:span text:style-name="T3">--</text:span><text:span text:style-name="T2"> </text:span><text:span text:style-name="T6">'Marketing'</text:span></text:p>
      <text:p text:style-name="P5"><text:soft-page-break/><text:span text:style-name="T3">--</text:span><text:span text:style-name="T2"> </text:span><text:span text:style-name="T6">'Math'</text:span></text:p>
      <text:p text:style-name="P5"><text:span text:style-name="T3">--</text:span><text:span text:style-name="T2"> </text:span><text:span text:style-name="T6">'Mech. Eng.'</text:span></text:p>
      <text:p text:style-name="P5"><text:span text:style-name="T3">--</text:span><text:span text:style-name="T2"> </text:span><text:span text:style-name="T6">'Pol. Sci.'</text:span></text:p>
      <text:p text:style-name="P5"><text:span text:style-name="T3">--</text:span><text:span text:style-name="T2"> </text:span><text:span text:style-name="T6">'Statistics'</text:span></text:p>
      <text:p text:style-name="P10"/>
      <text:h text:style-name="P3" text:outline-level="2"><text:span text:style-name="T1">select</text:span><text:span text:style-name="T2"> </text:span><text:span text:style-name="T1">based</text:span><text:span text:style-name="T2"> </text:span><text:span text:style-name="T1">on</text:span><text:span text:style-name="T2"> </text:span><text:span text:style-name="T1">semester</text:span></text:h>
      <text:p text:style-name="P5"><text:span text:style-name="T1">select</text:span><text:span text:style-name="T2"> </text:span><text:span text:style-name="T1">count</text:span><text:span text:style-name="T2"> </text:span><text:span text:style-name="T1">(distinct_ID)</text:span></text:p>
      <text:p text:style-name="P5"><text:span text:style-name="T1">from</text:span><text:span text:style-name="T2"> </text:span><text:span text:style-name="T1">teaches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;</text:span></text:p>
      <text:p text:style-name="P10"/>
      <text:p text:style-name="P5"><text:span text:style-name="T1">describe</text:span><text:span text:style-name="T2"> </text:span><text:span text:style-name="T1">teaches;</text:span></text:p>
      <text:p text:style-name="P10"/>
      <text:h text:style-name="P11" text:outline-level="2"><text:span text:style-name="T1">selecting</text:span><text:span text:style-name="T2"> </text:span><text:span text:style-name="T1">average</text:span><text:span text:style-name="T2"> </text:span><text:span text:style-name="T1">salary</text:span><text:span text:style-name="T2"> </text:span><text:span text:style-name="T8">if</text:span><text:span text:style-name="T2"> </text:span><text:span text:style-name="T1">it’s</text:span><text:span text:style-name="T2"> </text:span><text:span text:style-name="T1">greater</text:span><text:span text:style-name="T2"> </text:span><text:span text:style-name="T1">than</text:span><text:span text:style-name="T2"> </text:span><text:span text:style-name="T3">42000</text:span></text:h>
      <text:p text:style-name="P5"><text:span text:style-name="T1">sele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teaches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;</text:span></text:p>
      <text:p text:style-name="P10"/>
      <text:p text:style-name="P5"><text:span text:style-name="T1">select</text:span><text:span text:style-name="T2"> </text:span><text:span text:style-name="T1">count(</text:span><text:span text:style-name="T3">*</text:span><text:span text:style-name="T1">)</text:span></text:p>
      <text:p text:style-name="P5"><text:span text:style-name="T1">from</text:span><text:span text:style-name="T2"> </text:span><text:span text:style-name="T1">course;</text:span></text:p>
      <text:p text:style-name="P10"/>
      <text:p text:style-name="P5"><text:span text:style-name="T1">select</text:span><text:span text:style-name="T2"> </text:span><text:span text:style-name="T1">dept_name,</text:span><text:span text:style-name="T2"> </text:span><text:span text:style-name="T1">AVG(salary)</text:span><text:span text:style-name="T2"> </text:span><text:span text:style-name="T8">as</text:span><text:span text:style-name="T2"> </text:span><text:span text:style-name="T1">avg_salary</text:span></text:p>
      <text:p text:style-name="P5"><text:span text:style-name="T2"><text:tab/></text:span><text:span text:style-name="T1">from</text:span><text:span text:style-name="T2"> </text:span><text:span text:style-name="T1">instructor</text:span></text:p>
      <text:p text:style-name="P5"><text:span text:style-name="T2"><text:s text:c="4"/></text:span><text:span text:style-name="T1">group</text:span><text:span text:style-name="T2"> </text:span><text:span text:style-name="T1">by</text:span><text:span text:style-name="T2"> </text:span><text:span text:style-name="T1">dept_name;</text:span></text:p>
      <text:p text:style-name="P10"><text:s text:c="4"/></text:p>
      <text:p text:style-name="P5"><text:span text:style-name="T1">select</text:span><text:span text:style-name="T2"> </text:span><text:span text:style-name="T1">dept_name,</text:span><text:span text:style-name="T2"> </text:span><text:span text:style-name="T1">avg_salary</text:span><text:span text:style-name="T2"> </text:span></text:p>
      <text:p text:style-name="P5"><text:span text:style-name="T1">from</text:span><text:span text:style-name="T2"> </text:span><text:span text:style-name="T1">(select</text:span><text:span text:style-name="T2"> </text:span><text:span text:style-name="T1">dept_name,</text:span><text:span text:style-name="T2"> </text:span><text:span text:style-name="T1">AVG(salary)</text:span><text:span text:style-name="T2"> </text:span><text:span text:style-name="T8">as</text:span><text:span text:style-name="T2"> </text:span><text:span text:style-name="T1">avg_salary</text:span></text:p>
      <text:p text:style-name="P5"><text:span text:style-name="T2"><text:s text:c="6"/></text:span><text:span text:style-name="T1">from</text:span><text:span text:style-name="T2"> </text:span><text:span text:style-name="T1">instructor</text:span><text:span text:style-name="T2"> <text:s text:c="10"/></text:span></text:p>
      <text:p text:style-name="P5"><text:span text:style-name="T2"><text:s text:c="6"/></text:span><text:span text:style-name="T1">group</text:span><text:span text:style-name="T2"> </text:span><text:span text:style-name="T1">by</text:span><text:span text:style-name="T2"> </text:span><text:span text:style-name="T1">dept_name)</text:span><text:span text:style-name="T2"> </text:span><text:span text:style-name="T8">as</text:span><text:span text:style-name="T2"> </text:span><text:span text:style-name="T1">T(dept_name,</text:span><text:span text:style-name="T2"> </text:span><text:span text:style-name="T1">avg_salary)</text:span></text:p>
      <text:p text:style-name="P5"><text:span text:style-name="T2"><text:s text:c="6"/></text:span><text:span text:style-name="T1">where</text:span><text:span text:style-name="T2"> </text:span><text:span text:style-name="T1">avg_salary</text:span><text:span text:style-name="T3">&gt;42000</text:span><text:span text:style-name="T1">;</text:span></text:p>
      <text:p text:style-name="P10"><text:s text:c="6"/></text:p>
      <text:h text:style-name="P3" text:outline-level="2"><text:span text:style-name="T1">select</text:span><text:span text:style-name="T2"> </text:span><text:span text:style-name="T1">all</text:span><text:span text:style-name="T2"> </text:span><text:span text:style-name="T1">distinct</text:span><text:span text:style-name="T2"> </text:span><text:span text:style-name="T1">course_id</text:span><text:span text:style-name="T2"> </text:span><text:span text:style-name="T1">where</text:span><text:span text:style-name="T2"> </text:span><text:span text:style-name="T1">semester</text:span><text:span text:style-name="T2"> </text:span><text:span text:style-name="T8">is</text:span><text:span text:style-name="T2"> </text:span><text:span text:style-name="T1">Fall</text:span></text:h>
      <text:p text:style-name="P5"><text:span text:style-name="T1">select</text:span><text:span text:style-name="T2"> </text:span><text:span text:style-name="T1">distin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section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4">and</text:span></text:p>
      <text:p text:style-name="P5"><text:span text:style-name="T1">course_id</text:span><text:span text:style-name="T2"> </text:span><text:span text:style-name="T4">not</text:span><text:span text:style-name="T2"> </text:span><text:span text:style-name="T4">in</text:span><text:span text:style-name="T2"> </text:span><text:span text:style-name="T1">(sele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section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);</text:span></text:p>
      <text:p text:style-name="P10"/>
      <text:p text:style-name="P5"><text:span text:style-name="T3">--</text:span><text:span text:style-name="T2"> </text:span><text:span text:style-name="T5"># course_id</text:span></text:p>
      <text:p text:style-name="P5"><text:span text:style-name="T3">--</text:span><text:span text:style-name="T2"> </text:span><text:span text:style-name="T6">'694'</text:span></text:p>
      <text:p text:style-name="P5"><text:span text:style-name="T3">--</text:span><text:span text:style-name="T2"> </text:span><text:span text:style-name="T6">'105'</text:span></text:p>
      <text:p text:style-name="P5"><text:span text:style-name="T3">--</text:span><text:span text:style-name="T2"> </text:span><text:span text:style-name="T6">'313'</text:span></text:p>
      <text:p text:style-name="P5"><text:span text:style-name="T3">--</text:span><text:span text:style-name="T2"> </text:span><text:span text:style-name="T6">'476'</text:span></text:p>
      <text:p text:style-name="P5"><text:span text:style-name="T3">--</text:span><text:span text:style-name="T2"> </text:span><text:span text:style-name="T6">'242'</text:span></text:p>
      <text:p text:style-name="P5"><text:soft-page-break/><text:span text:style-name="T3">--</text:span><text:span text:style-name="T2"> </text:span><text:span text:style-name="T6">'843'</text:span></text:p>
      <text:p text:style-name="P5"><text:span text:style-name="T3">--</text:span><text:span text:style-name="T2"> </text:span><text:span text:style-name="T6">'893'</text:span></text:p>
      <text:p text:style-name="P5"><text:span text:style-name="T3">--</text:span><text:span text:style-name="T2"> </text:span><text:span text:style-name="T6">'421'</text:span></text:p>
      <text:p text:style-name="P5"><text:span text:style-name="T3">--</text:span><text:span text:style-name="T2"> </text:span><text:span text:style-name="T6">'468'</text:span></text:p>
      <text:p text:style-name="P5"><text:span text:style-name="T3">--</text:span><text:span text:style-name="T2"> </text:span><text:span text:style-name="T6">'415'</text:span></text:p>
      <text:p text:style-name="P5"><text:span text:style-name="T3">--</text:span><text:span text:style-name="T2"> </text:span><text:span text:style-name="T6">'559'</text:span></text:p>
      <text:p text:style-name="P5"><text:span text:style-name="T3">--</text:span><text:span text:style-name="T2"> </text:span><text:span text:style-name="T6">'867'</text:span></text:p>
      <text:p text:style-name="P5"><text:span text:style-name="T3">--</text:span><text:span text:style-name="T2"> </text:span><text:span text:style-name="T6">'960'</text:span></text:p>
      <text:p text:style-name="P5"><text:span text:style-name="T3">--</text:span><text:span text:style-name="T2"> </text:span><text:span text:style-name="T6">'304'</text:span></text:p>
      <text:p text:style-name="P5"><text:span text:style-name="T3">--</text:span><text:span text:style-name="T2"> </text:span><text:span text:style-name="T6">'489'</text:span></text:p>
      <text:p text:style-name="P5"><text:span text:style-name="T3">--</text:span><text:span text:style-name="T2"> </text:span><text:span text:style-name="T6">'612'</text:span></text:p>
      <text:p text:style-name="P5"><text:span text:style-name="T3">--</text:span><text:span text:style-name="T2"> </text:span><text:span text:style-name="T6">'626'</text:span></text:p>
      <text:p text:style-name="P5"><text:span text:style-name="T3">--</text:span><text:span text:style-name="T2"> </text:span><text:span text:style-name="T6">'274'</text:span></text:p>
      <text:p text:style-name="P5"><text:span text:style-name="T3">--</text:span><text:span text:style-name="T2"> </text:span><text:span text:style-name="T6">'461'</text:span></text:p>
      <text:p text:style-name="P5"><text:span text:style-name="T3">--</text:span><text:span text:style-name="T2"> </text:span><text:span text:style-name="T6">'258'</text:span></text:p>
      <text:p text:style-name="P5"><text:span text:style-name="T3">--</text:span><text:span text:style-name="T2"> </text:span><text:span text:style-name="T6">'561'</text:span></text:p>
      <text:p text:style-name="P5"><text:span text:style-name="T3">--</text:span><text:span text:style-name="T2"> </text:span><text:span text:style-name="T6">'192'</text:span></text:p>
      <text:p text:style-name="P5"><text:span text:style-name="T3">--</text:span><text:span text:style-name="T2"> </text:span><text:span text:style-name="T6">'808'</text:span></text:p>
      <text:p text:style-name="P5"><text:span text:style-name="T3">--</text:span><text:span text:style-name="T2"> </text:span><text:span text:style-name="T6">'974'</text:span></text:p>
      <text:p text:style-name="P5"><text:span text:style-name="T3">--</text:span><text:span text:style-name="T2"> </text:span><text:span text:style-name="T6">'376'</text:span></text:p>
      <text:p text:style-name="P5"><text:span text:style-name="T3">--</text:span><text:span text:style-name="T2"> </text:span><text:span text:style-name="T6">'527'</text:span></text:p>
      <text:p text:style-name="P5"><text:span text:style-name="T3">--</text:span><text:span text:style-name="T2"> </text:span><text:span text:style-name="T6">'642'</text:span></text:p>
      <text:p text:style-name="P5"><text:span text:style-name="T3">--</text:span><text:span text:style-name="T2"> </text:span><text:span text:style-name="T6">'401'</text:span></text:p>
      <text:p text:style-name="P5"><text:span text:style-name="T3">--</text:span><text:span text:style-name="T2"> </text:span><text:span text:style-name="T6">'545'</text:span></text:p>
      <text:p text:style-name="P5"><text:span text:style-name="T3">--</text:span><text:span text:style-name="T2"> </text:span><text:span text:style-name="T6">'748'</text:span></text:p>
      <text:p text:style-name="P5"><text:span text:style-name="T3">--</text:span><text:span text:style-name="T2"> </text:span><text:span text:style-name="T6">'927'</text:span></text:p>
      <text:p text:style-name="P5"><text:span text:style-name="T3">--</text:span><text:span text:style-name="T2"> </text:span><text:span text:style-name="T6">'949'</text:span></text:p>
      <text:p text:style-name="P5"><text:span text:style-name="T3">--</text:span><text:span text:style-name="T2"> </text:span><text:span text:style-name="T6">'959'</text:span></text:p>
      <text:p text:style-name="P5"><text:span text:style-name="T3">--</text:span><text:span text:style-name="T2"> </text:span><text:span text:style-name="T6">'366'</text:span></text:p>
      <text:p text:style-name="P5"><text:span text:style-name="T3">--</text:span><text:span text:style-name="T2"> </text:span><text:span text:style-name="T6">'239'</text:span></text:p>
      <text:p text:style-name="P5"><text:span text:style-name="T3">--</text:span><text:span text:style-name="T2"> </text:span><text:span text:style-name="T6">'334'</text:span></text:p>
      <text:p text:style-name="P5"><text:span text:style-name="T3">--</text:span><text:span text:style-name="T2"> </text:span><text:span text:style-name="T6">'496'</text:span></text:p>
      <text:p text:style-name="P5"><text:span text:style-name="T3">--</text:span><text:span text:style-name="T2"> </text:span><text:span text:style-name="T6">'603'</text:span></text:p>
      <text:p text:style-name="P5"><text:span text:style-name="T3">--</text:span><text:span text:style-name="T2"> </text:span><text:span text:style-name="T6">'486'</text:span></text:p>
      <text:p text:style-name="P5"><text:span text:style-name="T3">--</text:span><text:span text:style-name="T2"> </text:span><text:span text:style-name="T6">'482'</text:span></text:p>
      <text:p text:style-name="P10"/>
      <text:h text:style-name="P3" text:outline-level="2"><text:span text:style-name="T1">Select</text:span><text:span text:style-name="T2"> </text:span><text:span text:style-name="T1">semesters</text:span><text:span text:style-name="T2"> </text:span><text:span text:style-name="T1">of</text:span><text:span text:style-name="T2"> </text:span><text:span text:style-name="T1">Fall</text:span><text:span text:style-name="T2"> </text:span><text:span text:style-name="T1">but</text:span><text:span text:style-name="T2"> </text:span><text:span text:style-name="T4">not</text:span><text:span text:style-name="T2"> </text:span><text:span text:style-name="T4">in</text:span><text:span text:style-name="T2"> </text:span><text:span text:style-name="T1">Spring</text:span></text:h>
      <text:p text:style-name="P5"><text:span text:style-name="T1">select</text:span><text:span text:style-name="T2"> </text:span><text:span text:style-name="T1">distin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section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4">and</text:span></text:p>
      <text:p text:style-name="P5"><text:span text:style-name="T1">course_id</text:span><text:span text:style-name="T2"> </text:span><text:span text:style-name="T4">not</text:span><text:span text:style-name="T2"> </text:span><text:span text:style-name="T4">in</text:span><text:span text:style-name="T2"> </text:span><text:span text:style-name="T1">(sele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section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);</text:span></text:p>
      <text:p text:style-name="P10"/>
      <text:p text:style-name="P5"><text:span text:style-name="T3">--</text:span><text:span text:style-name="T2"> </text:span><text:span text:style-name="T5"># course_id</text:span></text:p>
      <text:p text:style-name="P5"><text:span text:style-name="T3">--</text:span><text:span text:style-name="T2"> </text:span><text:span text:style-name="T6">'694'</text:span></text:p>
      <text:p text:style-name="P5"><text:span text:style-name="T3">--</text:span><text:span text:style-name="T2"> </text:span><text:span text:style-name="T6">'105'</text:span></text:p>
      <text:p text:style-name="P5"><text:soft-page-break/><text:span text:style-name="T3">--</text:span><text:span text:style-name="T2"> </text:span><text:span text:style-name="T6">'313'</text:span></text:p>
      <text:p text:style-name="P5"><text:span text:style-name="T3">--</text:span><text:span text:style-name="T2"> </text:span><text:span text:style-name="T6">'476'</text:span></text:p>
      <text:p text:style-name="P5"><text:span text:style-name="T3">--</text:span><text:span text:style-name="T2"> </text:span><text:span text:style-name="T6">'242'</text:span></text:p>
      <text:p text:style-name="P5"><text:span text:style-name="T3">--</text:span><text:span text:style-name="T2"> </text:span><text:span text:style-name="T6">'843'</text:span></text:p>
      <text:p text:style-name="P5"><text:span text:style-name="T3">--</text:span><text:span text:style-name="T2"> </text:span><text:span text:style-name="T6">'893'</text:span></text:p>
      <text:p text:style-name="P5"><text:span text:style-name="T3">--</text:span><text:span text:style-name="T2"> </text:span><text:span text:style-name="T6">'421'</text:span></text:p>
      <text:p text:style-name="P5"><text:span text:style-name="T3">--</text:span><text:span text:style-name="T2"> </text:span><text:span text:style-name="T6">'468'</text:span></text:p>
      <text:p text:style-name="P5"><text:span text:style-name="T3">--</text:span><text:span text:style-name="T2"> </text:span><text:span text:style-name="T6">'415'</text:span></text:p>
      <text:p text:style-name="P5"><text:span text:style-name="T3">--</text:span><text:span text:style-name="T2"> </text:span><text:span text:style-name="T6">'559'</text:span></text:p>
      <text:p text:style-name="P5"><text:span text:style-name="T3">--</text:span><text:span text:style-name="T2"> </text:span><text:span text:style-name="T6">'867'</text:span></text:p>
      <text:p text:style-name="P5"><text:span text:style-name="T3">--</text:span><text:span text:style-name="T2"> </text:span><text:span text:style-name="T6">'960'</text:span></text:p>
      <text:p text:style-name="P5"><text:span text:style-name="T3">--</text:span><text:span text:style-name="T2"> </text:span><text:span text:style-name="T6">'304'</text:span></text:p>
      <text:p text:style-name="P5"><text:span text:style-name="T3">--</text:span><text:span text:style-name="T2"> </text:span><text:span text:style-name="T6">'489'</text:span></text:p>
      <text:p text:style-name="P5"><text:span text:style-name="T3">--</text:span><text:span text:style-name="T2"> </text:span><text:span text:style-name="T6">'612'</text:span></text:p>
      <text:p text:style-name="P5"><text:span text:style-name="T3">--</text:span><text:span text:style-name="T2"> </text:span><text:span text:style-name="T6">'626'</text:span></text:p>
      <text:p text:style-name="P5"><text:span text:style-name="T3">--</text:span><text:span text:style-name="T2"> </text:span><text:span text:style-name="T6">'274'</text:span></text:p>
      <text:p text:style-name="P5"><text:span text:style-name="T3">--</text:span><text:span text:style-name="T2"> </text:span><text:span text:style-name="T6">'461'</text:span></text:p>
      <text:p text:style-name="P5"><text:span text:style-name="T3">--</text:span><text:span text:style-name="T2"> </text:span><text:span text:style-name="T6">'258'</text:span></text:p>
      <text:p text:style-name="P5"><text:span text:style-name="T3">--</text:span><text:span text:style-name="T2"> </text:span><text:span text:style-name="T6">'561'</text:span></text:p>
      <text:p text:style-name="P5"><text:span text:style-name="T3">--</text:span><text:span text:style-name="T2"> </text:span><text:span text:style-name="T6">'192'</text:span></text:p>
      <text:p text:style-name="P5"><text:span text:style-name="T3">--</text:span><text:span text:style-name="T2"> </text:span><text:span text:style-name="T6">'808'</text:span></text:p>
      <text:p text:style-name="P5"><text:span text:style-name="T3">--</text:span><text:span text:style-name="T2"> </text:span><text:span text:style-name="T6">'974'</text:span></text:p>
      <text:p text:style-name="P5"><text:span text:style-name="T3">--</text:span><text:span text:style-name="T2"> </text:span><text:span text:style-name="T6">'376'</text:span></text:p>
      <text:p text:style-name="P5"><text:span text:style-name="T3">--</text:span><text:span text:style-name="T2"> </text:span><text:span text:style-name="T6">'527'</text:span></text:p>
      <text:p text:style-name="P5"><text:span text:style-name="T3">--</text:span><text:span text:style-name="T2"> </text:span><text:span text:style-name="T6">'642'</text:span></text:p>
      <text:p text:style-name="P5"><text:span text:style-name="T3">--</text:span><text:span text:style-name="T2"> </text:span><text:span text:style-name="T6">'401'</text:span></text:p>
      <text:p text:style-name="P5"><text:span text:style-name="T3">--</text:span><text:span text:style-name="T2"> </text:span><text:span text:style-name="T6">'545'</text:span></text:p>
      <text:p text:style-name="P5"><text:span text:style-name="T3">--</text:span><text:span text:style-name="T2"> </text:span><text:span text:style-name="T6">'748'</text:span></text:p>
      <text:p text:style-name="P5"><text:span text:style-name="T3">--</text:span><text:span text:style-name="T2"> </text:span><text:span text:style-name="T6">'927'</text:span></text:p>
      <text:p text:style-name="P5"><text:span text:style-name="T3">--</text:span><text:span text:style-name="T2"> </text:span><text:span text:style-name="T6">'949'</text:span></text:p>
      <text:p text:style-name="P5"><text:span text:style-name="T3">--</text:span><text:span text:style-name="T2"> </text:span><text:span text:style-name="T6">'959'</text:span></text:p>
      <text:p text:style-name="P5"><text:span text:style-name="T3">--</text:span><text:span text:style-name="T2"> </text:span><text:span text:style-name="T6">'366'</text:span></text:p>
      <text:p text:style-name="P5"><text:span text:style-name="T3">--</text:span><text:span text:style-name="T2"> </text:span><text:span text:style-name="T6">'239'</text:span></text:p>
      <text:p text:style-name="P5"><text:span text:style-name="T3">--</text:span><text:span text:style-name="T2"> </text:span><text:span text:style-name="T6">'334'</text:span></text:p>
      <text:p text:style-name="P5"><text:span text:style-name="T3">--</text:span><text:span text:style-name="T2"> </text:span><text:span text:style-name="T6">'496'</text:span></text:p>
      <text:p text:style-name="P5"><text:span text:style-name="T3">--</text:span><text:span text:style-name="T2"> </text:span><text:span text:style-name="T6">'603'</text:span></text:p>
      <text:p text:style-name="P5"><text:span text:style-name="T3">--</text:span><text:span text:style-name="T2"> </text:span><text:span text:style-name="T6">'486'</text:span></text:p>
      <text:p text:style-name="P5"><text:span text:style-name="T3">--</text:span><text:span text:style-name="T2"> </text:span><text:span text:style-name="T6">'482'</text:span></text:p>
      <text:p text:style-name="P10"/>
      <text:h text:style-name="P3" text:outline-level="2"><text:span text:style-name="T1">Select</text:span><text:span text:style-name="T2"> </text:span><text:span text:style-name="T1">Fall</text:span><text:span text:style-name="T2"> </text:span><text:span text:style-name="T8">as</text:span><text:span text:style-name="T2"> </text:span><text:span text:style-name="T1">well</text:span><text:span text:style-name="T2"> </text:span><text:span text:style-name="T8">as</text:span><text:span text:style-name="T2"> </text:span><text:span text:style-name="T1">spring</text:span></text:h>
      <text:p text:style-name="P5"><text:span text:style-name="T1">select</text:span><text:span text:style-name="T2"> </text:span><text:span text:style-name="T3">*</text:span><text:span text:style-name="T2"> </text:span><text:span text:style-name="T1">from</text:span><text:span text:style-name="T2"> </text:span><text:span text:style-name="T1">section;</text:span></text:p>
      <text:p text:style-name="P10"/>
      <text:p text:style-name="P5"><text:span text:style-name="T1">select</text:span><text:span text:style-name="T2"> </text:span><text:span text:style-name="T1">distinct</text:span><text:span text:style-name="T2"> </text:span><text:span text:style-name="T1">course_id</text:span><text:span text:style-name="T2"> </text:span></text:p>
      <text:p text:style-name="P5"><text:span text:style-name="T1">from</text:span><text:span text:style-name="T2"> </text:span><text:span text:style-name="T1">section</text:span></text:p>
      <text:p text:style-name="P5"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Fall'</text:span><text:span text:style-name="T2"> </text:span><text:span text:style-name="T4">and</text:span><text:span text:style-name="T2"> </text:span></text:p>
      <text:p text:style-name="P5"><text:span text:style-name="T1">course_id</text:span><text:span text:style-name="T2"> </text:span><text:span text:style-name="T4">in</text:span><text:span text:style-name="T2"> </text:span><text:span text:style-name="T1">(select</text:span><text:span text:style-name="T2"> </text:span><text:span text:style-name="T1">course_id</text:span><text:span text:style-name="T2"> </text:span><text:span text:style-name="T1">from</text:span><text:span text:style-name="T2"> </text:span><text:span text:style-name="T1">section</text:span><text:span text:style-name="T2"> </text:span><text:span text:style-name="T1">where</text:span><text:span text:style-name="T2"> </text:span><text:span text:style-name="T1">semester</text:span><text:span text:style-name="T2"> </text:span><text:span text:style-name="T3">=</text:span><text:span text:style-name="T2"> </text:span><text:span text:style-name="T6">'Spring'</text:span><text:span text:style-name="T1">);</text:span></text:p>
      <text:p text:style-name="P10"/>
      <text:p text:style-name="P12"><text:soft-page-break/># course_id<text:span text:style-name="T7"/></text:p>
      <text:p text:style-name="P13">'158'<text:span text:style-name="T7"/></text:p>
      <text:p text:style-name="P13">'169'<text:span text:style-name="T7"/></text:p>
      <text:p text:style-name="P13">'200'<text:span text:style-name="T7"/></text:p>
      <text:p text:style-name="P13">'237'<text:span text:style-name="T7"/></text:p>
      <text:p text:style-name="P13">'362'<text:span text:style-name="T7"/></text:p>
      <text:p text:style-name="P13">'400'<text:span text:style-name="T7"/></text:p>
      <text:p text:style-name="P10"/>
      <text:h text:style-name="P14" text:outline-level="2"><text:span text:style-name="T1">Select</text:span><text:span text:style-name="T2"> </text:span><text:span text:style-name="T1">students</text:span><text:span text:style-name="T2"> </text:span><text:span text:style-name="T1">who</text:span><text:span text:style-name="T2"> </text:span><text:span text:style-name="T1">are</text:span><text:span text:style-name="T2"> </text:span><text:span text:style-name="T4">not</text:span><text:span text:style-name="T2"> </text:span><text:span text:style-name="T4">in</text:span><text:span text:style-name="T2"> </text:span><text:span text:style-name="T1">a</text:span><text:span text:style-name="T2"> </text:span><text:span text:style-name="T1">course</text:span><text:span text:style-name="T2"> </text:span><text:span text:style-name="T1">under</text:span><text:span text:style-name="T2"> </text:span><text:span text:style-name="T1">biology</text:span></text:h>
      <text:p text:style-name="P5"><text:span text:style-name="T1">select</text:span><text:span text:style-name="T2"> </text:span><text:span text:style-name="T1">S</text:span><text:span text:style-name="T3">.</text:span><text:span text:style-name="T1">ID,</text:span><text:span text:style-name="T2"> </text:span><text:span text:style-name="T1">S</text:span><text:span text:style-name="T3">.</text:span><text:span text:style-name="T1">name</text:span></text:p>
      <text:p text:style-name="P5"><text:span text:style-name="T1">from</text:span><text:span text:style-name="T2"> </text:span><text:span text:style-name="T1">student</text:span><text:span text:style-name="T2"> </text:span><text:span text:style-name="T8">as</text:span><text:span text:style-name="T2"> </text:span><text:span text:style-name="T1">S</text:span></text:p>
      <text:p text:style-name="P5"><text:span text:style-name="T1">where</text:span><text:span text:style-name="T2"> </text:span><text:span text:style-name="T1">exists</text:span><text:span text:style-name="T2"> </text:span><text:span text:style-name="T1">((select</text:span><text:span text:style-name="T2"> </text:span><text:span text:style-name="T1">course_id</text:span></text:p>
      <text:p text:style-name="P5"><text:span text:style-name="T1">from</text:span><text:span text:style-name="T2"> </text:span><text:span text:style-name="T1">course</text:span></text:p>
      <text:p text:style-name="P5"><text:span text:style-name="T1">where</text:span><text:span text:style-name="T2"> </text:span><text:span text:style-name="T1">dept_name</text:span><text:span text:style-name="T2"> </text:span><text:span text:style-name="T3">=</text:span><text:span text:style-name="T2"> </text:span><text:span text:style-name="T6">'Biology'</text:span><text:span text:style-name="T1">)</text:span></text:p>
      <text:p text:style-name="P15">except<text:span text:style-name="T7"/></text:p>
      <text:p text:style-name="P5"><text:span text:style-name="T1">(select</text:span><text:span text:style-name="T2"> </text:span><text:span text:style-name="T1">T</text:span><text:span text:style-name="T3">.</text:span><text:span text:style-name="T1">course_id</text:span></text:p>
      <text:p text:style-name="P5"><text:span text:style-name="T1">from</text:span><text:span text:style-name="T2"> </text:span><text:span text:style-name="T1">takes</text:span><text:span text:style-name="T2"> </text:span><text:span text:style-name="T8">as</text:span><text:span text:style-name="T2"> </text:span><text:span text:style-name="T1">T</text:span></text:p>
      <text:p text:style-name="P5"><text:span text:style-name="T1">where</text:span><text:span text:style-name="T2"> </text:span><text:span text:style-name="T1">S</text:span><text:span text:style-name="T3">.</text:span><text:span text:style-name="T1">ID</text:span><text:span text:style-name="T2"> </text:span><text:span text:style-name="T3">=</text:span><text:span text:style-name="T2"> </text:span><text:span text:style-name="T1">T</text:span><text:span text:style-name="T3">.</text:span><text:span text:style-name="T1">ID));</text:span></text:p>
      <text:p text:style-name="P10"/>
      <text:p text:style-name="P12"># ID, name<text:span text:style-name="T7"/></text:p>
      <text:p text:style-name="P5"><text:span text:style-name="T6">'1000'</text:span><text:span text:style-name="T1">,</text:span><text:span text:style-name="T2"> </text:span><text:span text:style-name="T6">'Manber'</text:span></text:p>
      <text:p text:style-name="P5"><text:span text:style-name="T6">'10033'</text:span><text:span text:style-name="T1">,</text:span><text:span text:style-name="T2"> </text:span><text:span text:style-name="T6">'Zelty'</text:span></text:p>
      <text:p text:style-name="P5"><text:span text:style-name="T6">'10076'</text:span><text:span text:style-name="T1">,</text:span><text:span text:style-name="T2"> </text:span><text:span text:style-name="T6">'Duan'</text:span></text:p>
      <text:p text:style-name="P5"><text:span text:style-name="T6">'1018'</text:span><text:span text:style-name="T1">,</text:span><text:span text:style-name="T2"> </text:span><text:span text:style-name="T6">'Colin'</text:span></text:p>
      <text:p text:style-name="P5"><text:span text:style-name="T6">'10204'</text:span><text:span text:style-name="T1">,</text:span><text:span text:style-name="T2"> </text:span><text:span text:style-name="T6">'Mediratta'</text:span></text:p>
      <text:p text:style-name="P5"><text:span text:style-name="T6">'10267'</text:span><text:span text:style-name="T1">,</text:span><text:span text:style-name="T2"> </text:span><text:span text:style-name="T6">'Rzecz'</text:span></text:p>
      <text:p text:style-name="P5"><text:span text:style-name="T6">'10269'</text:span><text:span text:style-name="T1">,</text:span><text:span text:style-name="T2"> </text:span><text:span text:style-name="T6">'Hilberg'</text:span></text:p>
      <text:p text:style-name="P5"><text:span text:style-name="T6">'10454'</text:span><text:span text:style-name="T1">,</text:span><text:span text:style-name="T2"> </text:span><text:span text:style-name="T6">'Ugarte'</text:span></text:p>
      <text:p text:style-name="P5"><text:span text:style-name="T6">'10481'</text:span><text:span text:style-name="T1">,</text:span><text:span text:style-name="T2"> </text:span><text:span text:style-name="T6">'Grosch'</text:span></text:p>
      <text:p text:style-name="P5"><text:span text:style-name="T6">'10527'</text:span><text:span text:style-name="T1">,</text:span><text:span text:style-name="T2"> </text:span><text:span text:style-name="T6">'Kieras'</text:span></text:p>
      <text:p text:style-name="P5"><text:span text:style-name="T6">'10556'</text:span><text:span text:style-name="T1">,</text:span><text:span text:style-name="T2"> </text:span><text:span text:style-name="T6">'Reed'</text:span></text:p>
      <text:p text:style-name="P5"><text:span text:style-name="T6">'10663'</text:span><text:span text:style-name="T1">,</text:span><text:span text:style-name="T2"> </text:span><text:span text:style-name="T6">'Okaf'</text:span></text:p>
      <text:p text:style-name="P5"><text:span text:style-name="T6">'10693'</text:span><text:span text:style-name="T1">,</text:span><text:span text:style-name="T2"> </text:span><text:span text:style-name="T6">'Zabary'</text:span></text:p>
      <text:p text:style-name="P5"><text:span text:style-name="T6">'107'</text:span><text:span text:style-name="T1">,</text:span><text:span text:style-name="T2"> </text:span><text:span text:style-name="T6">'Shabuno'</text:span></text:p>
      <text:p text:style-name="P5"><text:span text:style-name="T6">'10705'</text:span><text:span text:style-name="T1">,</text:span><text:span text:style-name="T2"> </text:span><text:span text:style-name="T6">'Terauchi'</text:span></text:p>
      <text:p text:style-name="P5"><text:span text:style-name="T6">'10727'</text:span><text:span text:style-name="T1">,</text:span><text:span text:style-name="T2"> </text:span><text:span text:style-name="T6">'Allard'</text:span></text:p>
      <text:p text:style-name="P5"><text:span text:style-name="T6">'10736'</text:span><text:span text:style-name="T1">,</text:span><text:span text:style-name="T2"> </text:span><text:span text:style-name="T6">'Veselovsky'</text:span></text:p>
      <text:p text:style-name="P5"><text:span text:style-name="T6">'108'</text:span><text:span text:style-name="T1">,</text:span><text:span text:style-name="T2"> </text:span><text:span text:style-name="T6">'Dhav'</text:span></text:p>
      <text:p text:style-name="P5"><text:span text:style-name="T6">'1080'</text:span><text:span text:style-name="T1">,</text:span><text:span text:style-name="T2"> </text:span><text:span text:style-name="T6">'Xue'</text:span></text:p>
      <text:p text:style-name="P5"><text:span text:style-name="T6">'10814'</text:span><text:span text:style-name="T1">,</text:span><text:span text:style-name="T2"> </text:span><text:span text:style-name="T6">'Waks'</text:span></text:p>
      <text:p text:style-name="P5"><text:span text:style-name="T6">'10834'</text:span><text:span text:style-name="T1">,</text:span><text:span text:style-name="T2"> </text:span><text:span text:style-name="T6">'More'</text:span></text:p>
      <text:p text:style-name="P5"><text:span text:style-name="T6">'10838'</text:span><text:span text:style-name="T1">,</text:span><text:span text:style-name="T2"> </text:span><text:span text:style-name="T6">'Marlet'</text:span></text:p>
      <text:p text:style-name="P5"><text:span text:style-name="T6">'1087'</text:span><text:span text:style-name="T1">,</text:span><text:span text:style-name="T2"> </text:span><text:span text:style-name="T6">'Roses'</text:span></text:p>
      <text:p text:style-name="P5"><text:span text:style-name="T6">'10904'</text:span><text:span text:style-name="T1">,</text:span><text:span text:style-name="T2"> </text:span><text:span text:style-name="T6">'Jerns'</text:span></text:p>
      <text:p text:style-name="P5"><text:span text:style-name="T6">'10917'</text:span><text:span text:style-name="T1">,</text:span><text:span text:style-name="T2"> </text:span><text:span text:style-name="T6">'Morales'</text:span></text:p>
      <text:p text:style-name="P5"><text:span text:style-name="T6">'11055'</text:span><text:span text:style-name="T1">,</text:span><text:span text:style-name="T2"> </text:span><text:span text:style-name="T6">'Arnoux'</text:span></text:p>
      <text:p text:style-name="P5"><text:span text:style-name="T6">'11057'</text:span><text:span text:style-name="T1">,</text:span><text:span text:style-name="T2"> </text:span><text:span text:style-name="T6">'Robinson'</text:span></text:p>
      <text:p text:style-name="P5"><text:soft-page-break/><text:span text:style-name="T6">'11076'</text:span><text:span text:style-name="T1">,</text:span><text:span text:style-name="T2"> </text:span><text:span text:style-name="T6">'Prasad'</text:span></text:p>
      <text:p text:style-name="P5"><text:span text:style-name="T6">'11083'</text:span><text:span text:style-name="T1">,</text:span><text:span text:style-name="T2"> </text:span><text:span text:style-name="T6">'Kerridge'</text:span></text:p>
      <text:p text:style-name="P5"><text:span text:style-name="T6">'11095'</text:span><text:span text:style-name="T1">,</text:span><text:span text:style-name="T2"> </text:span><text:span text:style-name="T6">'Schultz'</text:span></text:p>
      <text:p text:style-name="P5"><text:span text:style-name="T6">'1110'</text:span><text:span text:style-name="T1">,</text:span><text:span text:style-name="T2"> </text:span><text:span text:style-name="T6">'Tzeng'</text:span></text:p>
      <text:p text:style-name="P5"><text:span text:style-name="T6">'11101'</text:span><text:span text:style-name="T1">,</text:span><text:span text:style-name="T2"> </text:span><text:span text:style-name="T6">'Glaho'</text:span></text:p>
      <text:p text:style-name="P5"><text:span text:style-name="T6">'11126'</text:span><text:span text:style-name="T1">,</text:span><text:span text:style-name="T2"> </text:span><text:span text:style-name="T6">'Englund'</text:span></text:p>
      <text:p text:style-name="P5"><text:span text:style-name="T6">'11152'</text:span><text:span text:style-name="T1">,</text:span><text:span text:style-name="T2"> </text:span><text:span text:style-name="T6">'Al-Tahat'</text:span></text:p>
      <text:p text:style-name="P5"><text:span text:style-name="T6">'11194'</text:span><text:span text:style-name="T1">,</text:span><text:span text:style-name="T2"> </text:span><text:span text:style-name="T6">'El-Helw'</text:span></text:p>
      <text:p text:style-name="P5"><text:span text:style-name="T6">'11195'</text:span><text:span text:style-name="T1">,</text:span><text:span text:style-name="T2"> </text:span><text:span text:style-name="T6">'Shiang'</text:span></text:p>
      <text:p text:style-name="P5"><text:span text:style-name="T6">'11201'</text:span><text:span text:style-name="T1">,</text:span><text:span text:style-name="T2"> </text:span><text:span text:style-name="T6">'Bianchi'</text:span></text:p>
      <text:p text:style-name="P5"><text:span text:style-name="T6">'11202'</text:span><text:span text:style-name="T1">,</text:span><text:span text:style-name="T2"> </text:span><text:span text:style-name="T6">'Heckman'</text:span></text:p>
      <text:p text:style-name="P5"><text:span text:style-name="T6">'11237'</text:span><text:span text:style-name="T1">,</text:span><text:span text:style-name="T2"> </text:span><text:span text:style-name="T6">'Rokhs'</text:span></text:p>
      <text:p text:style-name="P5"><text:span text:style-name="T6">'11262'</text:span><text:span text:style-name="T1">,</text:span><text:span text:style-name="T2"> </text:span><text:span text:style-name="T6">'Foels'</text:span></text:p>
      <text:p text:style-name="P5"><text:span text:style-name="T6">'11377'</text:span><text:span text:style-name="T1">,</text:span><text:span text:style-name="T2"> </text:span><text:span text:style-name="T6">'Jr'</text:span></text:p>
      <text:p text:style-name="P5"><text:span text:style-name="T6">'11419'</text:span><text:span text:style-name="T1">,</text:span><text:span text:style-name="T2"> </text:span><text:span text:style-name="T6">'Geronimo'</text:span></text:p>
      <text:p text:style-name="P5"><text:span text:style-name="T6">'11422'</text:span><text:span text:style-name="T1">,</text:span><text:span text:style-name="T2"> </text:span><text:span text:style-name="T6">'Saito'</text:span></text:p>
      <text:p text:style-name="P5"><text:span text:style-name="T6">'11441'</text:span><text:span text:style-name="T1">,</text:span><text:span text:style-name="T2"> </text:span><text:span text:style-name="T6">'Betho'</text:span></text:p>
      <text:p text:style-name="P5"><text:span text:style-name="T6">'11453'</text:span><text:span text:style-name="T1">,</text:span><text:span text:style-name="T2"> </text:span><text:span text:style-name="T6">'Yamashita'</text:span></text:p>
      <text:p text:style-name="P5"><text:span text:style-name="T6">'11455'</text:span><text:span text:style-name="T1">,</text:span><text:span text:style-name="T2"> </text:span><text:span text:style-name="T6">'Peyse'</text:span></text:p>
      <text:p text:style-name="P5"><text:span text:style-name="T6">'11510'</text:span><text:span text:style-name="T1">,</text:span><text:span text:style-name="T2"> </text:span><text:span text:style-name="T6">'Rakoj'</text:span></text:p>
      <text:p text:style-name="P5"><text:span text:style-name="T6">'11530'</text:span><text:span text:style-name="T1">,</text:span><text:span text:style-name="T2"> </text:span><text:span text:style-name="T6">'Ng'</text:span></text:p>
      <text:p text:style-name="P5"><text:span text:style-name="T6">'11578'</text:span><text:span text:style-name="T1">,</text:span><text:span text:style-name="T2"> </text:span><text:span text:style-name="T6">'Kwan'</text:span></text:p>
      <text:p text:style-name="P5"><text:span text:style-name="T6">'11604'</text:span><text:span text:style-name="T1">,</text:span><text:span text:style-name="T2"> </text:span><text:span text:style-name="T6">'Neff'</text:span></text:p>
      <text:p text:style-name="P5"><text:span text:style-name="T6">'11682'</text:span><text:span text:style-name="T1">,</text:span><text:span text:style-name="T2"> </text:span><text:span text:style-name="T6">'Juol'</text:span></text:p>
      <text:p text:style-name="P5"><text:span text:style-name="T6">'11855'</text:span><text:span text:style-name="T1">,</text:span><text:span text:style-name="T2"> </text:span><text:span text:style-name="T6">'Mendelzon'</text:span></text:p>
      <text:p text:style-name="P5"><text:span text:style-name="T6">'11966'</text:span><text:span text:style-name="T1">,</text:span><text:span text:style-name="T2"> </text:span><text:span text:style-name="T6">'Kowe'</text:span></text:p>
      <text:p text:style-name="P5"><text:span text:style-name="T6">'12069'</text:span><text:span text:style-name="T1">,</text:span><text:span text:style-name="T2"> </text:span><text:span text:style-name="T6">'Skeen'</text:span></text:p>
      <text:p text:style-name="P5"><text:span text:style-name="T6">'12078'</text:span><text:span text:style-name="T1">,</text:span><text:span text:style-name="T2"> </text:span><text:span text:style-name="T6">'Knutson'</text:span></text:p>
      <text:p text:style-name="P5"><text:span text:style-name="T6">'12173'</text:span><text:span text:style-name="T1">,</text:span><text:span text:style-name="T2"> </text:span><text:span text:style-name="T6">'Thimm'</text:span></text:p>
      <text:p text:style-name="P5"><text:span text:style-name="T6">'1220'</text:span><text:span text:style-name="T1">,</text:span><text:span text:style-name="T2"> </text:span><text:span text:style-name="T6">'Hito'</text:span></text:p>
      <text:p text:style-name="P5"><text:span text:style-name="T6">'12214'</text:span><text:span text:style-name="T1">,</text:span><text:span text:style-name="T2"> </text:span><text:span text:style-name="T6">'Morales'</text:span></text:p>
      <text:p text:style-name="P5"><text:span text:style-name="T6">'12216'</text:span><text:span text:style-name="T1">,</text:span><text:span text:style-name="T2"> </text:span><text:span text:style-name="T6">'Griffiths'</text:span></text:p>
      <text:p text:style-name="P5"><text:span text:style-name="T6">'12236'</text:span><text:span text:style-name="T1">,</text:span><text:span text:style-name="T2"> </text:span><text:span text:style-name="T6">'Bricker'</text:span></text:p>
      <text:p text:style-name="P5"><text:span text:style-name="T6">'123'</text:span><text:span text:style-name="T1">,</text:span><text:span text:style-name="T2"> </text:span><text:span text:style-name="T6">'Wingb'</text:span></text:p>
      <text:p text:style-name="P5"><text:span text:style-name="T6">'1232'</text:span><text:span text:style-name="T1">,</text:span><text:span text:style-name="T2"> </text:span><text:span text:style-name="T6">'Marcus'</text:span></text:p>
      <text:p text:style-name="P5"><text:span text:style-name="T6">'12326'</text:span><text:span text:style-name="T1">,</text:span><text:span text:style-name="T2"> </text:span><text:span text:style-name="T6">'Watson'</text:span></text:p>
      <text:p text:style-name="P5"><text:span text:style-name="T6">'12362'</text:span><text:span text:style-name="T1">,</text:span><text:span text:style-name="T2"> </text:span><text:span text:style-name="T6">'Zhanr'</text:span></text:p>
      <text:p text:style-name="P5"><text:span text:style-name="T6">'12563'</text:span><text:span text:style-name="T1">,</text:span><text:span text:style-name="T2"> </text:span><text:span text:style-name="T6">'Stone'</text:span></text:p>
      <text:p text:style-name="P5"><text:span text:style-name="T6">'12615'</text:span><text:span text:style-name="T1">,</text:span><text:span text:style-name="T2"> </text:span><text:span text:style-name="T6">'Tewari'</text:span></text:p>
      <text:p text:style-name="P5"><text:span text:style-name="T6">'12666'</text:span><text:span text:style-name="T1">,</text:span><text:span text:style-name="T2"> </text:span><text:span text:style-name="T6">'Power'</text:span></text:p>
      <text:p text:style-name="P5"><text:span text:style-name="T6">'12683'</text:span><text:span text:style-name="T1">,</text:span><text:span text:style-name="T2"> </text:span><text:span text:style-name="T6">'Sin'</text:span></text:p>
      <text:p text:style-name="P5"><text:span text:style-name="T6">'12711'</text:span><text:span text:style-name="T1">,</text:span><text:span text:style-name="T2"> </text:span><text:span text:style-name="T6">'Malagoli'</text:span></text:p>
      <text:p text:style-name="P5"><text:span text:style-name="T6">'1285'</text:span><text:span text:style-name="T1">,</text:span><text:span text:style-name="T2"> </text:span><text:span text:style-name="T6">'Szczerban'</text:span></text:p>
      <text:p text:style-name="P5"><text:span text:style-name="T6">'12941'</text:span><text:span text:style-name="T1">,</text:span><text:span text:style-name="T2"> </text:span><text:span text:style-name="T6">'Ren'</text:span></text:p>
      <text:p text:style-name="P5"><text:span text:style-name="T6">'12971'</text:span><text:span text:style-name="T1">,</text:span><text:span text:style-name="T2"> </text:span><text:span text:style-name="T6">'Bumbau'</text:span></text:p>
      <text:p text:style-name="P5"><text:span text:style-name="T6">'12979'</text:span><text:span text:style-name="T1">,</text:span><text:span text:style-name="T2"> </text:span><text:span text:style-name="T6">'Hammond'</text:span></text:p>
      <text:p text:style-name="P5"><text:span text:style-name="T6">'13023'</text:span><text:span text:style-name="T1">,</text:span><text:span text:style-name="T2"> </text:span><text:span text:style-name="T6">'Serrano'</text:span></text:p>
      <text:p text:style-name="P5"><text:span text:style-name="T6">'13028'</text:span><text:span text:style-name="T1">,</text:span><text:span text:style-name="T2"> </text:span><text:span text:style-name="T6">'Okano'</text:span></text:p>
      <text:p text:style-name="P5"><text:span text:style-name="T6">'13081'</text:span><text:span text:style-name="T1">,</text:span><text:span text:style-name="T2"> </text:span><text:span text:style-name="T6">'Alqui'</text:span></text:p>
      <text:p text:style-name="P5"><text:soft-page-break/><text:span text:style-name="T6">'13211'</text:span><text:span text:style-name="T1">,</text:span><text:span text:style-name="T2"> </text:span><text:span text:style-name="T6">'Diab'</text:span></text:p>
      <text:p text:style-name="P5"><text:span text:style-name="T6">'13217'</text:span><text:span text:style-name="T1">,</text:span><text:span text:style-name="T2"> </text:span><text:span text:style-name="T6">'Liu'</text:span></text:p>
      <text:p text:style-name="P5"><text:span text:style-name="T6">'13290'</text:span><text:span text:style-name="T1">,</text:span><text:span text:style-name="T2"> </text:span><text:span text:style-name="T6">'Bonatto'</text:span></text:p>
      <text:p text:style-name="P5"><text:span text:style-name="T6">'13352'</text:span><text:span text:style-name="T1">,</text:span><text:span text:style-name="T2"> </text:span><text:span text:style-name="T6">'Gorsky'</text:span></text:p>
      <text:p text:style-name="P5"><text:span text:style-name="T6">'13365'</text:span><text:span text:style-name="T1">,</text:span><text:span text:style-name="T2"> </text:span><text:span text:style-name="T6">'Wolter'</text:span></text:p>
      <text:p text:style-name="P5"><text:span text:style-name="T6">'13403'</text:span><text:span text:style-name="T1">,</text:span><text:span text:style-name="T2"> </text:span><text:span text:style-name="T6">'Latour'</text:span></text:p>
      <text:p text:style-name="P5"><text:span text:style-name="T6">'13408'</text:span><text:span text:style-name="T1">,</text:span><text:span text:style-name="T2"> </text:span><text:span text:style-name="T6">'Bromley'</text:span></text:p>
      <text:p text:style-name="P5"><text:span text:style-name="T6">'13495'</text:span><text:span text:style-name="T1">,</text:span><text:span text:style-name="T2"> </text:span><text:span text:style-name="T6">'Srini'</text:span></text:p>
      <text:p text:style-name="P5"><text:span text:style-name="T6">'13504'</text:span><text:span text:style-name="T1">,</text:span><text:span text:style-name="T2"> </text:span><text:span text:style-name="T6">'Zander'</text:span></text:p>
      <text:p text:style-name="P5"><text:span text:style-name="T6">'13506'</text:span><text:span text:style-name="T1">,</text:span><text:span text:style-name="T2"> </text:span><text:span text:style-name="T6">'Patrick'</text:span></text:p>
      <text:p text:style-name="P5"><text:span text:style-name="T6">'13511'</text:span><text:span text:style-name="T1">,</text:span><text:span text:style-name="T2"> </text:span><text:span text:style-name="T6">'Adam'</text:span></text:p>
      <text:p text:style-name="P5"><text:span text:style-name="T6">'1367'</text:span><text:span text:style-name="T1">,</text:span><text:span text:style-name="T2"> </text:span><text:span text:style-name="T6">'Ignj'</text:span></text:p>
      <text:p text:style-name="P5"><text:span text:style-name="T6">'13741'</text:span><text:span text:style-name="T1">,</text:span><text:span text:style-name="T2"> </text:span><text:span text:style-name="T6">'Grieng'</text:span></text:p>
      <text:p text:style-name="P5"><text:span text:style-name="T6">'13749'</text:span><text:span text:style-name="T1">,</text:span><text:span text:style-name="T2"> </text:span><text:span text:style-name="T6">'Alfaro'</text:span></text:p>
      <text:p text:style-name="P5"><text:span text:style-name="T6">'13753'</text:span><text:span text:style-name="T1">,</text:span><text:span text:style-name="T2"> </text:span><text:span text:style-name="T6">'Hoshi'</text:span></text:p>
      <text:p text:style-name="P5"><text:span text:style-name="T6">'13757'</text:span><text:span text:style-name="T1">,</text:span><text:span text:style-name="T2"> </text:span><text:span text:style-name="T6">'Bedny'</text:span></text:p>
      <text:p text:style-name="P5"><text:span text:style-name="T6">'13826'</text:span><text:span text:style-name="T1">,</text:span><text:span text:style-name="T2"> </text:span><text:span text:style-name="T6">'Sommerfeldt'</text:span></text:p>
      <text:p text:style-name="P5"><text:span text:style-name="T6">'13880'</text:span><text:span text:style-name="T1">,</text:span><text:span text:style-name="T2"> </text:span><text:span text:style-name="T6">'Lazos'</text:span></text:p>
      <text:p text:style-name="P5"><text:span text:style-name="T6">'13921'</text:span><text:span text:style-name="T1">,</text:span><text:span text:style-name="T2"> </text:span><text:span text:style-name="T6">'Berger'</text:span></text:p>
      <text:p text:style-name="P5"><text:span text:style-name="T6">'1402'</text:span><text:span text:style-name="T1">,</text:span><text:span text:style-name="T2"> </text:span><text:span text:style-name="T6">'Oswald'</text:span></text:p>
      <text:p text:style-name="P5"><text:span text:style-name="T6">'14023'</text:span><text:span text:style-name="T1">,</text:span><text:span text:style-name="T2"> </text:span><text:span text:style-name="T6">'Deshpande'</text:span></text:p>
      <text:p text:style-name="P5"><text:span text:style-name="T6">'14032'</text:span><text:span text:style-name="T1">,</text:span><text:span text:style-name="T2"> </text:span><text:span text:style-name="T6">'Belhadji'</text:span></text:p>
      <text:p text:style-name="P5"><text:span text:style-name="T6">'14065'</text:span><text:span text:style-name="T1">,</text:span><text:span text:style-name="T2"> </text:span><text:span text:style-name="T6">'Starker'</text:span></text:p>
      <text:p text:style-name="P5"><text:span text:style-name="T6">'14094'</text:span><text:span text:style-name="T1">,</text:span><text:span text:style-name="T2"> </text:span><text:span text:style-name="T6">'Miao'</text:span></text:p>
      <text:p text:style-name="P5"><text:span text:style-name="T6">'14182'</text:span><text:span text:style-name="T1">,</text:span><text:span text:style-name="T2"> </text:span><text:span text:style-name="T6">'Moszkowski'</text:span></text:p>
      <text:p text:style-name="P5"><text:span text:style-name="T6">'14214'</text:span><text:span text:style-name="T1">,</text:span><text:span text:style-name="T2"> </text:span><text:span text:style-name="T6">'Yoneda'</text:span></text:p>
      <text:p text:style-name="P5"><text:span text:style-name="T6">'14284'</text:span><text:span text:style-name="T1">,</text:span><text:span text:style-name="T2"> </text:span><text:span text:style-name="T6">'Takeshi'</text:span></text:p>
      <text:p text:style-name="P5"><text:span text:style-name="T6">'14432'</text:span><text:span text:style-name="T1">,</text:span><text:span text:style-name="T2"> </text:span><text:span text:style-name="T6">'Whitley'</text:span></text:p>
      <text:p text:style-name="P5"><text:span text:style-name="T6">'14484'</text:span><text:span text:style-name="T1">,</text:span><text:span text:style-name="T2"> </text:span><text:span text:style-name="T6">'Langer'</text:span></text:p>
      <text:p text:style-name="P5"><text:span text:style-name="T6">'14499'</text:span><text:span text:style-name="T1">,</text:span><text:span text:style-name="T2"> </text:span><text:span text:style-name="T6">'Axte'</text:span></text:p>
      <text:p text:style-name="P5"><text:span text:style-name="T6">'14554'</text:span><text:span text:style-name="T1">,</text:span><text:span text:style-name="T2"> </text:span><text:span text:style-name="T6">'Ramadan'</text:span></text:p>
      <text:p text:style-name="P5"><text:span text:style-name="T6">'14563'</text:span><text:span text:style-name="T1">,</text:span><text:span text:style-name="T2"> </text:span><text:span text:style-name="T6">'Haigh'</text:span></text:p>
      <text:p text:style-name="P5"><text:span text:style-name="T6">'14581'</text:span><text:span text:style-name="T1">,</text:span><text:span text:style-name="T2"> </text:span><text:span text:style-name="T6">'Vagn'</text:span></text:p>
      <text:p text:style-name="P5"><text:span text:style-name="T6">'14596'</text:span><text:span text:style-name="T1">,</text:span><text:span text:style-name="T2"> </text:span><text:span text:style-name="T6">'Vekk'</text:span></text:p>
      <text:p text:style-name="P5"><text:span text:style-name="T6">'1460'</text:span><text:span text:style-name="T1">,</text:span><text:span text:style-name="T2"> </text:span><text:span text:style-name="T6">'Martinsen'</text:span></text:p>
      <text:p text:style-name="P5"><text:span text:style-name="T6">'14621'</text:span><text:span text:style-name="T1">,</text:span><text:span text:style-name="T2"> </text:span><text:span text:style-name="T6">'Azevedo'</text:span></text:p>
      <text:p text:style-name="P5"><text:span text:style-name="T6">'14628'</text:span><text:span text:style-name="T1">,</text:span><text:span text:style-name="T2"> </text:span><text:span text:style-name="T6">'Lehtinen'</text:span></text:p>
      <text:p text:style-name="P5"><text:span text:style-name="T6">'14639'</text:span><text:span text:style-name="T1">,</text:span><text:span text:style-name="T2"> </text:span><text:span text:style-name="T6">'Sagiv'</text:span></text:p>
      <text:p text:style-name="P5"><text:span text:style-name="T6">'14668'</text:span><text:span text:style-name="T1">,</text:span><text:span text:style-name="T2"> </text:span><text:span text:style-name="T6">'Malinen'</text:span></text:p>
      <text:p text:style-name="P5"><text:span text:style-name="T6">'14829'</text:span><text:span text:style-name="T1">,</text:span><text:span text:style-name="T2"> </text:span><text:span text:style-name="T6">'Philippe'</text:span></text:p>
      <text:p text:style-name="P5"><text:span text:style-name="T6">'14869'</text:span><text:span text:style-name="T1">,</text:span><text:span text:style-name="T2"> </text:span><text:span text:style-name="T6">'Palmer'</text:span></text:p>
      <text:p text:style-name="P5"><text:span text:style-name="T6">'14874'</text:span><text:span text:style-name="T1">,</text:span><text:span text:style-name="T2"> </text:span><text:span text:style-name="T6">'Singhal'</text:span></text:p>
      <text:p text:style-name="P5"><text:span text:style-name="T6">'15024'</text:span><text:span text:style-name="T1">,</text:span><text:span text:style-name="T2"> </text:span><text:span text:style-name="T6">'Kawahara'</text:span></text:p>
      <text:p text:style-name="P5"><text:span text:style-name="T6">'15030'</text:span><text:span text:style-name="T1">,</text:span><text:span text:style-name="T2"> </text:span><text:span text:style-name="T6">'Massour'</text:span></text:p>
      <text:p text:style-name="P5"><text:span text:style-name="T6">'15070'</text:span><text:span text:style-name="T1">,</text:span><text:span text:style-name="T2"> </text:span><text:span text:style-name="T6">'Enokib'</text:span></text:p>
      <text:p text:style-name="P5"><text:span text:style-name="T6">'15074'</text:span><text:span text:style-name="T1">,</text:span><text:span text:style-name="T2"> </text:span><text:span text:style-name="T6">'Kirtane'</text:span></text:p>
      <text:p text:style-name="P5"><text:span text:style-name="T6">'15083'</text:span><text:span text:style-name="T1">,</text:span><text:span text:style-name="T2"> </text:span><text:span text:style-name="T6">'Formisano'</text:span></text:p>
      <text:p text:style-name="P5"><text:span text:style-name="T6">'15086'</text:span><text:span text:style-name="T1">,</text:span><text:span text:style-name="T2"> </text:span><text:span text:style-name="T6">'Sun'</text:span></text:p>
      <text:p text:style-name="P5"><text:span text:style-name="T6">'15144'</text:span><text:span text:style-name="T1">,</text:span><text:span text:style-name="T2"> </text:span><text:span text:style-name="T6">'Lapio'</text:span></text:p>
      <text:p text:style-name="P5"><text:soft-page-break/><text:span text:style-name="T6">'15249'</text:span><text:span text:style-name="T1">,</text:span><text:span text:style-name="T2"> </text:span><text:span text:style-name="T6">'Cheah'</text:span></text:p>
      <text:p text:style-name="P5"><text:span text:style-name="T6">'15283'</text:span><text:span text:style-name="T1">,</text:span><text:span text:style-name="T2"> </text:span><text:span text:style-name="T6">'Williams'</text:span></text:p>
      <text:p text:style-name="P5"><text:span text:style-name="T6">'15328'</text:span><text:span text:style-name="T1">,</text:span><text:span text:style-name="T2"> </text:span><text:span text:style-name="T6">'Chien'</text:span></text:p>
      <text:p text:style-name="P5"><text:span text:style-name="T6">'1533'</text:span><text:span text:style-name="T1">,</text:span><text:span text:style-name="T2"> </text:span><text:span text:style-name="T6">'She'</text:span></text:p>
      <text:p text:style-name="P5"><text:span text:style-name="T6">'15340'</text:span><text:span text:style-name="T1">,</text:span><text:span text:style-name="T2"> </text:span><text:span text:style-name="T6">'Silbert'</text:span></text:p>
      <text:p text:style-name="P5"><text:span text:style-name="T6">'15430'</text:span><text:span text:style-name="T1">,</text:span><text:span text:style-name="T2"> </text:span><text:span text:style-name="T6">'Sasso'</text:span></text:p>
      <text:p text:style-name="P5"><text:span text:style-name="T6">'15457'</text:span><text:span text:style-name="T1">,</text:span><text:span text:style-name="T2"> </text:span><text:span text:style-name="T6">'Arinb'</text:span></text:p>
      <text:p text:style-name="P5"><text:span text:style-name="T6">'15487'</text:span><text:span text:style-name="T1">,</text:span><text:span text:style-name="T2"> </text:span><text:span text:style-name="T6">'Januszewski'</text:span></text:p>
      <text:p text:style-name="P5"><text:span text:style-name="T6">'15517'</text:span><text:span text:style-name="T1">,</text:span><text:span text:style-name="T2"> </text:span><text:span text:style-name="T6">'Anis'</text:span></text:p>
      <text:p text:style-name="P5"><text:span text:style-name="T6">'15538'</text:span><text:span text:style-name="T1">,</text:span><text:span text:style-name="T2"> </text:span><text:span text:style-name="T6">'Yeung'</text:span></text:p>
      <text:p text:style-name="P5"><text:span text:style-name="T6">'15578'</text:span><text:span text:style-name="T1">,</text:span><text:span text:style-name="T2"> </text:span><text:span text:style-name="T6">'Pacie'</text:span></text:p>
      <text:p text:style-name="P5"><text:span text:style-name="T6">'15613'</text:span><text:span text:style-name="T1">,</text:span><text:span text:style-name="T2"> </text:span><text:span text:style-name="T6">'Umehara'</text:span></text:p>
      <text:p text:style-name="P5"><text:span text:style-name="T6">'15698'</text:span><text:span text:style-name="T1">,</text:span><text:span text:style-name="T2"> </text:span><text:span text:style-name="T6">'Dink'</text:span></text:p>
      <text:p text:style-name="P5"><text:span text:style-name="T6">'15726'</text:span><text:span text:style-name="T1">,</text:span><text:span text:style-name="T2"> </text:span><text:span text:style-name="T6">'Neuhold'</text:span></text:p>
      <text:p text:style-name="P5"><text:span text:style-name="T6">'15883'</text:span><text:span text:style-name="T1">,</text:span><text:span text:style-name="T2"> </text:span><text:span text:style-name="T6">'Marques'</text:span></text:p>
      <text:p text:style-name="P5"><text:span text:style-name="T6">'15980'</text:span><text:span text:style-name="T1">,</text:span><text:span text:style-name="T2"> </text:span><text:span text:style-name="T6">'Ross'</text:span></text:p>
      <text:p text:style-name="P5"><text:span text:style-name="T6">'16035'</text:span><text:span text:style-name="T1">,</text:span><text:span text:style-name="T2"> </text:span><text:span text:style-name="T6">'Starker'</text:span></text:p>
      <text:p text:style-name="P5"><text:span text:style-name="T6">'16057'</text:span><text:span text:style-name="T1">,</text:span><text:span text:style-name="T2"> </text:span><text:span text:style-name="T6">'Wicki'</text:span></text:p>
      <text:p text:style-name="P5"><text:span text:style-name="T6">'16075'</text:span><text:span text:style-name="T1">,</text:span><text:span text:style-name="T2"> </text:span><text:span text:style-name="T6">'Wolter'</text:span></text:p>
      <text:p text:style-name="P5"><text:span text:style-name="T6">'16133'</text:span><text:span text:style-name="T1">,</text:span><text:span text:style-name="T2"> </text:span><text:span text:style-name="T6">'Orlet'</text:span></text:p>
      <text:p text:style-name="P5"><text:span text:style-name="T6">'16250'</text:span><text:span text:style-name="T1">,</text:span><text:span text:style-name="T2"> </text:span><text:span text:style-name="T6">'Uhrig'</text:span></text:p>
      <text:p text:style-name="P5"><text:span text:style-name="T6">'16297'</text:span><text:span text:style-name="T1">,</text:span><text:span text:style-name="T2"> </text:span><text:span text:style-name="T6">'Sacchi'</text:span></text:p>
      <text:p text:style-name="P5"><text:span text:style-name="T6">'163'</text:span><text:span text:style-name="T1">,</text:span><text:span text:style-name="T2"> </text:span><text:span text:style-name="T6">'Bandekar'</text:span></text:p>
      <text:p text:style-name="P5"><text:span text:style-name="T6">'16311'</text:span><text:span text:style-name="T1">,</text:span><text:span text:style-name="T2"> </text:span><text:span text:style-name="T6">'Liao'</text:span></text:p>
      <text:p text:style-name="P5"><text:span text:style-name="T6">'16347'</text:span><text:span text:style-name="T1">,</text:span><text:span text:style-name="T2"> </text:span><text:span text:style-name="T6">'Morimoto'</text:span></text:p>
      <text:p text:style-name="P5"><text:span text:style-name="T6">'16405'</text:span><text:span text:style-name="T1">,</text:span><text:span text:style-name="T2"> </text:span><text:span text:style-name="T6">'Rahman'</text:span></text:p>
      <text:p text:style-name="P5"><text:span text:style-name="T6">'16453'</text:span><text:span text:style-name="T1">,</text:span><text:span text:style-name="T2"> </text:span><text:span text:style-name="T6">'Kanata'</text:span></text:p>
      <text:p text:style-name="P5"><text:span text:style-name="T6">'16467'</text:span><text:span text:style-name="T1">,</text:span><text:span text:style-name="T2"> </text:span><text:span text:style-name="T6">'Meyl'</text:span></text:p>
      <text:p text:style-name="P5"><text:span text:style-name="T6">'16480'</text:span><text:span text:style-name="T1">,</text:span><text:span text:style-name="T2"> </text:span><text:span text:style-name="T6">'Noga'</text:span></text:p>
      <text:p text:style-name="P5"><text:span text:style-name="T6">'16515'</text:span><text:span text:style-name="T1">,</text:span><text:span text:style-name="T2"> </text:span><text:span text:style-name="T6">'Suppan'</text:span></text:p>
      <text:p text:style-name="P5"><text:span text:style-name="T6">'16523'</text:span><text:span text:style-name="T1">,</text:span><text:span text:style-name="T2"> </text:span><text:span text:style-name="T6">'Redw'</text:span></text:p>
      <text:p text:style-name="P5"><text:span text:style-name="T6">'16528'</text:span><text:span text:style-name="T1">,</text:span><text:span text:style-name="T2"> </text:span><text:span text:style-name="T6">'Angs'</text:span></text:p>
      <text:p text:style-name="P5"><text:span text:style-name="T6">'16543'</text:span><text:span text:style-name="T1">,</text:span><text:span text:style-name="T2"> </text:span><text:span text:style-name="T6">'Toffoli'</text:span></text:p>
      <text:p text:style-name="P5"><text:span text:style-name="T6">'16593'</text:span><text:span text:style-name="T1">,</text:span><text:span text:style-name="T2"> </text:span><text:span text:style-name="T6">'Skuras'</text:span></text:p>
      <text:p text:style-name="P5"><text:span text:style-name="T6">'16631'</text:span><text:span text:style-name="T1">,</text:span><text:span text:style-name="T2"> </text:span><text:span text:style-name="T6">'Stratulat'</text:span></text:p>
      <text:p text:style-name="P5"><text:span text:style-name="T6">'16753'</text:span><text:span text:style-name="T1">,</text:span><text:span text:style-name="T2"> </text:span><text:span text:style-name="T6">'Kuwadak'</text:span></text:p>
      <text:p text:style-name="P5"><text:span text:style-name="T6">'16849'</text:span><text:span text:style-name="T1">,</text:span><text:span text:style-name="T2"> </text:span><text:span text:style-name="T6">'Kantors'</text:span></text:p>
      <text:p text:style-name="P5"><text:span text:style-name="T6">'16885'</text:span><text:span text:style-name="T1">,</text:span><text:span text:style-name="T2"> </text:span><text:span text:style-name="T6">'Biehl'</text:span></text:p>
      <text:p text:style-name="P5"><text:span text:style-name="T6">'16907'</text:span><text:span text:style-name="T1">,</text:span><text:span text:style-name="T2"> </text:span><text:span text:style-name="T6">'Keiss'</text:span></text:p>
      <text:p text:style-name="P5"><text:span text:style-name="T6">'16969'</text:span><text:span text:style-name="T1">,</text:span><text:span text:style-name="T2"> </text:span><text:span text:style-name="T6">'Hakkinen'</text:span></text:p>
      <text:p text:style-name="P5"><text:span text:style-name="T6">'16993'</text:span><text:span text:style-name="T1">,</text:span><text:span text:style-name="T2"> </text:span><text:span text:style-name="T6">'Akaiw'</text:span></text:p>
      <text:p text:style-name="P5"><text:span text:style-name="T6">'17057'</text:span><text:span text:style-name="T1">,</text:span><text:span text:style-name="T2"> </text:span><text:span text:style-name="T6">'Swartj'</text:span></text:p>
      <text:p text:style-name="P5"><text:span text:style-name="T6">'17076'</text:span><text:span text:style-name="T1">,</text:span><text:span text:style-name="T2"> </text:span><text:span text:style-name="T6">'King'</text:span></text:p>
      <text:p text:style-name="P5"><text:span text:style-name="T6">'17086'</text:span><text:span text:style-name="T1">,</text:span><text:span text:style-name="T2"> </text:span><text:span text:style-name="T6">'Hazemi'</text:span></text:p>
      <text:p text:style-name="P5"><text:span text:style-name="T6">'17128'</text:span><text:span text:style-name="T1">,</text:span><text:span text:style-name="T2"> </text:span><text:span text:style-name="T6">'Chuon'</text:span></text:p>
      <text:p text:style-name="P5"><text:span text:style-name="T6">'17133'</text:span><text:span text:style-name="T1">,</text:span><text:span text:style-name="T2"> </text:span><text:span text:style-name="T6">'Kang'</text:span></text:p>
      <text:p text:style-name="P5"><text:span text:style-name="T6">'17192'</text:span><text:span text:style-name="T1">,</text:span><text:span text:style-name="T2"> </text:span><text:span text:style-name="T6">'Carroll'</text:span></text:p>
      <text:p text:style-name="P5"><text:span text:style-name="T6">'17207'</text:span><text:span text:style-name="T1">,</text:span><text:span text:style-name="T2"> </text:span><text:span text:style-name="T6">'Holn'</text:span></text:p>
      <text:p text:style-name="P5"><text:span text:style-name="T6">'1726'</text:span><text:span text:style-name="T1">,</text:span><text:span text:style-name="T2"> </text:span><text:span text:style-name="T6">'Matsunami'</text:span></text:p>
      <text:p text:style-name="P5"><text:soft-page-break/><text:span text:style-name="T6">'1727'</text:span><text:span text:style-name="T1">,</text:span><text:span text:style-name="T2"> </text:span><text:span text:style-name="T6">'Ratcliff'</text:span></text:p>
      <text:p text:style-name="P5"><text:span text:style-name="T6">'17339'</text:span><text:span text:style-name="T1">,</text:span><text:span text:style-name="T2"> </text:span><text:span text:style-name="T6">'Petzo'</text:span></text:p>
      <text:p text:style-name="P5"><text:span text:style-name="T6">'1737'</text:span><text:span text:style-name="T1">,</text:span><text:span text:style-name="T2"> </text:span><text:span text:style-name="T6">'Shinagawa'</text:span></text:p>
      <text:p text:style-name="P5"><text:span text:style-name="T6">'17377'</text:span><text:span text:style-name="T1">,</text:span><text:span text:style-name="T2"> </text:span><text:span text:style-name="T6">'Pisini'</text:span></text:p>
      <text:p text:style-name="P5"><text:span text:style-name="T6">'17397'</text:span><text:span text:style-name="T1">,</text:span><text:span text:style-name="T2"> </text:span><text:span text:style-name="T6">'Caleff'</text:span></text:p>
      <text:p text:style-name="P5"><text:span text:style-name="T6">'17424'</text:span><text:span text:style-name="T1">,</text:span><text:span text:style-name="T2"> </text:span><text:span text:style-name="T6">'Zouao'</text:span></text:p>
      <text:p text:style-name="P5"><text:span text:style-name="T6">'17507'</text:span><text:span text:style-name="T1">,</text:span><text:span text:style-name="T2"> </text:span><text:span text:style-name="T6">'Mathur'</text:span></text:p>
      <text:p text:style-name="P5"><text:span text:style-name="T6">'17600'</text:span><text:span text:style-name="T1">,</text:span><text:span text:style-name="T2"> </text:span><text:span text:style-name="T6">'Peter'</text:span></text:p>
      <text:p text:style-name="P5"><text:span text:style-name="T6">'17607'</text:span><text:span text:style-name="T1">,</text:span><text:span text:style-name="T2"> </text:span><text:span text:style-name="T6">'Ould'</text:span></text:p>
      <text:p text:style-name="P5"><text:span text:style-name="T6">'17665'</text:span><text:span text:style-name="T1">,</text:span><text:span text:style-name="T2"> </text:span><text:span text:style-name="T6">'Tewari'</text:span></text:p>
      <text:p text:style-name="P5"><text:span text:style-name="T6">'17676'</text:span><text:span text:style-name="T1">,</text:span><text:span text:style-name="T2"> </text:span><text:span text:style-name="T6">'Michel'</text:span></text:p>
      <text:p text:style-name="P5"><text:span text:style-name="T6">'17769'</text:span><text:span text:style-name="T1">,</text:span><text:span text:style-name="T2"> </text:span><text:span text:style-name="T6">'Pearlman'</text:span></text:p>
      <text:p text:style-name="P5"><text:span text:style-name="T6">'17831'</text:span><text:span text:style-name="T1">,</text:span><text:span text:style-name="T2"> </text:span><text:span text:style-name="T6">'Srivastava'</text:span></text:p>
      <text:p text:style-name="P5"><text:span text:style-name="T6">'17911'</text:span><text:span text:style-name="T1">,</text:span><text:span text:style-name="T2"> </text:span><text:span text:style-name="T6">'Audeh'</text:span></text:p>
      <text:p text:style-name="P5"><text:span text:style-name="T6">'17924'</text:span><text:span text:style-name="T1">,</text:span><text:span text:style-name="T2"> </text:span><text:span text:style-name="T6">'Tavan'</text:span></text:p>
      <text:p text:style-name="P5"><text:span text:style-name="T6">'17944'</text:span><text:span text:style-name="T1">,</text:span><text:span text:style-name="T2"> </text:span><text:span text:style-name="T6">'Hamarn'</text:span></text:p>
      <text:p text:style-name="P5"><text:span text:style-name="T6">'17996'</text:span><text:span text:style-name="T1">,</text:span><text:span text:style-name="T2"> </text:span><text:span text:style-name="T6">'Karpist'</text:span></text:p>
      <text:p text:style-name="P5"><text:span text:style-name="T6">'17997'</text:span><text:span text:style-name="T1">,</text:span><text:span text:style-name="T2"> </text:span><text:span text:style-name="T6">'Ishikawa'</text:span></text:p>
      <text:p text:style-name="P5"><text:span text:style-name="T6">'18007'</text:span><text:span text:style-name="T1">,</text:span><text:span text:style-name="T2"> </text:span><text:span text:style-name="T6">'Chanon'</text:span></text:p>
      <text:p text:style-name="P5"><text:span text:style-name="T6">'18108'</text:span><text:span text:style-name="T1">,</text:span><text:span text:style-name="T2"> </text:span><text:span text:style-name="T6">'Brailsford'</text:span></text:p>
      <text:p text:style-name="P5"><text:span text:style-name="T6">'1812'</text:span><text:span text:style-name="T1">,</text:span><text:span text:style-name="T2"> </text:span><text:span text:style-name="T6">'Chyr'</text:span></text:p>
      <text:p text:style-name="P5"><text:span text:style-name="T6">'18234'</text:span><text:span text:style-name="T1">,</text:span><text:span text:style-name="T2"> </text:span><text:span text:style-name="T6">'Nirenbu'</text:span></text:p>
      <text:p text:style-name="P5"><text:span text:style-name="T6">'1826'</text:span><text:span text:style-name="T1">,</text:span><text:span text:style-name="T2"> </text:span><text:span text:style-name="T6">'Dhav'</text:span></text:p>
      <text:p text:style-name="P5"><text:span text:style-name="T6">'1827'</text:span><text:span text:style-name="T1">,</text:span><text:span text:style-name="T2"> </text:span><text:span text:style-name="T6">'Westbrook'</text:span></text:p>
      <text:p text:style-name="P5"><text:span text:style-name="T6">'18286'</text:span><text:span text:style-name="T1">,</text:span><text:span text:style-name="T2"> </text:span><text:span text:style-name="T6">'Pang'</text:span></text:p>
      <text:p text:style-name="P5"><text:span text:style-name="T6">'18338'</text:span><text:span text:style-name="T1">,</text:span><text:span text:style-name="T2"> </text:span><text:span text:style-name="T6">'Kangs'</text:span></text:p>
      <text:p text:style-name="P5"><text:span text:style-name="T6">'1836'</text:span><text:span text:style-name="T1">,</text:span><text:span text:style-name="T2"> </text:span><text:span text:style-name="T6">'Marinov'</text:span></text:p>
      <text:p text:style-name="P5"><text:span text:style-name="T6">'18367'</text:span><text:span text:style-name="T1">,</text:span><text:span text:style-name="T2"> </text:span><text:span text:style-name="T6">'Goodwin'</text:span></text:p>
      <text:p text:style-name="P5"><text:span text:style-name="T6">'18469'</text:span><text:span text:style-name="T1">,</text:span><text:span text:style-name="T2"> </text:span><text:span text:style-name="T6">'Coppens'</text:span></text:p>
      <text:p text:style-name="P5"><text:span text:style-name="T6">'18499'</text:span><text:span text:style-name="T1">,</text:span><text:span text:style-name="T2"> </text:span><text:span text:style-name="T6">'Peter'</text:span></text:p>
      <text:p text:style-name="P5"><text:span text:style-name="T6">'18554'</text:span><text:span text:style-name="T1">,</text:span><text:span text:style-name="T2"> </text:span><text:span text:style-name="T6">'Ramaswamy'</text:span></text:p>
      <text:p text:style-name="P5"><text:span text:style-name="T6">'18583'</text:span><text:span text:style-name="T1">,</text:span><text:span text:style-name="T2"> </text:span><text:span text:style-name="T6">'Ma'</text:span></text:p>
      <text:p text:style-name="P5"><text:span text:style-name="T6">'18636'</text:span><text:span text:style-name="T1">,</text:span><text:span text:style-name="T2"> </text:span><text:span text:style-name="T6">'Mori'</text:span></text:p>
      <text:p text:style-name="P5"><text:span text:style-name="T6">'18675'</text:span><text:span text:style-name="T1">,</text:span><text:span text:style-name="T2"> </text:span><text:span text:style-name="T6">'Araya'</text:span></text:p>
      <text:p text:style-name="P5"><text:span text:style-name="T6">'18709'</text:span><text:span text:style-name="T1">,</text:span><text:span text:style-name="T2"> </text:span><text:span text:style-name="T6">'Agar'</text:span></text:p>
      <text:p text:style-name="P5"><text:span text:style-name="T6">'18740'</text:span><text:span text:style-name="T1">,</text:span><text:span text:style-name="T2"> </text:span><text:span text:style-name="T6">'Williamson'</text:span></text:p>
      <text:p text:style-name="P5"><text:span text:style-name="T6">'18752'</text:span><text:span text:style-name="T1">,</text:span><text:span text:style-name="T2"> </text:span><text:span text:style-name="T6">'Schulman'</text:span></text:p>
      <text:p text:style-name="P5"><text:span text:style-name="T6">'18775'</text:span><text:span text:style-name="T1">,</text:span><text:span text:style-name="T2"> </text:span><text:span text:style-name="T6">'Pampal'</text:span></text:p>
      <text:p text:style-name="P5"><text:span text:style-name="T6">'18808'</text:span><text:span text:style-name="T1">,</text:span><text:span text:style-name="T2"> </text:span><text:span text:style-name="T6">'Snif'</text:span></text:p>
      <text:p text:style-name="P5"><text:span text:style-name="T6">'18809'</text:span><text:span text:style-name="T1">,</text:span><text:span text:style-name="T2"> </text:span><text:span text:style-name="T6">'Benson'</text:span></text:p>
      <text:p text:style-name="P5"><text:span text:style-name="T6">'18821'</text:span><text:span text:style-name="T1">,</text:span><text:span text:style-name="T2"> </text:span><text:span text:style-name="T6">'Linden'</text:span></text:p>
      <text:p text:style-name="P5"><text:span text:style-name="T6">'1884'</text:span><text:span text:style-name="T1">,</text:span><text:span text:style-name="T2"> </text:span><text:span text:style-name="T6">'Masini'</text:span></text:p>
      <text:p text:style-name="P5"><text:span text:style-name="T6">'18859'</text:span><text:span text:style-name="T1">,</text:span><text:span text:style-name="T2"> </text:span><text:span text:style-name="T6">'Rubio'</text:span></text:p>
      <text:p text:style-name="P5"><text:span text:style-name="T6">'18941'</text:span><text:span text:style-name="T1">,</text:span><text:span text:style-name="T2"> </text:span><text:span text:style-name="T6">'Denecker'</text:span></text:p>
      <text:p text:style-name="P5"><text:span text:style-name="T6">'19048'</text:span><text:span text:style-name="T1">,</text:span><text:span text:style-name="T2"> </text:span><text:span text:style-name="T6">'Leuen'</text:span></text:p>
      <text:p text:style-name="P5"><text:span text:style-name="T6">'19050'</text:span><text:span text:style-name="T1">,</text:span><text:span text:style-name="T2"> </text:span><text:span text:style-name="T6">'Erdem'</text:span></text:p>
      <text:p text:style-name="P5"><text:span text:style-name="T6">'19203'</text:span><text:span text:style-name="T1">,</text:span><text:span text:style-name="T2"> </text:span><text:span text:style-name="T6">'Koch'</text:span></text:p>
      <text:p text:style-name="P5"><text:span text:style-name="T6">'1922'</text:span><text:span text:style-name="T1">,</text:span><text:span text:style-name="T2"> </text:span><text:span text:style-name="T6">'Cavalcanti'</text:span></text:p>
      <text:p text:style-name="P5"><text:span text:style-name="T6">'19220'</text:span><text:span text:style-name="T1">,</text:span><text:span text:style-name="T2"> </text:span><text:span text:style-name="T6">'Hayashi'</text:span></text:p>
      <text:p text:style-name="P5"><text:soft-page-break/><text:span text:style-name="T6">'19245'</text:span><text:span text:style-name="T1">,</text:span><text:span text:style-name="T2"> </text:span><text:span text:style-name="T6">'Cai'</text:span></text:p>
      <text:p text:style-name="P5"><text:span text:style-name="T6">'19293'</text:span><text:span text:style-name="T1">,</text:span><text:span text:style-name="T2"> </text:span><text:span text:style-name="T6">'Singhal'</text:span></text:p>
      <text:p text:style-name="P5"><text:span text:style-name="T6">'19321'</text:span><text:span text:style-name="T1">,</text:span><text:span text:style-name="T2"> </text:span><text:span text:style-name="T6">'Chang'</text:span></text:p>
      <text:p text:style-name="P5"><text:span text:style-name="T6">'19342'</text:span><text:span text:style-name="T1">,</text:span><text:span text:style-name="T2"> </text:span><text:span text:style-name="T6">'Bouzeghoub'</text:span></text:p>
      <text:p text:style-name="P5"><text:span text:style-name="T6">'19362'</text:span><text:span text:style-name="T1">,</text:span><text:span text:style-name="T2"> </text:span><text:span text:style-name="T6">'Linden'</text:span></text:p>
      <text:p text:style-name="P5"><text:span text:style-name="T6">'19450'</text:span><text:span text:style-name="T1">,</text:span><text:span text:style-name="T2"> </text:span><text:span text:style-name="T6">'Asahara'</text:span></text:p>
      <text:p text:style-name="P5"><text:span text:style-name="T6">'19536'</text:span><text:span text:style-name="T1">,</text:span><text:span text:style-name="T2"> </text:span><text:span text:style-name="T6">'Bhattacharya'</text:span></text:p>
      <text:p text:style-name="P5"><text:span text:style-name="T6">'1954'</text:span><text:span text:style-name="T1">,</text:span><text:span text:style-name="T2"> </text:span><text:span text:style-name="T6">'Frank'</text:span></text:p>
      <text:p text:style-name="P5"><text:span text:style-name="T6">'19541'</text:span><text:span text:style-name="T1">,</text:span><text:span text:style-name="T2"> </text:span><text:span text:style-name="T6">'Drews'</text:span></text:p>
      <text:p text:style-name="P5"><text:span text:style-name="T6">'19582'</text:span><text:span text:style-name="T1">,</text:span><text:span text:style-name="T2"> </text:span><text:span text:style-name="T6">'Canas'</text:span></text:p>
      <text:p text:style-name="P5"><text:span text:style-name="T6">'19603'</text:span><text:span text:style-name="T1">,</text:span><text:span text:style-name="T2"> </text:span><text:span text:style-name="T6">'Colu'</text:span></text:p>
      <text:p text:style-name="P5"><text:span text:style-name="T6">'19638'</text:span><text:span text:style-name="T1">,</text:span><text:span text:style-name="T2"> </text:span><text:span text:style-name="T6">'Dawson'</text:span></text:p>
      <text:p text:style-name="P5"><text:span text:style-name="T6">'1968'</text:span><text:span text:style-name="T1">,</text:span><text:span text:style-name="T2"> </text:span><text:span text:style-name="T6">'Sahm'</text:span></text:p>
      <text:p text:style-name="P5"><text:span text:style-name="T6">'19735'</text:span><text:span text:style-name="T1">,</text:span><text:span text:style-name="T2"> </text:span><text:span text:style-name="T6">'Bishop'</text:span></text:p>
      <text:p text:style-name="P5"><text:span text:style-name="T6">'19766'</text:span><text:span text:style-name="T1">,</text:span><text:span text:style-name="T2"> </text:span><text:span text:style-name="T6">'Simon'</text:span></text:p>
      <text:p text:style-name="P5"><text:span text:style-name="T6">'19791'</text:span><text:span text:style-name="T1">,</text:span><text:span text:style-name="T2"> </text:span><text:span text:style-name="T6">'Vanrell'</text:span></text:p>
      <text:p text:style-name="P5"><text:span text:style-name="T6">'19824'</text:span><text:span text:style-name="T1">,</text:span><text:span text:style-name="T2"> </text:span><text:span text:style-name="T6">'Savelieva'</text:span></text:p>
      <text:p text:style-name="P5"><text:span text:style-name="T6">'19848'</text:span><text:span text:style-name="T1">,</text:span><text:span text:style-name="T2"> </text:span><text:span text:style-name="T6">'Tiwari'</text:span></text:p>
      <text:p text:style-name="P5"><text:span text:style-name="T6">'19861'</text:span><text:span text:style-name="T1">,</text:span><text:span text:style-name="T2"> </text:span><text:span text:style-name="T6">'Fontana'</text:span></text:p>
      <text:p text:style-name="P5"><text:span text:style-name="T6">'19862'</text:span><text:span text:style-name="T1">,</text:span><text:span text:style-name="T2"> </text:span><text:span text:style-name="T6">'Prasad'</text:span></text:p>
      <text:p text:style-name="P5"><text:span text:style-name="T6">'19917'</text:span><text:span text:style-name="T1">,</text:span><text:span text:style-name="T2"> </text:span><text:span text:style-name="T6">'Hayrapetyan'</text:span></text:p>
      <text:p text:style-name="P5"><text:span text:style-name="T6">'20002'</text:span><text:span text:style-name="T1">,</text:span><text:span text:style-name="T2"> </text:span><text:span text:style-name="T6">'Fournier'</text:span></text:p>
      <text:p text:style-name="P5"><text:span text:style-name="T6">'20084'</text:span><text:span text:style-name="T1">,</text:span><text:span text:style-name="T2"> </text:span><text:span text:style-name="T6">'Adda'</text:span></text:p>
      <text:p text:style-name="P5"><text:span text:style-name="T6">'20099'</text:span><text:span text:style-name="T1">,</text:span><text:span text:style-name="T2"> </text:span><text:span text:style-name="T6">'Lewis'</text:span></text:p>
      <text:p text:style-name="P5"><text:span text:style-name="T6">'20180'</text:span><text:span text:style-name="T1">,</text:span><text:span text:style-name="T2"> </text:span><text:span text:style-name="T6">'Reyes'</text:span></text:p>
      <text:p text:style-name="P5"><text:span text:style-name="T6">'20195'</text:span><text:span text:style-name="T1">,</text:span><text:span text:style-name="T2"> </text:span><text:span text:style-name="T6">'Finney'</text:span></text:p>
      <text:p text:style-name="P5"><text:span text:style-name="T6">'20244'</text:span><text:span text:style-name="T1">,</text:span><text:span text:style-name="T2"> </text:span><text:span text:style-name="T6">'Abu-B'</text:span></text:p>
      <text:p text:style-name="P5"><text:span text:style-name="T6">'20378'</text:span><text:span text:style-name="T1">,</text:span><text:span text:style-name="T2"> </text:span><text:span text:style-name="T6">'Lomi'</text:span></text:p>
      <text:p text:style-name="P5"><text:span text:style-name="T6">'20445'</text:span><text:span text:style-name="T1">,</text:span><text:span text:style-name="T2"> </text:span><text:span text:style-name="T6">'Laak'</text:span></text:p>
      <text:p text:style-name="P5"><text:span text:style-name="T6">'20489'</text:span><text:span text:style-name="T1">,</text:span><text:span text:style-name="T2"> </text:span><text:span text:style-name="T6">'Shuming'</text:span></text:p>
      <text:p text:style-name="P5"><text:span text:style-name="T6">'20540'</text:span><text:span text:style-name="T1">,</text:span><text:span text:style-name="T2"> </text:span><text:span text:style-name="T6">'Cunha'</text:span></text:p>
      <text:p text:style-name="P5"><text:span text:style-name="T6">'20803'</text:span><text:span text:style-name="T1">,</text:span><text:span text:style-name="T2"> </text:span><text:span text:style-name="T6">'Mercurio'</text:span></text:p>
      <text:p text:style-name="P5"><text:span text:style-name="T6">'20814'</text:span><text:span text:style-name="T1">,</text:span><text:span text:style-name="T2"> </text:span><text:span text:style-name="T6">'Cheed'</text:span></text:p>
      <text:p text:style-name="P5"><text:span text:style-name="T6">'20974'</text:span><text:span text:style-name="T1">,</text:span><text:span text:style-name="T2"> </text:span><text:span text:style-name="T6">'Hawkins'</text:span></text:p>
      <text:p text:style-name="P5"><text:span text:style-name="T6">'20985'</text:span><text:span text:style-name="T1">,</text:span><text:span text:style-name="T2"> </text:span><text:span text:style-name="T6">'Wunderli'</text:span></text:p>
      <text:p text:style-name="P5"><text:span text:style-name="T6">'21008'</text:span><text:span text:style-name="T1">,</text:span><text:span text:style-name="T2"> </text:span><text:span text:style-name="T6">'Pavlovico'</text:span></text:p>
      <text:p text:style-name="P5"><text:span text:style-name="T6">'21009'</text:span><text:span text:style-name="T1">,</text:span><text:span text:style-name="T2"> </text:span><text:span text:style-name="T6">'Geon'</text:span></text:p>
      <text:p text:style-name="P5"><text:span text:style-name="T6">'21086'</text:span><text:span text:style-name="T1">,</text:span><text:span text:style-name="T2"> </text:span><text:span text:style-name="T6">'Held'</text:span></text:p>
      <text:p text:style-name="P5"><text:span text:style-name="T6">'21100'</text:span><text:span text:style-name="T1">,</text:span><text:span text:style-name="T2"> </text:span><text:span text:style-name="T6">'Juchn'</text:span></text:p>
      <text:p text:style-name="P5"><text:span text:style-name="T6">'21101'</text:span><text:span text:style-name="T1">,</text:span><text:span text:style-name="T2"> </text:span><text:span text:style-name="T6">'Gotchev'</text:span></text:p>
      <text:p text:style-name="P5"><text:span text:style-name="T6">'21102'</text:span><text:span text:style-name="T1">,</text:span><text:span text:style-name="T2"> </text:span><text:span text:style-name="T6">'He'</text:span></text:p>
      <text:p text:style-name="P5"><text:span text:style-name="T6">'21126'</text:span><text:span text:style-name="T1">,</text:span><text:span text:style-name="T2"> </text:span><text:span text:style-name="T6">'McCarter'</text:span></text:p>
      <text:p text:style-name="P5"><text:span text:style-name="T6">'21225'</text:span><text:span text:style-name="T1">,</text:span><text:span text:style-name="T2"> </text:span><text:span text:style-name="T6">'Choll'</text:span></text:p>
      <text:p text:style-name="P5"><text:span text:style-name="T6">'21246'</text:span><text:span text:style-name="T1">,</text:span><text:span text:style-name="T2"> </text:span><text:span text:style-name="T6">'Rais'</text:span></text:p>
      <text:p text:style-name="P5"><text:span text:style-name="T6">'2133'</text:span><text:span text:style-name="T1">,</text:span><text:span text:style-name="T2"> </text:span><text:span text:style-name="T6">'Nardi'</text:span></text:p>
      <text:p text:style-name="P5"><text:span text:style-name="T6">'21337'</text:span><text:span text:style-name="T1">,</text:span><text:span text:style-name="T2"> </text:span><text:span text:style-name="T6">'Goualh'</text:span></text:p>
      <text:p text:style-name="P5"><text:span text:style-name="T6">'2139'</text:span><text:span text:style-name="T1">,</text:span><text:span text:style-name="T2"> </text:span><text:span text:style-name="T6">'Agarwal'</text:span></text:p>
      <text:p text:style-name="P5"><text:span text:style-name="T6">'21394'</text:span><text:span text:style-name="T1">,</text:span><text:span text:style-name="T2"> </text:span><text:span text:style-name="T6">'Patel'</text:span></text:p>
      <text:p text:style-name="P5"><text:span text:style-name="T6">'21395'</text:span><text:span text:style-name="T1">,</text:span><text:span text:style-name="T2"> </text:span><text:span text:style-name="T6">'Leuen'</text:span></text:p>
      <text:p text:style-name="P5"><text:soft-page-break/><text:span text:style-name="T6">'21401'</text:span><text:span text:style-name="T1">,</text:span><text:span text:style-name="T2"> </text:span><text:span text:style-name="T6">'Garze'</text:span></text:p>
      <text:p text:style-name="P5"><text:span text:style-name="T6">'21552'</text:span><text:span text:style-name="T1">,</text:span><text:span text:style-name="T2"> </text:span><text:span text:style-name="T6">'Bradshaw'</text:span></text:p>
      <text:p text:style-name="P5"><text:span text:style-name="T6">'21556'</text:span><text:span text:style-name="T1">,</text:span><text:span text:style-name="T2"> </text:span><text:span text:style-name="T6">'Negron'</text:span></text:p>
      <text:p text:style-name="P5"><text:span text:style-name="T6">'21692'</text:span><text:span text:style-name="T1">,</text:span><text:span text:style-name="T2"> </text:span><text:span text:style-name="T6">'Nagal'</text:span></text:p>
      <text:p text:style-name="P5"><text:span text:style-name="T6">'21766'</text:span><text:span text:style-name="T1">,</text:span><text:span text:style-name="T2"> </text:span><text:span text:style-name="T6">'Cox'</text:span></text:p>
      <text:p text:style-name="P5"><text:span text:style-name="T6">'2177'</text:span><text:span text:style-name="T1">,</text:span><text:span text:style-name="T2"> </text:span><text:span text:style-name="T6">'Cheah'</text:span></text:p>
      <text:p text:style-name="P5"><text:span text:style-name="T6">'21774'</text:span><text:span text:style-name="T1">,</text:span><text:span text:style-name="T2"> </text:span><text:span text:style-name="T6">'Moh'</text:span></text:p>
      <text:p text:style-name="P5"><text:span text:style-name="T6">'2178'</text:span><text:span text:style-name="T1">,</text:span><text:span text:style-name="T2"> </text:span><text:span text:style-name="T6">'Mingoz'</text:span></text:p>
      <text:p text:style-name="P5"><text:span text:style-name="T6">'21789'</text:span><text:span text:style-name="T1">,</text:span><text:span text:style-name="T2"> </text:span><text:span text:style-name="T6">'Bates'</text:span></text:p>
      <text:p text:style-name="P5"><text:span text:style-name="T6">'22003'</text:span><text:span text:style-name="T1">,</text:span><text:span text:style-name="T2"> </text:span><text:span text:style-name="T6">'Ibah'</text:span></text:p>
      <text:p text:style-name="P5"><text:span text:style-name="T6">'22004'</text:span><text:span text:style-name="T1">,</text:span><text:span text:style-name="T2"> </text:span><text:span text:style-name="T6">'OBrien'</text:span></text:p>
      <text:p text:style-name="P5"><text:span text:style-name="T6">'2201'</text:span><text:span text:style-name="T1">,</text:span><text:span text:style-name="T2"> </text:span><text:span text:style-name="T6">'Sauer'</text:span></text:p>
      <text:p text:style-name="P5"><text:span text:style-name="T6">'22050'</text:span><text:span text:style-name="T1">,</text:span><text:span text:style-name="T2"> </text:span><text:span text:style-name="T6">'Alioto'</text:span></text:p>
      <text:p text:style-name="P5"><text:span text:style-name="T6">'22057'</text:span><text:span text:style-name="T1">,</text:span><text:span text:style-name="T2"> </text:span><text:span text:style-name="T6">'Cal'</text:span></text:p>
      <text:p text:style-name="P5"><text:span text:style-name="T6">'22086'</text:span><text:span text:style-name="T1">,</text:span><text:span text:style-name="T2"> </text:span><text:span text:style-name="T6">'Ockerb'</text:span></text:p>
      <text:p text:style-name="P5"><text:span text:style-name="T6">'22142'</text:span><text:span text:style-name="T1">,</text:span><text:span text:style-name="T2"> </text:span><text:span text:style-name="T6">'Gerstend'</text:span></text:p>
      <text:p text:style-name="P5"><text:span text:style-name="T6">'22170'</text:span><text:span text:style-name="T1">,</text:span><text:span text:style-name="T2"> </text:span><text:span text:style-name="T6">'Sugavanam'</text:span></text:p>
      <text:p text:style-name="P5"><text:span text:style-name="T6">'22179'</text:span><text:span text:style-name="T1">,</text:span><text:span text:style-name="T2"> </text:span><text:span text:style-name="T6">'Sundho'</text:span></text:p>
      <text:p text:style-name="P5"><text:span text:style-name="T6">'22198'</text:span><text:span text:style-name="T1">,</text:span><text:span text:style-name="T2"> </text:span><text:span text:style-name="T6">'Read'</text:span></text:p>
      <text:p text:style-name="P5"><text:span text:style-name="T6">'22226'</text:span><text:span text:style-name="T1">,</text:span><text:span text:style-name="T2"> </text:span><text:span text:style-name="T6">'Kinney'</text:span></text:p>
      <text:p text:style-name="P5"><text:span text:style-name="T6">'22254'</text:span><text:span text:style-name="T1">,</text:span><text:span text:style-name="T2"> </text:span><text:span text:style-name="T6">'Gordon'</text:span></text:p>
      <text:p text:style-name="P5"><text:span text:style-name="T6">'22258'</text:span><text:span text:style-name="T1">,</text:span><text:span text:style-name="T2"> </text:span><text:span text:style-name="T6">'Larion'</text:span></text:p>
      <text:p text:style-name="P5"><text:span text:style-name="T6">'22260'</text:span><text:span text:style-name="T1">,</text:span><text:span text:style-name="T2"> </text:span><text:span text:style-name="T6">'Daat'</text:span></text:p>
      <text:p text:style-name="P5"><text:span text:style-name="T6">'22268'</text:span><text:span text:style-name="T1">,</text:span><text:span text:style-name="T2"> </text:span><text:span text:style-name="T6">'Dang'</text:span></text:p>
      <text:p text:style-name="P5"><text:span text:style-name="T6">'22325'</text:span><text:span text:style-name="T1">,</text:span><text:span text:style-name="T2"> </text:span><text:span text:style-name="T6">'Oevers'</text:span></text:p>
      <text:p text:style-name="P5"><text:span text:style-name="T6">'22345'</text:span><text:span text:style-name="T1">,</text:span><text:span text:style-name="T2"> </text:span><text:span text:style-name="T6">'Wecker'</text:span></text:p>
      <text:p text:style-name="P5"><text:span text:style-name="T6">'22396'</text:span><text:span text:style-name="T1">,</text:span><text:span text:style-name="T2"> </text:span><text:span text:style-name="T6">'Wodn'</text:span></text:p>
      <text:p text:style-name="P5"><text:span text:style-name="T6">'22417'</text:span><text:span text:style-name="T1">,</text:span><text:span text:style-name="T2"> </text:span><text:span text:style-name="T6">'McGuinness'</text:span></text:p>
      <text:p text:style-name="P5"><text:span text:style-name="T6">'22467'</text:span><text:span text:style-name="T1">,</text:span><text:span text:style-name="T2"> </text:span><text:span text:style-name="T6">'Dias'</text:span></text:p>
      <text:p text:style-name="P5"><text:span text:style-name="T6">'22532'</text:span><text:span text:style-name="T1">,</text:span><text:span text:style-name="T2"> </text:span><text:span text:style-name="T6">'Silverman'</text:span></text:p>
      <text:p text:style-name="P5"><text:span text:style-name="T6">'22618'</text:span><text:span text:style-name="T1">,</text:span><text:span text:style-name="T2"> </text:span><text:span text:style-name="T6">'Voss'</text:span></text:p>
      <text:p text:style-name="P5"><text:span text:style-name="T6">'22620'</text:span><text:span text:style-name="T1">,</text:span><text:span text:style-name="T2"> </text:span><text:span text:style-name="T6">'Lykin'</text:span></text:p>
      <text:p text:style-name="P5"><text:span text:style-name="T6">'2286'</text:span><text:span text:style-name="T1">,</text:span><text:span text:style-name="T2"> </text:span><text:span text:style-name="T6">'Ceze'</text:span></text:p>
      <text:p text:style-name="P5"><text:span text:style-name="T6">'22912'</text:span><text:span text:style-name="T1">,</text:span><text:span text:style-name="T2"> </text:span><text:span text:style-name="T6">'Sendlm'</text:span></text:p>
      <text:p text:style-name="P5"><text:span text:style-name="T6">'23110'</text:span><text:span text:style-name="T1">,</text:span><text:span text:style-name="T2"> </text:span><text:span text:style-name="T6">'Sahani'</text:span></text:p>
      <text:p text:style-name="P5"><text:span text:style-name="T6">'23224'</text:span><text:span text:style-name="T1">,</text:span><text:span text:style-name="T2"> </text:span><text:span text:style-name="T6">'Kempn'</text:span></text:p>
      <text:p text:style-name="P5"><text:span text:style-name="T6">'23270'</text:span><text:span text:style-name="T1">,</text:span><text:span text:style-name="T2"> </text:span><text:span text:style-name="T6">'Bouras'</text:span></text:p>
      <text:p text:style-name="P5"><text:span text:style-name="T6">'23311'</text:span><text:span text:style-name="T1">,</text:span><text:span text:style-name="T2"> </text:span><text:span text:style-name="T6">'Brunet'</text:span></text:p>
      <text:p text:style-name="P5"><text:span text:style-name="T6">'23344'</text:span><text:span text:style-name="T1">,</text:span><text:span text:style-name="T2"> </text:span><text:span text:style-name="T6">'Fierro-'</text:span></text:p>
      <text:p text:style-name="P5"><text:span text:style-name="T6">'23373'</text:span><text:span text:style-name="T1">,</text:span><text:span text:style-name="T2"> </text:span><text:span text:style-name="T6">'Lang'</text:span></text:p>
      <text:p text:style-name="P5"><text:span text:style-name="T6">'23392'</text:span><text:span text:style-name="T1">,</text:span><text:span text:style-name="T2"> </text:span><text:span text:style-name="T6">'Curutchet'</text:span></text:p>
      <text:p text:style-name="P5"><text:span text:style-name="T6">'23439'</text:span><text:span text:style-name="T1">,</text:span><text:span text:style-name="T2"> </text:span><text:span text:style-name="T6">'Cai'</text:span></text:p>
      <text:p text:style-name="P5"><text:span text:style-name="T6">'23449'</text:span><text:span text:style-name="T1">,</text:span><text:span text:style-name="T2"> </text:span><text:span text:style-name="T6">'Noda'</text:span></text:p>
      <text:p text:style-name="P5"><text:span text:style-name="T6">'23457'</text:span><text:span text:style-name="T1">,</text:span><text:span text:style-name="T2"> </text:span><text:span text:style-name="T6">'Shakhnovich'</text:span></text:p>
      <text:p text:style-name="P5"><text:span text:style-name="T6">'23475'</text:span><text:span text:style-name="T1">,</text:span><text:span text:style-name="T2"> </text:span><text:span text:style-name="T6">'Cecchi'</text:span></text:p>
      <text:p text:style-name="P5"><text:span text:style-name="T6">'23500'</text:span><text:span text:style-name="T1">,</text:span><text:span text:style-name="T2"> </text:span><text:span text:style-name="T6">'Kinney'</text:span></text:p>
      <text:p text:style-name="P5"><text:span text:style-name="T6">'23506'</text:span><text:span text:style-name="T1">,</text:span><text:span text:style-name="T2"> </text:span><text:span text:style-name="T6">'Åström'</text:span></text:p>
      <text:p text:style-name="P5"><text:span text:style-name="T6">'23525'</text:span><text:span text:style-name="T1">,</text:span><text:span text:style-name="T2"> </text:span><text:span text:style-name="T6">'DAgostino'</text:span></text:p>
      <text:p text:style-name="P5"><text:span text:style-name="T6">'23794'</text:span><text:span text:style-name="T1">,</text:span><text:span text:style-name="T2"> </text:span><text:span text:style-name="T6">'Sokolov'</text:span></text:p>
      <text:p text:style-name="P5"><text:soft-page-break/><text:span text:style-name="T6">'23934'</text:span><text:span text:style-name="T1">,</text:span><text:span text:style-name="T2"> </text:span><text:span text:style-name="T6">'Koizumi'</text:span></text:p>
      <text:p text:style-name="P5"><text:span text:style-name="T6">'23992'</text:span><text:span text:style-name="T1">,</text:span><text:span text:style-name="T2"> </text:span><text:span text:style-name="T6">'Thornton'</text:span></text:p>
      <text:p text:style-name="P5"><text:span text:style-name="T6">'23994'</text:span><text:span text:style-name="T1">,</text:span><text:span text:style-name="T2"> </text:span><text:span text:style-name="T6">'Kalisz'</text:span></text:p>
      <text:p text:style-name="P5"><text:span text:style-name="T6">'24002'</text:span><text:span text:style-name="T1">,</text:span><text:span text:style-name="T2"> </text:span><text:span text:style-name="T6">'Russa'</text:span></text:p>
      <text:p text:style-name="P5"><text:span text:style-name="T6">'24010'</text:span><text:span text:style-name="T1">,</text:span><text:span text:style-name="T2"> </text:span><text:span text:style-name="T6">'Brookh'</text:span></text:p>
      <text:p text:style-name="P5"><text:span text:style-name="T6">'24116'</text:span><text:span text:style-name="T1">,</text:span><text:span text:style-name="T2"> </text:span><text:span text:style-name="T6">'Fauth'</text:span></text:p>
      <text:p text:style-name="P5"><text:span text:style-name="T6">'2419'</text:span><text:span text:style-name="T1">,</text:span><text:span text:style-name="T2"> </text:span><text:span text:style-name="T6">'Hirakuri'</text:span></text:p>
      <text:p text:style-name="P5"><text:span text:style-name="T6">'24197'</text:span><text:span text:style-name="T1">,</text:span><text:span text:style-name="T2"> </text:span><text:span text:style-name="T6">'Andert'</text:span></text:p>
      <text:p text:style-name="P5"><text:span text:style-name="T6">'24201'</text:span><text:span text:style-name="T1">,</text:span><text:span text:style-name="T2"> </text:span><text:span text:style-name="T6">'Juol'</text:span></text:p>
      <text:p text:style-name="P5"><text:span text:style-name="T6">'2423'</text:span><text:span text:style-name="T1">,</text:span><text:span text:style-name="T2"> </text:span><text:span text:style-name="T6">'Giralt'</text:span></text:p>
      <text:p text:style-name="P5"><text:span text:style-name="T6">'24325'</text:span><text:span text:style-name="T1">,</text:span><text:span text:style-name="T2"> </text:span><text:span text:style-name="T6">'Álvarez'</text:span></text:p>
      <text:p text:style-name="P5"><text:span text:style-name="T6">'24374'</text:span><text:span text:style-name="T1">,</text:span><text:span text:style-name="T2"> </text:span><text:span text:style-name="T6">'Jo'</text:span></text:p>
      <text:p text:style-name="P5"><text:span text:style-name="T6">'24387'</text:span><text:span text:style-name="T1">,</text:span><text:span text:style-name="T2"> </text:span><text:span text:style-name="T6">'Yap'</text:span></text:p>
      <text:p text:style-name="P5"><text:span text:style-name="T6">'24442'</text:span><text:span text:style-name="T1">,</text:span><text:span text:style-name="T2"> </text:span><text:span text:style-name="T6">'Greene'</text:span></text:p>
      <text:p text:style-name="P5"><text:span text:style-name="T6">'24630'</text:span><text:span text:style-name="T1">,</text:span><text:span text:style-name="T2"> </text:span><text:span text:style-name="T6">'Halbert'</text:span></text:p>
      <text:p text:style-name="P5"><text:span text:style-name="T6">'24746'</text:span><text:span text:style-name="T1">,</text:span><text:span text:style-name="T2"> </text:span><text:span text:style-name="T6">'Schrefl'</text:span></text:p>
      <text:p text:style-name="P5"><text:span text:style-name="T6">'24784'</text:span><text:span text:style-name="T1">,</text:span><text:span text:style-name="T2"> </text:span><text:span text:style-name="T6">'Jessup'</text:span></text:p>
      <text:p text:style-name="P5"><text:span text:style-name="T6">'24796'</text:span><text:span text:style-name="T1">,</text:span><text:span text:style-name="T2"> </text:span><text:span text:style-name="T6">'Thimm'</text:span></text:p>
      <text:p text:style-name="P5"><text:span text:style-name="T6">'24809'</text:span><text:span text:style-name="T1">,</text:span><text:span text:style-name="T2"> </text:span><text:span text:style-name="T6">'Engeldr'</text:span></text:p>
      <text:p text:style-name="P5"><text:span text:style-name="T6">'24865'</text:span><text:span text:style-name="T1">,</text:span><text:span text:style-name="T2"> </text:span><text:span text:style-name="T6">'Tran-'</text:span></text:p>
      <text:p text:style-name="P5"><text:span text:style-name="T6">'24932'</text:span><text:span text:style-name="T1">,</text:span><text:span text:style-name="T2"> </text:span><text:span text:style-name="T6">'Segars'</text:span></text:p>
      <text:p text:style-name="P5"><text:span text:style-name="T6">'2501'</text:span><text:span text:style-name="T1">,</text:span><text:span text:style-name="T2"> </text:span><text:span text:style-name="T6">'Leitner'</text:span></text:p>
      <text:p text:style-name="P5"><text:span text:style-name="T6">'25046'</text:span><text:span text:style-name="T1">,</text:span><text:span text:style-name="T2"> </text:span><text:span text:style-name="T6">'Cotterill'</text:span></text:p>
      <text:p text:style-name="P5"><text:span text:style-name="T6">'25068'</text:span><text:span text:style-name="T1">,</text:span><text:span text:style-name="T2"> </text:span><text:span text:style-name="T6">'Dickens'</text:span></text:p>
      <text:p text:style-name="P5"><text:span text:style-name="T6">'25077'</text:span><text:span text:style-name="T1">,</text:span><text:span text:style-name="T2"> </text:span><text:span text:style-name="T6">'Palomo'</text:span></text:p>
      <text:p text:style-name="P5"><text:span text:style-name="T6">'25143'</text:span><text:span text:style-name="T1">,</text:span><text:span text:style-name="T2"> </text:span><text:span text:style-name="T6">'Visr'</text:span></text:p>
      <text:p text:style-name="P5"><text:span text:style-name="T6">'25187'</text:span><text:span text:style-name="T1">,</text:span><text:span text:style-name="T2"> </text:span><text:span text:style-name="T6">'Fenwick'</text:span></text:p>
      <text:p text:style-name="P5"><text:span text:style-name="T6">'25256'</text:span><text:span text:style-name="T1">,</text:span><text:span text:style-name="T2"> </text:span><text:span text:style-name="T6">'Boulah'</text:span></text:p>
      <text:p text:style-name="P5"><text:span text:style-name="T6">'25331'</text:span><text:span text:style-name="T1">,</text:span><text:span text:style-name="T2"> </text:span><text:span text:style-name="T6">'Baker'</text:span></text:p>
      <text:p text:style-name="P5"><text:span text:style-name="T6">'25362'</text:span><text:span text:style-name="T1">,</text:span><text:span text:style-name="T2"> </text:span><text:span text:style-name="T6">'Simmel'</text:span></text:p>
      <text:p text:style-name="P5"><text:span text:style-name="T6">'25380'</text:span><text:span text:style-name="T1">,</text:span><text:span text:style-name="T2"> </text:span><text:span text:style-name="T6">'Vassileva'</text:span></text:p>
      <text:p text:style-name="P5"><text:span text:style-name="T6">'25468'</text:span><text:span text:style-name="T1">,</text:span><text:span text:style-name="T2"> </text:span><text:span text:style-name="T6">'Hunter'</text:span></text:p>
      <text:p text:style-name="P5"><text:span text:style-name="T6">'25525'</text:span><text:span text:style-name="T1">,</text:span><text:span text:style-name="T2"> </text:span><text:span text:style-name="T6">'Moreira'</text:span></text:p>
      <text:p text:style-name="P5"><text:span text:style-name="T6">'25528'</text:span><text:span text:style-name="T1">,</text:span><text:span text:style-name="T2"> </text:span><text:span text:style-name="T6">'Sivew'</text:span></text:p>
      <text:p text:style-name="P5"><text:span text:style-name="T6">'25552'</text:span><text:span text:style-name="T1">,</text:span><text:span text:style-name="T2"> </text:span><text:span text:style-name="T6">'Calles'</text:span></text:p>
      <text:p text:style-name="P5"><text:span text:style-name="T6">'2561'</text:span><text:span text:style-name="T1">,</text:span><text:span text:style-name="T2"> </text:span><text:span text:style-name="T6">'Aschoff'</text:span></text:p>
      <text:p text:style-name="P5"><text:span text:style-name="T6">'25611'</text:span><text:span text:style-name="T1">,</text:span><text:span text:style-name="T2"> </text:span><text:span text:style-name="T6">'Sve'</text:span></text:p>
      <text:p text:style-name="P5"><text:span text:style-name="T6">'25718'</text:span><text:span text:style-name="T1">,</text:span><text:span text:style-name="T2"> </text:span><text:span text:style-name="T6">'Seyfert'</text:span></text:p>
      <text:p text:style-name="P5"><text:span text:style-name="T6">'25725'</text:span><text:span text:style-name="T1">,</text:span><text:span text:style-name="T2"> </text:span><text:span text:style-name="T6">'Steeh'</text:span></text:p>
      <text:p text:style-name="P5"><text:span text:style-name="T6">'25780'</text:span><text:span text:style-name="T1">,</text:span><text:span text:style-name="T2"> </text:span><text:span text:style-name="T6">'Ashmi'</text:span></text:p>
      <text:p text:style-name="P5"><text:span text:style-name="T6">'25785'</text:span><text:span text:style-name="T1">,</text:span><text:span text:style-name="T2"> </text:span><text:span text:style-name="T6">'Knezo'</text:span></text:p>
      <text:p text:style-name="P5"><text:span text:style-name="T6">'259'</text:span><text:span text:style-name="T1">,</text:span><text:span text:style-name="T2"> </text:span><text:span text:style-name="T6">'Bertranp'</text:span></text:p>
      <text:p text:style-name="P5"><text:span text:style-name="T6">'25940'</text:span><text:span text:style-name="T1">,</text:span><text:span text:style-name="T2"> </text:span><text:span text:style-name="T6">'Rosenkrantz'</text:span></text:p>
      <text:p text:style-name="P5"><text:span text:style-name="T6">'25942'</text:span><text:span text:style-name="T1">,</text:span><text:span text:style-name="T2"> </text:span><text:span text:style-name="T6">'Leclercq'</text:span></text:p>
      <text:p text:style-name="P5"><text:span text:style-name="T6">'26028'</text:span><text:span text:style-name="T1">,</text:span><text:span text:style-name="T2"> </text:span><text:span text:style-name="T6">'Birchler'</text:span></text:p>
      <text:p text:style-name="P5"><text:span text:style-name="T6">'26080'</text:span><text:span text:style-name="T1">,</text:span><text:span text:style-name="T2"> </text:span><text:span text:style-name="T6">'Simmel'</text:span></text:p>
      <text:p text:style-name="P5"><text:span text:style-name="T6">'26102'</text:span><text:span text:style-name="T1">,</text:span><text:span text:style-name="T2"> </text:span><text:span text:style-name="T6">'Tanaka'</text:span></text:p>
      <text:p text:style-name="P5"><text:span text:style-name="T6">'26147'</text:span><text:span text:style-name="T1">,</text:span><text:span text:style-name="T2"> </text:span><text:span text:style-name="T6">'Richter'</text:span></text:p>
      <text:p text:style-name="P5"><text:span text:style-name="T6">'2629'</text:span><text:span text:style-name="T1">,</text:span><text:span text:style-name="T2"> </text:span><text:span text:style-name="T6">'Goldbu'</text:span></text:p>
      <text:p text:style-name="P5"><text:soft-page-break/><text:span text:style-name="T6">'26427'</text:span><text:span text:style-name="T1">,</text:span><text:span text:style-name="T2"> </text:span><text:span text:style-name="T6">'Ende'</text:span></text:p>
      <text:p text:style-name="P5"><text:span text:style-name="T6">'26473'</text:span><text:span text:style-name="T1">,</text:span><text:span text:style-name="T2"> </text:span><text:span text:style-name="T6">'Neru'</text:span></text:p>
      <text:p text:style-name="P5"><text:span text:style-name="T6">'26494'</text:span><text:span text:style-name="T1">,</text:span><text:span text:style-name="T2"> </text:span><text:span text:style-name="T6">'Heers'</text:span></text:p>
      <text:p text:style-name="P5"><text:span text:style-name="T6">'26619'</text:span><text:span text:style-name="T1">,</text:span><text:span text:style-name="T2"> </text:span><text:span text:style-name="T6">'Matsukawa'</text:span></text:p>
      <text:p text:style-name="P5"><text:span text:style-name="T6">'26695'</text:span><text:span text:style-name="T1">,</text:span><text:span text:style-name="T2"> </text:span><text:span text:style-name="T6">'Hac'</text:span></text:p>
      <text:p text:style-name="P5"><text:span text:style-name="T6">'26730'</text:span><text:span text:style-name="T1">,</text:span><text:span text:style-name="T2"> </text:span><text:span text:style-name="T6">'Veselovsky'</text:span></text:p>
      <text:p text:style-name="P5"><text:span text:style-name="T6">'26802'</text:span><text:span text:style-name="T1">,</text:span><text:span text:style-name="T2"> </text:span><text:span text:style-name="T6">'Baber'</text:span></text:p>
      <text:p text:style-name="P5"><text:span text:style-name="T6">'26881'</text:span><text:span text:style-name="T1">,</text:span><text:span text:style-name="T2"> </text:span><text:span text:style-name="T6">'Markin'</text:span></text:p>
      <text:p text:style-name="P5"><text:span text:style-name="T6">'27002'</text:span><text:span text:style-name="T1">,</text:span><text:span text:style-name="T2"> </text:span><text:span text:style-name="T6">'Veerar'</text:span></text:p>
      <text:p text:style-name="P5"><text:span text:style-name="T6">'27017'</text:span><text:span text:style-name="T1">,</text:span><text:span text:style-name="T2"> </text:span><text:span text:style-name="T6">'Trur'</text:span></text:p>
      <text:p text:style-name="P5"><text:span text:style-name="T6">'27043'</text:span><text:span text:style-name="T1">,</text:span><text:span text:style-name="T2"> </text:span><text:span text:style-name="T6">'Garze'</text:span></text:p>
      <text:p text:style-name="P5"><text:span text:style-name="T6">'27044'</text:span><text:span text:style-name="T1">,</text:span><text:span text:style-name="T2"> </text:span><text:span text:style-name="T6">'Kota'</text:span></text:p>
      <text:p text:style-name="P5"><text:span text:style-name="T6">'27094'</text:span><text:span text:style-name="T1">,</text:span><text:span text:style-name="T2"> </text:span><text:span text:style-name="T6">'Gur'</text:span></text:p>
      <text:p text:style-name="P5"><text:span text:style-name="T6">'27140'</text:span><text:span text:style-name="T1">,</text:span><text:span text:style-name="T2"> </text:span><text:span text:style-name="T6">'Fitzpatrick'</text:span></text:p>
      <text:p text:style-name="P5"><text:span text:style-name="T6">'27236'</text:span><text:span text:style-name="T1">,</text:span><text:span text:style-name="T2"> </text:span><text:span text:style-name="T6">'Date'</text:span></text:p>
      <text:p text:style-name="P5"><text:span text:style-name="T6">'27366'</text:span><text:span text:style-name="T1">,</text:span><text:span text:style-name="T2"> </text:span><text:span text:style-name="T6">'Ssu'</text:span></text:p>
      <text:p text:style-name="P5"><text:span text:style-name="T6">'27430'</text:span><text:span text:style-name="T1">,</text:span><text:span text:style-name="T2"> </text:span><text:span text:style-name="T6">'Gonzalez'</text:span></text:p>
      <text:p text:style-name="P5"><text:span text:style-name="T6">'27528'</text:span><text:span text:style-name="T1">,</text:span><text:span text:style-name="T2"> </text:span><text:span text:style-name="T6">'Probst'</text:span></text:p>
      <text:p text:style-name="P5"><text:span text:style-name="T6">'27556'</text:span><text:span text:style-name="T1">,</text:span><text:span text:style-name="T2"> </text:span><text:span text:style-name="T6">'Leitner'</text:span></text:p>
      <text:p text:style-name="P5"><text:span text:style-name="T6">'27662'</text:span><text:span text:style-name="T1">,</text:span><text:span text:style-name="T2"> </text:span><text:span text:style-name="T6">'Tabarr'</text:span></text:p>
      <text:p text:style-name="P5"><text:span text:style-name="T6">'27687'</text:span><text:span text:style-name="T1">,</text:span><text:span text:style-name="T2"> </text:span><text:span text:style-name="T6">'Yüksel'</text:span></text:p>
      <text:p text:style-name="P5"><text:span text:style-name="T6">'27727'</text:span><text:span text:style-name="T1">,</text:span><text:span text:style-name="T2"> </text:span><text:span text:style-name="T6">'Duong'</text:span></text:p>
      <text:p text:style-name="P5"><text:span text:style-name="T6">'27804'</text:span><text:span text:style-name="T1">,</text:span><text:span text:style-name="T2"> </text:span><text:span text:style-name="T6">'Brunt'</text:span></text:p>
      <text:p text:style-name="P5"><text:span text:style-name="T6">'27898'</text:span><text:span text:style-name="T1">,</text:span><text:span text:style-name="T2"> </text:span><text:span text:style-name="T6">'Holloway'</text:span></text:p>
      <text:p text:style-name="P5"><text:span text:style-name="T6">'27919'</text:span><text:span text:style-name="T1">,</text:span><text:span text:style-name="T2"> </text:span><text:span text:style-name="T6">'Hubr'</text:span></text:p>
      <text:p text:style-name="P5"><text:span text:style-name="T6">'2795'</text:span><text:span text:style-name="T1">,</text:span><text:span text:style-name="T2"> </text:span><text:span text:style-name="T6">'Milner'</text:span></text:p>
      <text:p text:style-name="P5"><text:span text:style-name="T6">'27950'</text:span><text:span text:style-name="T1">,</text:span><text:span text:style-name="T2"> </text:span><text:span text:style-name="T6">'Yüksel'</text:span></text:p>
      <text:p text:style-name="P5"><text:span text:style-name="T6">'27952'</text:span><text:span text:style-name="T1">,</text:span><text:span text:style-name="T2"> </text:span><text:span text:style-name="T6">'McQuillan'</text:span></text:p>
      <text:p text:style-name="P5"><text:span text:style-name="T6">'27956'</text:span><text:span text:style-name="T1">,</text:span><text:span text:style-name="T2"> </text:span><text:span text:style-name="T6">'Watzel'</text:span></text:p>
      <text:p text:style-name="P5"><text:span text:style-name="T6">'28004'</text:span><text:span text:style-name="T1">,</text:span><text:span text:style-name="T2"> </text:span><text:span text:style-name="T6">'Savelieva'</text:span></text:p>
      <text:p text:style-name="P5"><text:span text:style-name="T6">'28019'</text:span><text:span text:style-name="T1">,</text:span><text:span text:style-name="T2"> </text:span><text:span text:style-name="T6">'Cayto'</text:span></text:p>
      <text:p text:style-name="P5"><text:span text:style-name="T6">'28128'</text:span><text:span text:style-name="T1">,</text:span><text:span text:style-name="T2"> </text:span><text:span text:style-name="T6">'Crick'</text:span></text:p>
      <text:p text:style-name="P5"><text:span text:style-name="T6">'28133'</text:span><text:span text:style-name="T1">,</text:span><text:span text:style-name="T2"> </text:span><text:span text:style-name="T6">'Evano'</text:span></text:p>
      <text:p text:style-name="P5"><text:span text:style-name="T6">'282'</text:span><text:span text:style-name="T1">,</text:span><text:span text:style-name="T2"> </text:span><text:span text:style-name="T6">'Rougemont'</text:span></text:p>
      <text:p text:style-name="P5"><text:span text:style-name="T6">'28252'</text:span><text:span text:style-name="T1">,</text:span><text:span text:style-name="T2"> </text:span><text:span text:style-name="T6">'Pfister'</text:span></text:p>
      <text:p text:style-name="P5"><text:span text:style-name="T6">'28299'</text:span><text:span text:style-name="T1">,</text:span><text:span text:style-name="T2"> </text:span><text:span text:style-name="T6">'Grange'</text:span></text:p>
      <text:p text:style-name="P5"><text:span text:style-name="T6">'28316'</text:span><text:span text:style-name="T1">,</text:span><text:span text:style-name="T2"> </text:span><text:span text:style-name="T6">'Rajan'</text:span></text:p>
      <text:p text:style-name="P5"><text:span text:style-name="T6">'28352'</text:span><text:span text:style-name="T1">,</text:span><text:span text:style-name="T2"> </text:span><text:span text:style-name="T6">'Mai'</text:span></text:p>
      <text:p text:style-name="P5"><text:span text:style-name="T6">'28361'</text:span><text:span text:style-name="T1">,</text:span><text:span text:style-name="T2"> </text:span><text:span text:style-name="T6">'Sorensen'</text:span></text:p>
      <text:p text:style-name="P5"><text:span text:style-name="T6">'28409'</text:span><text:span text:style-name="T1">,</text:span><text:span text:style-name="T2"> </text:span><text:span text:style-name="T6">'Hirasawa'</text:span></text:p>
      <text:p text:style-name="P5"><text:span text:style-name="T6">'2848'</text:span><text:span text:style-name="T1">,</text:span><text:span text:style-name="T2"> </text:span><text:span text:style-name="T6">'Carr'</text:span></text:p>
      <text:p text:style-name="P5"><text:span text:style-name="T6">'28518'</text:span><text:span text:style-name="T1">,</text:span><text:span text:style-name="T2"> </text:span><text:span text:style-name="T6">'Catani'</text:span></text:p>
      <text:p text:style-name="P5"><text:span text:style-name="T6">'28538'</text:span><text:span text:style-name="T1">,</text:span><text:span text:style-name="T2"> </text:span><text:span text:style-name="T6">'Mathur'</text:span></text:p>
      <text:p text:style-name="P5"><text:span text:style-name="T6">'28738'</text:span><text:span text:style-name="T1">,</text:span><text:span text:style-name="T2"> </text:span><text:span text:style-name="T6">'Birkett'</text:span></text:p>
      <text:p text:style-name="P5"><text:span text:style-name="T6">'288'</text:span><text:span text:style-name="T1">,</text:span><text:span text:style-name="T2"> </text:span><text:span text:style-name="T6">'Canellas'</text:span></text:p>
      <text:p text:style-name="P5"><text:span text:style-name="T6">'28829'</text:span><text:span text:style-name="T1">,</text:span><text:span text:style-name="T2"> </text:span><text:span text:style-name="T6">'Reiss'</text:span></text:p>
      <text:p text:style-name="P5"><text:span text:style-name="T6">'28952'</text:span><text:span text:style-name="T1">,</text:span><text:span text:style-name="T2"> </text:span><text:span text:style-name="T6">'Kennedy'</text:span></text:p>
      <text:p text:style-name="P5"><text:span text:style-name="T6">'28977'</text:span><text:span text:style-name="T1">,</text:span><text:span text:style-name="T2"> </text:span><text:span text:style-name="T6">'Chatterton'</text:span></text:p>
      <text:p text:style-name="P5"><text:span text:style-name="T6">'28989'</text:span><text:span text:style-name="T1">,</text:span><text:span text:style-name="T2"> </text:span><text:span text:style-name="T6">'Albinal'</text:span></text:p>
      <text:p text:style-name="P5"><text:soft-page-break/><text:span text:style-name="T6">'28994'</text:span><text:span text:style-name="T1">,</text:span><text:span text:style-name="T2"> </text:span><text:span text:style-name="T6">'Williamson'</text:span></text:p>
      <text:p text:style-name="P5"><text:span text:style-name="T6">'29002'</text:span><text:span text:style-name="T1">,</text:span><text:span text:style-name="T2"> </text:span><text:span text:style-name="T6">'Duxbury'</text:span></text:p>
      <text:p text:style-name="P5"><text:span text:style-name="T6">'29031'</text:span><text:span text:style-name="T1">,</text:span><text:span text:style-name="T2"> </text:span><text:span text:style-name="T6">'Berthold'</text:span></text:p>
      <text:p text:style-name="P5"><text:span text:style-name="T6">'29091'</text:span><text:span text:style-name="T1">,</text:span><text:span text:style-name="T2"> </text:span><text:span text:style-name="T6">'Ahso'</text:span></text:p>
      <text:p text:style-name="P5"><text:span text:style-name="T6">'29140'</text:span><text:span text:style-name="T1">,</text:span><text:span text:style-name="T2"> </text:span><text:span text:style-name="T6">'Reuver'</text:span></text:p>
      <text:p text:style-name="P5"><text:span text:style-name="T6">'29192'</text:span><text:span text:style-name="T1">,</text:span><text:span text:style-name="T2"> </text:span><text:span text:style-name="T6">'Gomez'</text:span></text:p>
      <text:p text:style-name="P5"><text:span text:style-name="T6">'29239'</text:span><text:span text:style-name="T1">,</text:span><text:span text:style-name="T2"> </text:span><text:span text:style-name="T6">'Simmel'</text:span></text:p>
      <text:p text:style-name="P5"><text:span text:style-name="T6">'29260'</text:span><text:span text:style-name="T1">,</text:span><text:span text:style-name="T2"> </text:span><text:span text:style-name="T6">'Verhoeven'</text:span></text:p>
      <text:p text:style-name="P5"><text:span text:style-name="T6">'29390'</text:span><text:span text:style-name="T1">,</text:span><text:span text:style-name="T2"> </text:span><text:span text:style-name="T6">'Aufr'</text:span></text:p>
      <text:p text:style-name="P5"><text:span text:style-name="T6">'29399'</text:span><text:span text:style-name="T1">,</text:span><text:span text:style-name="T2"> </text:span><text:span text:style-name="T6">'Sutter'</text:span></text:p>
      <text:p text:style-name="P5"><text:span text:style-name="T6">'29435'</text:span><text:span text:style-name="T1">,</text:span><text:span text:style-name="T2"> </text:span><text:span text:style-name="T6">'Siddiqi'</text:span></text:p>
      <text:p text:style-name="P5"><text:span text:style-name="T6">'29462'</text:span><text:span text:style-name="T1">,</text:span><text:span text:style-name="T2"> </text:span><text:span text:style-name="T6">'Daues'</text:span></text:p>
      <text:p text:style-name="P5"><text:span text:style-name="T6">'29514'</text:span><text:span text:style-name="T1">,</text:span><text:span text:style-name="T2"> </text:span><text:span text:style-name="T6">'Michael'</text:span></text:p>
      <text:p text:style-name="P5"><text:span text:style-name="T6">'29645'</text:span><text:span text:style-name="T1">,</text:span><text:span text:style-name="T2"> </text:span><text:span text:style-name="T6">'Oller'</text:span></text:p>
      <text:p text:style-name="P5"><text:span text:style-name="T6">'29665'</text:span><text:span text:style-name="T1">,</text:span><text:span text:style-name="T2"> </text:span><text:span text:style-name="T6">'Lykin'</text:span></text:p>
      <text:p text:style-name="P5"><text:span text:style-name="T6">'2967'</text:span><text:span text:style-name="T1">,</text:span><text:span text:style-name="T2"> </text:span><text:span text:style-name="T6">'Stokic'</text:span></text:p>
      <text:p text:style-name="P5"><text:span text:style-name="T6">'2970'</text:span><text:span text:style-name="T1">,</text:span><text:span text:style-name="T2"> </text:span><text:span text:style-name="T6">'Montes-y'</text:span></text:p>
      <text:p text:style-name="P5"><text:span text:style-name="T6">'29705'</text:span><text:span text:style-name="T1">,</text:span><text:span text:style-name="T2"> </text:span><text:span text:style-name="T6">'Stetson'</text:span></text:p>
      <text:p text:style-name="P5"><text:span text:style-name="T6">'29707'</text:span><text:span text:style-name="T1">,</text:span><text:span text:style-name="T2"> </text:span><text:span text:style-name="T6">'Gaspar'</text:span></text:p>
      <text:p text:style-name="P5"><text:span text:style-name="T6">'29803'</text:span><text:span text:style-name="T1">,</text:span><text:span text:style-name="T2"> </text:span><text:span text:style-name="T6">'Beavis'</text:span></text:p>
      <text:p text:style-name="P5"><text:span text:style-name="T6">'29849'</text:span><text:span text:style-name="T1">,</text:span><text:span text:style-name="T2"> </text:span><text:span text:style-name="T6">'Solar'</text:span></text:p>
      <text:p text:style-name="P5"><text:span text:style-name="T6">'29863'</text:span><text:span text:style-name="T1">,</text:span><text:span text:style-name="T2"> </text:span><text:span text:style-name="T6">'Harmon'</text:span></text:p>
      <text:p text:style-name="P5"><text:span text:style-name="T6">'29871'</text:span><text:span text:style-name="T1">,</text:span><text:span text:style-name="T2"> </text:span><text:span text:style-name="T6">'Iwasa'</text:span></text:p>
      <text:p text:style-name="P5"><text:span text:style-name="T6">'29920'</text:span><text:span text:style-name="T1">,</text:span><text:span text:style-name="T2"> </text:span><text:span text:style-name="T6">'Kogure'</text:span></text:p>
      <text:p text:style-name="P5"><text:span text:style-name="T6">'29959'</text:span><text:span text:style-name="T1">,</text:span><text:span text:style-name="T2"> </text:span><text:span text:style-name="T6">'Narli'</text:span></text:p>
      <text:p text:style-name="P5"><text:span text:style-name="T6">'30017'</text:span><text:span text:style-name="T1">,</text:span><text:span text:style-name="T2"> </text:span><text:span text:style-name="T6">'Mateo'</text:span></text:p>
      <text:p text:style-name="P5"><text:span text:style-name="T6">'30021'</text:span><text:span text:style-name="T1">,</text:span><text:span text:style-name="T2"> </text:span><text:span text:style-name="T6">'Youseffi'</text:span></text:p>
      <text:p text:style-name="P5"><text:span text:style-name="T6">'3005'</text:span><text:span text:style-name="T1">,</text:span><text:span text:style-name="T2"> </text:span><text:span text:style-name="T6">'Ibrahim'</text:span></text:p>
      <text:p text:style-name="P5"><text:span text:style-name="T6">'30110'</text:span><text:span text:style-name="T1">,</text:span><text:span text:style-name="T2"> </text:span><text:span text:style-name="T6">'Humphrey'</text:span></text:p>
      <text:p text:style-name="P5"><text:span text:style-name="T6">'30124'</text:span><text:span text:style-name="T1">,</text:span><text:span text:style-name="T2"> </text:span><text:span text:style-name="T6">'Alfaro'</text:span></text:p>
      <text:p text:style-name="P5"><text:span text:style-name="T6">'30161'</text:span><text:span text:style-name="T1">,</text:span><text:span text:style-name="T2"> </text:span><text:span text:style-name="T6">'Grude'</text:span></text:p>
      <text:p text:style-name="P5"><text:span text:style-name="T6">'30164'</text:span><text:span text:style-name="T1">,</text:span><text:span text:style-name="T2"> </text:span><text:span text:style-name="T6">'Ende'</text:span></text:p>
      <text:p text:style-name="P5"><text:span text:style-name="T6">'30177'</text:span><text:span text:style-name="T1">,</text:span><text:span text:style-name="T2"> </text:span><text:span text:style-name="T6">'Vajapeyaz'</text:span></text:p>
      <text:p text:style-name="P5"><text:span text:style-name="T6">'30182'</text:span><text:span text:style-name="T1">,</text:span><text:span text:style-name="T2"> </text:span><text:span text:style-name="T6">'Porr'</text:span></text:p>
      <text:p text:style-name="P5"><text:span text:style-name="T6">'30188'</text:span><text:span text:style-name="T1">,</text:span><text:span text:style-name="T2"> </text:span><text:span text:style-name="T6">'Ahmad'</text:span></text:p>
      <text:p text:style-name="P5"><text:span text:style-name="T6">'30222'</text:span><text:span text:style-name="T1">,</text:span><text:span text:style-name="T2"> </text:span><text:span text:style-name="T6">'Lepp'</text:span></text:p>
      <text:p text:style-name="P5"><text:span text:style-name="T6">'30252'</text:span><text:span text:style-name="T1">,</text:span><text:span text:style-name="T2"> </text:span><text:span text:style-name="T6">'Folkers'</text:span></text:p>
      <text:p text:style-name="P5"><text:span text:style-name="T6">'30289'</text:span><text:span text:style-name="T1">,</text:span><text:span text:style-name="T2"> </text:span><text:span text:style-name="T6">'Lanfr'</text:span></text:p>
      <text:p text:style-name="P5"><text:span text:style-name="T6">'30299'</text:span><text:span text:style-name="T1">,</text:span><text:span text:style-name="T2"> </text:span><text:span text:style-name="T6">'Marsh'</text:span></text:p>
      <text:p text:style-name="P5"><text:span text:style-name="T6">'30334'</text:span><text:span text:style-name="T1">,</text:span><text:span text:style-name="T2"> </text:span><text:span text:style-name="T6">'Arakawa'</text:span></text:p>
      <text:p text:style-name="P5"><text:span text:style-name="T6">'30341'</text:span><text:span text:style-name="T1">,</text:span><text:span text:style-name="T2"> </text:span><text:span text:style-name="T6">'Anse'</text:span></text:p>
      <text:p text:style-name="P5"><text:span text:style-name="T6">'3039'</text:span><text:span text:style-name="T1">,</text:span><text:span text:style-name="T2"> </text:span><text:span text:style-name="T6">'Brookh'</text:span></text:p>
      <text:p text:style-name="P5"><text:span text:style-name="T6">'30397'</text:span><text:span text:style-name="T1">,</text:span><text:span text:style-name="T2"> </text:span><text:span text:style-name="T6">'Dism'</text:span></text:p>
      <text:p text:style-name="P5"><text:span text:style-name="T6">'30474'</text:span><text:span text:style-name="T1">,</text:span><text:span text:style-name="T2"> </text:span><text:span text:style-name="T6">'Paniez'</text:span></text:p>
      <text:p text:style-name="P5"><text:span text:style-name="T6">'30650'</text:span><text:span text:style-name="T1">,</text:span><text:span text:style-name="T2"> </text:span><text:span text:style-name="T6">'Chaudhuri'</text:span></text:p>
      <text:p text:style-name="P5"><text:span text:style-name="T6">'30723'</text:span><text:span text:style-name="T1">,</text:span><text:span text:style-name="T2"> </text:span><text:span text:style-name="T6">'Mali'</text:span></text:p>
      <text:p text:style-name="P5"><text:span text:style-name="T6">'30772'</text:span><text:span text:style-name="T1">,</text:span><text:span text:style-name="T2"> </text:span><text:span text:style-name="T6">'Inoue'</text:span></text:p>
      <text:p text:style-name="P5"><text:span text:style-name="T6">'30845'</text:span><text:span text:style-name="T1">,</text:span><text:span text:style-name="T2"> </text:span><text:span text:style-name="T6">'Fonseca'</text:span></text:p>
      <text:p text:style-name="P5"><text:span text:style-name="T6">'30858'</text:span><text:span text:style-name="T1">,</text:span><text:span text:style-name="T2"> </text:span><text:span text:style-name="T6">'Shaffer'</text:span></text:p>
      <text:p text:style-name="P5"><text:soft-page-break/><text:span text:style-name="T6">'30896'</text:span><text:span text:style-name="T1">,</text:span><text:span text:style-name="T2"> </text:span><text:span text:style-name="T6">'Rueda'</text:span></text:p>
      <text:p text:style-name="P5"><text:span text:style-name="T6">'30943'</text:span><text:span text:style-name="T1">,</text:span><text:span text:style-name="T2"> </text:span><text:span text:style-name="T6">'Botha'</text:span></text:p>
      <text:p text:style-name="P5"><text:span text:style-name="T6">'30957'</text:span><text:span text:style-name="T1">,</text:span><text:span text:style-name="T2"> </text:span><text:span text:style-name="T6">'Beaudry'</text:span></text:p>
      <text:p text:style-name="P5"><text:span text:style-name="T6">'31035'</text:span><text:span text:style-name="T1">,</text:span><text:span text:style-name="T2"> </text:span><text:span text:style-name="T6">'Arnoux'</text:span></text:p>
      <text:p text:style-name="P5"><text:span text:style-name="T6">'31079'</text:span><text:span text:style-name="T1">,</text:span><text:span text:style-name="T2"> </text:span><text:span text:style-name="T6">'Canas'</text:span></text:p>
      <text:p text:style-name="P5"><text:span text:style-name="T6">'31080'</text:span><text:span text:style-name="T1">,</text:span><text:span text:style-name="T2"> </text:span><text:span text:style-name="T6">'Aschoff'</text:span></text:p>
      <text:p text:style-name="P5"><text:span text:style-name="T6">'31086'</text:span><text:span text:style-name="T1">,</text:span><text:span text:style-name="T2"> </text:span><text:span text:style-name="T6">'Zulueta'</text:span></text:p>
      <text:p text:style-name="P5"><text:span text:style-name="T6">'31101'</text:span><text:span text:style-name="T1">,</text:span><text:span text:style-name="T2"> </text:span><text:span text:style-name="T6">'Lhomme'</text:span></text:p>
      <text:p text:style-name="P5"><text:span text:style-name="T6">'31137'</text:span><text:span text:style-name="T1">,</text:span><text:span text:style-name="T2"> </text:span><text:span text:style-name="T6">'Porter'</text:span></text:p>
      <text:p text:style-name="P5"><text:span text:style-name="T6">'31250'</text:span><text:span text:style-name="T1">,</text:span><text:span text:style-name="T2"> </text:span><text:span text:style-name="T6">'Kawasaki'</text:span></text:p>
      <text:p text:style-name="P5"><text:span text:style-name="T6">'31266'</text:span><text:span text:style-name="T1">,</text:span><text:span text:style-name="T2"> </text:span><text:span text:style-name="T6">'Kacpr'</text:span></text:p>
      <text:p text:style-name="P5"><text:span text:style-name="T6">'3127'</text:span><text:span text:style-name="T1">,</text:span><text:span text:style-name="T2"> </text:span><text:span text:style-name="T6">'Resa'</text:span></text:p>
      <text:p text:style-name="P5"><text:span text:style-name="T6">'31302'</text:span><text:span text:style-name="T1">,</text:span><text:span text:style-name="T2"> </text:span><text:span text:style-name="T6">'Qian'</text:span></text:p>
      <text:p text:style-name="P5"><text:span text:style-name="T6">'31337'</text:span><text:span text:style-name="T1">,</text:span><text:span text:style-name="T2"> </text:span><text:span text:style-name="T6">'Graziano'</text:span></text:p>
      <text:p text:style-name="P5"><text:span text:style-name="T6">'31341'</text:span><text:span text:style-name="T1">,</text:span><text:span text:style-name="T2"> </text:span><text:span text:style-name="T6">'Rotter'</text:span></text:p>
      <text:p text:style-name="P5"><text:span text:style-name="T6">'31364'</text:span><text:span text:style-name="T1">,</text:span><text:span text:style-name="T2"> </text:span><text:span text:style-name="T6">'Rieger'</text:span></text:p>
      <text:p text:style-name="P5"><text:span text:style-name="T6">'3143'</text:span><text:span text:style-name="T1">,</text:span><text:span text:style-name="T2"> </text:span><text:span text:style-name="T6">'Haddad'</text:span></text:p>
      <text:p text:style-name="P5"><text:span text:style-name="T6">'31442'</text:span><text:span text:style-name="T1">,</text:span><text:span text:style-name="T2"> </text:span><text:span text:style-name="T6">'Bessou'</text:span></text:p>
      <text:p text:style-name="P5"><text:span text:style-name="T6">'31476'</text:span><text:span text:style-name="T1">,</text:span><text:span text:style-name="T2"> </text:span><text:span text:style-name="T6">'OConnor'</text:span></text:p>
      <text:p text:style-name="P5"><text:span text:style-name="T6">'31486'</text:span><text:span text:style-name="T1">,</text:span><text:span text:style-name="T2"> </text:span><text:span text:style-name="T6">'Okubo'</text:span></text:p>
      <text:p text:style-name="P5"><text:span text:style-name="T6">'31516'</text:span><text:span text:style-name="T1">,</text:span><text:span text:style-name="T2"> </text:span><text:span text:style-name="T6">'Hassine'</text:span></text:p>
      <text:p text:style-name="P5"><text:span text:style-name="T6">'31554'</text:span><text:span text:style-name="T1">,</text:span><text:span text:style-name="T2"> </text:span><text:span text:style-name="T6">'Fuller'</text:span></text:p>
      <text:p text:style-name="P5"><text:span text:style-name="T6">'31560'</text:span><text:span text:style-name="T1">,</text:span><text:span text:style-name="T2"> </text:span><text:span text:style-name="T6">'Neld'</text:span></text:p>
      <text:p text:style-name="P5"><text:span text:style-name="T6">'31624'</text:span><text:span text:style-name="T1">,</text:span><text:span text:style-name="T2"> </text:span><text:span text:style-name="T6">'Keuk'</text:span></text:p>
      <text:p text:style-name="P5"><text:span text:style-name="T6">'3163'</text:span><text:span text:style-name="T1">,</text:span><text:span text:style-name="T2"> </text:span><text:span text:style-name="T6">'Riera'</text:span></text:p>
      <text:p text:style-name="P5"><text:span text:style-name="T6">'31690'</text:span><text:span text:style-name="T1">,</text:span><text:span text:style-name="T2"> </text:span><text:span text:style-name="T6">'Bondi'</text:span></text:p>
      <text:p text:style-name="P5"><text:span text:style-name="T6">'31761'</text:span><text:span text:style-name="T1">,</text:span><text:span text:style-name="T2"> </text:span><text:span text:style-name="T6">'Jame'</text:span></text:p>
      <text:p text:style-name="P5"><text:span text:style-name="T6">'31820'</text:span><text:span text:style-name="T1">,</text:span><text:span text:style-name="T2"> </text:span><text:span text:style-name="T6">'Riahi'</text:span></text:p>
      <text:p text:style-name="P5"><text:span text:style-name="T6">'31993'</text:span><text:span text:style-name="T1">,</text:span><text:span text:style-name="T2"> </text:span><text:span text:style-name="T6">'Ueda'</text:span></text:p>
      <text:p text:style-name="P5"><text:span text:style-name="T6">'32056'</text:span><text:span text:style-name="T1">,</text:span><text:span text:style-name="T2"> </text:span><text:span text:style-name="T6">'Frost'</text:span></text:p>
      <text:p text:style-name="P5"><text:span text:style-name="T6">'32065'</text:span><text:span text:style-name="T1">,</text:span><text:span text:style-name="T2"> </text:span><text:span text:style-name="T6">'Tapia'</text:span></text:p>
      <text:p text:style-name="P5"><text:span text:style-name="T6">'32119'</text:span><text:span text:style-name="T1">,</text:span><text:span text:style-name="T2"> </text:span><text:span text:style-name="T6">'Nagashima'</text:span></text:p>
      <text:p text:style-name="P5"><text:span text:style-name="T6">'32130'</text:span><text:span text:style-name="T1">,</text:span><text:span text:style-name="T2"> </text:span><text:span text:style-name="T6">'Bannac'</text:span></text:p>
      <text:p text:style-name="P5"><text:span text:style-name="T6">'32217'</text:span><text:span text:style-name="T1">,</text:span><text:span text:style-name="T2"> </text:span><text:span text:style-name="T6">'Argar'</text:span></text:p>
      <text:p text:style-name="P5"><text:span text:style-name="T6">'32245'</text:span><text:span text:style-name="T1">,</text:span><text:span text:style-name="T2"> </text:span><text:span text:style-name="T6">'Saariluoma'</text:span></text:p>
      <text:p text:style-name="P5"><text:span text:style-name="T6">'32345'</text:span><text:span text:style-name="T1">,</text:span><text:span text:style-name="T2"> </text:span><text:span text:style-name="T6">'Chormo'</text:span></text:p>
      <text:p text:style-name="P5"><text:span text:style-name="T6">'32368'</text:span><text:span text:style-name="T1">,</text:span><text:span text:style-name="T2"> </text:span><text:span text:style-name="T6">'Ouaz'</text:span></text:p>
      <text:p text:style-name="P5"><text:span text:style-name="T6">'32369'</text:span><text:span text:style-name="T1">,</text:span><text:span text:style-name="T2"> </text:span><text:span text:style-name="T6">'Kaleta'</text:span></text:p>
      <text:p text:style-name="P5"><text:span text:style-name="T6">'32376'</text:span><text:span text:style-name="T1">,</text:span><text:span text:style-name="T2"> </text:span><text:span text:style-name="T6">'Nakajima'</text:span></text:p>
      <text:p text:style-name="P5"><text:span text:style-name="T6">'32385'</text:span><text:span text:style-name="T1">,</text:span><text:span text:style-name="T2"> </text:span><text:span text:style-name="T6">'Park'</text:span></text:p>
      <text:p text:style-name="P5"><text:span text:style-name="T6">'32419'</text:span><text:span text:style-name="T1">,</text:span><text:span text:style-name="T2"> </text:span><text:span text:style-name="T6">'Sahani'</text:span></text:p>
      <text:p text:style-name="P5"><text:span text:style-name="T6">'32464'</text:span><text:span text:style-name="T1">,</text:span><text:span text:style-name="T2"> </text:span><text:span text:style-name="T6">'Kinney'</text:span></text:p>
      <text:p text:style-name="P5"><text:span text:style-name="T6">'32483'</text:span><text:span text:style-name="T1">,</text:span><text:span text:style-name="T2"> </text:span><text:span text:style-name="T6">'Atre'</text:span></text:p>
      <text:p text:style-name="P5"><text:span text:style-name="T6">'32490'</text:span><text:span text:style-name="T1">,</text:span><text:span text:style-name="T2"> </text:span><text:span text:style-name="T6">'McCracken'</text:span></text:p>
      <text:p text:style-name="P5"><text:span text:style-name="T6">'32506'</text:span><text:span text:style-name="T1">,</text:span><text:span text:style-name="T2"> </text:span><text:span text:style-name="T6">'Suzuki'</text:span></text:p>
      <text:p text:style-name="P5"><text:span text:style-name="T6">'32744'</text:span><text:span text:style-name="T1">,</text:span><text:span text:style-name="T2"> </text:span><text:span text:style-name="T6">'Robins'</text:span></text:p>
      <text:p text:style-name="P5"><text:span text:style-name="T6">'32772'</text:span><text:span text:style-name="T1">,</text:span><text:span text:style-name="T2"> </text:span><text:span text:style-name="T6">'Leventhal'</text:span></text:p>
      <text:p text:style-name="P5"><text:span text:style-name="T6">'32881'</text:span><text:span text:style-name="T1">,</text:span><text:span text:style-name="T2"> </text:span><text:span text:style-name="T6">'Bagato'</text:span></text:p>
      <text:p text:style-name="P5"><text:span text:style-name="T6">'32886'</text:span><text:span text:style-name="T1">,</text:span><text:span text:style-name="T2"> </text:span><text:span text:style-name="T6">'Damas'</text:span></text:p>
      <text:p text:style-name="P5"><text:soft-page-break/><text:span text:style-name="T6">'32954'</text:span><text:span text:style-name="T1">,</text:span><text:span text:style-name="T2"> </text:span><text:span text:style-name="T6">'Curutchet'</text:span></text:p>
      <text:p text:style-name="P5"><text:span text:style-name="T6">'33094'</text:span><text:span text:style-name="T1">,</text:span><text:span text:style-name="T2"> </text:span><text:span text:style-name="T6">'Fakin'</text:span></text:p>
      <text:p text:style-name="P5"><text:span text:style-name="T6">'33107'</text:span><text:span text:style-name="T1">,</text:span><text:span text:style-name="T2"> </text:span><text:span text:style-name="T6">'Liley'</text:span></text:p>
      <text:p text:style-name="P5"><text:span text:style-name="T6">'33201'</text:span><text:span text:style-name="T1">,</text:span><text:span text:style-name="T2"> </text:span><text:span text:style-name="T6">'Macias'</text:span></text:p>
      <text:p text:style-name="P5"><text:span text:style-name="T6">'33206'</text:span><text:span text:style-name="T1">,</text:span><text:span text:style-name="T2"> </text:span><text:span text:style-name="T6">'McCormack'</text:span></text:p>
      <text:p text:style-name="P5"><text:span text:style-name="T6">'33338'</text:span><text:span text:style-name="T1">,</text:span><text:span text:style-name="T2"> </text:span><text:span text:style-name="T6">'Stead'</text:span></text:p>
      <text:p text:style-name="P5"><text:span text:style-name="T6">'33349'</text:span><text:span text:style-name="T1">,</text:span><text:span text:style-name="T2"> </text:span><text:span text:style-name="T6">'Peck'</text:span></text:p>
      <text:p text:style-name="P5"><text:span text:style-name="T6">'3335'</text:span><text:span text:style-name="T1">,</text:span><text:span text:style-name="T2"> </text:span><text:span text:style-name="T6">'Otterm'</text:span></text:p>
      <text:p text:style-name="P5"><text:span text:style-name="T6">'33401'</text:span><text:span text:style-name="T1">,</text:span><text:span text:style-name="T2"> </text:span><text:span text:style-name="T6">'Campbell'</text:span></text:p>
      <text:p text:style-name="P5"><text:span text:style-name="T6">'33460'</text:span><text:span text:style-name="T1">,</text:span><text:span text:style-name="T2"> </text:span><text:span text:style-name="T6">'Leonard'</text:span></text:p>
      <text:p text:style-name="P5"><text:span text:style-name="T6">'33546'</text:span><text:span text:style-name="T1">,</text:span><text:span text:style-name="T2"> </text:span><text:span text:style-name="T6">'Saguez'</text:span></text:p>
      <text:p text:style-name="P5"><text:span text:style-name="T6">'336'</text:span><text:span text:style-name="T1">,</text:span><text:span text:style-name="T2"> </text:span><text:span text:style-name="T6">'Constantinescu'</text:span></text:p>
      <text:p text:style-name="P5"><text:span text:style-name="T6">'33645'</text:span><text:span text:style-name="T1">,</text:span><text:span text:style-name="T2"> </text:span><text:span text:style-name="T6">'Kawakami'</text:span></text:p>
      <text:p text:style-name="P5"><text:span text:style-name="T6">'33651'</text:span><text:span text:style-name="T1">,</text:span><text:span text:style-name="T2"> </text:span><text:span text:style-name="T6">'Seike'</text:span></text:p>
      <text:p text:style-name="P5"><text:span text:style-name="T6">'33759'</text:span><text:span text:style-name="T1">,</text:span><text:span text:style-name="T2"> </text:span><text:span text:style-name="T6">'Mowbray'</text:span></text:p>
      <text:p text:style-name="P5"><text:span text:style-name="T6">'33791'</text:span><text:span text:style-name="T1">,</text:span><text:span text:style-name="T2"> </text:span><text:span text:style-name="T6">'Wood'</text:span></text:p>
      <text:p text:style-name="P5"><text:span text:style-name="T6">'33817'</text:span><text:span text:style-name="T1">,</text:span><text:span text:style-name="T2"> </text:span><text:span text:style-name="T6">'Vagn'</text:span></text:p>
      <text:p text:style-name="P5"><text:span text:style-name="T6">'33837'</text:span><text:span text:style-name="T1">,</text:span><text:span text:style-name="T2"> </text:span><text:span text:style-name="T6">'Nicol'</text:span></text:p>
      <text:p text:style-name="P5"><text:span text:style-name="T6">'33882'</text:span><text:span text:style-name="T1">,</text:span><text:span text:style-name="T2"> </text:span><text:span text:style-name="T6">'Borutz'</text:span></text:p>
      <text:p text:style-name="P5"><text:span text:style-name="T6">'34018'</text:span><text:span text:style-name="T1">,</text:span><text:span text:style-name="T2"> </text:span><text:span text:style-name="T6">'Asahara'</text:span></text:p>
      <text:p text:style-name="P5"><text:span text:style-name="T6">'34055'</text:span><text:span text:style-name="T1">,</text:span><text:span text:style-name="T2"> </text:span><text:span text:style-name="T6">'Orono'</text:span></text:p>
      <text:p text:style-name="P5"><text:span text:style-name="T6">'34126'</text:span><text:span text:style-name="T1">,</text:span><text:span text:style-name="T2"> </text:span><text:span text:style-name="T6">'Schreitm'</text:span></text:p>
      <text:p text:style-name="P5"><text:span text:style-name="T6">'34158'</text:span><text:span text:style-name="T1">,</text:span><text:span text:style-name="T2"> </text:span><text:span text:style-name="T6">'Mantzo'</text:span></text:p>
      <text:p text:style-name="P5"><text:span text:style-name="T6">'34170'</text:span><text:span text:style-name="T1">,</text:span><text:span text:style-name="T2"> </text:span><text:span text:style-name="T6">'Chan'</text:span></text:p>
      <text:p text:style-name="P5"><text:span text:style-name="T6">'34195'</text:span><text:span text:style-name="T1">,</text:span><text:span text:style-name="T2"> </text:span><text:span text:style-name="T6">'Bosnjak'</text:span></text:p>
      <text:p text:style-name="P5"><text:span text:style-name="T6">'34197'</text:span><text:span text:style-name="T1">,</text:span><text:span text:style-name="T2"> </text:span><text:span text:style-name="T6">'Nestor'</text:span></text:p>
      <text:p text:style-name="P5"><text:span text:style-name="T6">'34236'</text:span><text:span text:style-name="T1">,</text:span><text:span text:style-name="T2"> </text:span><text:span text:style-name="T6">'Maalej'</text:span></text:p>
      <text:p text:style-name="P5"><text:span text:style-name="T6">'34322'</text:span><text:span text:style-name="T1">,</text:span><text:span text:style-name="T2"> </text:span><text:span text:style-name="T6">'Baba'</text:span></text:p>
      <text:p text:style-name="P5"><text:span text:style-name="T6">'34329'</text:span><text:span text:style-name="T1">,</text:span><text:span text:style-name="T2"> </text:span><text:span text:style-name="T6">'Malcher'</text:span></text:p>
      <text:p text:style-name="P5"><text:span text:style-name="T6">'34331'</text:span><text:span text:style-name="T1">,</text:span><text:span text:style-name="T2"> </text:span><text:span text:style-name="T6">'Kacpr'</text:span></text:p>
      <text:p text:style-name="P5"><text:span text:style-name="T6">'34386'</text:span><text:span text:style-name="T1">,</text:span><text:span text:style-name="T2"> </text:span><text:span text:style-name="T6">'Hagedorn'</text:span></text:p>
      <text:p text:style-name="P5"><text:span text:style-name="T6">'34392'</text:span><text:span text:style-name="T1">,</text:span><text:span text:style-name="T2"> </text:span><text:span text:style-name="T6">'Lauciu'</text:span></text:p>
      <text:p text:style-name="P5"><text:span text:style-name="T6">'34404'</text:span><text:span text:style-name="T1">,</text:span><text:span text:style-name="T2"> </text:span><text:span text:style-name="T6">'Fries'</text:span></text:p>
      <text:p text:style-name="P5"><text:span text:style-name="T6">'34422'</text:span><text:span text:style-name="T1">,</text:span><text:span text:style-name="T2"> </text:span><text:span text:style-name="T6">'Nakajima'</text:span></text:p>
      <text:p text:style-name="P5"><text:span text:style-name="T6">'34502'</text:span><text:span text:style-name="T1">,</text:span><text:span text:style-name="T2"> </text:span><text:span text:style-name="T6">'Farr'</text:span></text:p>
      <text:p text:style-name="P5"><text:span text:style-name="T6">'34542'</text:span><text:span text:style-name="T1">,</text:span><text:span text:style-name="T2"> </text:span><text:span text:style-name="T6">'Basile'</text:span></text:p>
      <text:p text:style-name="P5"><text:span text:style-name="T6">'34569'</text:span><text:span text:style-name="T1">,</text:span><text:span text:style-name="T2"> </text:span><text:span text:style-name="T6">'Arndt'</text:span></text:p>
      <text:p text:style-name="P5"><text:span text:style-name="T6">'34770'</text:span><text:span text:style-name="T1">,</text:span><text:span text:style-name="T2"> </text:span><text:span text:style-name="T6">'Porter'</text:span></text:p>
      <text:p text:style-name="P5"><text:span text:style-name="T6">'34788'</text:span><text:span text:style-name="T1">,</text:span><text:span text:style-name="T2"> </text:span><text:span text:style-name="T6">'Barkov'</text:span></text:p>
      <text:p text:style-name="P5"><text:span text:style-name="T6">'3487'</text:span><text:span text:style-name="T1">,</text:span><text:span text:style-name="T2"> </text:span><text:span text:style-name="T6">'Deshpande'</text:span></text:p>
      <text:p text:style-name="P5"><text:span text:style-name="T6">'3493'</text:span><text:span text:style-name="T1">,</text:span><text:span text:style-name="T2"> </text:span><text:span text:style-name="T6">'Riser'</text:span></text:p>
      <text:p text:style-name="P5"><text:span text:style-name="T6">'34957'</text:span><text:span text:style-name="T1">,</text:span><text:span text:style-name="T2"> </text:span><text:span text:style-name="T6">'Kalogerou'</text:span></text:p>
      <text:p text:style-name="P5"><text:span text:style-name="T6">'35'</text:span><text:span text:style-name="T1">,</text:span><text:span text:style-name="T2"> </text:span><text:span text:style-name="T6">'Glaho'</text:span></text:p>
      <text:p text:style-name="P5"><text:span text:style-name="T6">'35042'</text:span><text:span text:style-name="T1">,</text:span><text:span text:style-name="T2"> </text:span><text:span text:style-name="T6">'Nives'</text:span></text:p>
      <text:p text:style-name="P5"><text:span text:style-name="T6">'35138'</text:span><text:span text:style-name="T1">,</text:span><text:span text:style-name="T2"> </text:span><text:span text:style-name="T6">'Corbac'</text:span></text:p>
      <text:p text:style-name="P5"><text:span text:style-name="T6">'35175'</text:span><text:span text:style-name="T1">,</text:span><text:span text:style-name="T2"> </text:span><text:span text:style-name="T6">'Quimby'</text:span></text:p>
      <text:p text:style-name="P5"><text:span text:style-name="T6">'35198'</text:span><text:span text:style-name="T1">,</text:span><text:span text:style-name="T2"> </text:span><text:span text:style-name="T6">'Loc'</text:span></text:p>
      <text:p text:style-name="P5"><text:span text:style-name="T6">'35220'</text:span><text:span text:style-name="T1">,</text:span><text:span text:style-name="T2"> </text:span><text:span text:style-name="T6">'Shilv'</text:span></text:p>
      <text:p text:style-name="P5"><text:span text:style-name="T6">'35257'</text:span><text:span text:style-name="T1">,</text:span><text:span text:style-name="T2"> </text:span><text:span text:style-name="T6">'Ebou'</text:span></text:p>
      <text:p text:style-name="P5"><text:soft-page-break/><text:span text:style-name="T6">'35293'</text:span><text:span text:style-name="T1">,</text:span><text:span text:style-name="T2"> </text:span><text:span text:style-name="T6">'Cao'</text:span></text:p>
      <text:p text:style-name="P5"><text:span text:style-name="T6">'35357'</text:span><text:span text:style-name="T1">,</text:span><text:span text:style-name="T2"> </text:span><text:span text:style-name="T6">'Gradino'</text:span></text:p>
      <text:p text:style-name="P5"><text:span text:style-name="T6">'35362'</text:span><text:span text:style-name="T1">,</text:span><text:span text:style-name="T2"> </text:span><text:span text:style-name="T6">'ONi'</text:span></text:p>
      <text:p text:style-name="P5"><text:span text:style-name="T6">'3545'</text:span><text:span text:style-name="T1">,</text:span><text:span text:style-name="T2"> </text:span><text:span text:style-name="T6">'Peskin'</text:span></text:p>
      <text:p text:style-name="P5"><text:span text:style-name="T6">'35462'</text:span><text:span text:style-name="T1">,</text:span><text:span text:style-name="T2"> </text:span><text:span text:style-name="T6">'Byrd'</text:span></text:p>
      <text:p text:style-name="P5"><text:span text:style-name="T6">'35498'</text:span><text:span text:style-name="T1">,</text:span><text:span text:style-name="T2"> </text:span><text:span text:style-name="T6">'Lanfr'</text:span></text:p>
      <text:p text:style-name="P5"><text:span text:style-name="T6">'35523'</text:span><text:span text:style-name="T1">,</text:span><text:span text:style-name="T2"> </text:span><text:span text:style-name="T6">'Yamamoto'</text:span></text:p>
      <text:p text:style-name="P5"><text:span text:style-name="T6">'35588'</text:span><text:span text:style-name="T1">,</text:span><text:span text:style-name="T2"> </text:span><text:span text:style-name="T6">'John'</text:span></text:p>
      <text:p text:style-name="P5"><text:span text:style-name="T6">'35685'</text:span><text:span text:style-name="T1">,</text:span><text:span text:style-name="T2"> </text:span><text:span text:style-name="T6">'Usi'</text:span></text:p>
      <text:p text:style-name="P5"><text:span text:style-name="T6">'35687'</text:span><text:span text:style-name="T1">,</text:span><text:span text:style-name="T2"> </text:span><text:span text:style-name="T6">'Letouzey'</text:span></text:p>
      <text:p text:style-name="P5"><text:span text:style-name="T6">'35721'</text:span><text:span text:style-name="T1">,</text:span><text:span text:style-name="T2"> </text:span><text:span text:style-name="T6">'Suppan'</text:span></text:p>
      <text:p text:style-name="P5"><text:span text:style-name="T6">'3576'</text:span><text:span text:style-name="T1">,</text:span><text:span text:style-name="T2"> </text:span><text:span text:style-name="T6">'Nakanishi'</text:span></text:p>
      <text:p text:style-name="P5"><text:span text:style-name="T6">'35881'</text:span><text:span text:style-name="T1">,</text:span><text:span text:style-name="T2"> </text:span><text:span text:style-name="T6">'Özel'</text:span></text:p>
      <text:p text:style-name="P5"><text:span text:style-name="T6">'35905'</text:span><text:span text:style-name="T1">,</text:span><text:span text:style-name="T2"> </text:span><text:span text:style-name="T6">'Lima'</text:span></text:p>
      <text:p text:style-name="P5"><text:span text:style-name="T6">'35935'</text:span><text:span text:style-name="T1">,</text:span><text:span text:style-name="T2"> </text:span><text:span text:style-name="T6">'ODono'</text:span></text:p>
      <text:p text:style-name="P5"><text:span text:style-name="T6">'36019'</text:span><text:span text:style-name="T1">,</text:span><text:span text:style-name="T2"> </text:span><text:span text:style-name="T6">'Quaranta'</text:span></text:p>
      <text:p text:style-name="P5"><text:span text:style-name="T6">'36052'</text:span><text:span text:style-name="T1">,</text:span><text:span text:style-name="T2"> </text:span><text:span text:style-name="T6">'Guerra'</text:span></text:p>
      <text:p text:style-name="P5"><text:span text:style-name="T6">'36102'</text:span><text:span text:style-name="T1">,</text:span><text:span text:style-name="T2"> </text:span><text:span text:style-name="T6">'Szendrei'</text:span></text:p>
      <text:p text:style-name="P5"><text:span text:style-name="T6">'36126'</text:span><text:span text:style-name="T1">,</text:span><text:span text:style-name="T2"> </text:span><text:span text:style-name="T6">'Fung'</text:span></text:p>
      <text:p text:style-name="P5"><text:span text:style-name="T6">'36244'</text:span><text:span text:style-name="T1">,</text:span><text:span text:style-name="T2"> </text:span><text:span text:style-name="T6">'Neuhold'</text:span></text:p>
      <text:p text:style-name="P5"><text:span text:style-name="T6">'36263'</text:span><text:span text:style-name="T1">,</text:span><text:span text:style-name="T2"> </text:span><text:span text:style-name="T6">'Souza'</text:span></text:p>
      <text:p text:style-name="P5"><text:span text:style-name="T6">'36265'</text:span><text:span text:style-name="T1">,</text:span><text:span text:style-name="T2"> </text:span><text:span text:style-name="T6">'Kaupp'</text:span></text:p>
      <text:p text:style-name="P5"><text:span text:style-name="T6">'36303'</text:span><text:span text:style-name="T1">,</text:span><text:span text:style-name="T2"> </text:span><text:span text:style-name="T6">'Nair'</text:span></text:p>
      <text:p text:style-name="P5"><text:span text:style-name="T6">'36379'</text:span><text:span text:style-name="T1">,</text:span><text:span text:style-name="T2"> </text:span><text:span text:style-name="T6">'Triebel'</text:span></text:p>
      <text:p text:style-name="P5"><text:span text:style-name="T6">'36384'</text:span><text:span text:style-name="T1">,</text:span><text:span text:style-name="T2"> </text:span><text:span text:style-name="T6">'Sandsj'</text:span></text:p>
      <text:p text:style-name="P5"><text:span text:style-name="T6">'3639'</text:span><text:span text:style-name="T1">,</text:span><text:span text:style-name="T2"> </text:span><text:span text:style-name="T6">'Story'</text:span></text:p>
      <text:p text:style-name="P5"><text:span text:style-name="T6">'3640'</text:span><text:span text:style-name="T1">,</text:span><text:span text:style-name="T2"> </text:span><text:span text:style-name="T6">'Karniel'</text:span></text:p>
      <text:p text:style-name="P5"><text:span text:style-name="T6">'36402'</text:span><text:span text:style-name="T1">,</text:span><text:span text:style-name="T2"> </text:span><text:span text:style-name="T6">'Hippu'</text:span></text:p>
      <text:p text:style-name="P5"><text:span text:style-name="T6">'36494'</text:span><text:span text:style-name="T1">,</text:span><text:span text:style-name="T2"> </text:span><text:span text:style-name="T6">'Baccou'</text:span></text:p>
      <text:p text:style-name="P5"><text:span text:style-name="T6">'3651'</text:span><text:span text:style-name="T1">,</text:span><text:span text:style-name="T2"> </text:span><text:span text:style-name="T6">'Narayanan'</text:span></text:p>
      <text:p text:style-name="P5"><text:span text:style-name="T6">'36513'</text:span><text:span text:style-name="T1">,</text:span><text:span text:style-name="T2"> </text:span><text:span text:style-name="T6">'Ugarte'</text:span></text:p>
      <text:p text:style-name="P5"><text:span text:style-name="T6">'36657'</text:span><text:span text:style-name="T1">,</text:span><text:span text:style-name="T2"> </text:span><text:span text:style-name="T6">'Ching'</text:span></text:p>
      <text:p text:style-name="P5"><text:span text:style-name="T6">'36685'</text:span><text:span text:style-name="T1">,</text:span><text:span text:style-name="T2"> </text:span><text:span text:style-name="T6">'Fathi'</text:span></text:p>
      <text:p text:style-name="P5"><text:span text:style-name="T6">'36791'</text:span><text:span text:style-name="T1">,</text:span><text:span text:style-name="T2"> </text:span><text:span text:style-name="T6">'Bomme'</text:span></text:p>
      <text:p text:style-name="P5"><text:span text:style-name="T6">'36845'</text:span><text:span text:style-name="T1">,</text:span><text:span text:style-name="T2"> </text:span><text:span text:style-name="T6">'Okaf'</text:span></text:p>
      <text:p text:style-name="P5"><text:span text:style-name="T6">'36881'</text:span><text:span text:style-name="T1">,</text:span><text:span text:style-name="T2"> </text:span><text:span text:style-name="T6">'Dalton'</text:span></text:p>
      <text:p text:style-name="P5"><text:span text:style-name="T6">'36926'</text:span><text:span text:style-name="T1">,</text:span><text:span text:style-name="T2"> </text:span><text:span text:style-name="T6">'Kamae'</text:span></text:p>
      <text:p text:style-name="P5"><text:span text:style-name="T6">'3693'</text:span><text:span text:style-name="T1">,</text:span><text:span text:style-name="T2"> </text:span><text:span text:style-name="T6">'Zafar'</text:span></text:p>
      <text:p text:style-name="P5"><text:span text:style-name="T6">'36995'</text:span><text:span text:style-name="T1">,</text:span><text:span text:style-name="T2"> </text:span><text:span text:style-name="T6">'Sgot'</text:span></text:p>
      <text:p text:style-name="P5"><text:span text:style-name="T6">'37038'</text:span><text:span text:style-name="T1">,</text:span><text:span text:style-name="T2"> </text:span><text:span text:style-name="T6">'Grieng'</text:span></text:p>
      <text:p text:style-name="P5"><text:span text:style-name="T6">'37101'</text:span><text:span text:style-name="T1">,</text:span><text:span text:style-name="T2"> </text:span><text:span text:style-name="T6">'Falconer'</text:span></text:p>
      <text:p text:style-name="P5"><text:span text:style-name="T6">'37103'</text:span><text:span text:style-name="T1">,</text:span><text:span text:style-name="T2"> </text:span><text:span text:style-name="T6">'Walker'</text:span></text:p>
      <text:p text:style-name="P5"><text:span text:style-name="T6">'37219'</text:span><text:span text:style-name="T1">,</text:span><text:span text:style-name="T2"> </text:span><text:span text:style-name="T6">'Poize'</text:span></text:p>
      <text:p text:style-name="P5"><text:span text:style-name="T6">'37284'</text:span><text:span text:style-name="T1">,</text:span><text:span text:style-name="T2"> </text:span><text:span text:style-name="T6">'Benabd'</text:span></text:p>
      <text:p text:style-name="P5"><text:span text:style-name="T6">'37339'</text:span><text:span text:style-name="T1">,</text:span><text:span text:style-name="T2"> </text:span><text:span text:style-name="T6">'Warren'</text:span></text:p>
      <text:p text:style-name="P5"><text:span text:style-name="T6">'37350'</text:span><text:span text:style-name="T1">,</text:span><text:span text:style-name="T2"> </text:span><text:span text:style-name="T6">'Sohn'</text:span></text:p>
      <text:p text:style-name="P5"><text:span text:style-name="T6">'3739'</text:span><text:span text:style-name="T1">,</text:span><text:span text:style-name="T2"> </text:span><text:span text:style-name="T6">'Davy'</text:span></text:p>
      <text:p text:style-name="P5"><text:span text:style-name="T6">'37430'</text:span><text:span text:style-name="T1">,</text:span><text:span text:style-name="T2"> </text:span><text:span text:style-name="T6">'Norman'</text:span></text:p>
      <text:p text:style-name="P5"><text:span text:style-name="T6">'37449'</text:span><text:span text:style-name="T1">,</text:span><text:span text:style-name="T2"> </text:span><text:span text:style-name="T6">'Ssu'</text:span></text:p>
      <text:p text:style-name="P5"><text:soft-page-break/><text:span text:style-name="T6">'37454'</text:span><text:span text:style-name="T1">,</text:span><text:span text:style-name="T2"> </text:span><text:span text:style-name="T6">'Frasinc'</text:span></text:p>
      <text:p text:style-name="P5"><text:span text:style-name="T6">'37521'</text:span><text:span text:style-name="T1">,</text:span><text:span text:style-name="T2"> </text:span><text:span text:style-name="T6">'Mes'</text:span></text:p>
      <text:p text:style-name="P5"><text:span text:style-name="T6">'37581'</text:span><text:span text:style-name="T1">,</text:span><text:span text:style-name="T2"> </text:span><text:span text:style-name="T6">'Arndt'</text:span></text:p>
      <text:p text:style-name="P5"><text:span text:style-name="T6">'37586'</text:span><text:span text:style-name="T1">,</text:span><text:span text:style-name="T2"> </text:span><text:span text:style-name="T6">'Valtchev'</text:span></text:p>
      <text:p text:style-name="P5"><text:span text:style-name="T6">'37653'</text:span><text:span text:style-name="T1">,</text:span><text:span text:style-name="T2"> </text:span><text:span text:style-name="T6">'Campbell'</text:span></text:p>
      <text:p text:style-name="P5"><text:span text:style-name="T6">'37715'</text:span><text:span text:style-name="T1">,</text:span><text:span text:style-name="T2"> </text:span><text:span text:style-name="T6">'Westbrook'</text:span></text:p>
      <text:p text:style-name="P5"><text:span text:style-name="T6">'37734'</text:span><text:span text:style-name="T1">,</text:span><text:span text:style-name="T2"> </text:span><text:span text:style-name="T6">'Kamata'</text:span></text:p>
      <text:p text:style-name="P5"><text:span text:style-name="T6">'37759'</text:span><text:span text:style-name="T1">,</text:span><text:span text:style-name="T2"> </text:span><text:span text:style-name="T6">'Signah'</text:span></text:p>
      <text:p text:style-name="P5"><text:span text:style-name="T6">'37809'</text:span><text:span text:style-name="T1">,</text:span><text:span text:style-name="T2"> </text:span><text:span text:style-name="T6">'Soni'</text:span></text:p>
      <text:p text:style-name="P5"><text:span text:style-name="T6">'37818'</text:span><text:span text:style-name="T1">,</text:span><text:span text:style-name="T2"> </text:span><text:span text:style-name="T6">'Jiao'</text:span></text:p>
      <text:p text:style-name="P5"><text:span text:style-name="T6">'37856'</text:span><text:span text:style-name="T1">,</text:span><text:span text:style-name="T2"> </text:span><text:span text:style-name="T6">'Gay'</text:span></text:p>
      <text:p text:style-name="P5"><text:span text:style-name="T6">'37869'</text:span><text:span text:style-name="T1">,</text:span><text:span text:style-name="T2"> </text:span><text:span text:style-name="T6">'Beeu'</text:span></text:p>
      <text:p text:style-name="P5"><text:span text:style-name="T6">'37946'</text:span><text:span text:style-name="T1">,</text:span><text:span text:style-name="T2"> </text:span><text:span text:style-name="T6">'Vrato'</text:span></text:p>
      <text:p text:style-name="P5"><text:span text:style-name="T6">'38013'</text:span><text:span text:style-name="T1">,</text:span><text:span text:style-name="T2"> </text:span><text:span text:style-name="T6">'Frolova'</text:span></text:p>
      <text:p text:style-name="P5"><text:span text:style-name="T6">'38121'</text:span><text:span text:style-name="T1">,</text:span><text:span text:style-name="T2"> </text:span><text:span text:style-name="T6">'Zuyev'</text:span></text:p>
      <text:p text:style-name="P5"><text:span text:style-name="T6">'38271'</text:span><text:span text:style-name="T1">,</text:span><text:span text:style-name="T2"> </text:span><text:span text:style-name="T6">'Kosken'</text:span></text:p>
      <text:p text:style-name="P5"><text:span text:style-name="T6">'38288'</text:span><text:span text:style-name="T1">,</text:span><text:span text:style-name="T2"> </text:span><text:span text:style-name="T6">'Matsuda'</text:span></text:p>
      <text:p text:style-name="P5"><text:span text:style-name="T6">'3833'</text:span><text:span text:style-name="T1">,</text:span><text:span text:style-name="T2"> </text:span><text:span text:style-name="T6">'Hayat'</text:span></text:p>
      <text:p text:style-name="P5"><text:span text:style-name="T6">'38336'</text:span><text:span text:style-name="T1">,</text:span><text:span text:style-name="T2"> </text:span><text:span text:style-name="T6">'Sagawe'</text:span></text:p>
      <text:p text:style-name="P5"><text:span text:style-name="T6">'38371'</text:span><text:span text:style-name="T1">,</text:span><text:span text:style-name="T2"> </text:span><text:span text:style-name="T6">'Harada'</text:span></text:p>
      <text:p text:style-name="P5"><text:span text:style-name="T6">'38476'</text:span><text:span text:style-name="T1">,</text:span><text:span text:style-name="T2"> </text:span><text:span text:style-name="T6">'Rzecz'</text:span></text:p>
      <text:p text:style-name="P5"><text:span text:style-name="T6">'38545'</text:span><text:span text:style-name="T1">,</text:span><text:span text:style-name="T2"> </text:span><text:span text:style-name="T6">'Fok'</text:span></text:p>
      <text:p text:style-name="P5"><text:span text:style-name="T6">'38548'</text:span><text:span text:style-name="T1">,</text:span><text:span text:style-name="T2"> </text:span><text:span text:style-name="T6">'Scibili'</text:span></text:p>
      <text:p text:style-name="P5"><text:span text:style-name="T6">'38555'</text:span><text:span text:style-name="T1">,</text:span><text:span text:style-name="T2"> </text:span><text:span text:style-name="T6">'Vogt'</text:span></text:p>
      <text:p text:style-name="P5"><text:span text:style-name="T6">'38602'</text:span><text:span text:style-name="T1">,</text:span><text:span text:style-name="T2"> </text:span><text:span text:style-name="T6">'Torres'</text:span></text:p>
      <text:p text:style-name="P5"><text:span text:style-name="T6">'38668'</text:span><text:span text:style-name="T1">,</text:span><text:span text:style-name="T2"> </text:span><text:span text:style-name="T6">'Spector'</text:span></text:p>
      <text:p text:style-name="P5"><text:span text:style-name="T6">'38676'</text:span><text:span text:style-name="T1">,</text:span><text:span text:style-name="T2"> </text:span><text:span text:style-name="T6">'Swien'</text:span></text:p>
      <text:p text:style-name="P5"><text:span text:style-name="T6">'38691'</text:span><text:span text:style-name="T1">,</text:span><text:span text:style-name="T2"> </text:span><text:span text:style-name="T6">'Theodores'</text:span></text:p>
      <text:p text:style-name="P5"><text:span text:style-name="T6">'38696'</text:span><text:span text:style-name="T1">,</text:span><text:span text:style-name="T2"> </text:span><text:span text:style-name="T6">'Spadon'</text:span></text:p>
      <text:p text:style-name="P5"><text:span text:style-name="T6">'38712'</text:span><text:span text:style-name="T1">,</text:span><text:span text:style-name="T2"> </text:span><text:span text:style-name="T6">'Kreutz'</text:span></text:p>
      <text:p text:style-name="P5"><text:span text:style-name="T6">'38895'</text:span><text:span text:style-name="T1">,</text:span><text:span text:style-name="T2"> </text:span><text:span text:style-name="T6">'Beuthel'</text:span></text:p>
      <text:p text:style-name="P5"><text:span text:style-name="T6">'38899'</text:span><text:span text:style-name="T1">,</text:span><text:span text:style-name="T2"> </text:span><text:span text:style-name="T6">'Murphy'</text:span></text:p>
      <text:p text:style-name="P5"><text:span text:style-name="T6">'38902'</text:span><text:span text:style-name="T1">,</text:span><text:span text:style-name="T2"> </text:span><text:span text:style-name="T6">'Xiang'</text:span></text:p>
      <text:p text:style-name="P5"><text:span text:style-name="T6">'38973'</text:span><text:span text:style-name="T1">,</text:span><text:span text:style-name="T2"> </text:span><text:span text:style-name="T6">'Maglioni'</text:span></text:p>
      <text:p text:style-name="P5"><text:span text:style-name="T6">'390'</text:span><text:span text:style-name="T1">,</text:span><text:span text:style-name="T2"> </text:span><text:span text:style-name="T6">'Alkio'</text:span></text:p>
      <text:p text:style-name="P5"><text:span text:style-name="T6">'39046'</text:span><text:span text:style-name="T1">,</text:span><text:span text:style-name="T2"> </text:span><text:span text:style-name="T6">'Narasimhamu'</text:span></text:p>
      <text:p text:style-name="P5"><text:span text:style-name="T6">'39114'</text:span><text:span text:style-name="T1">,</text:span><text:span text:style-name="T2"> </text:span><text:span text:style-name="T6">'Kerz'</text:span></text:p>
      <text:p text:style-name="P5"><text:span text:style-name="T6">'39115'</text:span><text:span text:style-name="T1">,</text:span><text:span text:style-name="T2"> </text:span><text:span text:style-name="T6">'Boulah'</text:span></text:p>
      <text:p text:style-name="P5"><text:span text:style-name="T6">'39157'</text:span><text:span text:style-name="T1">,</text:span><text:span text:style-name="T2"> </text:span><text:span text:style-name="T6">'Loull'</text:span></text:p>
      <text:p text:style-name="P5"><text:span text:style-name="T6">'39204'</text:span><text:span text:style-name="T1">,</text:span><text:span text:style-name="T2"> </text:span><text:span text:style-name="T6">'Castle'</text:span></text:p>
      <text:p text:style-name="P5"><text:span text:style-name="T6">'39238'</text:span><text:span text:style-name="T1">,</text:span><text:span text:style-name="T2"> </text:span><text:span text:style-name="T6">'Kyriakopoulos'</text:span></text:p>
      <text:p text:style-name="P5"><text:span text:style-name="T6">'39241'</text:span><text:span text:style-name="T1">,</text:span><text:span text:style-name="T2"> </text:span><text:span text:style-name="T6">'Solar'</text:span></text:p>
      <text:p text:style-name="P5"><text:span text:style-name="T6">'39254'</text:span><text:span text:style-name="T1">,</text:span><text:span text:style-name="T2"> </text:span><text:span text:style-name="T6">'Elme'</text:span></text:p>
      <text:p text:style-name="P5"><text:span text:style-name="T6">'39310'</text:span><text:span text:style-name="T1">,</text:span><text:span text:style-name="T2"> </text:span><text:span text:style-name="T6">'Ploski'</text:span></text:p>
      <text:p text:style-name="P5"><text:span text:style-name="T6">'39394'</text:span><text:span text:style-name="T1">,</text:span><text:span text:style-name="T2"> </text:span><text:span text:style-name="T6">'Reinhardt'</text:span></text:p>
      <text:p text:style-name="P5"><text:span text:style-name="T6">'39472'</text:span><text:span text:style-name="T1">,</text:span><text:span text:style-name="T2"> </text:span><text:span text:style-name="T6">'Soper'</text:span></text:p>
      <text:p text:style-name="P5"><text:span text:style-name="T6">'39514'</text:span><text:span text:style-name="T1">,</text:span><text:span text:style-name="T2"> </text:span><text:span text:style-name="T6">'Yean'</text:span></text:p>
      <text:p text:style-name="P5"><text:span text:style-name="T6">'39520'</text:span><text:span text:style-name="T1">,</text:span><text:span text:style-name="T2"> </text:span><text:span text:style-name="T6">'Lui'</text:span></text:p>
      <text:p text:style-name="P5"><text:span text:style-name="T6">'39521'</text:span><text:span text:style-name="T1">,</text:span><text:span text:style-name="T2"> </text:span><text:span text:style-name="T6">'Holloway'</text:span></text:p>
      <text:p text:style-name="P5"><text:soft-page-break/><text:span text:style-name="T6">'39552'</text:span><text:span text:style-name="T1">,</text:span><text:span text:style-name="T2"> </text:span><text:span text:style-name="T6">'Tsukamoto'</text:span></text:p>
      <text:p text:style-name="P5"><text:span text:style-name="T6">'39580'</text:span><text:span text:style-name="T1">,</text:span><text:span text:style-name="T2"> </text:span><text:span text:style-name="T6">'Macias'</text:span></text:p>
      <text:p text:style-name="P5"><text:span text:style-name="T6">'39612'</text:span><text:span text:style-name="T1">,</text:span><text:span text:style-name="T2"> </text:span><text:span text:style-name="T6">'Androutsopoulos'</text:span></text:p>
      <text:p text:style-name="P5"><text:span text:style-name="T6">'39619'</text:span><text:span text:style-name="T1">,</text:span><text:span text:style-name="T2"> </text:span><text:span text:style-name="T6">'Dwyer'</text:span></text:p>
      <text:p text:style-name="P5"><text:span text:style-name="T6">'39657'</text:span><text:span text:style-name="T1">,</text:span><text:span text:style-name="T2"> </text:span><text:span text:style-name="T6">'Ryder'</text:span></text:p>
      <text:p text:style-name="P5"><text:span text:style-name="T6">'39704'</text:span><text:span text:style-name="T1">,</text:span><text:span text:style-name="T2"> </text:span><text:span text:style-name="T6">'Frank'</text:span></text:p>
      <text:p text:style-name="P5"><text:span text:style-name="T6">'39876'</text:span><text:span text:style-name="T1">,</text:span><text:span text:style-name="T2"> </text:span><text:span text:style-name="T6">'Wood'</text:span></text:p>
      <text:p text:style-name="P5"><text:span text:style-name="T6">'39881'</text:span><text:span text:style-name="T1">,</text:span><text:span text:style-name="T2"> </text:span><text:span text:style-name="T6">'Herman'</text:span></text:p>
      <text:p text:style-name="P5"><text:span text:style-name="T6">'39892'</text:span><text:span text:style-name="T1">,</text:span><text:span text:style-name="T2"> </text:span><text:span text:style-name="T6">'Urano'</text:span></text:p>
      <text:p text:style-name="P5"><text:span text:style-name="T6">'39901'</text:span><text:span text:style-name="T1">,</text:span><text:span text:style-name="T2"> </text:span><text:span text:style-name="T6">'Dellwo'</text:span></text:p>
      <text:p text:style-name="P5"><text:span text:style-name="T6">'39925'</text:span><text:span text:style-name="T1">,</text:span><text:span text:style-name="T2"> </text:span><text:span text:style-name="T6">'Preuss'</text:span></text:p>
      <text:p text:style-name="P5"><text:span text:style-name="T6">'39927'</text:span><text:span text:style-name="T1">,</text:span><text:span text:style-name="T2"> </text:span><text:span text:style-name="T6">'Bartels'</text:span></text:p>
      <text:p text:style-name="P5"><text:span text:style-name="T6">'39978'</text:span><text:span text:style-name="T1">,</text:span><text:span text:style-name="T2"> </text:span><text:span text:style-name="T6">'Drig'</text:span></text:p>
      <text:p text:style-name="P5"><text:span text:style-name="T6">'4004'</text:span><text:span text:style-name="T1">,</text:span><text:span text:style-name="T2"> </text:span><text:span text:style-name="T6">'Tabor'</text:span></text:p>
      <text:p text:style-name="P5"><text:span text:style-name="T6">'40044'</text:span><text:span text:style-name="T1">,</text:span><text:span text:style-name="T2"> </text:span><text:span text:style-name="T6">'Jode'</text:span></text:p>
      <text:p text:style-name="P5"><text:span text:style-name="T6">'40059'</text:span><text:span text:style-name="T1">,</text:span><text:span text:style-name="T2"> </text:span><text:span text:style-name="T6">'Montilla'</text:span></text:p>
      <text:p text:style-name="P5"><text:span text:style-name="T6">'40080'</text:span><text:span text:style-name="T1">,</text:span><text:span text:style-name="T2"> </text:span><text:span text:style-name="T6">'Llam'</text:span></text:p>
      <text:p text:style-name="P5"><text:span text:style-name="T6">'40116'</text:span><text:span text:style-name="T1">,</text:span><text:span text:style-name="T2"> </text:span><text:span text:style-name="T6">'Joshi'</text:span></text:p>
      <text:p text:style-name="P5"><text:span text:style-name="T6">'4015'</text:span><text:span text:style-name="T1">,</text:span><text:span text:style-name="T2"> </text:span><text:span text:style-name="T6">'Cole'</text:span></text:p>
      <text:p text:style-name="P5"><text:span text:style-name="T6">'40178'</text:span><text:span text:style-name="T1">,</text:span><text:span text:style-name="T2"> </text:span><text:span text:style-name="T6">'Greene'</text:span></text:p>
      <text:p text:style-name="P5"><text:span text:style-name="T6">'40189'</text:span><text:span text:style-name="T1">,</text:span><text:span text:style-name="T2"> </text:span><text:span text:style-name="T6">'Holt'</text:span></text:p>
      <text:p text:style-name="P5"><text:span text:style-name="T6">'40276'</text:span><text:span text:style-name="T1">,</text:span><text:span text:style-name="T2"> </text:span><text:span text:style-name="T6">'Konstantinides'</text:span></text:p>
      <text:p text:style-name="P5"><text:span text:style-name="T6">'40303'</text:span><text:span text:style-name="T1">,</text:span><text:span text:style-name="T2"> </text:span><text:span text:style-name="T6">'Rudolf'</text:span></text:p>
      <text:p text:style-name="P5"><text:span text:style-name="T6">'4034'</text:span><text:span text:style-name="T1">,</text:span><text:span text:style-name="T2"> </text:span><text:span text:style-name="T6">'Xie'</text:span></text:p>
      <text:p text:style-name="P5"><text:span text:style-name="T6">'40371'</text:span><text:span text:style-name="T1">,</text:span><text:span text:style-name="T2"> </text:span><text:span text:style-name="T6">'Trimble'</text:span></text:p>
      <text:p text:style-name="P5"><text:span text:style-name="T6">'40457'</text:span><text:span text:style-name="T1">,</text:span><text:span text:style-name="T2"> </text:span><text:span text:style-name="T6">'Bouras'</text:span></text:p>
      <text:p text:style-name="P5"><text:span text:style-name="T6">'40481'</text:span><text:span text:style-name="T1">,</text:span><text:span text:style-name="T2"> </text:span><text:span text:style-name="T6">'Zettel'</text:span></text:p>
      <text:p text:style-name="P5"><text:span text:style-name="T6">'40558'</text:span><text:span text:style-name="T1">,</text:span><text:span text:style-name="T2"> </text:span><text:span text:style-name="T6">'Pacie'</text:span></text:p>
      <text:p text:style-name="P5"><text:span text:style-name="T6">'40677'</text:span><text:span text:style-name="T1">,</text:span><text:span text:style-name="T2"> </text:span><text:span text:style-name="T6">'Ponnambalam'</text:span></text:p>
      <text:p text:style-name="P5"><text:span text:style-name="T6">'40682'</text:span><text:span text:style-name="T1">,</text:span><text:span text:style-name="T2"> </text:span><text:span text:style-name="T6">'Rowe'</text:span></text:p>
      <text:p text:style-name="P5"><text:span text:style-name="T6">'40738'</text:span><text:span text:style-name="T1">,</text:span><text:span text:style-name="T2"> </text:span><text:span text:style-name="T6">'Dima'</text:span></text:p>
      <text:p text:style-name="P5"><text:span text:style-name="T6">'40897'</text:span><text:span text:style-name="T1">,</text:span><text:span text:style-name="T2"> </text:span><text:span text:style-name="T6">'Coppens'</text:span></text:p>
      <text:p text:style-name="P5"><text:span text:style-name="T6">'40932'</text:span><text:span text:style-name="T1">,</text:span><text:span text:style-name="T2"> </text:span><text:span text:style-name="T6">'Rioult'</text:span></text:p>
      <text:p text:style-name="P5"><text:span text:style-name="T6">'40937'</text:span><text:span text:style-name="T1">,</text:span><text:span text:style-name="T2"> </text:span><text:span text:style-name="T6">'Petzo'</text:span></text:p>
      <text:p text:style-name="P5"><text:span text:style-name="T6">'40992'</text:span><text:span text:style-name="T1">,</text:span><text:span text:style-name="T2"> </text:span><text:span text:style-name="T6">'Xing'</text:span></text:p>
      <text:p text:style-name="P5"><text:span text:style-name="T6">'41091'</text:span><text:span text:style-name="T1">,</text:span><text:span text:style-name="T2"> </text:span><text:span text:style-name="T6">'Maillet'</text:span></text:p>
      <text:p text:style-name="P5"><text:span text:style-name="T6">'41211'</text:span><text:span text:style-name="T1">,</text:span><text:span text:style-name="T2"> </text:span><text:span text:style-name="T6">'Fok'</text:span></text:p>
      <text:p text:style-name="P5"><text:span text:style-name="T6">'41261'</text:span><text:span text:style-name="T1">,</text:span><text:span text:style-name="T2"> </text:span><text:span text:style-name="T6">'Hubr'</text:span></text:p>
      <text:p text:style-name="P5"><text:span text:style-name="T6">'41280'</text:span><text:span text:style-name="T1">,</text:span><text:span text:style-name="T2"> </text:span><text:span text:style-name="T6">'Birtz'</text:span></text:p>
      <text:p text:style-name="P5"><text:span text:style-name="T6">'41299'</text:span><text:span text:style-name="T1">,</text:span><text:span text:style-name="T2"> </text:span><text:span text:style-name="T6">'Siebers'</text:span></text:p>
      <text:p text:style-name="P5"><text:span text:style-name="T6">'41345'</text:span><text:span text:style-name="T1">,</text:span><text:span text:style-name="T2"> </text:span><text:span text:style-name="T6">'Tola'</text:span></text:p>
      <text:p text:style-name="P5"><text:span text:style-name="T6">'41406'</text:span><text:span text:style-name="T1">,</text:span><text:span text:style-name="T2"> </text:span><text:span text:style-name="T6">'Dahmann'</text:span></text:p>
      <text:p text:style-name="P5"><text:span text:style-name="T6">'41450'</text:span><text:span text:style-name="T1">,</text:span><text:span text:style-name="T2"> </text:span><text:span text:style-name="T6">'McLeod'</text:span></text:p>
      <text:p text:style-name="P5"><text:span text:style-name="T6">'41491'</text:span><text:span text:style-name="T1">,</text:span><text:span text:style-name="T2"> </text:span><text:span text:style-name="T6">'Beavis'</text:span></text:p>
      <text:p text:style-name="P5"><text:span text:style-name="T6">'41596'</text:span><text:span text:style-name="T1">,</text:span><text:span text:style-name="T2"> </text:span><text:span text:style-name="T6">'Abeggl'</text:span></text:p>
      <text:p text:style-name="P5"><text:span text:style-name="T6">'41599'</text:span><text:span text:style-name="T1">,</text:span><text:span text:style-name="T2"> </text:span><text:span text:style-name="T6">'Meneses'</text:span></text:p>
      <text:p text:style-name="P5"><text:span text:style-name="T6">'41671'</text:span><text:span text:style-name="T1">,</text:span><text:span text:style-name="T2"> </text:span><text:span text:style-name="T6">'Valf'</text:span></text:p>
      <text:p text:style-name="P5"><text:span text:style-name="T6">'41674'</text:span><text:span text:style-name="T1">,</text:span><text:span text:style-name="T2"> </text:span><text:span text:style-name="T6">'April'</text:span></text:p>
      <text:p text:style-name="P5"><text:span text:style-name="T6">'41675'</text:span><text:span text:style-name="T1">,</text:span><text:span text:style-name="T2"> </text:span><text:span text:style-name="T6">'Wheeler'</text:span></text:p>
      <text:p text:style-name="P5"><text:soft-page-break/><text:span text:style-name="T6">'41683'</text:span><text:span text:style-name="T1">,</text:span><text:span text:style-name="T2"> </text:span><text:span text:style-name="T6">'Pietkiewicz'</text:span></text:p>
      <text:p text:style-name="P5"><text:span text:style-name="T6">'4173'</text:span><text:span text:style-name="T1">,</text:span><text:span text:style-name="T2"> </text:span><text:span text:style-name="T6">'Erol'</text:span></text:p>
      <text:p text:style-name="P5"><text:span text:style-name="T6">'41741'</text:span><text:span text:style-name="T1">,</text:span><text:span text:style-name="T2"> </text:span><text:span text:style-name="T6">'Kato'</text:span></text:p>
      <text:p text:style-name="P5"><text:span text:style-name="T6">'41751'</text:span><text:span text:style-name="T1">,</text:span><text:span text:style-name="T2"> </text:span><text:span text:style-name="T6">'Kaufman'</text:span></text:p>
      <text:p text:style-name="P5"><text:span text:style-name="T6">'41774'</text:span><text:span text:style-name="T1">,</text:span><text:span text:style-name="T2"> </text:span><text:span text:style-name="T6">'Tassel'</text:span></text:p>
      <text:p text:style-name="P5"><text:span text:style-name="T6">'41818'</text:span><text:span text:style-name="T1">,</text:span><text:span text:style-name="T2"> </text:span><text:span text:style-name="T6">'Wari'</text:span></text:p>
      <text:p text:style-name="P5"><text:span text:style-name="T6">'4182'</text:span><text:span text:style-name="T1">,</text:span><text:span text:style-name="T2"> </text:span><text:span text:style-name="T6">'Powals'</text:span></text:p>
      <text:p text:style-name="P5"><text:span text:style-name="T6">'41827'</text:span><text:span text:style-name="T1">,</text:span><text:span text:style-name="T2"> </text:span><text:span text:style-name="T6">'Chriso'</text:span></text:p>
      <text:p text:style-name="P5"><text:span text:style-name="T6">'41832'</text:span><text:span text:style-name="T1">,</text:span><text:span text:style-name="T2"> </text:span><text:span text:style-name="T6">'Curl'</text:span></text:p>
      <text:p text:style-name="P5"><text:span text:style-name="T6">'41890'</text:span><text:span text:style-name="T1">,</text:span><text:span text:style-name="T2"> </text:span><text:span text:style-name="T6">'Srivastava'</text:span></text:p>
      <text:p text:style-name="P5"><text:span text:style-name="T6">'41894'</text:span><text:span text:style-name="T1">,</text:span><text:span text:style-name="T2"> </text:span><text:span text:style-name="T6">'Ortmann'</text:span></text:p>
      <text:p text:style-name="P5"><text:span text:style-name="T6">'41938'</text:span><text:span text:style-name="T1">,</text:span><text:span text:style-name="T2"> </text:span><text:span text:style-name="T6">'Jordan'</text:span></text:p>
      <text:p text:style-name="P5"><text:span text:style-name="T6">'41965'</text:span><text:span text:style-name="T1">,</text:span><text:span text:style-name="T2"> </text:span><text:span text:style-name="T6">'Boden'</text:span></text:p>
      <text:p text:style-name="P5"><text:span text:style-name="T6">'41973'</text:span><text:span text:style-name="T1">,</text:span><text:span text:style-name="T2"> </text:span><text:span text:style-name="T6">'Werf'</text:span></text:p>
      <text:p text:style-name="P5"><text:span text:style-name="T6">'41988'</text:span><text:span text:style-name="T1">,</text:span><text:span text:style-name="T2"> </text:span><text:span text:style-name="T6">'Gall'</text:span></text:p>
      <text:p text:style-name="P5"><text:span text:style-name="T6">'42019'</text:span><text:span text:style-name="T1">,</text:span><text:span text:style-name="T2"> </text:span><text:span text:style-name="T6">'Koch'</text:span></text:p>
      <text:p text:style-name="P5"><text:span text:style-name="T6">'42092'</text:span><text:span text:style-name="T1">,</text:span><text:span text:style-name="T2"> </text:span><text:span text:style-name="T6">'Arinb'</text:span></text:p>
      <text:p text:style-name="P5"><text:span text:style-name="T6">'42096'</text:span><text:span text:style-name="T1">,</text:span><text:span text:style-name="T2"> </text:span><text:span text:style-name="T6">'Freib'</text:span></text:p>
      <text:p text:style-name="P5"><text:span text:style-name="T6">'42114'</text:span><text:span text:style-name="T1">,</text:span><text:span text:style-name="T2"> </text:span><text:span text:style-name="T6">'Mezzar'</text:span></text:p>
      <text:p text:style-name="P5"><text:span text:style-name="T6">'42298'</text:span><text:span text:style-name="T1">,</text:span><text:span text:style-name="T2"> </text:span><text:span text:style-name="T6">'Fournier'</text:span></text:p>
      <text:p text:style-name="P5"><text:span text:style-name="T6">'42388'</text:span><text:span text:style-name="T1">,</text:span><text:span text:style-name="T2"> </text:span><text:span text:style-name="T6">'Nikut'</text:span></text:p>
      <text:p text:style-name="P5"><text:span text:style-name="T6">'4248'</text:span><text:span text:style-name="T1">,</text:span><text:span text:style-name="T2"> </text:span><text:span text:style-name="T6">'Wright'</text:span></text:p>
      <text:p text:style-name="P5"><text:span text:style-name="T6">'42556'</text:span><text:span text:style-name="T1">,</text:span><text:span text:style-name="T2"> </text:span><text:span text:style-name="T6">'Tsantis'</text:span></text:p>
      <text:p text:style-name="P5"><text:span text:style-name="T6">'42560'</text:span><text:span text:style-name="T1">,</text:span><text:span text:style-name="T2"> </text:span><text:span text:style-name="T6">'Amr'</text:span></text:p>
      <text:p text:style-name="P5"><text:span text:style-name="T6">'42565'</text:span><text:span text:style-name="T1">,</text:span><text:span text:style-name="T2"> </text:span><text:span text:style-name="T6">'Hartsk'</text:span></text:p>
      <text:p text:style-name="P5"><text:span text:style-name="T6">'42625'</text:span><text:span text:style-name="T1">,</text:span><text:span text:style-name="T2"> </text:span><text:span text:style-name="T6">'Holland'</text:span></text:p>
      <text:p text:style-name="P5"><text:span text:style-name="T6">'42688'</text:span><text:span text:style-name="T1">,</text:span><text:span text:style-name="T2"> </text:span><text:span text:style-name="T6">'Palma'</text:span></text:p>
      <text:p text:style-name="P5"><text:span text:style-name="T6">'42843'</text:span><text:span text:style-name="T1">,</text:span><text:span text:style-name="T2"> </text:span><text:span text:style-name="T6">'Lin'</text:span></text:p>
      <text:p text:style-name="P5"><text:span text:style-name="T6">'42956'</text:span><text:span text:style-name="T1">,</text:span><text:span text:style-name="T2"> </text:span><text:span text:style-name="T6">'Ram'</text:span></text:p>
      <text:p text:style-name="P5"><text:span text:style-name="T6">'42960'</text:span><text:span text:style-name="T1">,</text:span><text:span text:style-name="T2"> </text:span><text:span text:style-name="T6">'McGinn'</text:span></text:p>
      <text:p text:style-name="P5"><text:span text:style-name="T6">'42991'</text:span><text:span text:style-name="T1">,</text:span><text:span text:style-name="T2"> </text:span><text:span text:style-name="T6">'Kaiser'</text:span></text:p>
      <text:p text:style-name="P5"><text:span text:style-name="T6">'43016'</text:span><text:span text:style-name="T1">,</text:span><text:span text:style-name="T2"> </text:span><text:span text:style-name="T6">'Beekw'</text:span></text:p>
      <text:p text:style-name="P5"><text:span text:style-name="T6">'43032'</text:span><text:span text:style-name="T1">,</text:span><text:span text:style-name="T2"> </text:span><text:span text:style-name="T6">'Tanaka'</text:span></text:p>
      <text:p text:style-name="P5"><text:span text:style-name="T6">'43123'</text:span><text:span text:style-name="T1">,</text:span><text:span text:style-name="T2"> </text:span><text:span text:style-name="T6">'Shim'</text:span></text:p>
      <text:p text:style-name="P5"><text:span text:style-name="T6">'43130'</text:span><text:span text:style-name="T1">,</text:span><text:span text:style-name="T2"> </text:span><text:span text:style-name="T6">'Yong'</text:span></text:p>
      <text:p text:style-name="P5"><text:span text:style-name="T6">'43211'</text:span><text:span text:style-name="T1">,</text:span><text:span text:style-name="T2"> </text:span><text:span text:style-name="T6">'Xylo'</text:span></text:p>
      <text:p text:style-name="P5"><text:span text:style-name="T6">'43226'</text:span><text:span text:style-name="T1">,</text:span><text:span text:style-name="T2"> </text:span><text:span text:style-name="T6">'Shoji'</text:span></text:p>
      <text:p text:style-name="P5"><text:span text:style-name="T6">'43348'</text:span><text:span text:style-name="T1">,</text:span><text:span text:style-name="T2"> </text:span><text:span text:style-name="T6">'Venturini'</text:span></text:p>
      <text:p text:style-name="P5"><text:span text:style-name="T6">'43432'</text:span><text:span text:style-name="T1">,</text:span><text:span text:style-name="T2"> </text:span><text:span text:style-name="T6">'Caporali'</text:span></text:p>
      <text:p text:style-name="P5"><text:span text:style-name="T6">'4345'</text:span><text:span text:style-name="T1">,</text:span><text:span text:style-name="T2"> </text:span><text:span text:style-name="T6">'Resa'</text:span></text:p>
      <text:p text:style-name="P5"><text:span text:style-name="T6">'43495'</text:span><text:span text:style-name="T1">,</text:span><text:span text:style-name="T2"> </text:span><text:span text:style-name="T6">'Scher'</text:span></text:p>
      <text:p text:style-name="P5"><text:span text:style-name="T6">'435'</text:span><text:span text:style-name="T1">,</text:span><text:span text:style-name="T2"> </text:span><text:span text:style-name="T6">'Moskow'</text:span></text:p>
      <text:p text:style-name="P5"><text:span text:style-name="T6">'43505'</text:span><text:span text:style-name="T1">,</text:span><text:span text:style-name="T2"> </text:span><text:span text:style-name="T6">'Yoon'</text:span></text:p>
      <text:p text:style-name="P5"><text:span text:style-name="T6">'4355'</text:span><text:span text:style-name="T1">,</text:span><text:span text:style-name="T2"> </text:span><text:span text:style-name="T6">'Cui'</text:span></text:p>
      <text:p text:style-name="P5"><text:span text:style-name="T6">'43616'</text:span><text:span text:style-name="T1">,</text:span><text:span text:style-name="T2"> </text:span><text:span text:style-name="T6">'Tam'</text:span></text:p>
      <text:p text:style-name="P5"><text:span text:style-name="T6">'43658'</text:span><text:span text:style-name="T1">,</text:span><text:span text:style-name="T2"> </text:span><text:span text:style-name="T6">'Meneses'</text:span></text:p>
      <text:p text:style-name="P5"><text:span text:style-name="T6">'4383'</text:span><text:span text:style-name="T1">,</text:span><text:span text:style-name="T2"> </text:span><text:span text:style-name="T6">'Tallis'</text:span></text:p>
      <text:p text:style-name="P5"><text:span text:style-name="T6">'43854'</text:span><text:span text:style-name="T1">,</text:span><text:span text:style-name="T2"> </text:span><text:span text:style-name="T6">'Gau'</text:span></text:p>
      <text:p text:style-name="P5"><text:span text:style-name="T6">'43912'</text:span><text:span text:style-name="T1">,</text:span><text:span text:style-name="T2"> </text:span><text:span text:style-name="T6">'Papakir'</text:span></text:p>
      <text:p text:style-name="P5"><text:soft-page-break/><text:span text:style-name="T6">'43981'</text:span><text:span text:style-name="T1">,</text:span><text:span text:style-name="T2"> </text:span><text:span text:style-name="T6">'Quimby'</text:span></text:p>
      <text:p text:style-name="P5"><text:span text:style-name="T6">'43989'</text:span><text:span text:style-name="T1">,</text:span><text:span text:style-name="T2"> </text:span><text:span text:style-name="T6">'Makarychev'</text:span></text:p>
      <text:p text:style-name="P5"><text:span text:style-name="T6">'43993'</text:span><text:span text:style-name="T1">,</text:span><text:span text:style-name="T2"> </text:span><text:span text:style-name="T6">'Halbert'</text:span></text:p>
      <text:p text:style-name="P5"><text:span text:style-name="T6">'44038'</text:span><text:span text:style-name="T1">,</text:span><text:span text:style-name="T2"> </text:span><text:span text:style-name="T6">'Chandra'</text:span></text:p>
      <text:p text:style-name="P5"><text:span text:style-name="T6">'44206'</text:span><text:span text:style-name="T1">,</text:span><text:span text:style-name="T2"> </text:span><text:span text:style-name="T6">'Gilmour'</text:span></text:p>
      <text:p text:style-name="P5"><text:span text:style-name="T6">'44258'</text:span><text:span text:style-name="T1">,</text:span><text:span text:style-name="T2"> </text:span><text:span text:style-name="T6">'Steinmetz'</text:span></text:p>
      <text:p text:style-name="P5"><text:span text:style-name="T6">'44271'</text:span><text:span text:style-name="T1">,</text:span><text:span text:style-name="T2"> </text:span><text:span text:style-name="T6">'Sowerby'</text:span></text:p>
      <text:p text:style-name="P5"><text:span text:style-name="T6">'44304'</text:span><text:span text:style-name="T1">,</text:span><text:span text:style-name="T2"> </text:span><text:span text:style-name="T6">'Cox'</text:span></text:p>
      <text:p text:style-name="P5"><text:span text:style-name="T6">'4435'</text:span><text:span text:style-name="T1">,</text:span><text:span text:style-name="T2"> </text:span><text:span text:style-name="T6">'Labroc'</text:span></text:p>
      <text:p text:style-name="P5"><text:span text:style-name="T6">'44352'</text:span><text:span text:style-name="T1">,</text:span><text:span text:style-name="T2"> </text:span><text:span text:style-name="T6">'Itoh'</text:span></text:p>
      <text:p text:style-name="P5"><text:span text:style-name="T6">'4438'</text:span><text:span text:style-name="T1">,</text:span><text:span text:style-name="T2"> </text:span><text:span text:style-name="T6">'Yoshioka'</text:span></text:p>
      <text:p text:style-name="P5"><text:span text:style-name="T6">'4449'</text:span><text:span text:style-name="T1">,</text:span><text:span text:style-name="T2"> </text:span><text:span text:style-name="T6">'Gilliam'</text:span></text:p>
      <text:p text:style-name="P5"><text:span text:style-name="T6">'44551'</text:span><text:span text:style-name="T1">,</text:span><text:span text:style-name="T2"> </text:span><text:span text:style-name="T6">'Nguyen'</text:span></text:p>
      <text:p text:style-name="P5"><text:span text:style-name="T6">'44584'</text:span><text:span text:style-name="T1">,</text:span><text:span text:style-name="T2"> </text:span><text:span text:style-name="T6">'Agar'</text:span></text:p>
      <text:p text:style-name="P5"><text:span text:style-name="T6">'44703'</text:span><text:span text:style-name="T1">,</text:span><text:span text:style-name="T2"> </text:span><text:span text:style-name="T6">'Hsieh'</text:span></text:p>
      <text:p text:style-name="P5"><text:span text:style-name="T6">'44706'</text:span><text:span text:style-name="T1">,</text:span><text:span text:style-name="T2"> </text:span><text:span text:style-name="T6">'Bland'</text:span></text:p>
      <text:p text:style-name="P5"><text:span text:style-name="T6">'44816'</text:span><text:span text:style-name="T1">,</text:span><text:span text:style-name="T2"> </text:span><text:span text:style-name="T6">'Burman'</text:span></text:p>
      <text:p text:style-name="P5"><text:span text:style-name="T6">'44836'</text:span><text:span text:style-name="T1">,</text:span><text:span text:style-name="T2"> </text:span><text:span text:style-name="T6">'Lanfr'</text:span></text:p>
      <text:p text:style-name="P5"><text:span text:style-name="T6">'44881'</text:span><text:span text:style-name="T1">,</text:span><text:span text:style-name="T2"> </text:span><text:span text:style-name="T6">'Harshman'</text:span></text:p>
      <text:p text:style-name="P5"><text:span text:style-name="T6">'44985'</text:span><text:span text:style-name="T1">,</text:span><text:span text:style-name="T2"> </text:span><text:span text:style-name="T6">'Prieto'</text:span></text:p>
      <text:p text:style-name="P5"><text:span text:style-name="T6">'44998'</text:span><text:span text:style-name="T1">,</text:span><text:span text:style-name="T2"> </text:span><text:span text:style-name="T6">'Borrus'</text:span></text:p>
      <text:p text:style-name="P5"><text:span text:style-name="T6">'45002'</text:span><text:span text:style-name="T1">,</text:span><text:span text:style-name="T2"> </text:span><text:span text:style-name="T6">'Abraham'</text:span></text:p>
      <text:p text:style-name="P5"><text:span text:style-name="T6">'4508'</text:span><text:span text:style-name="T1">,</text:span><text:span text:style-name="T2"> </text:span><text:span text:style-name="T6">'Cochran'</text:span></text:p>
      <text:p text:style-name="P5"><text:span text:style-name="T6">'45083'</text:span><text:span text:style-name="T1">,</text:span><text:span text:style-name="T2"> </text:span><text:span text:style-name="T6">'Stasko'</text:span></text:p>
      <text:p text:style-name="P5"><text:span text:style-name="T6">'45200'</text:span><text:span text:style-name="T1">,</text:span><text:span text:style-name="T2"> </text:span><text:span text:style-name="T6">'Kitagawa'</text:span></text:p>
      <text:p text:style-name="P5"><text:span text:style-name="T6">'45300'</text:span><text:span text:style-name="T1">,</text:span><text:span text:style-name="T2"> </text:span><text:span text:style-name="T6">'Kambayashi'</text:span></text:p>
      <text:p text:style-name="P5"><text:span text:style-name="T6">'45359'</text:span><text:span text:style-name="T1">,</text:span><text:span text:style-name="T2"> </text:span><text:span text:style-name="T6">'Zelek'</text:span></text:p>
      <text:p text:style-name="P5"><text:span text:style-name="T6">'45436'</text:span><text:span text:style-name="T1">,</text:span><text:span text:style-name="T2"> </text:span><text:span text:style-name="T6">'Ahmadian'</text:span></text:p>
      <text:p text:style-name="P5"><text:span text:style-name="T6">'45494'</text:span><text:span text:style-name="T1">,</text:span><text:span text:style-name="T2"> </text:span><text:span text:style-name="T6">'Matsush'</text:span></text:p>
      <text:p text:style-name="P5"><text:span text:style-name="T6">'45570'</text:span><text:span text:style-name="T1">,</text:span><text:span text:style-name="T2"> </text:span><text:span text:style-name="T6">'Hoyos'</text:span></text:p>
      <text:p text:style-name="P5"><text:span text:style-name="T6">'45650'</text:span><text:span text:style-name="T1">,</text:span><text:span text:style-name="T2"> </text:span><text:span text:style-name="T6">'Mateo'</text:span></text:p>
      <text:p text:style-name="P5"><text:span text:style-name="T6">'45680'</text:span><text:span text:style-name="T1">,</text:span><text:span text:style-name="T2"> </text:span><text:span text:style-name="T6">'Kiltz'</text:span></text:p>
      <text:p text:style-name="P5"><text:span text:style-name="T6">'45720'</text:span><text:span text:style-name="T1">,</text:span><text:span text:style-name="T2"> </text:span><text:span text:style-name="T6">'Yeoh'</text:span></text:p>
      <text:p text:style-name="P5"><text:span text:style-name="T6">'45770'</text:span><text:span text:style-name="T1">,</text:span><text:span text:style-name="T2"> </text:span><text:span text:style-name="T6">'Beekw'</text:span></text:p>
      <text:p text:style-name="P5"><text:span text:style-name="T6">'45817'</text:span><text:span text:style-name="T1">,</text:span><text:span text:style-name="T2"> </text:span><text:span text:style-name="T6">'Herrmann'</text:span></text:p>
      <text:p text:style-name="P5"><text:span text:style-name="T6">'4582'</text:span><text:span text:style-name="T1">,</text:span><text:span text:style-name="T2"> </text:span><text:span text:style-name="T6">'Zaniolo'</text:span></text:p>
      <text:p text:style-name="P5"><text:span text:style-name="T6">'45826'</text:span><text:span text:style-name="T1">,</text:span><text:span text:style-name="T2"> </text:span><text:span text:style-name="T6">'Teng'</text:span></text:p>
      <text:p text:style-name="P5"><text:span text:style-name="T6">'46035'</text:span><text:span text:style-name="T1">,</text:span><text:span text:style-name="T2"> </text:span><text:span text:style-name="T6">'Kamez'</text:span></text:p>
      <text:p text:style-name="P5"><text:span text:style-name="T6">'46066'</text:span><text:span text:style-name="T1">,</text:span><text:span text:style-name="T2"> </text:span><text:span text:style-name="T6">'Hirasawa'</text:span></text:p>
      <text:p text:style-name="P5"><text:span text:style-name="T6">'46074'</text:span><text:span text:style-name="T1">,</text:span><text:span text:style-name="T2"> </text:span><text:span text:style-name="T6">'Fong'</text:span></text:p>
      <text:p text:style-name="P5"><text:span text:style-name="T6">'46106'</text:span><text:span text:style-name="T1">,</text:span><text:span text:style-name="T2"> </text:span><text:span text:style-name="T6">'Pledg'</text:span></text:p>
      <text:p text:style-name="P5"><text:span text:style-name="T6">'46155'</text:span><text:span text:style-name="T1">,</text:span><text:span text:style-name="T2"> </text:span><text:span text:style-name="T6">'Kruglyak'</text:span></text:p>
      <text:p text:style-name="P5"><text:span text:style-name="T6">'46260'</text:span><text:span text:style-name="T1">,</text:span><text:span text:style-name="T2"> </text:span><text:span text:style-name="T6">'Bloom'</text:span></text:p>
      <text:p text:style-name="P5"><text:span text:style-name="T6">'463'</text:span><text:span text:style-name="T1">,</text:span><text:span text:style-name="T2"> </text:span><text:span text:style-name="T6">'Houtsm'</text:span></text:p>
      <text:p text:style-name="P5"><text:span text:style-name="T6">'46337'</text:span><text:span text:style-name="T1">,</text:span><text:span text:style-name="T2"> </text:span><text:span text:style-name="T6">'Nagaraj'</text:span></text:p>
      <text:p text:style-name="P5"><text:span text:style-name="T6">'46436'</text:span><text:span text:style-name="T1">,</text:span><text:span text:style-name="T2"> </text:span><text:span text:style-name="T6">'Richardson'</text:span></text:p>
      <text:p text:style-name="P5"><text:span text:style-name="T6">'46441'</text:span><text:span text:style-name="T1">,</text:span><text:span text:style-name="T2"> </text:span><text:span text:style-name="T6">'Zander'</text:span></text:p>
      <text:p text:style-name="P5"><text:span text:style-name="T6">'46442'</text:span><text:span text:style-name="T1">,</text:span><text:span text:style-name="T2"> </text:span><text:span text:style-name="T6">'Kagd'</text:span></text:p>
      <text:p text:style-name="P5"><text:span text:style-name="T6">'4645'</text:span><text:span text:style-name="T1">,</text:span><text:span text:style-name="T2"> </text:span><text:span text:style-name="T6">'Ryoo'</text:span></text:p>
      <text:p text:style-name="P5"><text:soft-page-break/><text:span text:style-name="T6">'46450'</text:span><text:span text:style-name="T1">,</text:span><text:span text:style-name="T2"> </text:span><text:span text:style-name="T6">'Tleu'</text:span></text:p>
      <text:p text:style-name="P5"><text:span text:style-name="T6">'46451'</text:span><text:span text:style-name="T1">,</text:span><text:span text:style-name="T2"> </text:span><text:span text:style-name="T6">'Chilu'</text:span></text:p>
      <text:p text:style-name="P5"><text:span text:style-name="T6">'46655'</text:span><text:span text:style-name="T1">,</text:span><text:span text:style-name="T2"> </text:span><text:span text:style-name="T6">'Advani'</text:span></text:p>
      <text:p text:style-name="P5"><text:span text:style-name="T6">'46694'</text:span><text:span text:style-name="T1">,</text:span><text:span text:style-name="T2"> </text:span><text:span text:style-name="T6">'Masamura'</text:span></text:p>
      <text:p text:style-name="P5"><text:span text:style-name="T6">'46725'</text:span><text:span text:style-name="T1">,</text:span><text:span text:style-name="T2"> </text:span><text:span text:style-name="T6">'Richi'</text:span></text:p>
      <text:p text:style-name="P5"><text:span text:style-name="T6">'46762'</text:span><text:span text:style-name="T1">,</text:span><text:span text:style-name="T2"> </text:span><text:span text:style-name="T6">'Bier'</text:span></text:p>
      <text:p text:style-name="P5"><text:span text:style-name="T6">'46769'</text:span><text:span text:style-name="T1">,</text:span><text:span text:style-name="T2"> </text:span><text:span text:style-name="T6">'Kivv'</text:span></text:p>
      <text:p text:style-name="P5"><text:span text:style-name="T6">'4682'</text:span><text:span text:style-name="T1">,</text:span><text:span text:style-name="T2"> </text:span><text:span text:style-name="T6">'Betho'</text:span></text:p>
      <text:p text:style-name="P5"><text:span text:style-name="T6">'46928'</text:span><text:span text:style-name="T1">,</text:span><text:span text:style-name="T2"> </text:span><text:span text:style-name="T6">'Barry'</text:span></text:p>
      <text:p text:style-name="P5"><text:span text:style-name="T6">'46956'</text:span><text:span text:style-name="T1">,</text:span><text:span text:style-name="T2"> </text:span><text:span text:style-name="T6">'Nallape'</text:span></text:p>
      <text:p text:style-name="P5"><text:span text:style-name="T6">'46970'</text:span><text:span text:style-name="T1">,</text:span><text:span text:style-name="T2"> </text:span><text:span text:style-name="T6">'Rafiq'</text:span></text:p>
      <text:p text:style-name="P5"><text:span text:style-name="T6">'46980'</text:span><text:span text:style-name="T1">,</text:span><text:span text:style-name="T2"> </text:span><text:span text:style-name="T6">'Roessler'</text:span></text:p>
      <text:p text:style-name="P5"><text:span text:style-name="T6">'46981'</text:span><text:span text:style-name="T1">,</text:span><text:span text:style-name="T2"> </text:span><text:span text:style-name="T6">'Yalk'</text:span></text:p>
      <text:p text:style-name="P5"><text:span text:style-name="T6">'47001'</text:span><text:span text:style-name="T1">,</text:span><text:span text:style-name="T2"> </text:span><text:span text:style-name="T6">'Correia'</text:span></text:p>
      <text:p text:style-name="P5"><text:span text:style-name="T6">'47025'</text:span><text:span text:style-name="T1">,</text:span><text:span text:style-name="T2"> </text:span><text:span text:style-name="T6">'Jouny'</text:span></text:p>
      <text:p text:style-name="P5"><text:span text:style-name="T6">'47126'</text:span><text:span text:style-name="T1">,</text:span><text:span text:style-name="T2"> </text:span><text:span text:style-name="T6">'Bakirc'</text:span></text:p>
      <text:p text:style-name="P5"><text:span text:style-name="T6">'47265'</text:span><text:span text:style-name="T1">,</text:span><text:span text:style-name="T2"> </text:span><text:span text:style-name="T6">'Albinal'</text:span></text:p>
      <text:p text:style-name="P5"><text:span text:style-name="T6">'47379'</text:span><text:span text:style-name="T1">,</text:span><text:span text:style-name="T2"> </text:span><text:span text:style-name="T6">'Wakamiya'</text:span></text:p>
      <text:p text:style-name="P5"><text:span text:style-name="T6">'47487'</text:span><text:span text:style-name="T1">,</text:span><text:span text:style-name="T2"> </text:span><text:span text:style-name="T6">'Villa'</text:span></text:p>
      <text:p text:style-name="P5"><text:span text:style-name="T6">'47627'</text:span><text:span text:style-name="T1">,</text:span><text:span text:style-name="T2"> </text:span><text:span text:style-name="T6">'Warren'</text:span></text:p>
      <text:p text:style-name="P5"><text:span text:style-name="T6">'47630'</text:span><text:span text:style-name="T1">,</text:span><text:span text:style-name="T2"> </text:span><text:span text:style-name="T6">'Odell'</text:span></text:p>
      <text:p text:style-name="P5"><text:span text:style-name="T6">'47670'</text:span><text:span text:style-name="T1">,</text:span><text:span text:style-name="T2"> </text:span><text:span text:style-name="T6">'Xue'</text:span></text:p>
      <text:p text:style-name="P5"><text:span text:style-name="T6">'47677'</text:span><text:span text:style-name="T1">,</text:span><text:span text:style-name="T2"> </text:span><text:span text:style-name="T6">'Tso'</text:span></text:p>
      <text:p text:style-name="P5"><text:span text:style-name="T6">'47824'</text:span><text:span text:style-name="T1">,</text:span><text:span text:style-name="T2"> </text:span><text:span text:style-name="T6">'Hardt'</text:span></text:p>
      <text:p text:style-name="P5"><text:span text:style-name="T6">'48009'</text:span><text:span text:style-name="T1">,</text:span><text:span text:style-name="T2"> </text:span><text:span text:style-name="T6">'Lopes'</text:span></text:p>
      <text:p text:style-name="P5"><text:span text:style-name="T6">'48053'</text:span><text:span text:style-name="T1">,</text:span><text:span text:style-name="T2"> </text:span><text:span text:style-name="T6">'Macias'</text:span></text:p>
      <text:p text:style-name="P5"><text:span text:style-name="T6">'48165'</text:span><text:span text:style-name="T1">,</text:span><text:span text:style-name="T2"> </text:span><text:span text:style-name="T6">'Asikainen'</text:span></text:p>
      <text:p text:style-name="P5"><text:span text:style-name="T6">'48247'</text:span><text:span text:style-name="T1">,</text:span><text:span text:style-name="T2"> </text:span><text:span text:style-name="T6">'Gustafsson'</text:span></text:p>
      <text:p text:style-name="P5"><text:span text:style-name="T6">'48423'</text:span><text:span text:style-name="T1">,</text:span><text:span text:style-name="T2"> </text:span><text:span text:style-name="T6">'Krone'</text:span></text:p>
      <text:p text:style-name="P5"><text:span text:style-name="T6">'48462'</text:span><text:span text:style-name="T1">,</text:span><text:span text:style-name="T2"> </text:span><text:span text:style-name="T6">'Wolf'</text:span></text:p>
      <text:p text:style-name="P5"><text:span text:style-name="T6">'48469'</text:span><text:span text:style-name="T1">,</text:span><text:span text:style-name="T2"> </text:span><text:span text:style-name="T6">'Kolodko'</text:span></text:p>
      <text:p text:style-name="P5"><text:span text:style-name="T6">'48471'</text:span><text:span text:style-name="T1">,</text:span><text:span text:style-name="T2"> </text:span><text:span text:style-name="T6">'Elias'</text:span></text:p>
      <text:p text:style-name="P5"><text:span text:style-name="T6">'48589'</text:span><text:span text:style-name="T1">,</text:span><text:span text:style-name="T2"> </text:span><text:span text:style-name="T6">'Martyno'</text:span></text:p>
      <text:p text:style-name="P5"><text:span text:style-name="T6">'4860'</text:span><text:span text:style-name="T1">,</text:span><text:span text:style-name="T2"> </text:span><text:span text:style-name="T6">'Penneb'</text:span></text:p>
      <text:p text:style-name="P5"><text:span text:style-name="T6">'48611'</text:span><text:span text:style-name="T1">,</text:span><text:span text:style-name="T2"> </text:span><text:span text:style-name="T6">'Suppan'</text:span></text:p>
      <text:p text:style-name="P5"><text:span text:style-name="T6">'48640'</text:span><text:span text:style-name="T1">,</text:span><text:span text:style-name="T2"> </text:span><text:span text:style-name="T6">'Brown'</text:span></text:p>
      <text:p text:style-name="P5"><text:span text:style-name="T6">'48660'</text:span><text:span text:style-name="T1">,</text:span><text:span text:style-name="T2"> </text:span><text:span text:style-name="T6">'Emam'</text:span></text:p>
      <text:p text:style-name="P5"><text:span text:style-name="T6">'48678'</text:span><text:span text:style-name="T1">,</text:span><text:span text:style-name="T2"> </text:span><text:span text:style-name="T6">'Tuomisto'</text:span></text:p>
      <text:p text:style-name="P5"><text:span text:style-name="T6">'48776'</text:span><text:span text:style-name="T1">,</text:span><text:span text:style-name="T2"> </text:span><text:span text:style-name="T6">'Wall'</text:span></text:p>
      <text:p text:style-name="P5"><text:span text:style-name="T6">'48778'</text:span><text:span text:style-name="T1">,</text:span><text:span text:style-name="T2"> </text:span><text:span text:style-name="T6">'Pup'</text:span></text:p>
      <text:p text:style-name="P5"><text:span text:style-name="T6">'48850'</text:span><text:span text:style-name="T1">,</text:span><text:span text:style-name="T2"> </text:span><text:span text:style-name="T6">'Wehen'</text:span></text:p>
      <text:p text:style-name="P5"><text:span text:style-name="T6">'48861'</text:span><text:span text:style-name="T1">,</text:span><text:span text:style-name="T2"> </text:span><text:span text:style-name="T6">'Ende'</text:span></text:p>
      <text:p text:style-name="P5"><text:span text:style-name="T6">'48901'</text:span><text:span text:style-name="T1">,</text:span><text:span text:style-name="T2"> </text:span><text:span text:style-name="T6">'Gong'</text:span></text:p>
      <text:p text:style-name="P5"><text:span text:style-name="T6">'49073'</text:span><text:span text:style-name="T1">,</text:span><text:span text:style-name="T2"> </text:span><text:span text:style-name="T6">'Bonvin'</text:span></text:p>
      <text:p text:style-name="P5"><text:span text:style-name="T6">'49205'</text:span><text:span text:style-name="T1">,</text:span><text:span text:style-name="T2"> </text:span><text:span text:style-name="T6">'Agraz'</text:span></text:p>
      <text:p text:style-name="P5"><text:span text:style-name="T6">'49214'</text:span><text:span text:style-name="T1">,</text:span><text:span text:style-name="T2"> </text:span><text:span text:style-name="T6">'Vogel'</text:span></text:p>
      <text:p text:style-name="P5"><text:span text:style-name="T6">'49244'</text:span><text:span text:style-name="T1">,</text:span><text:span text:style-name="T2"> </text:span><text:span text:style-name="T6">'Chikar'</text:span></text:p>
      <text:p text:style-name="P5"><text:span text:style-name="T6">'49280'</text:span><text:span text:style-name="T1">,</text:span><text:span text:style-name="T2"> </text:span><text:span text:style-name="T6">'Wilson'</text:span></text:p>
      <text:p text:style-name="P5"><text:span text:style-name="T6">'49339'</text:span><text:span text:style-name="T1">,</text:span><text:span text:style-name="T2"> </text:span><text:span text:style-name="T6">'Snif'</text:span></text:p>
      <text:p text:style-name="P5"><text:soft-page-break/><text:span text:style-name="T6">'49391'</text:span><text:span text:style-name="T1">,</text:span><text:span text:style-name="T2"> </text:span><text:span text:style-name="T6">'Rammer'</text:span></text:p>
      <text:p text:style-name="P5"><text:span text:style-name="T6">'4940'</text:span><text:span text:style-name="T1">,</text:span><text:span text:style-name="T2"> </text:span><text:span text:style-name="T6">'Rhyne'</text:span></text:p>
      <text:p text:style-name="P5"><text:span text:style-name="T6">'49450'</text:span><text:span text:style-name="T1">,</text:span><text:span text:style-name="T2"> </text:span><text:span text:style-name="T6">'Gotoh'</text:span></text:p>
      <text:p text:style-name="P5"><text:span text:style-name="T6">'49503'</text:span><text:span text:style-name="T1">,</text:span><text:span text:style-name="T2"> </text:span><text:span text:style-name="T6">'Seaz'</text:span></text:p>
      <text:p text:style-name="P5"><text:span text:style-name="T6">'49611'</text:span><text:span text:style-name="T1">,</text:span><text:span text:style-name="T2"> </text:span><text:span text:style-name="T6">'Karande'</text:span></text:p>
      <text:p text:style-name="P5"><text:span text:style-name="T6">'49618'</text:span><text:span text:style-name="T1">,</text:span><text:span text:style-name="T2"> </text:span><text:span text:style-name="T6">'Stone'</text:span></text:p>
      <text:p text:style-name="P5"><text:span text:style-name="T6">'49684'</text:span><text:span text:style-name="T1">,</text:span><text:span text:style-name="T2"> </text:span><text:span text:style-name="T6">'Ceze'</text:span></text:p>
      <text:p text:style-name="P5"><text:span text:style-name="T6">'49701'</text:span><text:span text:style-name="T1">,</text:span><text:span text:style-name="T2"> </text:span><text:span text:style-name="T6">'Read'</text:span></text:p>
      <text:p text:style-name="P5"><text:span text:style-name="T6">'49759'</text:span><text:span text:style-name="T1">,</text:span><text:span text:style-name="T2"> </text:span><text:span text:style-name="T6">'Androutsopoulos'</text:span></text:p>
      <text:p text:style-name="P5"><text:span text:style-name="T6">'49792'</text:span><text:span text:style-name="T1">,</text:span><text:span text:style-name="T2"> </text:span><text:span text:style-name="T6">'Petersen'</text:span></text:p>
      <text:p text:style-name="P5"><text:span text:style-name="T6">'49813'</text:span><text:span text:style-name="T1">,</text:span><text:span text:style-name="T2"> </text:span><text:span text:style-name="T6">'Al-Hu'</text:span></text:p>
      <text:p text:style-name="P5"><text:span text:style-name="T6">'49873'</text:span><text:span text:style-name="T1">,</text:span><text:span text:style-name="T2"> </text:span><text:span text:style-name="T6">'Nikut'</text:span></text:p>
      <text:p text:style-name="P5"><text:span text:style-name="T6">'499'</text:span><text:span text:style-name="T1">,</text:span><text:span text:style-name="T2"> </text:span><text:span text:style-name="T6">'Seike'</text:span></text:p>
      <text:p text:style-name="P5"><text:span text:style-name="T6">'49982'</text:span><text:span text:style-name="T1">,</text:span><text:span text:style-name="T2"> </text:span><text:span text:style-name="T6">'Haigh'</text:span></text:p>
      <text:p text:style-name="P5"><text:span text:style-name="T6">'50013'</text:span><text:span text:style-name="T1">,</text:span><text:span text:style-name="T2"> </text:span><text:span text:style-name="T6">'Milanic'</text:span></text:p>
      <text:p text:style-name="P5"><text:span text:style-name="T6">'50038'</text:span><text:span text:style-name="T1">,</text:span><text:span text:style-name="T2"> </text:span><text:span text:style-name="T6">'Urano'</text:span></text:p>
      <text:p text:style-name="P5"><text:span text:style-name="T6">'50039'</text:span><text:span text:style-name="T1">,</text:span><text:span text:style-name="T2"> </text:span><text:span text:style-name="T6">'Kurt'</text:span></text:p>
      <text:p text:style-name="P5"><text:span text:style-name="T6">'5005'</text:span><text:span text:style-name="T1">,</text:span><text:span text:style-name="T2"> </text:span><text:span text:style-name="T6">'Cesaret'</text:span></text:p>
      <text:p text:style-name="P5"><text:span text:style-name="T6">'5017'</text:span><text:span text:style-name="T1">,</text:span><text:span text:style-name="T2"> </text:span><text:span text:style-name="T6">'Reuter'</text:span></text:p>
      <text:p text:style-name="P5"><text:span text:style-name="T6">'50206'</text:span><text:span text:style-name="T1">,</text:span><text:span text:style-name="T2"> </text:span><text:span text:style-name="T6">'Cesaret'</text:span></text:p>
      <text:p text:style-name="P5"><text:span text:style-name="T6">'50267'</text:span><text:span text:style-name="T1">,</text:span><text:span text:style-name="T2"> </text:span><text:span text:style-name="T6">'Spengler'</text:span></text:p>
      <text:p text:style-name="P5"><text:span text:style-name="T6">'50331'</text:span><text:span text:style-name="T1">,</text:span><text:span text:style-name="T2"> </text:span><text:span text:style-name="T6">'Bullinger'</text:span></text:p>
      <text:p text:style-name="P5"><text:span text:style-name="T6">'50365'</text:span><text:span text:style-name="T1">,</text:span><text:span text:style-name="T2"> </text:span><text:span text:style-name="T6">'Held'</text:span></text:p>
      <text:p text:style-name="P5"><text:span text:style-name="T6">'50386'</text:span><text:span text:style-name="T1">,</text:span><text:span text:style-name="T2"> </text:span><text:span text:style-name="T6">'Bersk'</text:span></text:p>
      <text:p text:style-name="P5"><text:span text:style-name="T6">'50414'</text:span><text:span text:style-name="T1">,</text:span><text:span text:style-name="T2"> </text:span><text:span text:style-name="T6">'Landau'</text:span></text:p>
      <text:p text:style-name="P5"><text:span text:style-name="T6">'50467'</text:span><text:span text:style-name="T1">,</text:span><text:span text:style-name="T2"> </text:span><text:span text:style-name="T6">'Kabir'</text:span></text:p>
      <text:p text:style-name="P5"><text:span text:style-name="T6">'50537'</text:span><text:span text:style-name="T1">,</text:span><text:span text:style-name="T2"> </text:span><text:span text:style-name="T6">'Felling'</text:span></text:p>
      <text:p text:style-name="P5"><text:span text:style-name="T6">'50583'</text:span><text:span text:style-name="T1">,</text:span><text:span text:style-name="T2"> </text:span><text:span text:style-name="T6">'Ng'</text:span></text:p>
      <text:p text:style-name="P5"><text:span text:style-name="T6">'50598'</text:span><text:span text:style-name="T1">,</text:span><text:span text:style-name="T2"> </text:span><text:span text:style-name="T6">'She'</text:span></text:p>
      <text:p text:style-name="P5"><text:span text:style-name="T6">'50658'</text:span><text:span text:style-name="T1">,</text:span><text:span text:style-name="T2"> </text:span><text:span text:style-name="T6">'Cayto'</text:span></text:p>
      <text:p text:style-name="P5"><text:span text:style-name="T6">'50664'</text:span><text:span text:style-name="T1">,</text:span><text:span text:style-name="T2"> </text:span><text:span text:style-name="T6">'Rajnov'</text:span></text:p>
      <text:p text:style-name="P5"><text:span text:style-name="T6">'507'</text:span><text:span text:style-name="T1">,</text:span><text:span text:style-name="T2"> </text:span><text:span text:style-name="T6">'Recc'</text:span></text:p>
      <text:p text:style-name="P5"><text:span text:style-name="T6">'50702'</text:span><text:span text:style-name="T1">,</text:span><text:span text:style-name="T2"> </text:span><text:span text:style-name="T6">'Harders'</text:span></text:p>
      <text:p text:style-name="P5"><text:span text:style-name="T6">'50703'</text:span><text:span text:style-name="T1">,</text:span><text:span text:style-name="T2"> </text:span><text:span text:style-name="T6">'Blanchard'</text:span></text:p>
      <text:p text:style-name="P5"><text:span text:style-name="T6">'50719'</text:span><text:span text:style-name="T1">,</text:span><text:span text:style-name="T2"> </text:span><text:span text:style-name="T6">'Model'</text:span></text:p>
      <text:p text:style-name="P5"><text:span text:style-name="T6">'50743'</text:span><text:span text:style-name="T1">,</text:span><text:span text:style-name="T2"> </text:span><text:span text:style-name="T6">'Lindner'</text:span></text:p>
      <text:p text:style-name="P5"><text:span text:style-name="T6">'50873'</text:span><text:span text:style-name="T1">,</text:span><text:span text:style-name="T2"> </text:span><text:span text:style-name="T6">'Beck'</text:span></text:p>
      <text:p text:style-name="P5"><text:span text:style-name="T6">'50944'</text:span><text:span text:style-name="T1">,</text:span><text:span text:style-name="T2"> </text:span><text:span text:style-name="T6">'Tao'</text:span></text:p>
      <text:p text:style-name="P5"><text:span text:style-name="T6">'50966'</text:span><text:span text:style-name="T1">,</text:span><text:span text:style-name="T2"> </text:span><text:span text:style-name="T6">'Concilio'</text:span></text:p>
      <text:p text:style-name="P5"><text:span text:style-name="T6">'50969'</text:span><text:span text:style-name="T1">,</text:span><text:span text:style-name="T2"> </text:span><text:span text:style-name="T6">'Terauchi'</text:span></text:p>
      <text:p text:style-name="P5"><text:span text:style-name="T6">'50977'</text:span><text:span text:style-name="T1">,</text:span><text:span text:style-name="T2"> </text:span><text:span text:style-name="T6">'Allen'</text:span></text:p>
      <text:p text:style-name="P5"><text:span text:style-name="T6">'51008'</text:span><text:span text:style-name="T1">,</text:span><text:span text:style-name="T2"> </text:span><text:span text:style-name="T6">'Kandadai'</text:span></text:p>
      <text:p text:style-name="P5"><text:span text:style-name="T6">'51084'</text:span><text:span text:style-name="T1">,</text:span><text:span text:style-name="T2"> </text:span><text:span text:style-name="T6">'Pah'</text:span></text:p>
      <text:p text:style-name="P5"><text:span text:style-name="T6">'51093'</text:span><text:span text:style-name="T1">,</text:span><text:span text:style-name="T2"> </text:span><text:span text:style-name="T6">'Syng'</text:span></text:p>
      <text:p text:style-name="P5"><text:span text:style-name="T6">'51203'</text:span><text:span text:style-name="T1">,</text:span><text:span text:style-name="T2"> </text:span><text:span text:style-name="T6">'Lahtinen'</text:span></text:p>
      <text:p text:style-name="P5"><text:span text:style-name="T6">'51238'</text:span><text:span text:style-name="T1">,</text:span><text:span text:style-name="T2"> </text:span><text:span text:style-name="T6">'Kran'</text:span></text:p>
      <text:p text:style-name="P5"><text:span text:style-name="T6">'51416'</text:span><text:span text:style-name="T1">,</text:span><text:span text:style-name="T2"> </text:span><text:span text:style-name="T6">'Shan'</text:span></text:p>
      <text:p text:style-name="P5"><text:span text:style-name="T6">'5144'</text:span><text:span text:style-name="T1">,</text:span><text:span text:style-name="T2"> </text:span><text:span text:style-name="T6">'Abdellatif'</text:span></text:p>
      <text:p text:style-name="P5"><text:span text:style-name="T6">'51538'</text:span><text:span text:style-name="T1">,</text:span><text:span text:style-name="T2"> </text:span><text:span text:style-name="T6">'Ang'</text:span></text:p>
      <text:p text:style-name="P5"><text:soft-page-break/><text:span text:style-name="T6">'51549'</text:span><text:span text:style-name="T1">,</text:span><text:span text:style-name="T2"> </text:span><text:span text:style-name="T6">'Rao'</text:span></text:p>
      <text:p text:style-name="P5"><text:span text:style-name="T6">'51553'</text:span><text:span text:style-name="T1">,</text:span><text:span text:style-name="T2"> </text:span><text:span text:style-name="T6">'Willis'</text:span></text:p>
      <text:p text:style-name="P5"><text:span text:style-name="T6">'51579'</text:span><text:span text:style-name="T1">,</text:span><text:span text:style-name="T2"> </text:span><text:span text:style-name="T6">'Holz'</text:span></text:p>
      <text:p text:style-name="P5"><text:span text:style-name="T6">'51678'</text:span><text:span text:style-name="T1">,</text:span><text:span text:style-name="T2"> </text:span><text:span text:style-name="T6">'Klivansky'</text:span></text:p>
      <text:p text:style-name="P5"><text:span text:style-name="T6">'51698'</text:span><text:span text:style-name="T1">,</text:span><text:span text:style-name="T2"> </text:span><text:span text:style-name="T6">'Sharpe'</text:span></text:p>
      <text:p text:style-name="P5"><text:span text:style-name="T6">'51723'</text:span><text:span text:style-name="T1">,</text:span><text:span text:style-name="T2"> </text:span><text:span text:style-name="T6">'Lagendijk'</text:span></text:p>
      <text:p text:style-name="P5"><text:span text:style-name="T6">'51768'</text:span><text:span text:style-name="T1">,</text:span><text:span text:style-name="T2"> </text:span><text:span text:style-name="T6">'Noga'</text:span></text:p>
      <text:p text:style-name="P5"><text:span text:style-name="T6">'51817'</text:span><text:span text:style-name="T1">,</text:span><text:span text:style-name="T2"> </text:span><text:span text:style-name="T6">'MacIntyre'</text:span></text:p>
      <text:p text:style-name="P5"><text:span text:style-name="T6">'51862'</text:span><text:span text:style-name="T1">,</text:span><text:span text:style-name="T2"> </text:span><text:span text:style-name="T6">'Carrillo'</text:span></text:p>
      <text:p text:style-name="P5"><text:span text:style-name="T6">'51868'</text:span><text:span text:style-name="T1">,</text:span><text:span text:style-name="T2"> </text:span><text:span text:style-name="T6">'Guthk'</text:span></text:p>
      <text:p text:style-name="P5"><text:span text:style-name="T6">'51923'</text:span><text:span text:style-name="T1">,</text:span><text:span text:style-name="T2"> </text:span><text:span text:style-name="T6">'Peterson'</text:span></text:p>
      <text:p text:style-name="P5"><text:span text:style-name="T6">'51955'</text:span><text:span text:style-name="T1">,</text:span><text:span text:style-name="T2"> </text:span><text:span text:style-name="T6">'Tompa'</text:span></text:p>
      <text:p text:style-name="P5"><text:span text:style-name="T6">'51975'</text:span><text:span text:style-name="T1">,</text:span><text:span text:style-name="T2"> </text:span><text:span text:style-name="T6">'Nicol'</text:span></text:p>
      <text:p text:style-name="P5"><text:span text:style-name="T6">'51997'</text:span><text:span text:style-name="T1">,</text:span><text:span text:style-name="T2"> </text:span><text:span text:style-name="T6">'Nadg'</text:span></text:p>
      <text:p text:style-name="P5"><text:span text:style-name="T6">'52019'</text:span><text:span text:style-name="T1">,</text:span><text:span text:style-name="T2"> </text:span><text:span text:style-name="T6">'Engen'</text:span></text:p>
      <text:p text:style-name="P5"><text:span text:style-name="T6">'52057'</text:span><text:span text:style-name="T1">,</text:span><text:span text:style-name="T2"> </text:span><text:span text:style-name="T6">'Garg'</text:span></text:p>
      <text:p text:style-name="P5"><text:span text:style-name="T6">'52076'</text:span><text:span text:style-name="T1">,</text:span><text:span text:style-name="T2"> </text:span><text:span text:style-name="T6">'Noda'</text:span></text:p>
      <text:p text:style-name="P5"><text:span text:style-name="T6">'5208'</text:span><text:span text:style-name="T1">,</text:span><text:span text:style-name="T2"> </text:span><text:span text:style-name="T6">'Feyr'</text:span></text:p>
      <text:p text:style-name="P5"><text:span text:style-name="T6">'52120'</text:span><text:span text:style-name="T1">,</text:span><text:span text:style-name="T2"> </text:span><text:span text:style-name="T6">'Redw'</text:span></text:p>
      <text:p text:style-name="P5"><text:span text:style-name="T6">'52134'</text:span><text:span text:style-name="T1">,</text:span><text:span text:style-name="T2"> </text:span><text:span text:style-name="T6">'Johnson'</text:span></text:p>
      <text:p text:style-name="P5"><text:span text:style-name="T6">'52157'</text:span><text:span text:style-name="T1">,</text:span><text:span text:style-name="T2"> </text:span><text:span text:style-name="T6">'Nagle'</text:span></text:p>
      <text:p text:style-name="P5"><text:span text:style-name="T6">'52187'</text:span><text:span text:style-name="T1">,</text:span><text:span text:style-name="T2"> </text:span><text:span text:style-name="T6">'Fritsch'</text:span></text:p>
      <text:p text:style-name="P5"><text:span text:style-name="T6">'52203'</text:span><text:span text:style-name="T1">,</text:span><text:span text:style-name="T2"> </text:span><text:span text:style-name="T6">'Suwanno'</text:span></text:p>
      <text:p text:style-name="P5"><text:span text:style-name="T6">'52291'</text:span><text:span text:style-name="T1">,</text:span><text:span text:style-name="T2"> </text:span><text:span text:style-name="T6">'Wolff'</text:span></text:p>
      <text:p text:style-name="P5"><text:span text:style-name="T6">'52371'</text:span><text:span text:style-name="T1">,</text:span><text:span text:style-name="T2"> </text:span><text:span text:style-name="T6">'Boons'</text:span></text:p>
      <text:p text:style-name="P5"><text:span text:style-name="T6">'52385'</text:span><text:span text:style-name="T1">,</text:span><text:span text:style-name="T2"> </text:span><text:span text:style-name="T6">'Higuchi'</text:span></text:p>
      <text:p text:style-name="P5"><text:span text:style-name="T6">'5243'</text:span><text:span text:style-name="T1">,</text:span><text:span text:style-name="T2"> </text:span><text:span text:style-name="T6">'Bajracharya'</text:span></text:p>
      <text:p text:style-name="P5"><text:span text:style-name="T6">'52471'</text:span><text:span text:style-name="T1">,</text:span><text:span text:style-name="T2"> </text:span><text:span text:style-name="T6">'Recc'</text:span></text:p>
      <text:p text:style-name="P5"><text:span text:style-name="T6">'52494'</text:span><text:span text:style-name="T1">,</text:span><text:span text:style-name="T2"> </text:span><text:span text:style-name="T6">'Sznajder'</text:span></text:p>
      <text:p text:style-name="P5"><text:span text:style-name="T6">'5250'</text:span><text:span text:style-name="T1">,</text:span><text:span text:style-name="T2"> </text:span><text:span text:style-name="T6">'Åström'</text:span></text:p>
      <text:p text:style-name="P5"><text:span text:style-name="T6">'52523'</text:span><text:span text:style-name="T1">,</text:span><text:span text:style-name="T2"> </text:span><text:span text:style-name="T6">'Hobbs'</text:span></text:p>
      <text:p text:style-name="P5"><text:span text:style-name="T6">'52656'</text:span><text:span text:style-name="T1">,</text:span><text:span text:style-name="T2"> </text:span><text:span text:style-name="T6">'Phillips'</text:span></text:p>
      <text:p text:style-name="P5"><text:span text:style-name="T6">'52669'</text:span><text:span text:style-name="T1">,</text:span><text:span text:style-name="T2"> </text:span><text:span text:style-name="T6">'Rayad'</text:span></text:p>
      <text:p text:style-name="P5"><text:span text:style-name="T6">'52707'</text:span><text:span text:style-name="T1">,</text:span><text:span text:style-name="T2"> </text:span><text:span text:style-name="T6">'Arena'</text:span></text:p>
      <text:p text:style-name="P5"><text:span text:style-name="T6">'52741'</text:span><text:span text:style-name="T1">,</text:span><text:span text:style-name="T2"> </text:span><text:span text:style-name="T6">'Bernhart'</text:span></text:p>
      <text:p text:style-name="P5"><text:span text:style-name="T6">'52750'</text:span><text:span text:style-name="T1">,</text:span><text:span text:style-name="T2"> </text:span><text:span text:style-name="T6">'Saito'</text:span></text:p>
      <text:p text:style-name="P5"><text:span text:style-name="T6">'52856'</text:span><text:span text:style-name="T1">,</text:span><text:span text:style-name="T2"> </text:span><text:span text:style-name="T6">'Grange'</text:span></text:p>
      <text:p text:style-name="P5"><text:span text:style-name="T6">'52866'</text:span><text:span text:style-name="T1">,</text:span><text:span text:style-name="T2"> </text:span><text:span text:style-name="T6">'Loull'</text:span></text:p>
      <text:p text:style-name="P5"><text:span text:style-name="T6">'52872'</text:span><text:span text:style-name="T1">,</text:span><text:span text:style-name="T2"> </text:span><text:span text:style-name="T6">'Chaney'</text:span></text:p>
      <text:p text:style-name="P5"><text:span text:style-name="T6">'52876'</text:span><text:span text:style-name="T1">,</text:span><text:span text:style-name="T2"> </text:span><text:span text:style-name="T6">'Dahmann'</text:span></text:p>
      <text:p text:style-name="P5"><text:span text:style-name="T6">'52929'</text:span><text:span text:style-name="T1">,</text:span><text:span text:style-name="T2"> </text:span><text:span text:style-name="T6">'Hashim'</text:span></text:p>
      <text:p text:style-name="P5"><text:span text:style-name="T6">'52945'</text:span><text:span text:style-name="T1">,</text:span><text:span text:style-name="T2"> </text:span><text:span text:style-name="T6">'Adeni'</text:span></text:p>
      <text:p text:style-name="P5"><text:span text:style-name="T6">'5298'</text:span><text:span text:style-name="T1">,</text:span><text:span text:style-name="T2"> </text:span><text:span text:style-name="T6">'Radici'</text:span></text:p>
      <text:p text:style-name="P5"><text:span text:style-name="T6">'53047'</text:span><text:span text:style-name="T1">,</text:span><text:span text:style-name="T2"> </text:span><text:span text:style-name="T6">'Geißl'</text:span></text:p>
      <text:p text:style-name="P5"><text:span text:style-name="T6">'53048'</text:span><text:span text:style-name="T1">,</text:span><text:span text:style-name="T2"> </text:span><text:span text:style-name="T6">'Keps'</text:span></text:p>
      <text:p text:style-name="P5"><text:span text:style-name="T6">'53077'</text:span><text:span text:style-name="T1">,</text:span><text:span text:style-name="T2"> </text:span><text:span text:style-name="T6">'Brandt'</text:span></text:p>
      <text:p text:style-name="P5"><text:span text:style-name="T6">'53089'</text:span><text:span text:style-name="T1">,</text:span><text:span text:style-name="T2"> </text:span><text:span text:style-name="T6">'Vedag'</text:span></text:p>
      <text:p text:style-name="P5"><text:span text:style-name="T6">'53118'</text:span><text:span text:style-name="T1">,</text:span><text:span text:style-name="T2"> </text:span><text:span text:style-name="T6">'Carvey'</text:span></text:p>
      <text:p text:style-name="P5"><text:span text:style-name="T6">'53152'</text:span><text:span text:style-name="T1">,</text:span><text:span text:style-name="T2"> </text:span><text:span text:style-name="T6">'Sayre'</text:span></text:p>
      <text:p text:style-name="P5"><text:soft-page-break/><text:span text:style-name="T6">'53165'</text:span><text:span text:style-name="T1">,</text:span><text:span text:style-name="T2"> </text:span><text:span text:style-name="T6">'Dowey'</text:span></text:p>
      <text:p text:style-name="P5"><text:span text:style-name="T6">'53172'</text:span><text:span text:style-name="T1">,</text:span><text:span text:style-name="T2"> </text:span><text:span text:style-name="T6">'Du'</text:span></text:p>
      <text:p text:style-name="P5"><text:span text:style-name="T6">'53185'</text:span><text:span text:style-name="T1">,</text:span><text:span text:style-name="T2"> </text:span><text:span text:style-name="T6">'Yuanq'</text:span></text:p>
      <text:p text:style-name="P5"><text:span text:style-name="T6">'53225'</text:span><text:span text:style-name="T1">,</text:span><text:span text:style-name="T2"> </text:span><text:span text:style-name="T6">'Juan'</text:span></text:p>
      <text:p text:style-name="P5"><text:span text:style-name="T6">'5336'</text:span><text:span text:style-name="T1">,</text:span><text:span text:style-name="T2"> </text:span><text:span text:style-name="T6">'Peltz'</text:span></text:p>
      <text:p text:style-name="P5"><text:span text:style-name="T6">'53424'</text:span><text:span text:style-name="T1">,</text:span><text:span text:style-name="T2"> </text:span><text:span text:style-name="T6">'Lemoine'</text:span></text:p>
      <text:p text:style-name="P5"><text:span text:style-name="T6">'53451'</text:span><text:span text:style-name="T1">,</text:span><text:span text:style-name="T2"> </text:span><text:span text:style-name="T6">'Hasan'</text:span></text:p>
      <text:p text:style-name="P5"><text:span text:style-name="T6">'53469'</text:span><text:span text:style-name="T1">,</text:span><text:span text:style-name="T2"> </text:span><text:span text:style-name="T6">'Fujii'</text:span></text:p>
      <text:p text:style-name="P5"><text:span text:style-name="T6">'53485'</text:span><text:span text:style-name="T1">,</text:span><text:span text:style-name="T2"> </text:span><text:span text:style-name="T6">'Rowe'</text:span></text:p>
      <text:p text:style-name="P5"><text:span text:style-name="T6">'53490'</text:span><text:span text:style-name="T1">,</text:span><text:span text:style-name="T2"> </text:span><text:span text:style-name="T6">'Reina-'</text:span></text:p>
      <text:p text:style-name="P5"><text:span text:style-name="T6">'53496'</text:span><text:span text:style-name="T1">,</text:span><text:span text:style-name="T2"> </text:span><text:span text:style-name="T6">'Cashman'</text:span></text:p>
      <text:p text:style-name="P5"><text:span text:style-name="T6">'53547'</text:span><text:span text:style-name="T1">,</text:span><text:span text:style-name="T2"> </text:span><text:span text:style-name="T6">'Neubert'</text:span></text:p>
      <text:p text:style-name="P5"><text:span text:style-name="T6">'53588'</text:span><text:span text:style-name="T1">,</text:span><text:span text:style-name="T2"> </text:span><text:span text:style-name="T6">'Schwet'</text:span></text:p>
      <text:p text:style-name="P5"><text:span text:style-name="T6">'53699'</text:span><text:span text:style-name="T1">,</text:span><text:span text:style-name="T2"> </text:span><text:span text:style-name="T6">'Cordt'</text:span></text:p>
      <text:p text:style-name="P5"><text:span text:style-name="T6">'53728'</text:span><text:span text:style-name="T1">,</text:span><text:span text:style-name="T2"> </text:span><text:span text:style-name="T6">'Eck'</text:span></text:p>
      <text:p text:style-name="P5"><text:span text:style-name="T6">'53788'</text:span><text:span text:style-name="T1">,</text:span><text:span text:style-name="T2"> </text:span><text:span text:style-name="T6">'Byun'</text:span></text:p>
      <text:p text:style-name="P5"><text:span text:style-name="T6">'53799'</text:span><text:span text:style-name="T1">,</text:span><text:span text:style-name="T2"> </text:span><text:span text:style-name="T6">'Okabe'</text:span></text:p>
      <text:p text:style-name="P5"><text:span text:style-name="T6">'53803'</text:span><text:span text:style-name="T1">,</text:span><text:span text:style-name="T2"> </text:span><text:span text:style-name="T6">'Okaf'</text:span></text:p>
      <text:p text:style-name="P5"><text:span text:style-name="T6">'53805'</text:span><text:span text:style-name="T1">,</text:span><text:span text:style-name="T2"> </text:span><text:span text:style-name="T6">'Ludwig'</text:span></text:p>
      <text:p text:style-name="P5"><text:span text:style-name="T6">'5381'</text:span><text:span text:style-name="T1">,</text:span><text:span text:style-name="T2"> </text:span><text:span text:style-name="T6">'Diana'</text:span></text:p>
      <text:p text:style-name="P5"><text:span text:style-name="T6">'5393'</text:span><text:span text:style-name="T1">,</text:span><text:span text:style-name="T2"> </text:span><text:span text:style-name="T6">'Clemens'</text:span></text:p>
      <text:p text:style-name="P5"><text:span text:style-name="T6">'5399'</text:span><text:span text:style-name="T1">,</text:span><text:span text:style-name="T2"> </text:span><text:span text:style-name="T6">'Chun'</text:span></text:p>
      <text:p text:style-name="P5"><text:span text:style-name="T6">'5414'</text:span><text:span text:style-name="T1">,</text:span><text:span text:style-name="T2"> </text:span><text:span text:style-name="T6">'Aiken'</text:span></text:p>
      <text:p text:style-name="P5"><text:span text:style-name="T6">'54153'</text:span><text:span text:style-name="T1">,</text:span><text:span text:style-name="T2"> </text:span><text:span text:style-name="T6">'Kammerer'</text:span></text:p>
      <text:p text:style-name="P5"><text:span text:style-name="T6">'54296'</text:span><text:span text:style-name="T1">,</text:span><text:span text:style-name="T2"> </text:span><text:span text:style-name="T6">'Osinski'</text:span></text:p>
      <text:p text:style-name="P5"><text:span text:style-name="T6">'544'</text:span><text:span text:style-name="T1">,</text:span><text:span text:style-name="T2"> </text:span><text:span text:style-name="T6">'Uchiyama'</text:span></text:p>
      <text:p text:style-name="P5"><text:span text:style-name="T6">'54460'</text:span><text:span text:style-name="T1">,</text:span><text:span text:style-name="T2"> </text:span><text:span text:style-name="T6">'Martini'</text:span></text:p>
      <text:p text:style-name="P5"><text:span text:style-name="T6">'54508'</text:span><text:span text:style-name="T1">,</text:span><text:span text:style-name="T2"> </text:span><text:span text:style-name="T6">'Gregga'</text:span></text:p>
      <text:p text:style-name="P5"><text:span text:style-name="T6">'54605'</text:span><text:span text:style-name="T1">,</text:span><text:span text:style-name="T2"> </text:span><text:span text:style-name="T6">'Yoshioka'</text:span></text:p>
      <text:p text:style-name="P5"><text:span text:style-name="T6">'54610'</text:span><text:span text:style-name="T1">,</text:span><text:span text:style-name="T2"> </text:span><text:span text:style-name="T6">'Tam'</text:span></text:p>
      <text:p text:style-name="P5"><text:span text:style-name="T6">'54612'</text:span><text:span text:style-name="T1">,</text:span><text:span text:style-name="T2"> </text:span><text:span text:style-name="T6">'Zaraté'</text:span></text:p>
      <text:p text:style-name="P5"><text:span text:style-name="T6">'54620'</text:span><text:span text:style-name="T1">,</text:span><text:span text:style-name="T2"> </text:span><text:span text:style-name="T6">'Hancock'</text:span></text:p>
      <text:p text:style-name="P5"><text:span text:style-name="T6">'54622'</text:span><text:span text:style-name="T1">,</text:span><text:span text:style-name="T2"> </text:span><text:span text:style-name="T6">'Yu'</text:span></text:p>
      <text:p text:style-name="P5"><text:span text:style-name="T6">'5463'</text:span><text:span text:style-name="T1">,</text:span><text:span text:style-name="T2"> </text:span><text:span text:style-name="T6">'Reiss'</text:span></text:p>
      <text:p text:style-name="P5"><text:span text:style-name="T6">'54672'</text:span><text:span text:style-name="T1">,</text:span><text:span text:style-name="T2"> </text:span><text:span text:style-name="T6">'Thie'</text:span></text:p>
      <text:p text:style-name="P5"><text:span text:style-name="T6">'54728'</text:span><text:span text:style-name="T1">,</text:span><text:span text:style-name="T2"> </text:span><text:span text:style-name="T6">'Seta'</text:span></text:p>
      <text:p text:style-name="P5"><text:span text:style-name="T6">'54875'</text:span><text:span text:style-name="T1">,</text:span><text:span text:style-name="T2"> </text:span><text:span text:style-name="T6">'Feng'</text:span></text:p>
      <text:p text:style-name="P5"><text:span text:style-name="T6">'55000'</text:span><text:span text:style-name="T1">,</text:span><text:span text:style-name="T2"> </text:span><text:span text:style-name="T6">'Levitan'</text:span></text:p>
      <text:p text:style-name="P5"><text:span text:style-name="T6">'55009'</text:span><text:span text:style-name="T1">,</text:span><text:span text:style-name="T2"> </text:span><text:span text:style-name="T6">'Pohlem'</text:span></text:p>
      <text:p text:style-name="P5"><text:span text:style-name="T6">'55170'</text:span><text:span text:style-name="T1">,</text:span><text:span text:style-name="T2"> </text:span><text:span text:style-name="T6">'Ivanov'</text:span></text:p>
      <text:p text:style-name="P5"><text:span text:style-name="T6">'55238'</text:span><text:span text:style-name="T1">,</text:span><text:span text:style-name="T2"> </text:span><text:span text:style-name="T6">'Thadani'</text:span></text:p>
      <text:p text:style-name="P5"><text:span text:style-name="T6">'55286'</text:span><text:span text:style-name="T1">,</text:span><text:span text:style-name="T2"> </text:span><text:span text:style-name="T6">'Kihn'</text:span></text:p>
      <text:p text:style-name="P5"><text:span text:style-name="T6">'55329'</text:span><text:span text:style-name="T1">,</text:span><text:span text:style-name="T2"> </text:span><text:span text:style-name="T6">'Vyborny'</text:span></text:p>
      <text:p text:style-name="P5"><text:span text:style-name="T6">'55354'</text:span><text:span text:style-name="T1">,</text:span><text:span text:style-name="T2"> </text:span><text:span text:style-name="T6">'Yang'</text:span></text:p>
      <text:p text:style-name="P5"><text:span text:style-name="T6">'55531'</text:span><text:span text:style-name="T1">,</text:span><text:span text:style-name="T2"> </text:span><text:span text:style-name="T6">'Apostolov'</text:span></text:p>
      <text:p text:style-name="P5"><text:span text:style-name="T6">'55698'</text:span><text:span text:style-name="T1">,</text:span><text:span text:style-name="T2"> </text:span><text:span text:style-name="T6">'Choung'</text:span></text:p>
      <text:p text:style-name="P5"><text:span text:style-name="T6">'557'</text:span><text:span text:style-name="T1">,</text:span><text:span text:style-name="T2"> </text:span><text:span text:style-name="T6">'Bhat'</text:span></text:p>
      <text:p text:style-name="P5"><text:span text:style-name="T6">'55857'</text:span><text:span text:style-name="T1">,</text:span><text:span text:style-name="T2"> </text:span><text:span text:style-name="T6">'Martin'</text:span></text:p>
      <text:p text:style-name="P5"><text:span text:style-name="T6">'55859'</text:span><text:span text:style-name="T1">,</text:span><text:span text:style-name="T2"> </text:span><text:span text:style-name="T6">'Eguchi'</text:span></text:p>
      <text:p text:style-name="P5"><text:soft-page-break/><text:span text:style-name="T6">'55915'</text:span><text:span text:style-name="T1">,</text:span><text:span text:style-name="T2"> </text:span><text:span text:style-name="T6">'Mohamed'</text:span></text:p>
      <text:p text:style-name="P5"><text:span text:style-name="T6">'55940'</text:span><text:span text:style-name="T1">,</text:span><text:span text:style-name="T2"> </text:span><text:span text:style-name="T6">'Subbai'</text:span></text:p>
      <text:p text:style-name="P5"><text:span text:style-name="T6">'56'</text:span><text:span text:style-name="T1">,</text:span><text:span text:style-name="T2"> </text:span><text:span text:style-name="T6">'Kameda'</text:span></text:p>
      <text:p text:style-name="P5"><text:span text:style-name="T6">'56003'</text:span><text:span text:style-name="T1">,</text:span><text:span text:style-name="T2"> </text:span><text:span text:style-name="T6">'Someren'</text:span></text:p>
      <text:p text:style-name="P5"><text:span text:style-name="T6">'56057'</text:span><text:span text:style-name="T1">,</text:span><text:span text:style-name="T2"> </text:span><text:span text:style-name="T6">'Hull'</text:span></text:p>
      <text:p text:style-name="P5"><text:span text:style-name="T6">'56058'</text:span><text:span text:style-name="T1">,</text:span><text:span text:style-name="T2"> </text:span><text:span text:style-name="T6">'Fettes'</text:span></text:p>
      <text:p text:style-name="P5"><text:span text:style-name="T6">'56078'</text:span><text:span text:style-name="T1">,</text:span><text:span text:style-name="T2"> </text:span><text:span text:style-name="T6">'Soltys'</text:span></text:p>
      <text:p text:style-name="P5"><text:span text:style-name="T6">'56080'</text:span><text:span text:style-name="T1">,</text:span><text:span text:style-name="T2"> </text:span><text:span text:style-name="T6">'Zamani'</text:span></text:p>
      <text:p text:style-name="P5"><text:span text:style-name="T6">'56089'</text:span><text:span text:style-name="T1">,</text:span><text:span text:style-name="T2"> </text:span><text:span text:style-name="T6">'Mezzar'</text:span></text:p>
      <text:p text:style-name="P5"><text:span text:style-name="T6">'56124'</text:span><text:span text:style-name="T1">,</text:span><text:span text:style-name="T2"> </text:span><text:span text:style-name="T6">'Strieg'</text:span></text:p>
      <text:p text:style-name="P5"><text:span text:style-name="T6">'56139'</text:span><text:span text:style-name="T1">,</text:span><text:span text:style-name="T2"> </text:span><text:span text:style-name="T6">'Schelten'</text:span></text:p>
      <text:p text:style-name="P5"><text:span text:style-name="T6">'56143'</text:span><text:span text:style-name="T1">,</text:span><text:span text:style-name="T2"> </text:span><text:span text:style-name="T6">'Yusop'</text:span></text:p>
      <text:p text:style-name="P5"><text:span text:style-name="T6">'5617'</text:span><text:span text:style-name="T1">,</text:span><text:span text:style-name="T2"> </text:span><text:span text:style-name="T6">'Souza'</text:span></text:p>
      <text:p text:style-name="P5"><text:span text:style-name="T6">'56212'</text:span><text:span text:style-name="T1">,</text:span><text:span text:style-name="T2"> </text:span><text:span text:style-name="T6">'Rolland'</text:span></text:p>
      <text:p text:style-name="P5"><text:span text:style-name="T6">'56232'</text:span><text:span text:style-name="T1">,</text:span><text:span text:style-name="T2"> </text:span><text:span text:style-name="T6">'Perozzo'</text:span></text:p>
      <text:p text:style-name="P5"><text:span text:style-name="T6">'56276'</text:span><text:span text:style-name="T1">,</text:span><text:span text:style-name="T2"> </text:span><text:span text:style-name="T6">'Lansi'</text:span></text:p>
      <text:p text:style-name="P5"><text:span text:style-name="T6">'56299'</text:span><text:span text:style-name="T1">,</text:span><text:span text:style-name="T2"> </text:span><text:span text:style-name="T6">'Sadry'</text:span></text:p>
      <text:p text:style-name="P5"><text:span text:style-name="T6">'56486'</text:span><text:span text:style-name="T1">,</text:span><text:span text:style-name="T2"> </text:span><text:span text:style-name="T6">'DeMil'</text:span></text:p>
      <text:p text:style-name="P5"><text:span text:style-name="T6">'56499'</text:span><text:span text:style-name="T1">,</text:span><text:span text:style-name="T2"> </text:span><text:span text:style-name="T6">'Zarpell'</text:span></text:p>
      <text:p text:style-name="P5"><text:span text:style-name="T6">'56598'</text:span><text:span text:style-name="T1">,</text:span><text:span text:style-name="T2"> </text:span><text:span text:style-name="T6">'Carey'</text:span></text:p>
      <text:p text:style-name="P5"><text:span text:style-name="T6">'56755'</text:span><text:span text:style-name="T1">,</text:span><text:span text:style-name="T2"> </text:span><text:span text:style-name="T6">'Paul'</text:span></text:p>
      <text:p text:style-name="P5"><text:span text:style-name="T6">'56849'</text:span><text:span text:style-name="T1">,</text:span><text:span text:style-name="T2"> </text:span><text:span text:style-name="T6">'Osaka'</text:span></text:p>
      <text:p text:style-name="P5"><text:span text:style-name="T6">'56882'</text:span><text:span text:style-name="T1">,</text:span><text:span text:style-name="T2"> </text:span><text:span text:style-name="T6">'Browne'</text:span></text:p>
      <text:p text:style-name="P5"><text:span text:style-name="T6">'56941'</text:span><text:span text:style-name="T1">,</text:span><text:span text:style-name="T2"> </text:span><text:span text:style-name="T6">'Swain'</text:span></text:p>
      <text:p text:style-name="P5"><text:span text:style-name="T6">'57026'</text:span><text:span text:style-name="T1">,</text:span><text:span text:style-name="T2"> </text:span><text:span text:style-name="T6">'Rotom'</text:span></text:p>
      <text:p text:style-name="P5"><text:span text:style-name="T6">'5703'</text:span><text:span text:style-name="T1">,</text:span><text:span text:style-name="T2"> </text:span><text:span text:style-name="T6">'Yasuda'</text:span></text:p>
      <text:p text:style-name="P5"><text:span text:style-name="T6">'57055'</text:span><text:span text:style-name="T1">,</text:span><text:span text:style-name="T2"> </text:span><text:span text:style-name="T6">'Piou'</text:span></text:p>
      <text:p text:style-name="P5"><text:span text:style-name="T6">'57083'</text:span><text:span text:style-name="T1">,</text:span><text:span text:style-name="T2"> </text:span><text:span text:style-name="T6">'Gray'</text:span></text:p>
      <text:p text:style-name="P5"><text:span text:style-name="T6">'57107'</text:span><text:span text:style-name="T1">,</text:span><text:span text:style-name="T2"> </text:span><text:span text:style-name="T6">'Janssen'</text:span></text:p>
      <text:p text:style-name="P5"><text:span text:style-name="T6">'57123'</text:span><text:span text:style-name="T1">,</text:span><text:span text:style-name="T2"> </text:span><text:span text:style-name="T6">'Katsik'</text:span></text:p>
      <text:p text:style-name="P5"><text:span text:style-name="T6">'57135'</text:span><text:span text:style-name="T1">,</text:span><text:span text:style-name="T2"> </text:span><text:span text:style-name="T6">'Margetts'</text:span></text:p>
      <text:p text:style-name="P5"><text:span text:style-name="T6">'57156'</text:span><text:span text:style-name="T1">,</text:span><text:span text:style-name="T2"> </text:span><text:span text:style-name="T6">'Haigh'</text:span></text:p>
      <text:p text:style-name="P5"><text:span text:style-name="T6">'57160'</text:span><text:span text:style-name="T1">,</text:span><text:span text:style-name="T2"> </text:span><text:span text:style-name="T6">'Baer'</text:span></text:p>
      <text:p text:style-name="P5"><text:span text:style-name="T6">'57185'</text:span><text:span text:style-name="T1">,</text:span><text:span text:style-name="T2"> </text:span><text:span text:style-name="T6">'ShuQ'</text:span></text:p>
      <text:p text:style-name="P5"><text:span text:style-name="T6">'57190'</text:span><text:span text:style-name="T1">,</text:span><text:span text:style-name="T2"> </text:span><text:span text:style-name="T6">'Theuniss'</text:span></text:p>
      <text:p text:style-name="P5"><text:span text:style-name="T6">'57213'</text:span><text:span text:style-name="T1">,</text:span><text:span text:style-name="T2"> </text:span><text:span text:style-name="T6">'Andrew'</text:span></text:p>
      <text:p text:style-name="P5"><text:span text:style-name="T6">'57238'</text:span><text:span text:style-name="T1">,</text:span><text:span text:style-name="T2"> </text:span><text:span text:style-name="T6">'Rehd'</text:span></text:p>
      <text:p text:style-name="P5"><text:span text:style-name="T6">'57242'</text:span><text:span text:style-name="T1">,</text:span><text:span text:style-name="T2"> </text:span><text:span text:style-name="T6">'Chatfield'</text:span></text:p>
      <text:p text:style-name="P5"><text:span text:style-name="T6">'57334'</text:span><text:span text:style-name="T1">,</text:span><text:span text:style-name="T2"> </text:span><text:span text:style-name="T6">'Roeder'</text:span></text:p>
      <text:p text:style-name="P5"><text:span text:style-name="T6">'57377'</text:span><text:span text:style-name="T1">,</text:span><text:span text:style-name="T2"> </text:span><text:span text:style-name="T6">'Soricu'</text:span></text:p>
      <text:p text:style-name="P5"><text:span text:style-name="T6">'57431'</text:span><text:span text:style-name="T1">,</text:span><text:span text:style-name="T2"> </text:span><text:span text:style-name="T6">'Holloway'</text:span></text:p>
      <text:p text:style-name="P5"><text:span text:style-name="T6">'57456'</text:span><text:span text:style-name="T1">,</text:span><text:span text:style-name="T2"> </text:span><text:span text:style-name="T6">'Stauf'</text:span></text:p>
      <text:p text:style-name="P5"><text:span text:style-name="T6">'57474'</text:span><text:span text:style-name="T1">,</text:span><text:span text:style-name="T2"> </text:span><text:span text:style-name="T6">'Coddington'</text:span></text:p>
      <text:p text:style-name="P5"><text:span text:style-name="T6">'57511'</text:span><text:span text:style-name="T1">,</text:span><text:span text:style-name="T2"> </text:span><text:span text:style-name="T6">'Pulido'</text:span></text:p>
      <text:p text:style-name="P5"><text:span text:style-name="T6">'57538'</text:span><text:span text:style-name="T1">,</text:span><text:span text:style-name="T2"> </text:span><text:span text:style-name="T6">'Albuquerque'</text:span></text:p>
      <text:p text:style-name="P5"><text:span text:style-name="T6">'57666'</text:span><text:span text:style-name="T1">,</text:span><text:span text:style-name="T2"> </text:span><text:span text:style-name="T6">'Fries'</text:span></text:p>
      <text:p text:style-name="P5"><text:span text:style-name="T6">'57780'</text:span><text:span text:style-name="T1">,</text:span><text:span text:style-name="T2"> </text:span><text:span text:style-name="T6">'Trezz'</text:span></text:p>
      <text:p text:style-name="P5"><text:span text:style-name="T6">'57787'</text:span><text:span text:style-name="T1">,</text:span><text:span text:style-name="T2"> </text:span><text:span text:style-name="T6">'Alexandri'</text:span></text:p>
      <text:p text:style-name="P5"><text:span text:style-name="T6">'57925'</text:span><text:span text:style-name="T1">,</text:span><text:span text:style-name="T2"> </text:span><text:span text:style-name="T6">'Doeschn'</text:span></text:p>
      <text:p text:style-name="P5"><text:soft-page-break/><text:span text:style-name="T6">'57941'</text:span><text:span text:style-name="T1">,</text:span><text:span text:style-name="T2"> </text:span><text:span text:style-name="T6">'Kleinberg'</text:span></text:p>
      <text:p text:style-name="P5"><text:span text:style-name="T6">'57962'</text:span><text:span text:style-name="T1">,</text:span><text:span text:style-name="T2"> </text:span><text:span text:style-name="T6">'Aarde'</text:span></text:p>
      <text:p text:style-name="P5"><text:span text:style-name="T6">'57985'</text:span><text:span text:style-name="T1">,</text:span><text:span text:style-name="T2"> </text:span><text:span text:style-name="T6">'Weller'</text:span></text:p>
      <text:p text:style-name="P5"><text:span text:style-name="T6">'58081'</text:span><text:span text:style-name="T1">,</text:span><text:span text:style-name="T2"> </text:span><text:span text:style-name="T6">'Pelletier'</text:span></text:p>
      <text:p text:style-name="P5"><text:span text:style-name="T6">'58085'</text:span><text:span text:style-name="T1">,</text:span><text:span text:style-name="T2"> </text:span><text:span text:style-name="T6">'Bic'</text:span></text:p>
      <text:p text:style-name="P5"><text:span text:style-name="T6">'58170'</text:span><text:span text:style-name="T1">,</text:span><text:span text:style-name="T2"> </text:span><text:span text:style-name="T6">'Lao'</text:span></text:p>
      <text:p text:style-name="P5"><text:span text:style-name="T6">'58172'</text:span><text:span text:style-name="T1">,</text:span><text:span text:style-name="T2"> </text:span><text:span text:style-name="T6">'Geißl'</text:span></text:p>
      <text:p text:style-name="P5"><text:span text:style-name="T6">'5824'</text:span><text:span text:style-name="T1">,</text:span><text:span text:style-name="T2"> </text:span><text:span text:style-name="T6">'Ocel'</text:span></text:p>
      <text:p text:style-name="P5"><text:span text:style-name="T6">'58300'</text:span><text:span text:style-name="T1">,</text:span><text:span text:style-name="T2"> </text:span><text:span text:style-name="T6">'Lum'</text:span></text:p>
      <text:p text:style-name="P5"><text:span text:style-name="T6">'58307'</text:span><text:span text:style-name="T1">,</text:span><text:span text:style-name="T2"> </text:span><text:span text:style-name="T6">'Tiamp'</text:span></text:p>
      <text:p text:style-name="P5"><text:span text:style-name="T6">'58326'</text:span><text:span text:style-name="T1">,</text:span><text:span text:style-name="T2"> </text:span><text:span text:style-name="T6">'Afim'</text:span></text:p>
      <text:p text:style-name="P5"><text:span text:style-name="T6">'58355'</text:span><text:span text:style-name="T1">,</text:span><text:span text:style-name="T2"> </text:span><text:span text:style-name="T6">'Honeyman'</text:span></text:p>
      <text:p text:style-name="P5"><text:span text:style-name="T6">'58413'</text:span><text:span text:style-name="T1">,</text:span><text:span text:style-name="T2"> </text:span><text:span text:style-name="T6">'Xiong'</text:span></text:p>
      <text:p text:style-name="P5"><text:span text:style-name="T6">'5843'</text:span><text:span text:style-name="T1">,</text:span><text:span text:style-name="T2"> </text:span><text:span text:style-name="T6">'Deng'</text:span></text:p>
      <text:p text:style-name="P5"><text:span text:style-name="T6">'58465'</text:span><text:span text:style-name="T1">,</text:span><text:span text:style-name="T2"> </text:span><text:span text:style-name="T6">'Romeo'</text:span></text:p>
      <text:p text:style-name="P5"><text:span text:style-name="T6">'58469'</text:span><text:span text:style-name="T1">,</text:span><text:span text:style-name="T2"> </text:span><text:span text:style-name="T6">'Lutes'</text:span></text:p>
      <text:p text:style-name="P5"><text:span text:style-name="T6">'58594'</text:span><text:span text:style-name="T1">,</text:span><text:span text:style-name="T2"> </text:span><text:span text:style-name="T6">'Ivanov'</text:span></text:p>
      <text:p text:style-name="P5"><text:span text:style-name="T6">'58595'</text:span><text:span text:style-name="T1">,</text:span><text:span text:style-name="T2"> </text:span><text:span text:style-name="T6">'Cronin'</text:span></text:p>
      <text:p text:style-name="P5"><text:span text:style-name="T6">'58606'</text:span><text:span text:style-name="T1">,</text:span><text:span text:style-name="T2"> </text:span><text:span text:style-name="T6">'Opitz'</text:span></text:p>
      <text:p text:style-name="P5"><text:span text:style-name="T6">'58634'</text:span><text:span text:style-name="T1">,</text:span><text:span text:style-name="T2"> </text:span><text:span text:style-name="T6">'Choung'</text:span></text:p>
      <text:p text:style-name="P5"><text:span text:style-name="T6">'58701'</text:span><text:span text:style-name="T1">,</text:span><text:span text:style-name="T2"> </text:span><text:span text:style-name="T6">'Hampp'</text:span></text:p>
      <text:p text:style-name="P5"><text:span text:style-name="T6">'5871'</text:span><text:span text:style-name="T1">,</text:span><text:span text:style-name="T2"> </text:span><text:span text:style-name="T6">'Carey'</text:span></text:p>
      <text:p text:style-name="P5"><text:span text:style-name="T6">'58846'</text:span><text:span text:style-name="T1">,</text:span><text:span text:style-name="T2"> </text:span><text:span text:style-name="T6">'Fengl'</text:span></text:p>
      <text:p text:style-name="P5"><text:span text:style-name="T6">'58874'</text:span><text:span text:style-name="T1">,</text:span><text:span text:style-name="T2"> </text:span><text:span text:style-name="T6">'Ray'</text:span></text:p>
      <text:p text:style-name="P5"><text:span text:style-name="T6">'58889'</text:span><text:span text:style-name="T1">,</text:span><text:span text:style-name="T2"> </text:span><text:span text:style-name="T6">'Collet'</text:span></text:p>
      <text:p text:style-name="P5"><text:span text:style-name="T6">'58919'</text:span><text:span text:style-name="T1">,</text:span><text:span text:style-name="T2"> </text:span><text:span text:style-name="T6">'Schroeder'</text:span></text:p>
      <text:p text:style-name="P5"><text:span text:style-name="T6">'58935'</text:span><text:span text:style-name="T1">,</text:span><text:span text:style-name="T2"> </text:span><text:span text:style-name="T6">'Kimu'</text:span></text:p>
      <text:p text:style-name="P5"><text:span text:style-name="T6">'5898'</text:span><text:span text:style-name="T1">,</text:span><text:span text:style-name="T2"> </text:span><text:span text:style-name="T6">'Dahl'</text:span></text:p>
      <text:p text:style-name="P5"><text:span text:style-name="T6">'59046'</text:span><text:span text:style-name="T1">,</text:span><text:span text:style-name="T2"> </text:span><text:span text:style-name="T6">'Reichl'</text:span></text:p>
      <text:p text:style-name="P5"><text:span text:style-name="T6">'59117'</text:span><text:span text:style-name="T1">,</text:span><text:span text:style-name="T2"> </text:span><text:span text:style-name="T6">'Belmes'</text:span></text:p>
      <text:p text:style-name="P5"><text:span text:style-name="T6">'59172'</text:span><text:span text:style-name="T1">,</text:span><text:span text:style-name="T2"> </text:span><text:span text:style-name="T6">'Badran'</text:span></text:p>
      <text:p text:style-name="P5"><text:span text:style-name="T6">'5920'</text:span><text:span text:style-name="T1">,</text:span><text:span text:style-name="T2"> </text:span><text:span text:style-name="T6">'Godfrey'</text:span></text:p>
      <text:p text:style-name="P5"><text:span text:style-name="T6">'5925'</text:span><text:span text:style-name="T1">,</text:span><text:span text:style-name="T2"> </text:span><text:span text:style-name="T6">'Maw'</text:span></text:p>
      <text:p text:style-name="P5"><text:span text:style-name="T6">'59290'</text:span><text:span text:style-name="T1">,</text:span><text:span text:style-name="T2"> </text:span><text:span text:style-name="T6">'Morris'</text:span></text:p>
      <text:p text:style-name="P5"><text:span text:style-name="T6">'59397'</text:span><text:span text:style-name="T1">,</text:span><text:span text:style-name="T2"> </text:span><text:span text:style-name="T6">'Williams'</text:span></text:p>
      <text:p text:style-name="P5"><text:span text:style-name="T6">'5943'</text:span><text:span text:style-name="T1">,</text:span><text:span text:style-name="T2"> </text:span><text:span text:style-name="T6">'Rubio'</text:span></text:p>
      <text:p text:style-name="P5"><text:span text:style-name="T6">'59455'</text:span><text:span text:style-name="T1">,</text:span><text:span text:style-name="T2"> </text:span><text:span text:style-name="T6">'Lowenstein'</text:span></text:p>
      <text:p text:style-name="P5"><text:span text:style-name="T6">'59517'</text:span><text:span text:style-name="T1">,</text:span><text:span text:style-name="T2"> </text:span><text:span text:style-name="T6">'Harrison'</text:span></text:p>
      <text:p text:style-name="P5"><text:span text:style-name="T6">'59530'</text:span><text:span text:style-name="T1">,</text:span><text:span text:style-name="T2"> </text:span><text:span text:style-name="T6">'Poulin'</text:span></text:p>
      <text:p text:style-name="P5"><text:span text:style-name="T6">'59538'</text:span><text:span text:style-name="T1">,</text:span><text:span text:style-name="T2"> </text:span><text:span text:style-name="T6">'Kothari'</text:span></text:p>
      <text:p text:style-name="P5"><text:span text:style-name="T6">'59539'</text:span><text:span text:style-name="T1">,</text:span><text:span text:style-name="T2"> </text:span><text:span text:style-name="T6">'Madden'</text:span></text:p>
      <text:p text:style-name="P5"><text:span text:style-name="T6">'59553'</text:span><text:span text:style-name="T1">,</text:span><text:span text:style-name="T2"> </text:span><text:span text:style-name="T6">'Schoenfl'</text:span></text:p>
      <text:p text:style-name="P5"><text:span text:style-name="T6">'5961'</text:span><text:span text:style-name="T1">,</text:span><text:span text:style-name="T2"> </text:span><text:span text:style-name="T6">'Lavina'</text:span></text:p>
      <text:p text:style-name="P5"><text:span text:style-name="T6">'59673'</text:span><text:span text:style-name="T1">,</text:span><text:span text:style-name="T2"> </text:span><text:span text:style-name="T6">'Mertens'</text:span></text:p>
      <text:p text:style-name="P5"><text:span text:style-name="T6">'59848'</text:span><text:span text:style-name="T1">,</text:span><text:span text:style-name="T2"> </text:span><text:span text:style-name="T6">'Barwin'</text:span></text:p>
      <text:p text:style-name="P5"><text:span text:style-name="T6">'59908'</text:span><text:span text:style-name="T1">,</text:span><text:span text:style-name="T2"> </text:span><text:span text:style-name="T6">'Cox'</text:span></text:p>
      <text:p text:style-name="P5"><text:span text:style-name="T6">'59920'</text:span><text:span text:style-name="T1">,</text:span><text:span text:style-name="T2"> </text:span><text:span text:style-name="T6">'Dano'</text:span></text:p>
      <text:p text:style-name="P5"><text:span text:style-name="T6">'60040'</text:span><text:span text:style-name="T1">,</text:span><text:span text:style-name="T2"> </text:span><text:span text:style-name="T6">'Samel'</text:span></text:p>
      <text:p text:style-name="P5"><text:span text:style-name="T6">'60224'</text:span><text:span text:style-name="T1">,</text:span><text:span text:style-name="T2"> </text:span><text:span text:style-name="T6">'Bensaber'</text:span></text:p>
      <text:p text:style-name="P5"><text:soft-page-break/><text:span text:style-name="T6">'60249'</text:span><text:span text:style-name="T1">,</text:span><text:span text:style-name="T2"> </text:span><text:span text:style-name="T6">'Nishida'</text:span></text:p>
      <text:p text:style-name="P5"><text:span text:style-name="T6">'60267'</text:span><text:span text:style-name="T1">,</text:span><text:span text:style-name="T2"> </text:span><text:span text:style-name="T6">'Dage'</text:span></text:p>
      <text:p text:style-name="P5"><text:span text:style-name="T6">'60366'</text:span><text:span text:style-name="T1">,</text:span><text:span text:style-name="T2"> </text:span><text:span text:style-name="T6">'Kostie'</text:span></text:p>
      <text:p text:style-name="P5"><text:span text:style-name="T6">'60406'</text:span><text:span text:style-name="T1">,</text:span><text:span text:style-name="T2"> </text:span><text:span text:style-name="T6">'Sofer'</text:span></text:p>
      <text:p text:style-name="P5"><text:span text:style-name="T6">'60688'</text:span><text:span text:style-name="T1">,</text:span><text:span text:style-name="T2"> </text:span><text:span text:style-name="T6">'Zander'</text:span></text:p>
      <text:p text:style-name="P5"><text:span text:style-name="T6">'60748'</text:span><text:span text:style-name="T1">,</text:span><text:span text:style-name="T2"> </text:span><text:span text:style-name="T6">'Nagal'</text:span></text:p>
      <text:p text:style-name="P5"><text:span text:style-name="T6">'60762'</text:span><text:span text:style-name="T1">,</text:span><text:span text:style-name="T2"> </text:span><text:span text:style-name="T6">'Bernstein'</text:span></text:p>
      <text:p text:style-name="P5"><text:span text:style-name="T6">'60867'</text:span><text:span text:style-name="T1">,</text:span><text:span text:style-name="T2"> </text:span><text:span text:style-name="T6">'Poulin'</text:span></text:p>
      <text:p text:style-name="P5"><text:span text:style-name="T6">'60984'</text:span><text:span text:style-name="T1">,</text:span><text:span text:style-name="T2"> </text:span><text:span text:style-name="T6">'Emms'</text:span></text:p>
      <text:p text:style-name="P5"><text:span text:style-name="T6">'61003'</text:span><text:span text:style-name="T1">,</text:span><text:span text:style-name="T2"> </text:span><text:span text:style-name="T6">'Pietkiewicz'</text:span></text:p>
      <text:p text:style-name="P5"><text:span text:style-name="T6">'61065'</text:span><text:span text:style-name="T1">,</text:span><text:span text:style-name="T2"> </text:span><text:span text:style-name="T6">'Jovicic'</text:span></text:p>
      <text:p text:style-name="P5"><text:span text:style-name="T6">'61081'</text:span><text:span text:style-name="T1">,</text:span><text:span text:style-name="T2"> </text:span><text:span text:style-name="T6">'Bai'</text:span></text:p>
      <text:p text:style-name="P5"><text:span text:style-name="T6">'61127'</text:span><text:span text:style-name="T1">,</text:span><text:span text:style-name="T2"> </text:span><text:span text:style-name="T6">'Tuki'</text:span></text:p>
      <text:p text:style-name="P5"><text:span text:style-name="T6">'61166'</text:span><text:span text:style-name="T1">,</text:span><text:span text:style-name="T2"> </text:span><text:span text:style-name="T6">'Kangs'</text:span></text:p>
      <text:p text:style-name="P5"><text:span text:style-name="T6">'61232'</text:span><text:span text:style-name="T1">,</text:span><text:span text:style-name="T2"> </text:span><text:span text:style-name="T6">'Fukui'</text:span></text:p>
      <text:p text:style-name="P5"><text:span text:style-name="T6">'61332'</text:span><text:span text:style-name="T1">,</text:span><text:span text:style-name="T2"> </text:span><text:span text:style-name="T6">'Canon'</text:span></text:p>
      <text:p text:style-name="P5"><text:span text:style-name="T6">'61354'</text:span><text:span text:style-name="T1">,</text:span><text:span text:style-name="T2"> </text:span><text:span text:style-name="T6">'Barranco'</text:span></text:p>
      <text:p text:style-name="P5"><text:span text:style-name="T6">'61356'</text:span><text:span text:style-name="T1">,</text:span><text:span text:style-name="T2"> </text:span><text:span text:style-name="T6">'Vulp'</text:span></text:p>
      <text:p text:style-name="P5"><text:span text:style-name="T6">'61364'</text:span><text:span text:style-name="T1">,</text:span><text:span text:style-name="T2"> </text:span><text:span text:style-name="T6">'Bhavs'</text:span></text:p>
      <text:p text:style-name="P5"><text:span text:style-name="T6">'61402'</text:span><text:span text:style-name="T1">,</text:span><text:span text:style-name="T2"> </text:span><text:span text:style-name="T6">'Maity'</text:span></text:p>
      <text:p text:style-name="P5"><text:span text:style-name="T6">'61403'</text:span><text:span text:style-name="T1">,</text:span><text:span text:style-name="T2"> </text:span><text:span text:style-name="T6">'Tanno'</text:span></text:p>
      <text:p text:style-name="P5"><text:span text:style-name="T6">'61414'</text:span><text:span text:style-name="T1">,</text:span><text:span text:style-name="T2"> </text:span><text:span text:style-name="T6">'Ohyama'</text:span></text:p>
      <text:p text:style-name="P5"><text:span text:style-name="T6">'61444'</text:span><text:span text:style-name="T1">,</text:span><text:span text:style-name="T2"> </text:span><text:span text:style-name="T6">'Vries'</text:span></text:p>
      <text:p text:style-name="P5"><text:span text:style-name="T6">'61527'</text:span><text:span text:style-name="T1">,</text:span><text:span text:style-name="T2"> </text:span><text:span text:style-name="T6">'Shwartz'</text:span></text:p>
      <text:p text:style-name="P5"><text:span text:style-name="T6">'61737'</text:span><text:span text:style-name="T1">,</text:span><text:span text:style-name="T2"> </text:span><text:span text:style-name="T6">'Kissel'</text:span></text:p>
      <text:p text:style-name="P5"><text:span text:style-name="T6">'61783'</text:span><text:span text:style-name="T1">,</text:span><text:span text:style-name="T2"> </text:span><text:span text:style-name="T6">'Guyer'</text:span></text:p>
      <text:p text:style-name="P5"><text:span text:style-name="T6">'61854'</text:span><text:span text:style-name="T1">,</text:span><text:span text:style-name="T2"> </text:span><text:span text:style-name="T6">'Roytman'</text:span></text:p>
      <text:p text:style-name="P5"><text:span text:style-name="T6">'61920'</text:span><text:span text:style-name="T1">,</text:span><text:span text:style-name="T2"> </text:span><text:span text:style-name="T6">'Marcol'</text:span></text:p>
      <text:p text:style-name="P5"><text:span text:style-name="T6">'6195'</text:span><text:span text:style-name="T1">,</text:span><text:span text:style-name="T2"> </text:span><text:span text:style-name="T6">'Hartmann'</text:span></text:p>
      <text:p text:style-name="P5"><text:span text:style-name="T6">'61998'</text:span><text:span text:style-name="T1">,</text:span><text:span text:style-name="T2"> </text:span><text:span text:style-name="T6">'Sohn'</text:span></text:p>
      <text:p text:style-name="P5"><text:span text:style-name="T6">'62054'</text:span><text:span text:style-name="T1">,</text:span><text:span text:style-name="T2"> </text:span><text:span text:style-name="T6">'Wood'</text:span></text:p>
      <text:p text:style-name="P5"><text:span text:style-name="T6">'6209'</text:span><text:span text:style-name="T1">,</text:span><text:span text:style-name="T2"> </text:span><text:span text:style-name="T6">'Baccou'</text:span></text:p>
      <text:p text:style-name="P5"><text:span text:style-name="T6">'62124'</text:span><text:span text:style-name="T1">,</text:span><text:span text:style-name="T2"> </text:span><text:span text:style-name="T6">'Towsey'</text:span></text:p>
      <text:p text:style-name="P5"><text:span text:style-name="T6">'62152'</text:span><text:span text:style-name="T1">,</text:span><text:span text:style-name="T2"> </text:span><text:span text:style-name="T6">'Oba'</text:span></text:p>
      <text:p text:style-name="P5"><text:span text:style-name="T6">'62226'</text:span><text:span text:style-name="T1">,</text:span><text:span text:style-name="T2"> </text:span><text:span text:style-name="T6">'Brookh'</text:span></text:p>
      <text:p text:style-name="P5"><text:span text:style-name="T6">'62373'</text:span><text:span text:style-name="T1">,</text:span><text:span text:style-name="T2"> </text:span><text:span text:style-name="T6">'Cheed'</text:span></text:p>
      <text:p text:style-name="P5"><text:span text:style-name="T6">'62429'</text:span><text:span text:style-name="T1">,</text:span><text:span text:style-name="T2"> </text:span><text:span text:style-name="T6">'Dietzsch'</text:span></text:p>
      <text:p text:style-name="P5"><text:span text:style-name="T6">'62487'</text:span><text:span text:style-name="T1">,</text:span><text:span text:style-name="T2"> </text:span><text:span text:style-name="T6">'Durrant'</text:span></text:p>
      <text:p text:style-name="P5"><text:span text:style-name="T6">'62520'</text:span><text:span text:style-name="T1">,</text:span><text:span text:style-name="T2"> </text:span><text:span text:style-name="T6">'Im'</text:span></text:p>
      <text:p text:style-name="P5"><text:span text:style-name="T6">'62549'</text:span><text:span text:style-name="T1">,</text:span><text:span text:style-name="T2"> </text:span><text:span text:style-name="T6">'Komatsu'</text:span></text:p>
      <text:p text:style-name="P5"><text:span text:style-name="T6">'62636'</text:span><text:span text:style-name="T1">,</text:span><text:span text:style-name="T2"> </text:span><text:span text:style-name="T6">'Soni'</text:span></text:p>
      <text:p text:style-name="P5"><text:span text:style-name="T6">'62705'</text:span><text:span text:style-name="T1">,</text:span><text:span text:style-name="T2"> </text:span><text:span text:style-name="T6">'Hoffman'</text:span></text:p>
      <text:p text:style-name="P5"><text:span text:style-name="T6">'62716'</text:span><text:span text:style-name="T1">,</text:span><text:span text:style-name="T2"> </text:span><text:span text:style-name="T6">'Bocchi'</text:span></text:p>
      <text:p text:style-name="P5"><text:span text:style-name="T6">'62728'</text:span><text:span text:style-name="T1">,</text:span><text:span text:style-name="T2"> </text:span><text:span text:style-name="T6">'Camme'</text:span></text:p>
      <text:p text:style-name="P5"><text:span text:style-name="T6">'62749'</text:span><text:span text:style-name="T1">,</text:span><text:span text:style-name="T2"> </text:span><text:span text:style-name="T6">'Giroux'</text:span></text:p>
      <text:p text:style-name="P5"><text:span text:style-name="T6">'62754'</text:span><text:span text:style-name="T1">,</text:span><text:span text:style-name="T2"> </text:span><text:span text:style-name="T6">'Durrant'</text:span></text:p>
      <text:p text:style-name="P5"><text:span text:style-name="T6">'62784'</text:span><text:span text:style-name="T1">,</text:span><text:span text:style-name="T2"> </text:span><text:span text:style-name="T6">'Stylian'</text:span></text:p>
      <text:p text:style-name="P5"><text:span text:style-name="T6">'62795'</text:span><text:span text:style-name="T1">,</text:span><text:span text:style-name="T2"> </text:span><text:span text:style-name="T6">'Conradie'</text:span></text:p>
      <text:p text:style-name="P5"><text:span text:style-name="T6">'62832'</text:span><text:span text:style-name="T1">,</text:span><text:span text:style-name="T2"> </text:span><text:span text:style-name="T6">'Anderson'</text:span></text:p>
      <text:p text:style-name="P5"><text:soft-page-break/><text:span text:style-name="T6">'6287'</text:span><text:span text:style-name="T1">,</text:span><text:span text:style-name="T2"> </text:span><text:span text:style-name="T6">'Makowski'</text:span></text:p>
      <text:p text:style-name="P5"><text:span text:style-name="T6">'63039'</text:span><text:span text:style-name="T1">,</text:span><text:span text:style-name="T2"> </text:span><text:span text:style-name="T6">'Wagner'</text:span></text:p>
      <text:p text:style-name="P5"><text:span text:style-name="T6">'6304'</text:span><text:span text:style-name="T1">,</text:span><text:span text:style-name="T2"> </text:span><text:span text:style-name="T6">'Tamura'</text:span></text:p>
      <text:p text:style-name="P5"><text:span text:style-name="T6">'63040'</text:span><text:span text:style-name="T1">,</text:span><text:span text:style-name="T2"> </text:span><text:span text:style-name="T6">'Hochri'</text:span></text:p>
      <text:p text:style-name="P5"><text:span text:style-name="T6">'63090'</text:span><text:span text:style-name="T1">,</text:span><text:span text:style-name="T2"> </text:span><text:span text:style-name="T6">'Hoov'</text:span></text:p>
      <text:p text:style-name="P5"><text:span text:style-name="T6">'63243'</text:span><text:span text:style-name="T1">,</text:span><text:span text:style-name="T2"> </text:span><text:span text:style-name="T6">'Dostal'</text:span></text:p>
      <text:p text:style-name="P5"><text:span text:style-name="T6">'63288'</text:span><text:span text:style-name="T1">,</text:span><text:span text:style-name="T2"> </text:span><text:span text:style-name="T6">'Stilla'</text:span></text:p>
      <text:p text:style-name="P5"><text:span text:style-name="T6">'63289'</text:span><text:span text:style-name="T1">,</text:span><text:span text:style-name="T2"> </text:span><text:span text:style-name="T6">'So'</text:span></text:p>
      <text:p text:style-name="P5"><text:span text:style-name="T6">'63310'</text:span><text:span text:style-name="T1">,</text:span><text:span text:style-name="T2"> </text:span><text:span text:style-name="T6">'Luan'</text:span></text:p>
      <text:p text:style-name="P5"><text:span text:style-name="T6">'63361'</text:span><text:span text:style-name="T1">,</text:span><text:span text:style-name="T2"> </text:span><text:span text:style-name="T6">'Djurd'</text:span></text:p>
      <text:p text:style-name="P5"><text:span text:style-name="T6">'63390'</text:span><text:span text:style-name="T1">,</text:span><text:span text:style-name="T2"> </text:span><text:span text:style-name="T6">'Loudn'</text:span></text:p>
      <text:p text:style-name="P5"><text:span text:style-name="T6">'63449'</text:span><text:span text:style-name="T1">,</text:span><text:span text:style-name="T2"> </text:span><text:span text:style-name="T6">'Sellink'</text:span></text:p>
      <text:p text:style-name="P5"><text:span text:style-name="T6">'63489'</text:span><text:span text:style-name="T1">,</text:span><text:span text:style-name="T2"> </text:span><text:span text:style-name="T6">'Enokib'</text:span></text:p>
      <text:p text:style-name="P5"><text:span text:style-name="T6">'63502'</text:span><text:span text:style-name="T1">,</text:span><text:span text:style-name="T2"> </text:span><text:span text:style-name="T6">'Xie'</text:span></text:p>
      <text:p text:style-name="P5"><text:span text:style-name="T6">'63538'</text:span><text:span text:style-name="T1">,</text:span><text:span text:style-name="T2"> </text:span><text:span text:style-name="T6">'Pulido'</text:span></text:p>
      <text:p text:style-name="P5"><text:span text:style-name="T6">'63560'</text:span><text:span text:style-name="T1">,</text:span><text:span text:style-name="T2"> </text:span><text:span text:style-name="T6">'Gleit'</text:span></text:p>
      <text:p text:style-name="P5"><text:span text:style-name="T6">'63582'</text:span><text:span text:style-name="T1">,</text:span><text:span text:style-name="T2"> </text:span><text:span text:style-name="T6">'Fischer'</text:span></text:p>
      <text:p text:style-name="P5"><text:span text:style-name="T6">'63612'</text:span><text:span text:style-name="T1">,</text:span><text:span text:style-name="T2"> </text:span><text:span text:style-name="T6">'Duxbury'</text:span></text:p>
      <text:p text:style-name="P5"><text:span text:style-name="T6">'63645'</text:span><text:span text:style-name="T1">,</text:span><text:span text:style-name="T2"> </text:span><text:span text:style-name="T6">'Mandviwall'</text:span></text:p>
      <text:p text:style-name="P5"><text:span text:style-name="T6">'6367'</text:span><text:span text:style-name="T1">,</text:span><text:span text:style-name="T2"> </text:span><text:span text:style-name="T6">'Doisy'</text:span></text:p>
      <text:p text:style-name="P5"><text:span text:style-name="T6">'63860'</text:span><text:span text:style-name="T1">,</text:span><text:span text:style-name="T2"> </text:span><text:span text:style-name="T6">'Bayn'</text:span></text:p>
      <text:p text:style-name="P5"><text:span text:style-name="T6">'63886'</text:span><text:span text:style-name="T1">,</text:span><text:span text:style-name="T2"> </text:span><text:span text:style-name="T6">'Kuo'</text:span></text:p>
      <text:p text:style-name="P5"><text:span text:style-name="T6">'6400'</text:span><text:span text:style-name="T1">,</text:span><text:span text:style-name="T2"> </text:span><text:span text:style-name="T6">'Kelly'</text:span></text:p>
      <text:p text:style-name="P5"><text:span text:style-name="T6">'64013'</text:span><text:span text:style-name="T1">,</text:span><text:span text:style-name="T2"> </text:span><text:span text:style-name="T6">'Auriche'</text:span></text:p>
      <text:p text:style-name="P5"><text:span text:style-name="T6">'64039'</text:span><text:span text:style-name="T1">,</text:span><text:span text:style-name="T2"> </text:span><text:span text:style-name="T6">'Aarde'</text:span></text:p>
      <text:p text:style-name="P5"><text:span text:style-name="T6">'64067'</text:span><text:span text:style-name="T1">,</text:span><text:span text:style-name="T2"> </text:span><text:span text:style-name="T6">'Mennif'</text:span></text:p>
      <text:p text:style-name="P5"><text:span text:style-name="T6">'64082'</text:span><text:span text:style-name="T1">,</text:span><text:span text:style-name="T2"> </text:span><text:span text:style-name="T6">'Boyle'</text:span></text:p>
      <text:p text:style-name="P5"><text:span text:style-name="T6">'64121'</text:span><text:span text:style-name="T1">,</text:span><text:span text:style-name="T2"> </text:span><text:span text:style-name="T6">'Mansint'</text:span></text:p>
      <text:p text:style-name="P5"><text:span text:style-name="T6">'64138'</text:span><text:span text:style-name="T1">,</text:span><text:span text:style-name="T2"> </text:span><text:span text:style-name="T6">'Doran'</text:span></text:p>
      <text:p text:style-name="P5"><text:span text:style-name="T6">'64140'</text:span><text:span text:style-name="T1">,</text:span><text:span text:style-name="T2"> </text:span><text:span text:style-name="T6">'Tiroz'</text:span></text:p>
      <text:p text:style-name="P5"><text:span text:style-name="T6">'64155'</text:span><text:span text:style-name="T1">,</text:span><text:span text:style-name="T2"> </text:span><text:span text:style-name="T6">'Midu'</text:span></text:p>
      <text:p text:style-name="P5"><text:span text:style-name="T6">'64164'</text:span><text:span text:style-name="T1">,</text:span><text:span text:style-name="T2"> </text:span><text:span text:style-name="T6">'Zander'</text:span></text:p>
      <text:p text:style-name="P5"><text:span text:style-name="T6">'64169'</text:span><text:span text:style-name="T1">,</text:span><text:span text:style-name="T2"> </text:span><text:span text:style-name="T6">'Lucas'</text:span></text:p>
      <text:p text:style-name="P5"><text:span text:style-name="T6">'64192'</text:span><text:span text:style-name="T1">,</text:span><text:span text:style-name="T2"> </text:span><text:span text:style-name="T6">'Pradhan'</text:span></text:p>
      <text:p text:style-name="P5"><text:span text:style-name="T6">'64196'</text:span><text:span text:style-name="T1">,</text:span><text:span text:style-name="T2"> </text:span><text:span text:style-name="T6">'Rioult'</text:span></text:p>
      <text:p text:style-name="P5"><text:span text:style-name="T6">'64222'</text:span><text:span text:style-name="T1">,</text:span><text:span text:style-name="T2"> </text:span><text:span text:style-name="T6">'Namer'</text:span></text:p>
      <text:p text:style-name="P5"><text:span text:style-name="T6">'64249'</text:span><text:span text:style-name="T1">,</text:span><text:span text:style-name="T2"> </text:span><text:span text:style-name="T6">'Kalantari'</text:span></text:p>
      <text:p text:style-name="P5"><text:span text:style-name="T6">'64259'</text:span><text:span text:style-name="T1">,</text:span><text:span text:style-name="T2"> </text:span><text:span text:style-name="T6">'Busch'</text:span></text:p>
      <text:p text:style-name="P5"><text:span text:style-name="T6">'64297'</text:span><text:span text:style-name="T1">,</text:span><text:span text:style-name="T2"> </text:span><text:span text:style-name="T6">'Desp'</text:span></text:p>
      <text:p text:style-name="P5"><text:span text:style-name="T6">'64401'</text:span><text:span text:style-name="T1">,</text:span><text:span text:style-name="T2"> </text:span><text:span text:style-name="T6">'Larion'</text:span></text:p>
      <text:p text:style-name="P5"><text:span text:style-name="T6">'645'</text:span><text:span text:style-name="T1">,</text:span><text:span text:style-name="T2"> </text:span><text:span text:style-name="T6">'Kane'</text:span></text:p>
      <text:p text:style-name="P5"><text:span text:style-name="T6">'64550'</text:span><text:span text:style-name="T1">,</text:span><text:span text:style-name="T2"> </text:span><text:span text:style-name="T6">'Kubo'</text:span></text:p>
      <text:p text:style-name="P5"><text:span text:style-name="T6">'64593'</text:span><text:span text:style-name="T1">,</text:span><text:span text:style-name="T2"> </text:span><text:span text:style-name="T6">'Kamez'</text:span></text:p>
      <text:p text:style-name="P5"><text:span text:style-name="T6">'64642'</text:span><text:span text:style-name="T1">,</text:span><text:span text:style-name="T2"> </text:span><text:span text:style-name="T6">'Murdock'</text:span></text:p>
      <text:p text:style-name="P5"><text:span text:style-name="T6">'64724'</text:span><text:span text:style-name="T1">,</text:span><text:span text:style-name="T2"> </text:span><text:span text:style-name="T6">'Deupree'</text:span></text:p>
      <text:p text:style-name="P5"><text:span text:style-name="T6">'64731'</text:span><text:span text:style-name="T1">,</text:span><text:span text:style-name="T2"> </text:span><text:span text:style-name="T6">'Yuanq'</text:span></text:p>
      <text:p text:style-name="P5"><text:span text:style-name="T6">'6474'</text:span><text:span text:style-name="T1">,</text:span><text:span text:style-name="T2"> </text:span><text:span text:style-name="T6">'Rossettin'</text:span></text:p>
      <text:p text:style-name="P5"><text:span text:style-name="T6">'64820'</text:span><text:span text:style-name="T1">,</text:span><text:span text:style-name="T2"> </text:span><text:span text:style-name="T6">'Hendrickson'</text:span></text:p>
      <text:p text:style-name="P5"><text:span text:style-name="T6">'64893'</text:span><text:span text:style-name="T1">,</text:span><text:span text:style-name="T2"> </text:span><text:span text:style-name="T6">'Katzenb'</text:span></text:p>
      <text:p text:style-name="P5"><text:soft-page-break/><text:span text:style-name="T6">'64914'</text:span><text:span text:style-name="T1">,</text:span><text:span text:style-name="T2"> </text:span><text:span text:style-name="T6">'Lembr'</text:span></text:p>
      <text:p text:style-name="P5"><text:span text:style-name="T6">'64934'</text:span><text:span text:style-name="T1">,</text:span><text:span text:style-name="T2"> </text:span><text:span text:style-name="T6">'Halbert'</text:span></text:p>
      <text:p text:style-name="P5"><text:span text:style-name="T6">'64938'</text:span><text:span text:style-name="T1">,</text:span><text:span text:style-name="T2"> </text:span><text:span text:style-name="T6">'Kaep'</text:span></text:p>
      <text:p text:style-name="P5"><text:span text:style-name="T6">'64945'</text:span><text:span text:style-name="T1">,</text:span><text:span text:style-name="T2"> </text:span><text:span text:style-name="T6">'Gall'</text:span></text:p>
      <text:p text:style-name="P5"><text:span text:style-name="T6">'65038'</text:span><text:span text:style-name="T1">,</text:span><text:span text:style-name="T2"> </text:span><text:span text:style-name="T6">'Papakir'</text:span></text:p>
      <text:p text:style-name="P5"><text:span text:style-name="T6">'65056'</text:span><text:span text:style-name="T1">,</text:span><text:span text:style-name="T2"> </text:span><text:span text:style-name="T6">'Kean'</text:span></text:p>
      <text:p text:style-name="P5"><text:span text:style-name="T6">'65101'</text:span><text:span text:style-name="T1">,</text:span><text:span text:style-name="T2"> </text:span><text:span text:style-name="T6">'Spengler'</text:span></text:p>
      <text:p text:style-name="P5"><text:span text:style-name="T6">'65121'</text:span><text:span text:style-name="T1">,</text:span><text:span text:style-name="T2"> </text:span><text:span text:style-name="T6">'Winter'</text:span></text:p>
      <text:p text:style-name="P5"><text:span text:style-name="T6">'65144'</text:span><text:span text:style-name="T1">,</text:span><text:span text:style-name="T2"> </text:span><text:span text:style-name="T6">'Butler'</text:span></text:p>
      <text:p text:style-name="P5"><text:span text:style-name="T6">'65190'</text:span><text:span text:style-name="T1">,</text:span><text:span text:style-name="T2"> </text:span><text:span text:style-name="T6">'Dumas'</text:span></text:p>
      <text:p text:style-name="P5"><text:span text:style-name="T6">'65205'</text:span><text:span text:style-name="T1">,</text:span><text:span text:style-name="T2"> </text:span><text:span text:style-name="T6">'Sauer'</text:span></text:p>
      <text:p text:style-name="P5"><text:span text:style-name="T6">'65208'</text:span><text:span text:style-name="T1">,</text:span><text:span text:style-name="T2"> </text:span><text:span text:style-name="T6">'Farahvash'</text:span></text:p>
      <text:p text:style-name="P5"><text:span text:style-name="T6">'6523'</text:span><text:span text:style-name="T1">,</text:span><text:span text:style-name="T2"> </text:span><text:span text:style-name="T6">'Karlsson'</text:span></text:p>
      <text:p text:style-name="P5"><text:span text:style-name="T6">'65241'</text:span><text:span text:style-name="T1">,</text:span><text:span text:style-name="T2"> </text:span><text:span text:style-name="T6">'Riser'</text:span></text:p>
      <text:p text:style-name="P5"><text:span text:style-name="T6">'65258'</text:span><text:span text:style-name="T1">,</text:span><text:span text:style-name="T2"> </text:span><text:span text:style-name="T6">'Tian'</text:span></text:p>
      <text:p text:style-name="P5"><text:span text:style-name="T6">'65299'</text:span><text:span text:style-name="T1">,</text:span><text:span text:style-name="T2"> </text:span><text:span text:style-name="T6">'Schwarze'</text:span></text:p>
      <text:p text:style-name="P5"><text:span text:style-name="T6">'65329'</text:span><text:span text:style-name="T1">,</text:span><text:span text:style-name="T2"> </text:span><text:span text:style-name="T6">'Benson'</text:span></text:p>
      <text:p text:style-name="P5"><text:span text:style-name="T6">'65396'</text:span><text:span text:style-name="T1">,</text:span><text:span text:style-name="T2"> </text:span><text:span text:style-name="T6">'Rossos'</text:span></text:p>
      <text:p text:style-name="P5"><text:span text:style-name="T6">'65400'</text:span><text:span text:style-name="T1">,</text:span><text:span text:style-name="T2"> </text:span><text:span text:style-name="T6">'Horecz'</text:span></text:p>
      <text:p text:style-name="P5"><text:span text:style-name="T6">'65433'</text:span><text:span text:style-name="T1">,</text:span><text:span text:style-name="T2"> </text:span><text:span text:style-name="T6">'Stratulat'</text:span></text:p>
      <text:p text:style-name="P5"><text:span text:style-name="T6">'65438'</text:span><text:span text:style-name="T1">,</text:span><text:span text:style-name="T2"> </text:span><text:span text:style-name="T6">'Saad'</text:span></text:p>
      <text:p text:style-name="P5"><text:span text:style-name="T6">'65443'</text:span><text:span text:style-name="T1">,</text:span><text:span text:style-name="T2"> </text:span><text:span text:style-name="T6">'Yagit'</text:span></text:p>
      <text:p text:style-name="P5"><text:span text:style-name="T6">'65563'</text:span><text:span text:style-name="T1">,</text:span><text:span text:style-name="T2"> </text:span><text:span text:style-name="T6">'Bawa'</text:span></text:p>
      <text:p text:style-name="P5"><text:span text:style-name="T6">'65676'</text:span><text:span text:style-name="T1">,</text:span><text:span text:style-name="T2"> </text:span><text:span text:style-name="T6">'Aufr'</text:span></text:p>
      <text:p text:style-name="P5"><text:span text:style-name="T6">'65681'</text:span><text:span text:style-name="T1">,</text:span><text:span text:style-name="T2"> </text:span><text:span text:style-name="T6">'Roses'</text:span></text:p>
      <text:p text:style-name="P5"><text:span text:style-name="T6">'65688'</text:span><text:span text:style-name="T1">,</text:span><text:span text:style-name="T2"> </text:span><text:span text:style-name="T6">'Loudn'</text:span></text:p>
      <text:p text:style-name="P5"><text:span text:style-name="T6">'65703'</text:span><text:span text:style-name="T1">,</text:span><text:span text:style-name="T2"> </text:span><text:span text:style-name="T6">'Goldman'</text:span></text:p>
      <text:p text:style-name="P5"><text:span text:style-name="T6">'65714'</text:span><text:span text:style-name="T1">,</text:span><text:span text:style-name="T2"> </text:span><text:span text:style-name="T6">'Hughes'</text:span></text:p>
      <text:p text:style-name="P5"><text:span text:style-name="T6">'65715'</text:span><text:span text:style-name="T1">,</text:span><text:span text:style-name="T2"> </text:span><text:span text:style-name="T6">'Novak'</text:span></text:p>
      <text:p text:style-name="P5"><text:span text:style-name="T6">'65753'</text:span><text:span text:style-name="T1">,</text:span><text:span text:style-name="T2"> </text:span><text:span text:style-name="T6">'Planti'</text:span></text:p>
      <text:p text:style-name="P5"><text:span text:style-name="T6">'65901'</text:span><text:span text:style-name="T1">,</text:span><text:span text:style-name="T2"> </text:span><text:span text:style-name="T6">'Shishkin'</text:span></text:p>
      <text:p text:style-name="P5"><text:span text:style-name="T6">'65979'</text:span><text:span text:style-name="T1">,</text:span><text:span text:style-name="T2"> </text:span><text:span text:style-name="T6">'Chenu'</text:span></text:p>
      <text:p text:style-name="P5"><text:span text:style-name="T6">'65987'</text:span><text:span text:style-name="T1">,</text:span><text:span text:style-name="T2"> </text:span><text:span text:style-name="T6">'Morrison'</text:span></text:p>
      <text:p text:style-name="P5"><text:span text:style-name="T6">'66008'</text:span><text:span text:style-name="T1">,</text:span><text:span text:style-name="T2"> </text:span><text:span text:style-name="T6">'Szczerban'</text:span></text:p>
      <text:p text:style-name="P5"><text:span text:style-name="T6">'66054'</text:span><text:span text:style-name="T1">,</text:span><text:span text:style-name="T2"> </text:span><text:span text:style-name="T6">'Crick'</text:span></text:p>
      <text:p text:style-name="P5"><text:span text:style-name="T6">'66090'</text:span><text:span text:style-name="T1">,</text:span><text:span text:style-name="T2"> </text:span><text:span text:style-name="T6">'Brochhause'</text:span></text:p>
      <text:p text:style-name="P5"><text:span text:style-name="T6">'66106'</text:span><text:span text:style-name="T1">,</text:span><text:span text:style-name="T2"> </text:span><text:span text:style-name="T6">'Malagoli'</text:span></text:p>
      <text:p text:style-name="P5"><text:span text:style-name="T6">'66212'</text:span><text:span text:style-name="T1">,</text:span><text:span text:style-name="T2"> </text:span><text:span text:style-name="T6">'Kurt'</text:span></text:p>
      <text:p text:style-name="P5"><text:span text:style-name="T6">'66229'</text:span><text:span text:style-name="T1">,</text:span><text:span text:style-name="T2"> </text:span><text:span text:style-name="T6">'Qvi'</text:span></text:p>
      <text:p text:style-name="P5"><text:span text:style-name="T6">'66259'</text:span><text:span text:style-name="T1">,</text:span><text:span text:style-name="T2"> </text:span><text:span text:style-name="T6">'Schulman'</text:span></text:p>
      <text:p text:style-name="P5"><text:span text:style-name="T6">'66269'</text:span><text:span text:style-name="T1">,</text:span><text:span text:style-name="T2"> </text:span><text:span text:style-name="T6">'Hsueh'</text:span></text:p>
      <text:p text:style-name="P5"><text:span text:style-name="T6">'66279'</text:span><text:span text:style-name="T1">,</text:span><text:span text:style-name="T2"> </text:span><text:span text:style-name="T6">'Reynolds'</text:span></text:p>
      <text:p text:style-name="P5"><text:span text:style-name="T6">'66281'</text:span><text:span text:style-name="T1">,</text:span><text:span text:style-name="T2"> </text:span><text:span text:style-name="T6">'Schelten'</text:span></text:p>
      <text:p text:style-name="P5"><text:span text:style-name="T6">'66293'</text:span><text:span text:style-name="T1">,</text:span><text:span text:style-name="T2"> </text:span><text:span text:style-name="T6">'Gibson'</text:span></text:p>
      <text:p text:style-name="P5"><text:span text:style-name="T6">'66356'</text:span><text:span text:style-name="T1">,</text:span><text:span text:style-name="T2"> </text:span><text:span text:style-name="T6">'Xi'</text:span></text:p>
      <text:p text:style-name="P5"><text:span text:style-name="T6">'66469'</text:span><text:span text:style-name="T1">,</text:span><text:span text:style-name="T2"> </text:span><text:span text:style-name="T6">'Komori'</text:span></text:p>
      <text:p text:style-name="P5"><text:span text:style-name="T6">'66484'</text:span><text:span text:style-name="T1">,</text:span><text:span text:style-name="T2"> </text:span><text:span text:style-name="T6">'Amberg'</text:span></text:p>
      <text:p text:style-name="P5"><text:span text:style-name="T6">'66494'</text:span><text:span text:style-name="T1">,</text:span><text:span text:style-name="T2"> </text:span><text:span text:style-name="T6">'Shevade'</text:span></text:p>
      <text:p text:style-name="P5"><text:span text:style-name="T6">'66495'</text:span><text:span text:style-name="T1">,</text:span><text:span text:style-name="T2"> </text:span><text:span text:style-name="T6">'Michel'</text:span></text:p>
      <text:p text:style-name="P5"><text:soft-page-break/><text:span text:style-name="T6">'667'</text:span><text:span text:style-name="T1">,</text:span><text:span text:style-name="T2"> </text:span><text:span text:style-name="T6">'Goldman'</text:span></text:p>
      <text:p text:style-name="P5"><text:span text:style-name="T6">'6673'</text:span><text:span text:style-name="T1">,</text:span><text:span text:style-name="T2"> </text:span><text:span text:style-name="T6">'Bernhart'</text:span></text:p>
      <text:p text:style-name="P5"><text:span text:style-name="T6">'66753'</text:span><text:span text:style-name="T1">,</text:span><text:span text:style-name="T2"> </text:span><text:span text:style-name="T6">'Mazzat'</text:span></text:p>
      <text:p text:style-name="P5"><text:span text:style-name="T6">'66763'</text:span><text:span text:style-name="T1">,</text:span><text:span text:style-name="T2"> </text:span><text:span text:style-name="T6">'Wilks'</text:span></text:p>
      <text:p text:style-name="P5"><text:span text:style-name="T6">'66813'</text:span><text:span text:style-name="T1">,</text:span><text:span text:style-name="T2"> </text:span><text:span text:style-name="T6">'Spengler'</text:span></text:p>
      <text:p text:style-name="P5"><text:span text:style-name="T6">'66969'</text:span><text:span text:style-name="T1">,</text:span><text:span text:style-name="T2"> </text:span><text:span text:style-name="T6">'Sui'</text:span></text:p>
      <text:p text:style-name="P5"><text:span text:style-name="T6">'67017'</text:span><text:span text:style-name="T1">,</text:span><text:span text:style-name="T2"> </text:span><text:span text:style-name="T6">'Westervelt'</text:span></text:p>
      <text:p text:style-name="P5"><text:span text:style-name="T6">'67018'</text:span><text:span text:style-name="T1">,</text:span><text:span text:style-name="T2"> </text:span><text:span text:style-name="T6">'Catona'</text:span></text:p>
      <text:p text:style-name="P5"><text:span text:style-name="T6">'67021'</text:span><text:span text:style-name="T1">,</text:span><text:span text:style-name="T2"> </text:span><text:span text:style-name="T6">'Chenu'</text:span></text:p>
      <text:p text:style-name="P5"><text:span text:style-name="T6">'67024'</text:span><text:span text:style-name="T1">,</text:span><text:span text:style-name="T2"> </text:span><text:span text:style-name="T6">'Aufr'</text:span></text:p>
      <text:p text:style-name="P5"><text:span text:style-name="T6">'67033'</text:span><text:span text:style-name="T1">,</text:span><text:span text:style-name="T2"> </text:span><text:span text:style-name="T6">'Yun'</text:span></text:p>
      <text:p text:style-name="P5"><text:span text:style-name="T6">'67051'</text:span><text:span text:style-name="T1">,</text:span><text:span text:style-name="T2"> </text:span><text:span text:style-name="T6">'Labroc'</text:span></text:p>
      <text:p text:style-name="P5"><text:span text:style-name="T6">'6710'</text:span><text:span text:style-name="T1">,</text:span><text:span text:style-name="T2"> </text:span><text:span text:style-name="T6">'Matli'</text:span></text:p>
      <text:p text:style-name="P5"><text:span text:style-name="T6">'6712'</text:span><text:span text:style-name="T1">,</text:span><text:span text:style-name="T2"> </text:span><text:span text:style-name="T6">'Westphal'</text:span></text:p>
      <text:p text:style-name="P5"><text:span text:style-name="T6">'67146'</text:span><text:span text:style-name="T1">,</text:span><text:span text:style-name="T2"> </text:span><text:span text:style-name="T6">'Scherze'</text:span></text:p>
      <text:p text:style-name="P5"><text:span text:style-name="T6">'67222'</text:span><text:span text:style-name="T1">,</text:span><text:span text:style-name="T2"> </text:span><text:span text:style-name="T6">'Andrews'</text:span></text:p>
      <text:p text:style-name="P5"><text:span text:style-name="T6">'6729'</text:span><text:span text:style-name="T1">,</text:span><text:span text:style-name="T2"> </text:span><text:span text:style-name="T6">'Heilprin'</text:span></text:p>
      <text:p text:style-name="P5"><text:span text:style-name="T6">'67293'</text:span><text:span text:style-name="T1">,</text:span><text:span text:style-name="T2"> </text:span><text:span text:style-name="T6">'Ueno'</text:span></text:p>
      <text:p text:style-name="P5"><text:span text:style-name="T6">'67310'</text:span><text:span text:style-name="T1">,</text:span><text:span text:style-name="T2"> </text:span><text:span text:style-name="T6">'Lindner'</text:span></text:p>
      <text:p text:style-name="P5"><text:span text:style-name="T6">'67340'</text:span><text:span text:style-name="T1">,</text:span><text:span text:style-name="T2"> </text:span><text:span text:style-name="T6">'Dubu'</text:span></text:p>
      <text:p text:style-name="P5"><text:span text:style-name="T6">'67371'</text:span><text:span text:style-name="T1">,</text:span><text:span text:style-name="T2"> </text:span><text:span text:style-name="T6">'Garcia-Ferr'</text:span></text:p>
      <text:p text:style-name="P5"><text:span text:style-name="T6">'67407'</text:span><text:span text:style-name="T1">,</text:span><text:span text:style-name="T2"> </text:span><text:span text:style-name="T6">'Yoneda'</text:span></text:p>
      <text:p text:style-name="P5"><text:span text:style-name="T6">'67425'</text:span><text:span text:style-name="T1">,</text:span><text:span text:style-name="T2"> </text:span><text:span text:style-name="T6">'Cooper'</text:span></text:p>
      <text:p text:style-name="P5"><text:span text:style-name="T6">'67436'</text:span><text:span text:style-name="T1">,</text:span><text:span text:style-name="T2"> </text:span><text:span text:style-name="T6">'LaCo'</text:span></text:p>
      <text:p text:style-name="P5"><text:span text:style-name="T6">'67514'</text:span><text:span text:style-name="T1">,</text:span><text:span text:style-name="T2"> </text:span><text:span text:style-name="T6">'Psil'</text:span></text:p>
      <text:p text:style-name="P5"><text:span text:style-name="T6">'67542'</text:span><text:span text:style-name="T1">,</text:span><text:span text:style-name="T2"> </text:span><text:span text:style-name="T6">'Jones'</text:span></text:p>
      <text:p text:style-name="P5"><text:span text:style-name="T6">'67560'</text:span><text:span text:style-name="T1">,</text:span><text:span text:style-name="T2"> </text:span><text:span text:style-name="T6">'Sandberg'</text:span></text:p>
      <text:p text:style-name="P5"><text:span text:style-name="T6">'67583'</text:span><text:span text:style-name="T1">,</text:span><text:span text:style-name="T2"> </text:span><text:span text:style-name="T6">'Senn'</text:span></text:p>
      <text:p text:style-name="P5"><text:span text:style-name="T6">'67655'</text:span><text:span text:style-name="T1">,</text:span><text:span text:style-name="T2"> </text:span><text:span text:style-name="T6">'Kuch'</text:span></text:p>
      <text:p text:style-name="P5"><text:span text:style-name="T6">'67657'</text:span><text:span text:style-name="T1">,</text:span><text:span text:style-name="T2"> </text:span><text:span text:style-name="T6">'Beeu'</text:span></text:p>
      <text:p text:style-name="P5"><text:span text:style-name="T6">'67660'</text:span><text:span text:style-name="T1">,</text:span><text:span text:style-name="T2"> </text:span><text:span text:style-name="T6">'Newitt'</text:span></text:p>
      <text:p text:style-name="P5"><text:span text:style-name="T6">'67725'</text:span><text:span text:style-name="T1">,</text:span><text:span text:style-name="T2"> </text:span><text:span text:style-name="T6">'Yamamoto'</text:span></text:p>
      <text:p text:style-name="P5"><text:span text:style-name="T6">'67793'</text:span><text:span text:style-name="T1">,</text:span><text:span text:style-name="T2"> </text:span><text:span text:style-name="T6">'Pigd'</text:span></text:p>
      <text:p text:style-name="P5"><text:span text:style-name="T6">'67810'</text:span><text:span text:style-name="T1">,</text:span><text:span text:style-name="T2"> </text:span><text:span text:style-name="T6">'Forestiero'</text:span></text:p>
      <text:p text:style-name="P5"><text:span text:style-name="T6">'68010'</text:span><text:span text:style-name="T1">,</text:span><text:span text:style-name="T2"> </text:span><text:span text:style-name="T6">'Blecken'</text:span></text:p>
      <text:p text:style-name="P5"><text:span text:style-name="T6">'68070'</text:span><text:span text:style-name="T1">,</text:span><text:span text:style-name="T2"> </text:span><text:span text:style-name="T6">'Cameron'</text:span></text:p>
      <text:p text:style-name="P5"><text:span text:style-name="T6">'68096'</text:span><text:span text:style-name="T1">,</text:span><text:span text:style-name="T2"> </text:span><text:span text:style-name="T6">'Teo'</text:span></text:p>
      <text:p text:style-name="P5"><text:span text:style-name="T6">'68150'</text:span><text:span text:style-name="T1">,</text:span><text:span text:style-name="T2"> </text:span><text:span text:style-name="T6">'Kim'</text:span></text:p>
      <text:p text:style-name="P5"><text:span text:style-name="T6">'68242'</text:span><text:span text:style-name="T1">,</text:span><text:span text:style-name="T2"> </text:span><text:span text:style-name="T6">'Hugo'</text:span></text:p>
      <text:p text:style-name="P5"><text:span text:style-name="T6">'68248'</text:span><text:span text:style-name="T1">,</text:span><text:span text:style-name="T2"> </text:span><text:span text:style-name="T6">'Tillmann'</text:span></text:p>
      <text:p text:style-name="P5"><text:span text:style-name="T6">'68263'</text:span><text:span text:style-name="T1">,</text:span><text:span text:style-name="T2"> </text:span><text:span text:style-name="T6">'Roessler'</text:span></text:p>
      <text:p text:style-name="P5"><text:span text:style-name="T6">'68278'</text:span><text:span text:style-name="T1">,</text:span><text:span text:style-name="T2"> </text:span><text:span text:style-name="T6">'Becker'</text:span></text:p>
      <text:p text:style-name="P5"><text:span text:style-name="T6">'68280'</text:span><text:span text:style-name="T1">,</text:span><text:span text:style-name="T2"> </text:span><text:span text:style-name="T6">'Shuming'</text:span></text:p>
      <text:p text:style-name="P5"><text:span text:style-name="T6">'68330'</text:span><text:span text:style-name="T1">,</text:span><text:span text:style-name="T2"> </text:span><text:span text:style-name="T6">'Soisalon-Soininen'</text:span></text:p>
      <text:p text:style-name="P5"><text:span text:style-name="T6">'68395'</text:span><text:span text:style-name="T1">,</text:span><text:span text:style-name="T2"> </text:span><text:span text:style-name="T6">'Jessup'</text:span></text:p>
      <text:p text:style-name="P5"><text:span text:style-name="T6">'68396'</text:span><text:span text:style-name="T1">,</text:span><text:span text:style-name="T2"> </text:span><text:span text:style-name="T6">'Klimasauskas'</text:span></text:p>
      <text:p text:style-name="P5"><text:span text:style-name="T6">'68453'</text:span><text:span text:style-name="T1">,</text:span><text:span text:style-name="T2"> </text:span><text:span text:style-name="T6">'Kjellmer'</text:span></text:p>
      <text:p text:style-name="P5"><text:span text:style-name="T6">'68516'</text:span><text:span text:style-name="T1">,</text:span><text:span text:style-name="T2"> </text:span><text:span text:style-name="T6">'Kouan'</text:span></text:p>
      <text:p text:style-name="P5"><text:span text:style-name="T6">'68554'</text:span><text:span text:style-name="T1">,</text:span><text:span text:style-name="T2"> </text:span><text:span text:style-name="T6">'Larsson'</text:span></text:p>
      <text:p text:style-name="P5"><text:soft-page-break/><text:span text:style-name="T6">'68649'</text:span><text:span text:style-name="T1">,</text:span><text:span text:style-name="T2"> </text:span><text:span text:style-name="T6">'Klug'</text:span></text:p>
      <text:p text:style-name="P5"><text:span text:style-name="T6">'68712'</text:span><text:span text:style-name="T1">,</text:span><text:span text:style-name="T2"> </text:span><text:span text:style-name="T6">'Hill'</text:span></text:p>
      <text:p text:style-name="P5"><text:span text:style-name="T6">'68720'</text:span><text:span text:style-name="T1">,</text:span><text:span text:style-name="T2"> </text:span><text:span text:style-name="T6">'Gordon'</text:span></text:p>
      <text:p text:style-name="P5"><text:span text:style-name="T6">'68779'</text:span><text:span text:style-name="T1">,</text:span><text:span text:style-name="T2"> </text:span><text:span text:style-name="T6">'Harmon'</text:span></text:p>
      <text:p text:style-name="P5"><text:span text:style-name="T6">'6895'</text:span><text:span text:style-name="T1">,</text:span><text:span text:style-name="T2"> </text:span><text:span text:style-name="T6">'Portillo'</text:span></text:p>
      <text:p text:style-name="P5"><text:span text:style-name="T6">'68999'</text:span><text:span text:style-name="T1">,</text:span><text:span text:style-name="T2"> </text:span><text:span text:style-name="T6">'Greve'</text:span></text:p>
      <text:p text:style-name="P5"><text:span text:style-name="T6">'69081'</text:span><text:span text:style-name="T1">,</text:span><text:span text:style-name="T2"> </text:span><text:span text:style-name="T6">'Stratulat'</text:span></text:p>
      <text:p text:style-name="P5"><text:span text:style-name="T6">'69122'</text:span><text:span text:style-name="T1">,</text:span><text:span text:style-name="T2"> </text:span><text:span text:style-name="T6">'Epstein'</text:span></text:p>
      <text:p text:style-name="P5"><text:span text:style-name="T6">'69132'</text:span><text:span text:style-name="T1">,</text:span><text:span text:style-name="T2"> </text:span><text:span text:style-name="T6">'Sciore'</text:span></text:p>
      <text:p text:style-name="P5"><text:span text:style-name="T6">'69222'</text:span><text:span text:style-name="T1">,</text:span><text:span text:style-name="T2"> </text:span><text:span text:style-name="T6">'Albuquerque'</text:span></text:p>
      <text:p text:style-name="P5"><text:span text:style-name="T6">'69225'</text:span><text:span text:style-name="T1">,</text:span><text:span text:style-name="T2"> </text:span><text:span text:style-name="T6">'Mejia'</text:span></text:p>
      <text:p text:style-name="P5"><text:span text:style-name="T6">'69230'</text:span><text:span text:style-name="T1">,</text:span><text:span text:style-name="T2"> </text:span><text:span text:style-name="T6">'Masum'</text:span></text:p>
      <text:p text:style-name="P5"><text:span text:style-name="T6">'69241'</text:span><text:span text:style-name="T1">,</text:span><text:span text:style-name="T2"> </text:span><text:span text:style-name="T6">'Kannan'</text:span></text:p>
      <text:p text:style-name="P5"><text:span text:style-name="T6">'69285'</text:span><text:span text:style-name="T1">,</text:span><text:span text:style-name="T2"> </text:span><text:span text:style-name="T6">'Zaharak'</text:span></text:p>
      <text:p text:style-name="P5"><text:span text:style-name="T6">'69307'</text:span><text:span text:style-name="T1">,</text:span><text:span text:style-name="T2"> </text:span><text:span text:style-name="T6">'Gierl'</text:span></text:p>
      <text:p text:style-name="P5"><text:span text:style-name="T6">'69471'</text:span><text:span text:style-name="T1">,</text:span><text:span text:style-name="T2"> </text:span><text:span text:style-name="T6">'Aly'</text:span></text:p>
      <text:p text:style-name="P5"><text:span text:style-name="T6">'69521'</text:span><text:span text:style-name="T1">,</text:span><text:span text:style-name="T2"> </text:span><text:span text:style-name="T6">'Greenbaum'</text:span></text:p>
      <text:p text:style-name="P5"><text:span text:style-name="T6">'69581'</text:span><text:span text:style-name="T1">,</text:span><text:span text:style-name="T2"> </text:span><text:span text:style-name="T6">'Prabhakaran'</text:span></text:p>
      <text:p text:style-name="P5"><text:span text:style-name="T6">'69628'</text:span><text:span text:style-name="T1">,</text:span><text:span text:style-name="T2"> </text:span><text:span text:style-name="T6">'Bouamama'</text:span></text:p>
      <text:p text:style-name="P5"><text:span text:style-name="T6">'69632'</text:span><text:span text:style-name="T1">,</text:span><text:span text:style-name="T2"> </text:span><text:span text:style-name="T6">'Gibbs'</text:span></text:p>
      <text:p text:style-name="P5"><text:span text:style-name="T6">'69679'</text:span><text:span text:style-name="T1">,</text:span><text:span text:style-name="T2"> </text:span><text:span text:style-name="T6">'Ramírez'</text:span></text:p>
      <text:p text:style-name="P5"><text:span text:style-name="T6">'69730'</text:span><text:span text:style-name="T1">,</text:span><text:span text:style-name="T2"> </text:span><text:span text:style-name="T6">'Peip'</text:span></text:p>
      <text:p text:style-name="P5"><text:span text:style-name="T6">'69732'</text:span><text:span text:style-name="T1">,</text:span><text:span text:style-name="T2"> </text:span><text:span text:style-name="T6">'Barbosa'</text:span></text:p>
      <text:p text:style-name="P5"><text:span text:style-name="T6">'69747'</text:span><text:span text:style-name="T1">,</text:span><text:span text:style-name="T2"> </text:span><text:span text:style-name="T6">'Beichn'</text:span></text:p>
      <text:p text:style-name="P5"><text:span text:style-name="T6">'69752'</text:span><text:span text:style-name="T1">,</text:span><text:span text:style-name="T2"> </text:span><text:span text:style-name="T6">'Tan'</text:span></text:p>
      <text:p text:style-name="P5"><text:span text:style-name="T6">'69758'</text:span><text:span text:style-name="T1">,</text:span><text:span text:style-name="T2"> </text:span><text:span text:style-name="T6">'Baroni'</text:span></text:p>
      <text:p text:style-name="P5"><text:span text:style-name="T6">'69783'</text:span><text:span text:style-name="T1">,</text:span><text:span text:style-name="T2"> </text:span><text:span text:style-name="T6">'Putru'</text:span></text:p>
      <text:p text:style-name="P5"><text:span text:style-name="T6">'69850'</text:span><text:span text:style-name="T1">,</text:span><text:span text:style-name="T2"> </text:span><text:span text:style-name="T6">'Alexandri'</text:span></text:p>
      <text:p text:style-name="P5"><text:span text:style-name="T6">'69853'</text:span><text:span text:style-name="T1">,</text:span><text:span text:style-name="T2"> </text:span><text:span text:style-name="T6">'Boken'</text:span></text:p>
      <text:p text:style-name="P5"><text:span text:style-name="T6">'6990'</text:span><text:span text:style-name="T1">,</text:span><text:span text:style-name="T2"> </text:span><text:span text:style-name="T6">'Hoshi'</text:span></text:p>
      <text:p text:style-name="P5"><text:span text:style-name="T6">'69952'</text:span><text:span text:style-name="T1">,</text:span><text:span text:style-name="T2"> </text:span><text:span text:style-name="T6">'Muñoz'</text:span></text:p>
      <text:p text:style-name="P5"><text:span text:style-name="T6">'69960'</text:span><text:span text:style-name="T1">,</text:span><text:span text:style-name="T2"> </text:span><text:span text:style-name="T6">'Raïev'</text:span></text:p>
      <text:p text:style-name="P5"><text:span text:style-name="T6">'70021'</text:span><text:span text:style-name="T1">,</text:span><text:span text:style-name="T2"> </text:span><text:span text:style-name="T6">'Aydin'</text:span></text:p>
      <text:p text:style-name="P5"><text:span text:style-name="T6">'70061'</text:span><text:span text:style-name="T1">,</text:span><text:span text:style-name="T2"> </text:span><text:span text:style-name="T6">'Konno'</text:span></text:p>
      <text:p text:style-name="P5"><text:span text:style-name="T6">'70098'</text:span><text:span text:style-name="T1">,</text:span><text:span text:style-name="T2"> </text:span><text:span text:style-name="T6">'Prabhakaran'</text:span></text:p>
      <text:p text:style-name="P5"><text:span text:style-name="T6">'70099'</text:span><text:span text:style-name="T1">,</text:span><text:span text:style-name="T2"> </text:span><text:span text:style-name="T6">'Zhiyong'</text:span></text:p>
      <text:p text:style-name="P5"><text:span text:style-name="T6">'7020'</text:span><text:span text:style-name="T1">,</text:span><text:span text:style-name="T2"> </text:span><text:span text:style-name="T6">'Thoreson'</text:span></text:p>
      <text:p text:style-name="P5"><text:span text:style-name="T6">'70235'</text:span><text:span text:style-name="T1">,</text:span><text:span text:style-name="T2"> </text:span><text:span text:style-name="T6">'Zle'</text:span></text:p>
      <text:p text:style-name="P5"><text:span text:style-name="T6">'70299'</text:span><text:span text:style-name="T1">,</text:span><text:span text:style-name="T2"> </text:span><text:span text:style-name="T6">'Hirvas'</text:span></text:p>
      <text:p text:style-name="P5"><text:span text:style-name="T6">'70310'</text:span><text:span text:style-name="T1">,</text:span><text:span text:style-name="T2"> </text:span><text:span text:style-name="T6">'Ding'</text:span></text:p>
      <text:p text:style-name="P5"><text:span text:style-name="T6">'7035'</text:span><text:span text:style-name="T1">,</text:span><text:span text:style-name="T2"> </text:span><text:span text:style-name="T6">'Liots'</text:span></text:p>
      <text:p text:style-name="P5"><text:span text:style-name="T6">'70359'</text:span><text:span text:style-name="T1">,</text:span><text:span text:style-name="T2"> </text:span><text:span text:style-name="T6">'Lorinczi'</text:span></text:p>
      <text:p text:style-name="P5"><text:span text:style-name="T6">'70362'</text:span><text:span text:style-name="T1">,</text:span><text:span text:style-name="T2"> </text:span><text:span text:style-name="T6">'Sicard'</text:span></text:p>
      <text:p text:style-name="P5"><text:span text:style-name="T6">'70384'</text:span><text:span text:style-name="T1">,</text:span><text:span text:style-name="T2"> </text:span><text:span text:style-name="T6">'Shevade'</text:span></text:p>
      <text:p text:style-name="P5"><text:span text:style-name="T6">'70389'</text:span><text:span text:style-name="T1">,</text:span><text:span text:style-name="T2"> </text:span><text:span text:style-name="T6">'Paulk'</text:span></text:p>
      <text:p text:style-name="P5"><text:span text:style-name="T6">'70395'</text:span><text:span text:style-name="T1">,</text:span><text:span text:style-name="T2"> </text:span><text:span text:style-name="T6">'Ballew'</text:span></text:p>
      <text:p text:style-name="P5"><text:span text:style-name="T6">'7043'</text:span><text:span text:style-name="T1">,</text:span><text:span text:style-name="T2"> </text:span><text:span text:style-name="T6">'Gryts'</text:span></text:p>
      <text:p text:style-name="P5"><text:span text:style-name="T6">'70452'</text:span><text:span text:style-name="T1">,</text:span><text:span text:style-name="T2"> </text:span><text:span text:style-name="T6">'Al-Hu'</text:span></text:p>
      <text:p text:style-name="P5"><text:span text:style-name="T6">'70522'</text:span><text:span text:style-name="T1">,</text:span><text:span text:style-name="T2"> </text:span><text:span text:style-name="T6">'Holn'</text:span></text:p>
      <text:p text:style-name="P5"><text:soft-page-break/><text:span text:style-name="T6">'70564'</text:span><text:span text:style-name="T1">,</text:span><text:span text:style-name="T2"> </text:span><text:span text:style-name="T6">'Bouguet'</text:span></text:p>
      <text:p text:style-name="P5"><text:span text:style-name="T6">'70572'</text:span><text:span text:style-name="T1">,</text:span><text:span text:style-name="T2"> </text:span><text:span text:style-name="T6">'Andrews'</text:span></text:p>
      <text:p text:style-name="P5"><text:span text:style-name="T6">'70688'</text:span><text:span text:style-name="T1">,</text:span><text:span text:style-name="T2"> </text:span><text:span text:style-name="T6">'Ishihara'</text:span></text:p>
      <text:p text:style-name="P5"><text:span text:style-name="T6">'70807'</text:span><text:span text:style-name="T1">,</text:span><text:span text:style-name="T2"> </text:span><text:span text:style-name="T6">'Kreitman'</text:span></text:p>
      <text:p text:style-name="P5"><text:span text:style-name="T6">'70828'</text:span><text:span text:style-name="T1">,</text:span><text:span text:style-name="T2"> </text:span><text:span text:style-name="T6">'Kaska'</text:span></text:p>
      <text:p text:style-name="P5"><text:span text:style-name="T6">'70918'</text:span><text:span text:style-name="T1">,</text:span><text:span text:style-name="T2"> </text:span><text:span text:style-name="T6">'Holland'</text:span></text:p>
      <text:p text:style-name="P5"><text:span text:style-name="T6">'70924'</text:span><text:span text:style-name="T1">,</text:span><text:span text:style-name="T2"> </text:span><text:span text:style-name="T6">'Rajnov'</text:span></text:p>
      <text:p text:style-name="P5"><text:span text:style-name="T6">'70965'</text:span><text:span text:style-name="T1">,</text:span><text:span text:style-name="T2"> </text:span><text:span text:style-name="T6">'Dooley'</text:span></text:p>
      <text:p text:style-name="P5"><text:span text:style-name="T6">'71025'</text:span><text:span text:style-name="T1">,</text:span><text:span text:style-name="T2"> </text:span><text:span text:style-name="T6">'Cadis'</text:span></text:p>
      <text:p text:style-name="P5"><text:span text:style-name="T6">'71085'</text:span><text:span text:style-name="T1">,</text:span><text:span text:style-name="T2"> </text:span><text:span text:style-name="T6">'Giannoulis'</text:span></text:p>
      <text:p text:style-name="P5"><text:span text:style-name="T6">'7123'</text:span><text:span text:style-name="T1">,</text:span><text:span text:style-name="T2"> </text:span><text:span text:style-name="T6">'Holn'</text:span></text:p>
      <text:p text:style-name="P5"><text:span text:style-name="T6">'71287'</text:span><text:span text:style-name="T1">,</text:span><text:span text:style-name="T2"> </text:span><text:span text:style-name="T6">'Damas'</text:span></text:p>
      <text:p text:style-name="P5"><text:span text:style-name="T6">'71387'</text:span><text:span text:style-name="T1">,</text:span><text:span text:style-name="T2"> </text:span><text:span text:style-name="T6">'Tleu'</text:span></text:p>
      <text:p text:style-name="P5"><text:span text:style-name="T6">'71389'</text:span><text:span text:style-name="T1">,</text:span><text:span text:style-name="T2"> </text:span><text:span text:style-name="T6">'Vegt'</text:span></text:p>
      <text:p text:style-name="P5"><text:span text:style-name="T6">'71426'</text:span><text:span text:style-name="T1">,</text:span><text:span text:style-name="T2"> </text:span><text:span text:style-name="T6">'Flecker'</text:span></text:p>
      <text:p text:style-name="P5"><text:span text:style-name="T6">'7149'</text:span><text:span text:style-name="T1">,</text:span><text:span text:style-name="T2"> </text:span><text:span text:style-name="T6">'Xin'</text:span></text:p>
      <text:p text:style-name="P5"><text:span text:style-name="T6">'71529'</text:span><text:span text:style-name="T1">,</text:span><text:span text:style-name="T2"> </text:span><text:span text:style-name="T6">'Fredrickso'</text:span></text:p>
      <text:p text:style-name="P5"><text:span text:style-name="T6">'71543'</text:span><text:span text:style-name="T1">,</text:span><text:span text:style-name="T2"> </text:span><text:span text:style-name="T6">'Mizuno'</text:span></text:p>
      <text:p text:style-name="P5"><text:span text:style-name="T6">'71628'</text:span><text:span text:style-name="T1">,</text:span><text:span text:style-name="T2"> </text:span><text:span text:style-name="T6">'Amann'</text:span></text:p>
      <text:p text:style-name="P5"><text:span text:style-name="T6">'71630'</text:span><text:span text:style-name="T1">,</text:span><text:span text:style-name="T2"> </text:span><text:span text:style-name="T6">'Heath'</text:span></text:p>
      <text:p text:style-name="P5"><text:span text:style-name="T6">'71631'</text:span><text:span text:style-name="T1">,</text:span><text:span text:style-name="T2"> </text:span><text:span text:style-name="T6">'Scheine'</text:span></text:p>
      <text:p text:style-name="P5"><text:span text:style-name="T6">'71768'</text:span><text:span text:style-name="T1">,</text:span><text:span text:style-name="T2"> </text:span><text:span text:style-name="T6">'Stephenn'</text:span></text:p>
      <text:p text:style-name="P5"><text:span text:style-name="T6">'71878'</text:span><text:span text:style-name="T1">,</text:span><text:span text:style-name="T2"> </text:span><text:span text:style-name="T6">'Hayat'</text:span></text:p>
      <text:p text:style-name="P5"><text:span text:style-name="T6">'71904'</text:span><text:span text:style-name="T1">,</text:span><text:span text:style-name="T2"> </text:span><text:span text:style-name="T6">'Boldin'</text:span></text:p>
      <text:p text:style-name="P5"><text:span text:style-name="T6">'71944'</text:span><text:span text:style-name="T1">,</text:span><text:span text:style-name="T2"> </text:span><text:span text:style-name="T6">'Schinag'</text:span></text:p>
      <text:p text:style-name="P5"><text:span text:style-name="T6">'72006'</text:span><text:span text:style-name="T1">,</text:span><text:span text:style-name="T2"> </text:span><text:span text:style-name="T6">'Jawad'</text:span></text:p>
      <text:p text:style-name="P5"><text:span text:style-name="T6">'72014'</text:span><text:span text:style-name="T1">,</text:span><text:span text:style-name="T2"> </text:span><text:span text:style-name="T6">'Kee'</text:span></text:p>
      <text:p text:style-name="P5"><text:span text:style-name="T6">'7204'</text:span><text:span text:style-name="T1">,</text:span><text:span text:style-name="T2"> </text:span><text:span text:style-name="T6">'Halbert'</text:span></text:p>
      <text:p text:style-name="P5"><text:span text:style-name="T6">'72055'</text:span><text:span text:style-name="T1">,</text:span><text:span text:style-name="T2"> </text:span><text:span text:style-name="T6">'Schinag'</text:span></text:p>
      <text:p text:style-name="P5"><text:span text:style-name="T6">'72165'</text:span><text:span text:style-name="T1">,</text:span><text:span text:style-name="T2"> </text:span><text:span text:style-name="T6">'Otsuki'</text:span></text:p>
      <text:p text:style-name="P5"><text:span text:style-name="T6">'72177'</text:span><text:span text:style-name="T1">,</text:span><text:span text:style-name="T2"> </text:span><text:span text:style-name="T6">'Eller'</text:span></text:p>
      <text:p text:style-name="P5"><text:span text:style-name="T6">'72186'</text:span><text:span text:style-name="T1">,</text:span><text:span text:style-name="T2"> </text:span><text:span text:style-name="T6">'Pace'</text:span></text:p>
      <text:p text:style-name="P5"><text:span text:style-name="T6">'72358'</text:span><text:span text:style-name="T1">,</text:span><text:span text:style-name="T2"> </text:span><text:span text:style-name="T6">'Tomason'</text:span></text:p>
      <text:p text:style-name="P5"><text:span text:style-name="T6">'72485'</text:span><text:span text:style-name="T1">,</text:span><text:span text:style-name="T2"> </text:span><text:span text:style-name="T6">'Wetzel'</text:span></text:p>
      <text:p text:style-name="P5"><text:span text:style-name="T6">'72501'</text:span><text:span text:style-name="T1">,</text:span><text:span text:style-name="T2"> </text:span><text:span text:style-name="T6">'Mulet'</text:span></text:p>
      <text:p text:style-name="P5"><text:span text:style-name="T6">'72521'</text:span><text:span text:style-name="T1">,</text:span><text:span text:style-name="T2"> </text:span><text:span text:style-name="T6">'Caleff'</text:span></text:p>
      <text:p text:style-name="P5"><text:span text:style-name="T6">'72528'</text:span><text:span text:style-name="T1">,</text:span><text:span text:style-name="T2"> </text:span><text:span text:style-name="T6">'Tuki'</text:span></text:p>
      <text:p text:style-name="P5"><text:span text:style-name="T6">'72622'</text:span><text:span text:style-name="T1">,</text:span><text:span text:style-name="T2"> </text:span><text:span text:style-name="T6">'Kashima'</text:span></text:p>
      <text:p text:style-name="P5"><text:span text:style-name="T6">'72643'</text:span><text:span text:style-name="T1">,</text:span><text:span text:style-name="T2"> </text:span><text:span text:style-name="T6">'Castle'</text:span></text:p>
      <text:p text:style-name="P5"><text:span text:style-name="T6">'72657'</text:span><text:span text:style-name="T1">,</text:span><text:span text:style-name="T2"> </text:span><text:span text:style-name="T6">'Hird'</text:span></text:p>
      <text:p text:style-name="P5"><text:span text:style-name="T6">'72669'</text:span><text:span text:style-name="T1">,</text:span><text:span text:style-name="T2"> </text:span><text:span text:style-name="T6">'Schmitz'</text:span></text:p>
      <text:p text:style-name="P5"><text:span text:style-name="T6">'72741'</text:span><text:span text:style-name="T1">,</text:span><text:span text:style-name="T2"> </text:span><text:span text:style-name="T6">'Weiss'</text:span></text:p>
      <text:p text:style-name="P5"><text:span text:style-name="T6">'72768'</text:span><text:span text:style-name="T1">,</text:span><text:span text:style-name="T2"> </text:span><text:span text:style-name="T6">'Queiroz'</text:span></text:p>
      <text:p text:style-name="P5"><text:span text:style-name="T6">'7287'</text:span><text:span text:style-name="T1">,</text:span><text:span text:style-name="T2"> </text:span><text:span text:style-name="T6">'Tadjo'</text:span></text:p>
      <text:p text:style-name="P5"><text:span text:style-name="T6">'72959'</text:span><text:span text:style-name="T1">,</text:span><text:span text:style-name="T2"> </text:span><text:span text:style-name="T6">'Audeh'</text:span></text:p>
      <text:p text:style-name="P5"><text:span text:style-name="T6">'72979'</text:span><text:span text:style-name="T1">,</text:span><text:span text:style-name="T2"> </text:span><text:span text:style-name="T6">'Guix'</text:span></text:p>
      <text:p text:style-name="P5"><text:span text:style-name="T6">'73072'</text:span><text:span text:style-name="T1">,</text:span><text:span text:style-name="T2"> </text:span><text:span text:style-name="T6">'Akroy'</text:span></text:p>
      <text:p text:style-name="P5"><text:span text:style-name="T6">'73165'</text:span><text:span text:style-name="T1">,</text:span><text:span text:style-name="T2"> </text:span><text:span text:style-name="T6">'Fox'</text:span></text:p>
      <text:p text:style-name="P5"><text:span text:style-name="T6">'73186'</text:span><text:span text:style-name="T1">,</text:span><text:span text:style-name="T2"> </text:span><text:span text:style-name="T6">'Schweitzer'</text:span></text:p>
      <text:p text:style-name="P5"><text:soft-page-break/><text:span text:style-name="T6">'73206'</text:span><text:span text:style-name="T1">,</text:span><text:span text:style-name="T2"> </text:span><text:span text:style-name="T6">'Maw'</text:span></text:p>
      <text:p text:style-name="P5"><text:span text:style-name="T6">'73213'</text:span><text:span text:style-name="T1">,</text:span><text:span text:style-name="T2"> </text:span><text:span text:style-name="T6">'Fall'</text:span></text:p>
      <text:p text:style-name="P5"><text:span text:style-name="T6">'73268'</text:span><text:span text:style-name="T1">,</text:span><text:span text:style-name="T2"> </text:span><text:span text:style-name="T6">'Yagit'</text:span></text:p>
      <text:p text:style-name="P5"><text:span text:style-name="T6">'73328'</text:span><text:span text:style-name="T1">,</text:span><text:span text:style-name="T2"> </text:span><text:span text:style-name="T6">'Stokic'</text:span></text:p>
      <text:p text:style-name="P5"><text:span text:style-name="T6">'73387'</text:span><text:span text:style-name="T1">,</text:span><text:span text:style-name="T2"> </text:span><text:span text:style-name="T6">'Baccou'</text:span></text:p>
      <text:p text:style-name="P5"><text:span text:style-name="T6">'73394'</text:span><text:span text:style-name="T1">,</text:span><text:span text:style-name="T2"> </text:span><text:span text:style-name="T6">'Blasbe'</text:span></text:p>
      <text:p text:style-name="P5"><text:span text:style-name="T6">'73411'</text:span><text:span text:style-name="T1">,</text:span><text:span text:style-name="T2"> </text:span><text:span text:style-name="T6">'Schulz'</text:span></text:p>
      <text:p text:style-name="P5"><text:span text:style-name="T6">'73492'</text:span><text:span text:style-name="T1">,</text:span><text:span text:style-name="T2"> </text:span><text:span text:style-name="T6">'Hwang'</text:span></text:p>
      <text:p text:style-name="P5"><text:span text:style-name="T6">'73542'</text:span><text:span text:style-name="T1">,</text:span><text:span text:style-name="T2"> </text:span><text:span text:style-name="T6">'Dooley'</text:span></text:p>
      <text:p text:style-name="P5"><text:span text:style-name="T6">'73602'</text:span><text:span text:style-name="T1">,</text:span><text:span text:style-name="T2"> </text:span><text:span text:style-name="T6">'Richardson'</text:span></text:p>
      <text:p text:style-name="P5"><text:span text:style-name="T6">'73606'</text:span><text:span text:style-name="T1">,</text:span><text:span text:style-name="T2"> </text:span><text:span text:style-name="T6">'Sachse'</text:span></text:p>
      <text:p text:style-name="P5"><text:span text:style-name="T6">'73807'</text:span><text:span text:style-name="T1">,</text:span><text:span text:style-name="T2"> </text:span><text:span text:style-name="T6">'Gubar'</text:span></text:p>
      <text:p text:style-name="P5"><text:span text:style-name="T6">'7390'</text:span><text:span text:style-name="T1">,</text:span><text:span text:style-name="T2"> </text:span><text:span text:style-name="T6">'Stone'</text:span></text:p>
      <text:p text:style-name="P5"><text:span text:style-name="T6">'73908'</text:span><text:span text:style-name="T1">,</text:span><text:span text:style-name="T2"> </text:span><text:span text:style-name="T6">'Cruz'</text:span></text:p>
      <text:p text:style-name="P5"><text:span text:style-name="T6">'74016'</text:span><text:span text:style-name="T1">,</text:span><text:span text:style-name="T2"> </text:span><text:span text:style-name="T6">'Moei'</text:span></text:p>
      <text:p text:style-name="P5"><text:span text:style-name="T6">'74070'</text:span><text:span text:style-name="T1">,</text:span><text:span text:style-name="T2"> </text:span><text:span text:style-name="T6">'Sandberg'</text:span></text:p>
      <text:p text:style-name="P5"><text:span text:style-name="T6">'74163'</text:span><text:span text:style-name="T1">,</text:span><text:span text:style-name="T2"> </text:span><text:span text:style-name="T6">'Chettao'</text:span></text:p>
      <text:p text:style-name="P5"><text:span text:style-name="T6">'74460'</text:span><text:span text:style-name="T1">,</text:span><text:span text:style-name="T2"> </text:span><text:span text:style-name="T6">'McWilliams'</text:span></text:p>
      <text:p text:style-name="P5"><text:span text:style-name="T6">'74464'</text:span><text:span text:style-name="T1">,</text:span><text:span text:style-name="T2"> </text:span><text:span text:style-name="T6">'Sulimova'</text:span></text:p>
      <text:p text:style-name="P5"><text:span text:style-name="T6">'74473'</text:span><text:span text:style-name="T1">,</text:span><text:span text:style-name="T2"> </text:span><text:span text:style-name="T6">'Ledermann'</text:span></text:p>
      <text:p text:style-name="P5"><text:span text:style-name="T6">'74509'</text:span><text:span text:style-name="T1">,</text:span><text:span text:style-name="T2"> </text:span><text:span text:style-name="T6">'Tanzi'</text:span></text:p>
      <text:p text:style-name="P5"><text:span text:style-name="T6">'74530'</text:span><text:span text:style-name="T1">,</text:span><text:span text:style-name="T2"> </text:span><text:span text:style-name="T6">'Ranno'</text:span></text:p>
      <text:p text:style-name="P5"><text:span text:style-name="T6">'74639'</text:span><text:span text:style-name="T1">,</text:span><text:span text:style-name="T2"> </text:span><text:span text:style-name="T6">'Cerime'</text:span></text:p>
      <text:p text:style-name="P5"><text:span text:style-name="T6">'74672'</text:span><text:span text:style-name="T1">,</text:span><text:span text:style-name="T2"> </text:span><text:span text:style-name="T6">'Eggers'</text:span></text:p>
      <text:p text:style-name="P5"><text:span text:style-name="T6">'74796'</text:span><text:span text:style-name="T1">,</text:span><text:span text:style-name="T2"> </text:span><text:span text:style-name="T6">'Vulp'</text:span></text:p>
      <text:p text:style-name="P5"><text:span text:style-name="T6">'74840'</text:span><text:span text:style-name="T1">,</text:span><text:span text:style-name="T2"> </text:span><text:span text:style-name="T6">'Schill'</text:span></text:p>
      <text:p text:style-name="P5"><text:span text:style-name="T6">'7490'</text:span><text:span text:style-name="T1">,</text:span><text:span text:style-name="T2"> </text:span><text:span text:style-name="T6">'Giuffrida'</text:span></text:p>
      <text:p text:style-name="P5"><text:span text:style-name="T6">'74911'</text:span><text:span text:style-name="T1">,</text:span><text:span text:style-name="T2"> </text:span><text:span text:style-name="T6">'Wall'</text:span></text:p>
      <text:p text:style-name="P5"><text:span text:style-name="T6">'74974'</text:span><text:span text:style-name="T1">,</text:span><text:span text:style-name="T2"> </text:span><text:span text:style-name="T6">'Lao'</text:span></text:p>
      <text:p text:style-name="P5"><text:span text:style-name="T6">'7498'</text:span><text:span text:style-name="T1">,</text:span><text:span text:style-name="T2"> </text:span><text:span text:style-name="T6">'Charng'</text:span></text:p>
      <text:p text:style-name="P5"><text:span text:style-name="T6">'75040'</text:span><text:span text:style-name="T1">,</text:span><text:span text:style-name="T2"> </text:span><text:span text:style-name="T6">'Kruglyak'</text:span></text:p>
      <text:p text:style-name="P5"><text:span text:style-name="T6">'75046'</text:span><text:span text:style-name="T1">,</text:span><text:span text:style-name="T2"> </text:span><text:span text:style-name="T6">'Hamagi'</text:span></text:p>
      <text:p text:style-name="P5"><text:span text:style-name="T6">'75082'</text:span><text:span text:style-name="T1">,</text:span><text:span text:style-name="T2"> </text:span><text:span text:style-name="T6">'Havill'</text:span></text:p>
      <text:p text:style-name="P5"><text:span text:style-name="T6">'75116'</text:span><text:span text:style-name="T1">,</text:span><text:span text:style-name="T2"> </text:span><text:span text:style-name="T6">'Samar'</text:span></text:p>
      <text:p text:style-name="P5"><text:span text:style-name="T6">'75123'</text:span><text:span text:style-name="T1">,</text:span><text:span text:style-name="T2"> </text:span><text:span text:style-name="T6">'Chowdhury'</text:span></text:p>
      <text:p text:style-name="P5"><text:span text:style-name="T6">'7514'</text:span><text:span text:style-name="T1">,</text:span><text:span text:style-name="T2"> </text:span><text:span text:style-name="T6">'Rical'</text:span></text:p>
      <text:p text:style-name="P5"><text:span text:style-name="T6">'75173'</text:span><text:span text:style-name="T1">,</text:span><text:span text:style-name="T2"> </text:span><text:span text:style-name="T6">'Basturk'</text:span></text:p>
      <text:p text:style-name="P5"><text:span text:style-name="T6">'75231'</text:span><text:span text:style-name="T1">,</text:span><text:span text:style-name="T2"> </text:span><text:span text:style-name="T6">'Ravindranath'</text:span></text:p>
      <text:p text:style-name="P5"><text:span text:style-name="T6">'75241'</text:span><text:span text:style-name="T1">,</text:span><text:span text:style-name="T2"> </text:span><text:span text:style-name="T6">'Hughes'</text:span></text:p>
      <text:p text:style-name="P5"><text:span text:style-name="T6">'75252'</text:span><text:span text:style-name="T1">,</text:span><text:span text:style-name="T2"> </text:span><text:span text:style-name="T6">'Huo'</text:span></text:p>
      <text:p text:style-name="P5"><text:span text:style-name="T6">'75273'</text:span><text:span text:style-name="T1">,</text:span><text:span text:style-name="T2"> </text:span><text:span text:style-name="T6">'Jia'</text:span></text:p>
      <text:p text:style-name="P5"><text:span text:style-name="T6">'75299'</text:span><text:span text:style-name="T1">,</text:span><text:span text:style-name="T2"> </text:span><text:span text:style-name="T6">'Miao'</text:span></text:p>
      <text:p text:style-name="P5"><text:span text:style-name="T6">'75362'</text:span><text:span text:style-name="T1">,</text:span><text:span text:style-name="T2"> </text:span><text:span text:style-name="T6">'Christodoulakis'</text:span></text:p>
      <text:p text:style-name="P5"><text:span text:style-name="T6">'75395'</text:span><text:span text:style-name="T1">,</text:span><text:span text:style-name="T2"> </text:span><text:span text:style-name="T6">'Moscarini'</text:span></text:p>
      <text:p text:style-name="P5"><text:span text:style-name="T6">'75423'</text:span><text:span text:style-name="T1">,</text:span><text:span text:style-name="T2"> </text:span><text:span text:style-name="T6">'Oller'</text:span></text:p>
      <text:p text:style-name="P5"><text:span text:style-name="T6">'75510'</text:span><text:span text:style-name="T1">,</text:span><text:span text:style-name="T2"> </text:span><text:span text:style-name="T6">'Dumont'</text:span></text:p>
      <text:p text:style-name="P5"><text:span text:style-name="T6">'75513'</text:span><text:span text:style-name="T1">,</text:span><text:span text:style-name="T2"> </text:span><text:span text:style-name="T6">'Griffin'</text:span></text:p>
      <text:p text:style-name="P5"><text:span text:style-name="T6">'75522'</text:span><text:span text:style-name="T1">,</text:span><text:span text:style-name="T2"> </text:span><text:span text:style-name="T6">'Yin'</text:span></text:p>
      <text:p text:style-name="P5"><text:span text:style-name="T6">'75534'</text:span><text:span text:style-name="T1">,</text:span><text:span text:style-name="T2"> </text:span><text:span text:style-name="T6">'Simmel'</text:span></text:p>
      <text:p text:style-name="P5"><text:soft-page-break/><text:span text:style-name="T6">'75547'</text:span><text:span text:style-name="T1">,</text:span><text:span text:style-name="T2"> </text:span><text:span text:style-name="T6">'Varadaran'</text:span></text:p>
      <text:p text:style-name="P5"><text:span text:style-name="T6">'75560'</text:span><text:span text:style-name="T1">,</text:span><text:span text:style-name="T2"> </text:span><text:span text:style-name="T6">'Tabor'</text:span></text:p>
      <text:p text:style-name="P5"><text:span text:style-name="T6">'75596'</text:span><text:span text:style-name="T1">,</text:span><text:span text:style-name="T2"> </text:span><text:span text:style-name="T6">'Sayre'</text:span></text:p>
      <text:p text:style-name="P5"><text:span text:style-name="T6">'75772'</text:span><text:span text:style-name="T1">,</text:span><text:span text:style-name="T2"> </text:span><text:span text:style-name="T6">'Morton'</text:span></text:p>
      <text:p text:style-name="P5"><text:span text:style-name="T6">'75791'</text:span><text:span text:style-name="T1">,</text:span><text:span text:style-name="T2"> </text:span><text:span text:style-name="T6">'Keuk'</text:span></text:p>
      <text:p text:style-name="P5"><text:span text:style-name="T6">'75794'</text:span><text:span text:style-name="T1">,</text:span><text:span text:style-name="T2"> </text:span><text:span text:style-name="T6">'Hons'</text:span></text:p>
      <text:p text:style-name="P5"><text:span text:style-name="T6">'75878'</text:span><text:span text:style-name="T1">,</text:span><text:span text:style-name="T2"> </text:span><text:span text:style-name="T6">'Hahn-'</text:span></text:p>
      <text:p text:style-name="P5"><text:span text:style-name="T6">'75928'</text:span><text:span text:style-name="T1">,</text:span><text:span text:style-name="T2"> </text:span><text:span text:style-name="T6">'Yoshimoto'</text:span></text:p>
      <text:p text:style-name="P5"><text:span text:style-name="T6">'75938'</text:span><text:span text:style-name="T1">,</text:span><text:span text:style-name="T2"> </text:span><text:span text:style-name="T6">'Kotsonis'</text:span></text:p>
      <text:p text:style-name="P5"><text:span text:style-name="T6">'760'</text:span><text:span text:style-name="T1">,</text:span><text:span text:style-name="T2"> </text:span><text:span text:style-name="T6">'Liedm'</text:span></text:p>
      <text:p text:style-name="P5"><text:span text:style-name="T6">'7602'</text:span><text:span text:style-name="T1">,</text:span><text:span text:style-name="T2"> </text:span><text:span text:style-name="T6">'Ingram'</text:span></text:p>
      <text:p text:style-name="P5"><text:span text:style-name="T6">'76049'</text:span><text:span text:style-name="T1">,</text:span><text:span text:style-name="T2"> </text:span><text:span text:style-name="T6">'Tavan'</text:span></text:p>
      <text:p text:style-name="P5"><text:span text:style-name="T6">'76057'</text:span><text:span text:style-name="T1">,</text:span><text:span text:style-name="T2"> </text:span><text:span text:style-name="T6">'Sakanushi'</text:span></text:p>
      <text:p text:style-name="P5"><text:span text:style-name="T6">'76169'</text:span><text:span text:style-name="T1">,</text:span><text:span text:style-name="T2"> </text:span><text:span text:style-name="T6">'Williamson'</text:span></text:p>
      <text:p text:style-name="P5"><text:span text:style-name="T6">'76173'</text:span><text:span text:style-name="T1">,</text:span><text:span text:style-name="T2"> </text:span><text:span text:style-name="T6">'Jovicic'</text:span></text:p>
      <text:p text:style-name="P5"><text:span text:style-name="T6">'7620'</text:span><text:span text:style-name="T1">,</text:span><text:span text:style-name="T2"> </text:span><text:span text:style-name="T6">'Potry'</text:span></text:p>
      <text:p text:style-name="P5"><text:span text:style-name="T6">'76224'</text:span><text:span text:style-name="T1">,</text:span><text:span text:style-name="T2"> </text:span><text:span text:style-name="T6">'Neilson'</text:span></text:p>
      <text:p text:style-name="P5"><text:span text:style-name="T6">'76246'</text:span><text:span text:style-name="T1">,</text:span><text:span text:style-name="T2"> </text:span><text:span text:style-name="T6">'Pettersen'</text:span></text:p>
      <text:p text:style-name="P5"><text:span text:style-name="T6">'76250'</text:span><text:span text:style-name="T1">,</text:span><text:span text:style-name="T2"> </text:span><text:span text:style-name="T6">'Maw'</text:span></text:p>
      <text:p text:style-name="P5"><text:span text:style-name="T6">'76270'</text:span><text:span text:style-name="T1">,</text:span><text:span text:style-name="T2"> </text:span><text:span text:style-name="T6">'Qian'</text:span></text:p>
      <text:p text:style-name="P5"><text:span text:style-name="T6">'76291'</text:span><text:span text:style-name="T1">,</text:span><text:span text:style-name="T2"> </text:span><text:span text:style-name="T6">'Dellwo'</text:span></text:p>
      <text:p text:style-name="P5"><text:span text:style-name="T6">'7656'</text:span><text:span text:style-name="T1">,</text:span><text:span text:style-name="T2"> </text:span><text:span text:style-name="T6">'Maher'</text:span></text:p>
      <text:p text:style-name="P5"><text:span text:style-name="T6">'76604'</text:span><text:span text:style-name="T1">,</text:span><text:span text:style-name="T2"> </text:span><text:span text:style-name="T6">'Çivi'</text:span></text:p>
      <text:p text:style-name="P5"><text:span text:style-name="T6">'76672'</text:span><text:span text:style-name="T1">,</text:span><text:span text:style-name="T2"> </text:span><text:span text:style-name="T6">'Miliko'</text:span></text:p>
      <text:p text:style-name="P5"><text:span text:style-name="T6">'76743'</text:span><text:span text:style-name="T1">,</text:span><text:span text:style-name="T2"> </text:span><text:span text:style-name="T6">'Rani'</text:span></text:p>
      <text:p text:style-name="P5"><text:span text:style-name="T6">'76759'</text:span><text:span text:style-name="T1">,</text:span><text:span text:style-name="T2"> </text:span><text:span text:style-name="T6">'Masum'</text:span></text:p>
      <text:p text:style-name="P5"><text:span text:style-name="T6">'76768'</text:span><text:span text:style-name="T1">,</text:span><text:span text:style-name="T2"> </text:span><text:span text:style-name="T6">'Oblak'</text:span></text:p>
      <text:p text:style-name="P5"><text:span text:style-name="T6">'76798'</text:span><text:span text:style-name="T1">,</text:span><text:span text:style-name="T2"> </text:span><text:span text:style-name="T6">'Clifford'</text:span></text:p>
      <text:p text:style-name="P5"><text:span text:style-name="T6">'76799'</text:span><text:span text:style-name="T1">,</text:span><text:span text:style-name="T2"> </text:span><text:span text:style-name="T6">'Monger'</text:span></text:p>
      <text:p text:style-name="P5"><text:span text:style-name="T6">'76895'</text:span><text:span text:style-name="T1">,</text:span><text:span text:style-name="T2"> </text:span><text:span text:style-name="T6">'Olro'</text:span></text:p>
      <text:p text:style-name="P5"><text:span text:style-name="T6">'76911'</text:span><text:span text:style-name="T1">,</text:span><text:span text:style-name="T2"> </text:span><text:span text:style-name="T6">'Alart'</text:span></text:p>
      <text:p text:style-name="P5"><text:span text:style-name="T6">'76953'</text:span><text:span text:style-name="T1">,</text:span><text:span text:style-name="T2"> </text:span><text:span text:style-name="T6">'Lemoine'</text:span></text:p>
      <text:p text:style-name="P5"><text:span text:style-name="T6">'77000'</text:span><text:span text:style-name="T1">,</text:span><text:span text:style-name="T2"> </text:span><text:span text:style-name="T6">'Cherchi'</text:span></text:p>
      <text:p text:style-name="P5"><text:span text:style-name="T6">'77003'</text:span><text:span text:style-name="T1">,</text:span><text:span text:style-name="T2"> </text:span><text:span text:style-name="T6">'Munro'</text:span></text:p>
      <text:p text:style-name="P5"><text:span text:style-name="T6">'77021'</text:span><text:span text:style-name="T1">,</text:span><text:span text:style-name="T2"> </text:span><text:span text:style-name="T6">'Bollen'</text:span></text:p>
      <text:p text:style-name="P5"><text:span text:style-name="T6">'77130'</text:span><text:span text:style-name="T1">,</text:span><text:span text:style-name="T2"> </text:span><text:span text:style-name="T6">'Tyler'</text:span></text:p>
      <text:p text:style-name="P5"><text:span text:style-name="T6">'77148'</text:span><text:span text:style-name="T1">,</text:span><text:span text:style-name="T2"> </text:span><text:span text:style-name="T6">'Hinik'</text:span></text:p>
      <text:p text:style-name="P5"><text:span text:style-name="T6">'77172'</text:span><text:span text:style-name="T1">,</text:span><text:span text:style-name="T2"> </text:span><text:span text:style-name="T6">'Klepper'</text:span></text:p>
      <text:p text:style-name="P5"><text:span text:style-name="T6">'77218'</text:span><text:span text:style-name="T1">,</text:span><text:span text:style-name="T2"> </text:span><text:span text:style-name="T6">'Lohman'</text:span></text:p>
      <text:p text:style-name="P5"><text:span text:style-name="T6">'77231'</text:span><text:span text:style-name="T1">,</text:span><text:span text:style-name="T2"> </text:span><text:span text:style-name="T6">'Roschew'</text:span></text:p>
      <text:p text:style-name="P5"><text:span text:style-name="T6">'77234'</text:span><text:span text:style-name="T1">,</text:span><text:span text:style-name="T2"> </text:span><text:span text:style-name="T6">'Hayrapetyan'</text:span></text:p>
      <text:p text:style-name="P5"><text:span text:style-name="T6">'77244'</text:span><text:span text:style-name="T1">,</text:span><text:span text:style-name="T2"> </text:span><text:span text:style-name="T6">'Benitez'</text:span></text:p>
      <text:p text:style-name="P5"><text:span text:style-name="T6">'77289'</text:span><text:span text:style-name="T1">,</text:span><text:span text:style-name="T2"> </text:span><text:span text:style-name="T6">'Kok'</text:span></text:p>
      <text:p text:style-name="P5"><text:span text:style-name="T6">'7732'</text:span><text:span text:style-name="T1">,</text:span><text:span text:style-name="T2"> </text:span><text:span text:style-name="T6">'Osc'</text:span></text:p>
      <text:p text:style-name="P5"><text:span text:style-name="T6">'77361'</text:span><text:span text:style-name="T1">,</text:span><text:span text:style-name="T2"> </text:span><text:span text:style-name="T6">'Neuhold'</text:span></text:p>
      <text:p text:style-name="P5"><text:span text:style-name="T6">'77364'</text:span><text:span text:style-name="T1">,</text:span><text:span text:style-name="T2"> </text:span><text:span text:style-name="T6">'Lacruz'</text:span></text:p>
      <text:p text:style-name="P5"><text:span text:style-name="T6">'77415'</text:span><text:span text:style-name="T1">,</text:span><text:span text:style-name="T2"> </text:span><text:span text:style-name="T6">'Morales'</text:span></text:p>
      <text:p text:style-name="P5"><text:span text:style-name="T6">'77548'</text:span><text:span text:style-name="T1">,</text:span><text:span text:style-name="T2"> </text:span><text:span text:style-name="T6">'Krohn'</text:span></text:p>
      <text:p text:style-name="P5"><text:span text:style-name="T6">'77580'</text:span><text:span text:style-name="T1">,</text:span><text:span text:style-name="T2"> </text:span><text:span text:style-name="T6">'Frazin'</text:span></text:p>
      <text:p text:style-name="P5"><text:soft-page-break/><text:span text:style-name="T6">'77588'</text:span><text:span text:style-name="T1">,</text:span><text:span text:style-name="T2"> </text:span><text:span text:style-name="T6">'Aguilar'</text:span></text:p>
      <text:p text:style-name="P5"><text:span text:style-name="T6">'77664'</text:span><text:span text:style-name="T1">,</text:span><text:span text:style-name="T2"> </text:span><text:span text:style-name="T6">'Apostolov'</text:span></text:p>
      <text:p text:style-name="P5"><text:span text:style-name="T6">'77729'</text:span><text:span text:style-name="T1">,</text:span><text:span text:style-name="T2"> </text:span><text:span text:style-name="T6">'Lui'</text:span></text:p>
      <text:p text:style-name="P5"><text:span text:style-name="T6">'77898'</text:span><text:span text:style-name="T1">,</text:span><text:span text:style-name="T2"> </text:span><text:span text:style-name="T6">'Yap'</text:span></text:p>
      <text:p text:style-name="P5"><text:span text:style-name="T6">'78116'</text:span><text:span text:style-name="T1">,</text:span><text:span text:style-name="T2"> </text:span><text:span text:style-name="T6">'Xiao'</text:span></text:p>
      <text:p text:style-name="P5"><text:span text:style-name="T6">'78143'</text:span><text:span text:style-name="T1">,</text:span><text:span text:style-name="T2"> </text:span><text:span text:style-name="T6">'Erdem'</text:span></text:p>
      <text:p text:style-name="P5"><text:span text:style-name="T6">'78314'</text:span><text:span text:style-name="T1">,</text:span><text:span text:style-name="T2"> </text:span><text:span text:style-name="T6">'Visr'</text:span></text:p>
      <text:p text:style-name="P5"><text:span text:style-name="T6">'78332'</text:span><text:span text:style-name="T1">,</text:span><text:span text:style-name="T2"> </text:span><text:span text:style-name="T6">'Ohki'</text:span></text:p>
      <text:p text:style-name="P5"><text:span text:style-name="T6">'78434'</text:span><text:span text:style-name="T1">,</text:span><text:span text:style-name="T2"> </text:span><text:span text:style-name="T6">'Ruhe'</text:span></text:p>
      <text:p text:style-name="P5"><text:span text:style-name="T6">'78454'</text:span><text:span text:style-name="T1">,</text:span><text:span text:style-name="T2"> </text:span><text:span text:style-name="T6">'Michael'</text:span></text:p>
      <text:p text:style-name="P5"><text:span text:style-name="T6">'78469'</text:span><text:span text:style-name="T1">,</text:span><text:span text:style-name="T2"> </text:span><text:span text:style-name="T6">'Xiong'</text:span></text:p>
      <text:p text:style-name="P5"><text:span text:style-name="T6">'78481'</text:span><text:span text:style-name="T1">,</text:span><text:span text:style-name="T2"> </text:span><text:span text:style-name="T6">'Clemme'</text:span></text:p>
      <text:p text:style-name="P5"><text:span text:style-name="T6">'7854'</text:span><text:span text:style-name="T1">,</text:span><text:span text:style-name="T2"> </text:span><text:span text:style-name="T6">'Someren'</text:span></text:p>
      <text:p text:style-name="P5"><text:span text:style-name="T6">'78552'</text:span><text:span text:style-name="T1">,</text:span><text:span text:style-name="T2"> </text:span><text:span text:style-name="T6">'Douss'</text:span></text:p>
      <text:p text:style-name="P5"><text:span text:style-name="T6">'78572'</text:span><text:span text:style-name="T1">,</text:span><text:span text:style-name="T2"> </text:span><text:span text:style-name="T6">'Kurt'</text:span></text:p>
      <text:p text:style-name="P5"><text:span text:style-name="T6">'78581'</text:span><text:span text:style-name="T1">,</text:span><text:span text:style-name="T2"> </text:span><text:span text:style-name="T6">'Hegde'</text:span></text:p>
      <text:p text:style-name="P5"><text:span text:style-name="T6">'7861'</text:span><text:span text:style-name="T1">,</text:span><text:span text:style-name="T2"> </text:span><text:span text:style-name="T6">'Bollen'</text:span></text:p>
      <text:p text:style-name="P5"><text:span text:style-name="T6">'78637'</text:span><text:span text:style-name="T1">,</text:span><text:span text:style-name="T2"> </text:span><text:span text:style-name="T6">'Beeu'</text:span></text:p>
      <text:p text:style-name="P5"><text:span text:style-name="T6">'78756'</text:span><text:span text:style-name="T1">,</text:span><text:span text:style-name="T2"> </text:span><text:span text:style-name="T6">'Dai'</text:span></text:p>
      <text:p text:style-name="P5"><text:span text:style-name="T6">'78758'</text:span><text:span text:style-name="T1">,</text:span><text:span text:style-name="T2"> </text:span><text:span text:style-name="T6">'Chakraborty'</text:span></text:p>
      <text:p text:style-name="P5"><text:span text:style-name="T6">'78767'</text:span><text:span text:style-name="T1">,</text:span><text:span text:style-name="T2"> </text:span><text:span text:style-name="T6">'Marlet'</text:span></text:p>
      <text:p text:style-name="P5"><text:span text:style-name="T6">'78782'</text:span><text:span text:style-name="T1">,</text:span><text:span text:style-name="T2"> </text:span><text:span text:style-name="T6">'Sherman'</text:span></text:p>
      <text:p text:style-name="P5"><text:span text:style-name="T6">'78787'</text:span><text:span text:style-name="T1">,</text:span><text:span text:style-name="T2"> </text:span><text:span text:style-name="T6">'Rissanen'</text:span></text:p>
      <text:p text:style-name="P5"><text:span text:style-name="T6">'78792'</text:span><text:span text:style-name="T1">,</text:span><text:span text:style-name="T2"> </text:span><text:span text:style-name="T6">'Ram'</text:span></text:p>
      <text:p text:style-name="P5"><text:span text:style-name="T6">'78858'</text:span><text:span text:style-name="T1">,</text:span><text:span text:style-name="T2"> </text:span><text:span text:style-name="T6">'Abdul-Rahman'</text:span></text:p>
      <text:p text:style-name="P5"><text:span text:style-name="T6">'78892'</text:span><text:span text:style-name="T1">,</text:span><text:span text:style-name="T2"> </text:span><text:span text:style-name="T6">'Kei'</text:span></text:p>
      <text:p text:style-name="P5"><text:span text:style-name="T6">'78911'</text:span><text:span text:style-name="T1">,</text:span><text:span text:style-name="T2"> </text:span><text:span text:style-name="T6">'Shavel'</text:span></text:p>
      <text:p text:style-name="P5"><text:span text:style-name="T6">'78922'</text:span><text:span text:style-name="T1">,</text:span><text:span text:style-name="T2"> </text:span><text:span text:style-name="T6">'Koltso'</text:span></text:p>
      <text:p text:style-name="P5"><text:span text:style-name="T6">'79170'</text:span><text:span text:style-name="T1">,</text:span><text:span text:style-name="T2"> </text:span><text:span text:style-name="T6">'Lingamp'</text:span></text:p>
      <text:p text:style-name="P5"><text:span text:style-name="T6">'792'</text:span><text:span text:style-name="T1">,</text:span><text:span text:style-name="T2"> </text:span><text:span text:style-name="T6">'Hashimoto'</text:span></text:p>
      <text:p text:style-name="P5"><text:span text:style-name="T6">'79205'</text:span><text:span text:style-name="T1">,</text:span><text:span text:style-name="T2"> </text:span><text:span text:style-name="T6">'Zander'</text:span></text:p>
      <text:p text:style-name="P5"><text:span text:style-name="T6">'79210'</text:span><text:span text:style-name="T1">,</text:span><text:span text:style-name="T2"> </text:span><text:span text:style-name="T6">'Sanchez'</text:span></text:p>
      <text:p text:style-name="P5"><text:span text:style-name="T6">'79329'</text:span><text:span text:style-name="T1">,</text:span><text:span text:style-name="T2"> </text:span><text:span text:style-name="T6">'Velikovs'</text:span></text:p>
      <text:p text:style-name="P5"><text:span text:style-name="T6">'79352'</text:span><text:span text:style-name="T1">,</text:span><text:span text:style-name="T2"> </text:span><text:span text:style-name="T6">'Rumat'</text:span></text:p>
      <text:p text:style-name="P5"><text:span text:style-name="T6">'79446'</text:span><text:span text:style-name="T1">,</text:span><text:span text:style-name="T2"> </text:span><text:span text:style-name="T6">'Frost'</text:span></text:p>
      <text:p text:style-name="P5"><text:span text:style-name="T6">'79469'</text:span><text:span text:style-name="T1">,</text:span><text:span text:style-name="T2"> </text:span><text:span text:style-name="T6">'Jacobs'</text:span></text:p>
      <text:p text:style-name="P5"><text:span text:style-name="T6">'79487'</text:span><text:span text:style-name="T1">,</text:span><text:span text:style-name="T2"> </text:span><text:span text:style-name="T6">'Androutsopoulos'</text:span></text:p>
      <text:p text:style-name="P5"><text:span text:style-name="T6">'79502'</text:span><text:span text:style-name="T1">,</text:span><text:span text:style-name="T2"> </text:span><text:span text:style-name="T6">'Marongiu'</text:span></text:p>
      <text:p text:style-name="P5"><text:span text:style-name="T6">'79534'</text:span><text:span text:style-name="T1">,</text:span><text:span text:style-name="T2"> </text:span><text:span text:style-name="T6">'Martel-'</text:span></text:p>
      <text:p text:style-name="P5"><text:span text:style-name="T6">'7956'</text:span><text:span text:style-name="T1">,</text:span><text:span text:style-name="T2"> </text:span><text:span text:style-name="T6">'Brandsd'</text:span></text:p>
      <text:p text:style-name="P5"><text:span text:style-name="T6">'79589'</text:span><text:span text:style-name="T1">,</text:span><text:span text:style-name="T2"> </text:span><text:span text:style-name="T6">'Schopp'</text:span></text:p>
      <text:p text:style-name="P5"><text:span text:style-name="T6">'79697'</text:span><text:span text:style-name="T1">,</text:span><text:span text:style-name="T2"> </text:span><text:span text:style-name="T6">'Marquis'</text:span></text:p>
      <text:p text:style-name="P5"><text:span text:style-name="T6">'7970'</text:span><text:span text:style-name="T1">,</text:span><text:span text:style-name="T2"> </text:span><text:span text:style-name="T6">'Bartels'</text:span></text:p>
      <text:p text:style-name="P5"><text:span text:style-name="T6">'7973'</text:span><text:span text:style-name="T1">,</text:span><text:span text:style-name="T2"> </text:span><text:span text:style-name="T6">'Breed'</text:span></text:p>
      <text:p text:style-name="P5"><text:span text:style-name="T6">'79763'</text:span><text:span text:style-name="T1">,</text:span><text:span text:style-name="T2"> </text:span><text:span text:style-name="T6">'Ikeda'</text:span></text:p>
      <text:p text:style-name="P5"><text:span text:style-name="T6">'79772'</text:span><text:span text:style-name="T1">,</text:span><text:span text:style-name="T2"> </text:span><text:span text:style-name="T6">'Witty'</text:span></text:p>
      <text:p text:style-name="P5"><text:span text:style-name="T6">'79892'</text:span><text:span text:style-name="T1">,</text:span><text:span text:style-name="T2"> </text:span><text:span text:style-name="T6">'Chiari'</text:span></text:p>
      <text:p text:style-name="P5"><text:span text:style-name="T6">'79911'</text:span><text:span text:style-name="T1">,</text:span><text:span text:style-name="T2"> </text:span><text:span text:style-name="T6">'Corr'</text:span></text:p>
      <text:p text:style-name="P5"><text:span text:style-name="T6">'80047'</text:span><text:span text:style-name="T1">,</text:span><text:span text:style-name="T2"> </text:span><text:span text:style-name="T6">'Clemme'</text:span></text:p>
      <text:p text:style-name="P5"><text:soft-page-break/><text:span text:style-name="T6">'80057'</text:span><text:span text:style-name="T1">,</text:span><text:span text:style-name="T2"> </text:span><text:span text:style-name="T6">'Szczerban'</text:span></text:p>
      <text:p text:style-name="P5"><text:span text:style-name="T6">'80113'</text:span><text:span text:style-name="T1">,</text:span><text:span text:style-name="T2"> </text:span><text:span text:style-name="T6">'Boudjelo'</text:span></text:p>
      <text:p text:style-name="P5"><text:span text:style-name="T6">'8022'</text:span><text:span text:style-name="T1">,</text:span><text:span text:style-name="T2"> </text:span><text:span text:style-name="T6">'Heng'</text:span></text:p>
      <text:p text:style-name="P5"><text:span text:style-name="T6">'80227'</text:span><text:span text:style-name="T1">,</text:span><text:span text:style-name="T2"> </text:span><text:span text:style-name="T6">'Tsuji'</text:span></text:p>
      <text:p text:style-name="P5"><text:span text:style-name="T6">'80247'</text:span><text:span text:style-name="T1">,</text:span><text:span text:style-name="T2"> </text:span><text:span text:style-name="T6">'Rueda'</text:span></text:p>
      <text:p text:style-name="P5"><text:span text:style-name="T6">'80248'</text:span><text:span text:style-name="T1">,</text:span><text:span text:style-name="T2"> </text:span><text:span text:style-name="T6">'Satoh'</text:span></text:p>
      <text:p text:style-name="P5"><text:span text:style-name="T6">'80254'</text:span><text:span text:style-name="T1">,</text:span><text:span text:style-name="T2"> </text:span><text:span text:style-name="T6">'Mittelm'</text:span></text:p>
      <text:p text:style-name="P5"><text:span text:style-name="T6">'80285'</text:span><text:span text:style-name="T1">,</text:span><text:span text:style-name="T2"> </text:span><text:span text:style-name="T6">'Karv'</text:span></text:p>
      <text:p text:style-name="P5"><text:span text:style-name="T6">'80420'</text:span><text:span text:style-name="T1">,</text:span><text:span text:style-name="T2"> </text:span><text:span text:style-name="T6">'Bansal'</text:span></text:p>
      <text:p text:style-name="P5"><text:span text:style-name="T6">'80610'</text:span><text:span text:style-name="T1">,</text:span><text:span text:style-name="T2"> </text:span><text:span text:style-name="T6">'Nakamura'</text:span></text:p>
      <text:p text:style-name="P5"><text:span text:style-name="T6">'80651'</text:span><text:span text:style-name="T1">,</text:span><text:span text:style-name="T2"> </text:span><text:span text:style-name="T6">'Holz'</text:span></text:p>
      <text:p text:style-name="P5"><text:span text:style-name="T6">'80698'</text:span><text:span text:style-name="T1">,</text:span><text:span text:style-name="T2"> </text:span><text:span text:style-name="T6">'Eynd'</text:span></text:p>
      <text:p text:style-name="P5"><text:span text:style-name="T6">'80742'</text:span><text:span text:style-name="T1">,</text:span><text:span text:style-name="T2"> </text:span><text:span text:style-name="T6">'Lucas'</text:span></text:p>
      <text:p text:style-name="P5"><text:span text:style-name="T6">'80799'</text:span><text:span text:style-name="T1">,</text:span><text:span text:style-name="T2"> </text:span><text:span text:style-name="T6">'Almeida'</text:span></text:p>
      <text:p text:style-name="P5"><text:span text:style-name="T6">'80821'</text:span><text:span text:style-name="T1">,</text:span><text:span text:style-name="T2"> </text:span><text:span text:style-name="T6">'Morris'</text:span></text:p>
      <text:p text:style-name="P5"><text:span text:style-name="T6">'80912'</text:span><text:span text:style-name="T1">,</text:span><text:span text:style-name="T2"> </text:span><text:span text:style-name="T6">'Homyk'</text:span></text:p>
      <text:p text:style-name="P5"><text:span text:style-name="T6">'80941'</text:span><text:span text:style-name="T1">,</text:span><text:span text:style-name="T2"> </text:span><text:span text:style-name="T6">'Sankappanavar'</text:span></text:p>
      <text:p text:style-name="P5"><text:span text:style-name="T6">'80976'</text:span><text:span text:style-name="T1">,</text:span><text:span text:style-name="T2"> </text:span><text:span text:style-name="T6">'Mozayani'</text:span></text:p>
      <text:p text:style-name="P5"><text:span text:style-name="T6">'80990'</text:span><text:span text:style-name="T1">,</text:span><text:span text:style-name="T2"> </text:span><text:span text:style-name="T6">'Strzem'</text:span></text:p>
      <text:p text:style-name="P5"><text:span text:style-name="T6">'81028'</text:span><text:span text:style-name="T1">,</text:span><text:span text:style-name="T2"> </text:span><text:span text:style-name="T6">'Perna'</text:span></text:p>
      <text:p text:style-name="P5"><text:span text:style-name="T6">'81031'</text:span><text:span text:style-name="T1">,</text:span><text:span text:style-name="T2"> </text:span><text:span text:style-name="T6">'Nanda'</text:span></text:p>
      <text:p text:style-name="P5"><text:span text:style-name="T6">'81150'</text:span><text:span text:style-name="T1">,</text:span><text:span text:style-name="T2"> </text:span><text:span text:style-name="T6">'Atkins'</text:span></text:p>
      <text:p text:style-name="P5"><text:span text:style-name="T6">'81175'</text:span><text:span text:style-name="T1">,</text:span><text:span text:style-name="T2"> </text:span><text:span text:style-name="T6">'Zelek'</text:span></text:p>
      <text:p text:style-name="P5"><text:span text:style-name="T6">'81207'</text:span><text:span text:style-name="T1">,</text:span><text:span text:style-name="T2"> </text:span><text:span text:style-name="T6">'Masri'</text:span></text:p>
      <text:p text:style-name="P5"><text:span text:style-name="T6">'81245'</text:span><text:span text:style-name="T1">,</text:span><text:span text:style-name="T2"> </text:span><text:span text:style-name="T6">'Mandviwall'</text:span></text:p>
      <text:p text:style-name="P5"><text:span text:style-name="T6">'81258'</text:span><text:span text:style-name="T1">,</text:span><text:span text:style-name="T2"> </text:span><text:span text:style-name="T6">'Nirenbu'</text:span></text:p>
      <text:p text:style-name="P5"><text:span text:style-name="T6">'81294'</text:span><text:span text:style-name="T1">,</text:span><text:span text:style-name="T2"> </text:span><text:span text:style-name="T6">'Massey'</text:span></text:p>
      <text:p text:style-name="P5"><text:span text:style-name="T6">'81396'</text:span><text:span text:style-name="T1">,</text:span><text:span text:style-name="T2"> </text:span><text:span text:style-name="T6">'Cordt'</text:span></text:p>
      <text:p text:style-name="P5"><text:span text:style-name="T6">'8140'</text:span><text:span text:style-name="T1">,</text:span><text:span text:style-name="T2"> </text:span><text:span text:style-name="T6">'Paddock'</text:span></text:p>
      <text:p text:style-name="P5"><text:span text:style-name="T6">'81538'</text:span><text:span text:style-name="T1">,</text:span><text:span text:style-name="T2"> </text:span><text:span text:style-name="T6">'Wunderli'</text:span></text:p>
      <text:p text:style-name="P5"><text:span text:style-name="T6">'81550'</text:span><text:span text:style-name="T1">,</text:span><text:span text:style-name="T2"> </text:span><text:span text:style-name="T6">'Harada'</text:span></text:p>
      <text:p text:style-name="P5"><text:span text:style-name="T6">'81566'</text:span><text:span text:style-name="T1">,</text:span><text:span text:style-name="T2"> </text:span><text:span text:style-name="T6">'Farr'</text:span></text:p>
      <text:p text:style-name="P5"><text:span text:style-name="T6">'81610'</text:span><text:span text:style-name="T1">,</text:span><text:span text:style-name="T2"> </text:span><text:span text:style-name="T6">'Ching'</text:span></text:p>
      <text:p text:style-name="P5"><text:span text:style-name="T6">'81638'</text:span><text:span text:style-name="T1">,</text:span><text:span text:style-name="T2"> </text:span><text:span text:style-name="T6">'Chiu'</text:span></text:p>
      <text:p text:style-name="P5"><text:span text:style-name="T6">'81785'</text:span><text:span text:style-name="T1">,</text:span><text:span text:style-name="T2"> </text:span><text:span text:style-name="T6">'Crues'</text:span></text:p>
      <text:p text:style-name="P5"><text:span text:style-name="T6">'81789'</text:span><text:span text:style-name="T1">,</text:span><text:span text:style-name="T2"> </text:span><text:span text:style-name="T6">'Urwin'</text:span></text:p>
      <text:p text:style-name="P5"><text:span text:style-name="T6">'81876'</text:span><text:span text:style-name="T1">,</text:span><text:span text:style-name="T2"> </text:span><text:span text:style-name="T6">'Arora'</text:span></text:p>
      <text:p text:style-name="P5"><text:span text:style-name="T6">'81883'</text:span><text:span text:style-name="T1">,</text:span><text:span text:style-name="T2"> </text:span><text:span text:style-name="T6">'Perei'</text:span></text:p>
      <text:p text:style-name="P5"><text:span text:style-name="T6">'81884'</text:span><text:span text:style-name="T1">,</text:span><text:span text:style-name="T2"> </text:span><text:span text:style-name="T6">'Kereth'</text:span></text:p>
      <text:p text:style-name="P5"><text:span text:style-name="T6">'81896'</text:span><text:span text:style-name="T1">,</text:span><text:span text:style-name="T2"> </text:span><text:span text:style-name="T6">'Feldman'</text:span></text:p>
      <text:p text:style-name="P5"><text:span text:style-name="T6">'8192'</text:span><text:span text:style-name="T1">,</text:span><text:span text:style-name="T2"> </text:span><text:span text:style-name="T6">'Verma'</text:span></text:p>
      <text:p text:style-name="P5"><text:span text:style-name="T6">'81984'</text:span><text:span text:style-name="T1">,</text:span><text:span text:style-name="T2"> </text:span><text:span text:style-name="T6">'Gowi'</text:span></text:p>
      <text:p text:style-name="P5"><text:span text:style-name="T6">'82039'</text:span><text:span text:style-name="T1">,</text:span><text:span text:style-name="T2"> </text:span><text:span text:style-name="T6">'Hendrickson'</text:span></text:p>
      <text:p text:style-name="P5"><text:span text:style-name="T6">'82063'</text:span><text:span text:style-name="T1">,</text:span><text:span text:style-name="T2"> </text:span><text:span text:style-name="T6">'Zeng'</text:span></text:p>
      <text:p text:style-name="P5"><text:span text:style-name="T6">'82066'</text:span><text:span text:style-name="T1">,</text:span><text:span text:style-name="T2"> </text:span><text:span text:style-name="T6">'Varghese'</text:span></text:p>
      <text:p text:style-name="P5"><text:span text:style-name="T6">'82082'</text:span><text:span text:style-name="T1">,</text:span><text:span text:style-name="T2"> </text:span><text:span text:style-name="T6">'Towsey'</text:span></text:p>
      <text:p text:style-name="P5"><text:span text:style-name="T6">'82083'</text:span><text:span text:style-name="T1">,</text:span><text:span text:style-name="T2"> </text:span><text:span text:style-name="T6">'Peeri'</text:span></text:p>
      <text:p text:style-name="P5"><text:span text:style-name="T6">'82126'</text:span><text:span text:style-name="T1">,</text:span><text:span text:style-name="T2"> </text:span><text:span text:style-name="T6">'Koizumi'</text:span></text:p>
      <text:p text:style-name="P5"><text:span text:style-name="T6">'82301'</text:span><text:span text:style-name="T1">,</text:span><text:span text:style-name="T2"> </text:span><text:span text:style-name="T6">'Conti'</text:span></text:p>
      <text:p text:style-name="P5"><text:soft-page-break/><text:span text:style-name="T6">'82402'</text:span><text:span text:style-name="T1">,</text:span><text:span text:style-name="T2"> </text:span><text:span text:style-name="T6">'Grant'</text:span></text:p>
      <text:p text:style-name="P5"><text:span text:style-name="T6">'8251'</text:span><text:span text:style-name="T1">,</text:span><text:span text:style-name="T2"> </text:span><text:span text:style-name="T6">'Kite'</text:span></text:p>
      <text:p text:style-name="P5"><text:span text:style-name="T6">'8252'</text:span><text:span text:style-name="T1">,</text:span><text:span text:style-name="T2"> </text:span><text:span text:style-name="T6">'Breuer'</text:span></text:p>
      <text:p text:style-name="P5"><text:span text:style-name="T6">'82580'</text:span><text:span text:style-name="T1">,</text:span><text:span text:style-name="T2"> </text:span><text:span text:style-name="T6">'Wyes'</text:span></text:p>
      <text:p text:style-name="P5"><text:span text:style-name="T6">'82591'</text:span><text:span text:style-name="T1">,</text:span><text:span text:style-name="T2"> </text:span><text:span text:style-name="T6">'Pomy'</text:span></text:p>
      <text:p text:style-name="P5"><text:span text:style-name="T6">'82646'</text:span><text:span text:style-name="T1">,</text:span><text:span text:style-name="T2"> </text:span><text:span text:style-name="T6">'Nirenbu'</text:span></text:p>
      <text:p text:style-name="P5"><text:span text:style-name="T6">'82687'</text:span><text:span text:style-name="T1">,</text:span><text:span text:style-name="T2"> </text:span><text:span text:style-name="T6">'Cameron'</text:span></text:p>
      <text:p text:style-name="P5"><text:span text:style-name="T6">'82688'</text:span><text:span text:style-name="T1">,</text:span><text:span text:style-name="T2"> </text:span><text:span text:style-name="T6">'Rote'</text:span></text:p>
      <text:p text:style-name="P5"><text:span text:style-name="T6">'82697'</text:span><text:span text:style-name="T1">,</text:span><text:span text:style-name="T2"> </text:span><text:span text:style-name="T6">'Ye'</text:span></text:p>
      <text:p text:style-name="P5"><text:span text:style-name="T6">'827'</text:span><text:span text:style-name="T1">,</text:span><text:span text:style-name="T2"> </text:span><text:span text:style-name="T6">'Das'</text:span></text:p>
      <text:p text:style-name="P5"><text:span text:style-name="T6">'82707'</text:span><text:span text:style-name="T1">,</text:span><text:span text:style-name="T2"> </text:span><text:span text:style-name="T6">'Hadzilacos'</text:span></text:p>
      <text:p text:style-name="P5"><text:span text:style-name="T6">'82868'</text:span><text:span text:style-name="T1">,</text:span><text:span text:style-name="T2"> </text:span><text:span text:style-name="T6">'So'</text:span></text:p>
      <text:p text:style-name="P5"><text:span text:style-name="T6">'82918'</text:span><text:span text:style-name="T1">,</text:span><text:span text:style-name="T2"> </text:span><text:span text:style-name="T6">'Yemini'</text:span></text:p>
      <text:p text:style-name="P5"><text:span text:style-name="T6">'82970'</text:span><text:span text:style-name="T1">,</text:span><text:span text:style-name="T2"> </text:span><text:span text:style-name="T6">'Peip'</text:span></text:p>
      <text:p text:style-name="P5"><text:span text:style-name="T6">'82974'</text:span><text:span text:style-name="T1">,</text:span><text:span text:style-name="T2"> </text:span><text:span text:style-name="T6">'Duncan'</text:span></text:p>
      <text:p text:style-name="P5"><text:span text:style-name="T6">'83002'</text:span><text:span text:style-name="T1">,</text:span><text:span text:style-name="T2"> </text:span><text:span text:style-name="T6">'Ladu'</text:span></text:p>
      <text:p text:style-name="P5"><text:span text:style-name="T6">'83003'</text:span><text:span text:style-name="T1">,</text:span><text:span text:style-name="T2"> </text:span><text:span text:style-name="T6">'Nam'</text:span></text:p>
      <text:p text:style-name="P5"><text:span text:style-name="T6">'83022'</text:span><text:span text:style-name="T1">,</text:span><text:span text:style-name="T2"> </text:span><text:span text:style-name="T6">'Chyr'</text:span></text:p>
      <text:p text:style-name="P5"><text:span text:style-name="T6">'83039'</text:span><text:span text:style-name="T1">,</text:span><text:span text:style-name="T2"> </text:span><text:span text:style-name="T6">'Harmon'</text:span></text:p>
      <text:p text:style-name="P5"><text:span text:style-name="T6">'83136'</text:span><text:span text:style-name="T1">,</text:span><text:span text:style-name="T2"> </text:span><text:span text:style-name="T6">'Caporali'</text:span></text:p>
      <text:p text:style-name="P5"><text:span text:style-name="T6">'83170'</text:span><text:span text:style-name="T1">,</text:span><text:span text:style-name="T2"> </text:span><text:span text:style-name="T6">'Ariav'</text:span></text:p>
      <text:p text:style-name="P5"><text:span text:style-name="T6">'83204'</text:span><text:span text:style-name="T1">,</text:span><text:span text:style-name="T2"> </text:span><text:span text:style-name="T6">'Tauber'</text:span></text:p>
      <text:p text:style-name="P5"><text:span text:style-name="T6">'83214'</text:span><text:span text:style-name="T1">,</text:span><text:span text:style-name="T2"> </text:span><text:span text:style-name="T6">'Dasd'</text:span></text:p>
      <text:p text:style-name="P5"><text:span text:style-name="T6">'83314'</text:span><text:span text:style-name="T1">,</text:span><text:span text:style-name="T2"> </text:span><text:span text:style-name="T6">'Chow'</text:span></text:p>
      <text:p text:style-name="P5"><text:span text:style-name="T6">'83398'</text:span><text:span text:style-name="T1">,</text:span><text:span text:style-name="T2"> </text:span><text:span text:style-name="T6">'Quinta'</text:span></text:p>
      <text:p text:style-name="P5"><text:span text:style-name="T6">'8343'</text:span><text:span text:style-name="T1">,</text:span><text:span text:style-name="T2"> </text:span><text:span text:style-name="T6">'Shoji'</text:span></text:p>
      <text:p text:style-name="P5"><text:span text:style-name="T6">'83444'</text:span><text:span text:style-name="T1">,</text:span><text:span text:style-name="T2"> </text:span><text:span text:style-name="T6">'Vieira'</text:span></text:p>
      <text:p text:style-name="P5"><text:span text:style-name="T6">'83462'</text:span><text:span text:style-name="T1">,</text:span><text:span text:style-name="T2"> </text:span><text:span text:style-name="T6">'Mehra'</text:span></text:p>
      <text:p text:style-name="P5"><text:span text:style-name="T6">'8347'</text:span><text:span text:style-name="T1">,</text:span><text:span text:style-name="T2"> </text:span><text:span text:style-name="T6">'Wunderli'</text:span></text:p>
      <text:p text:style-name="P5"><text:span text:style-name="T6">'83480'</text:span><text:span text:style-name="T1">,</text:span><text:span text:style-name="T2"> </text:span><text:span text:style-name="T6">'Whitten'</text:span></text:p>
      <text:p text:style-name="P5"><text:span text:style-name="T6">'83511'</text:span><text:span text:style-name="T1">,</text:span><text:span text:style-name="T2"> </text:span><text:span text:style-name="T6">'Godfrey'</text:span></text:p>
      <text:p text:style-name="P5"><text:span text:style-name="T6">'83557'</text:span><text:span text:style-name="T1">,</text:span><text:span text:style-name="T2"> </text:span><text:span text:style-name="T6">'Khalil'</text:span></text:p>
      <text:p text:style-name="P5"><text:span text:style-name="T6">'83573'</text:span><text:span text:style-name="T1">,</text:span><text:span text:style-name="T2"> </text:span><text:span text:style-name="T6">'Pavlovico'</text:span></text:p>
      <text:p text:style-name="P5"><text:span text:style-name="T6">'83592'</text:span><text:span text:style-name="T1">,</text:span><text:span text:style-name="T2"> </text:span><text:span text:style-name="T6">'Benkov'</text:span></text:p>
      <text:p text:style-name="P5"><text:span text:style-name="T6">'83622'</text:span><text:span text:style-name="T1">,</text:span><text:span text:style-name="T2"> </text:span><text:span text:style-name="T6">'Achilles'</text:span></text:p>
      <text:p text:style-name="P5"><text:span text:style-name="T6">'83686'</text:span><text:span text:style-name="T1">,</text:span><text:span text:style-name="T2"> </text:span><text:span text:style-name="T6">'Krasser'</text:span></text:p>
      <text:p text:style-name="P5"><text:span text:style-name="T6">'83691'</text:span><text:span text:style-name="T1">,</text:span><text:span text:style-name="T2"> </text:span><text:span text:style-name="T6">'Katehakis'</text:span></text:p>
      <text:p text:style-name="P5"><text:span text:style-name="T6">'83696'</text:span><text:span text:style-name="T1">,</text:span><text:span text:style-name="T2"> </text:span><text:span text:style-name="T6">'Denso'</text:span></text:p>
      <text:p text:style-name="P5"><text:span text:style-name="T6">'83728'</text:span><text:span text:style-name="T1">,</text:span><text:span text:style-name="T2"> </text:span><text:span text:style-name="T6">'Kaminsky'</text:span></text:p>
      <text:p text:style-name="P5"><text:span text:style-name="T6">'83747'</text:span><text:span text:style-name="T1">,</text:span><text:span text:style-name="T2"> </text:span><text:span text:style-name="T6">'Gregory'</text:span></text:p>
      <text:p text:style-name="P5"><text:span text:style-name="T6">'8378'</text:span><text:span text:style-name="T1">,</text:span><text:span text:style-name="T2"> </text:span><text:span text:style-name="T6">'Stenv'</text:span></text:p>
      <text:p text:style-name="P5"><text:span text:style-name="T6">'83836'</text:span><text:span text:style-name="T1">,</text:span><text:span text:style-name="T2"> </text:span><text:span text:style-name="T6">'Gifford'</text:span></text:p>
      <text:p text:style-name="P5"><text:span text:style-name="T6">'83838'</text:span><text:span text:style-name="T1">,</text:span><text:span text:style-name="T2"> </text:span><text:span text:style-name="T6">'Durrant'</text:span></text:p>
      <text:p text:style-name="P5"><text:span text:style-name="T6">'83871'</text:span><text:span text:style-name="T1">,</text:span><text:span text:style-name="T2"> </text:span><text:span text:style-name="T6">'Stylian'</text:span></text:p>
      <text:p text:style-name="P5"><text:span text:style-name="T6">'83953'</text:span><text:span text:style-name="T1">,</text:span><text:span text:style-name="T2"> </text:span><text:span text:style-name="T6">'Jordan'</text:span></text:p>
      <text:p text:style-name="P5"><text:span text:style-name="T6">'84039'</text:span><text:span text:style-name="T1">,</text:span><text:span text:style-name="T2"> </text:span><text:span text:style-name="T6">'Sveti'</text:span></text:p>
      <text:p text:style-name="P5"><text:span text:style-name="T6">'84167'</text:span><text:span text:style-name="T1">,</text:span><text:span text:style-name="T2"> </text:span><text:span text:style-name="T6">'Sakanushi'</text:span></text:p>
      <text:p text:style-name="P5"><text:span text:style-name="T6">'84189'</text:span><text:span text:style-name="T1">,</text:span><text:span text:style-name="T2"> </text:span><text:span text:style-name="T6">'Kuwadak'</text:span></text:p>
      <text:p text:style-name="P5"><text:span text:style-name="T6">'842'</text:span><text:span text:style-name="T1">,</text:span><text:span text:style-name="T2"> </text:span><text:span text:style-name="T6">'Jode'</text:span></text:p>
      <text:p text:style-name="P5"><text:soft-page-break/><text:span text:style-name="T6">'84239'</text:span><text:span text:style-name="T1">,</text:span><text:span text:style-name="T2"> </text:span><text:span text:style-name="T6">'Jordan'</text:span></text:p>
      <text:p text:style-name="P5"><text:span text:style-name="T6">'8426'</text:span><text:span text:style-name="T1">,</text:span><text:span text:style-name="T2"> </text:span><text:span text:style-name="T6">'Harass'</text:span></text:p>
      <text:p text:style-name="P5"><text:span text:style-name="T6">'84410'</text:span><text:span text:style-name="T1">,</text:span><text:span text:style-name="T2"> </text:span><text:span text:style-name="T6">'Bae'</text:span></text:p>
      <text:p text:style-name="P5"><text:span text:style-name="T6">'84432'</text:span><text:span text:style-name="T1">,</text:span><text:span text:style-name="T2"> </text:span><text:span text:style-name="T6">'Schrefl'</text:span></text:p>
      <text:p text:style-name="P5"><text:span text:style-name="T6">'84495'</text:span><text:span text:style-name="T1">,</text:span><text:span text:style-name="T2"> </text:span><text:span text:style-name="T6">'Kurata'</text:span></text:p>
      <text:p text:style-name="P5"><text:span text:style-name="T6">'84515'</text:span><text:span text:style-name="T1">,</text:span><text:span text:style-name="T2"> </text:span><text:span text:style-name="T6">'Levie'</text:span></text:p>
      <text:p text:style-name="P5"><text:span text:style-name="T6">'8457'</text:span><text:span text:style-name="T1">,</text:span><text:span text:style-name="T2"> </text:span><text:span text:style-name="T6">'Christiansen'</text:span></text:p>
      <text:p text:style-name="P5"><text:span text:style-name="T6">'84654'</text:span><text:span text:style-name="T1">,</text:span><text:span text:style-name="T2"> </text:span><text:span text:style-name="T6">'Braña'</text:span></text:p>
      <text:p text:style-name="P5"><text:span text:style-name="T6">'847'</text:span><text:span text:style-name="T1">,</text:span><text:span text:style-name="T2"> </text:span><text:span text:style-name="T6">'Yamaguchi'</text:span></text:p>
      <text:p text:style-name="P5"><text:span text:style-name="T6">'84702'</text:span><text:span text:style-name="T1">,</text:span><text:span text:style-name="T2"> </text:span><text:span text:style-name="T6">'Lucas'</text:span></text:p>
      <text:p text:style-name="P5"><text:span text:style-name="T6">'84704'</text:span><text:span text:style-name="T1">,</text:span><text:span text:style-name="T2"> </text:span><text:span text:style-name="T6">'Rammer'</text:span></text:p>
      <text:p text:style-name="P5"><text:span text:style-name="T6">'84727'</text:span><text:span text:style-name="T1">,</text:span><text:span text:style-name="T2"> </text:span><text:span text:style-name="T6">'Hennig'</text:span></text:p>
      <text:p text:style-name="P5"><text:span text:style-name="T6">'84792'</text:span><text:span text:style-name="T1">,</text:span><text:span text:style-name="T2"> </text:span><text:span text:style-name="T6">'Angelo'</text:span></text:p>
      <text:p text:style-name="P5"><text:span text:style-name="T6">'84808'</text:span><text:span text:style-name="T1">,</text:span><text:span text:style-name="T2"> </text:span><text:span text:style-name="T6">'Randers'</text:span></text:p>
      <text:p text:style-name="P5"><text:span text:style-name="T6">'8483'</text:span><text:span text:style-name="T1">,</text:span><text:span text:style-name="T2"> </text:span><text:span text:style-name="T6">'Luk'</text:span></text:p>
      <text:p text:style-name="P5"><text:span text:style-name="T6">'84845'</text:span><text:span text:style-name="T1">,</text:span><text:span text:style-name="T2"> </text:span><text:span text:style-name="T6">'Zuo'</text:span></text:p>
      <text:p text:style-name="P5"><text:span text:style-name="T6">'84865'</text:span><text:span text:style-name="T1">,</text:span><text:span text:style-name="T2"> </text:span><text:span text:style-name="T6">'Fernandez-Gonzalez'</text:span></text:p>
      <text:p text:style-name="P5"><text:span text:style-name="T6">'85063'</text:span><text:span text:style-name="T1">,</text:span><text:span text:style-name="T2"> </text:span><text:span text:style-name="T6">'Chaney'</text:span></text:p>
      <text:p text:style-name="P5"><text:span text:style-name="T6">'8517'</text:span><text:span text:style-name="T1">,</text:span><text:span text:style-name="T2"> </text:span><text:span text:style-name="T6">'Tomkins'</text:span></text:p>
      <text:p text:style-name="P5"><text:span text:style-name="T6">'85211'</text:span><text:span text:style-name="T1">,</text:span><text:span text:style-name="T2"> </text:span><text:span text:style-name="T6">'Sumi'</text:span></text:p>
      <text:p text:style-name="P5"><text:span text:style-name="T6">'85226'</text:span><text:span text:style-name="T1">,</text:span><text:span text:style-name="T2"> </text:span><text:span text:style-name="T6">'Vicentino'</text:span></text:p>
      <text:p text:style-name="P5"><text:span text:style-name="T6">'85234'</text:span><text:span text:style-name="T1">,</text:span><text:span text:style-name="T2"> </text:span><text:span text:style-name="T6">'Dubu'</text:span></text:p>
      <text:p text:style-name="P5"><text:span text:style-name="T6">'85308'</text:span><text:span text:style-name="T1">,</text:span><text:span text:style-name="T2"> </text:span><text:span text:style-name="T6">'Yihn'</text:span></text:p>
      <text:p text:style-name="P5"><text:span text:style-name="T6">'85356'</text:span><text:span text:style-name="T1">,</text:span><text:span text:style-name="T2"> </text:span><text:span text:style-name="T6">'Kocsis'</text:span></text:p>
      <text:p text:style-name="P5"><text:span text:style-name="T6">'85366'</text:span><text:span text:style-name="T1">,</text:span><text:span text:style-name="T2"> </text:span><text:span text:style-name="T6">'Erol'</text:span></text:p>
      <text:p text:style-name="P5"><text:span text:style-name="T6">'85445'</text:span><text:span text:style-name="T1">,</text:span><text:span text:style-name="T2"> </text:span><text:span text:style-name="T6">'Bocchi'</text:span></text:p>
      <text:p text:style-name="P5"><text:span text:style-name="T6">'85451'</text:span><text:span text:style-name="T1">,</text:span><text:span text:style-name="T2"> </text:span><text:span text:style-name="T6">'Chapman'</text:span></text:p>
      <text:p text:style-name="P5"><text:span text:style-name="T6">'85505'</text:span><text:span text:style-name="T1">,</text:span><text:span text:style-name="T2"> </text:span><text:span text:style-name="T6">'Wells'</text:span></text:p>
      <text:p text:style-name="P5"><text:span text:style-name="T6">'85534'</text:span><text:span text:style-name="T1">,</text:span><text:span text:style-name="T2"> </text:span><text:span text:style-name="T6">'Setiawan'</text:span></text:p>
      <text:p text:style-name="P5"><text:span text:style-name="T6">'85575'</text:span><text:span text:style-name="T1">,</text:span><text:span text:style-name="T2"> </text:span><text:span text:style-name="T6">'Lal'</text:span></text:p>
      <text:p text:style-name="P5"><text:span text:style-name="T6">'85602'</text:span><text:span text:style-name="T1">,</text:span><text:span text:style-name="T2"> </text:span><text:span text:style-name="T6">'Bogdanova'</text:span></text:p>
      <text:p text:style-name="P5"><text:span text:style-name="T6">'85614'</text:span><text:span text:style-name="T1">,</text:span><text:span text:style-name="T2"> </text:span><text:span text:style-name="T6">'Champes'</text:span></text:p>
      <text:p text:style-name="P5"><text:span text:style-name="T6">'85680'</text:span><text:span text:style-name="T1">,</text:span><text:span text:style-name="T2"> </text:span><text:span text:style-name="T6">'Krohn'</text:span></text:p>
      <text:p text:style-name="P5"><text:span text:style-name="T6">'85746'</text:span><text:span text:style-name="T1">,</text:span><text:span text:style-name="T2"> </text:span><text:span text:style-name="T6">'Wilks'</text:span></text:p>
      <text:p text:style-name="P5"><text:span text:style-name="T6">'85754'</text:span><text:span text:style-name="T1">,</text:span><text:span text:style-name="T2"> </text:span><text:span text:style-name="T6">'Betho'</text:span></text:p>
      <text:p text:style-name="P5"><text:span text:style-name="T6">'858'</text:span><text:span text:style-name="T1">,</text:span><text:span text:style-name="T2"> </text:span><text:span text:style-name="T6">'Kashima'</text:span></text:p>
      <text:p text:style-name="P5"><text:span text:style-name="T6">'85809'</text:span><text:span text:style-name="T1">,</text:span><text:span text:style-name="T2"> </text:span><text:span text:style-name="T6">'Andert'</text:span></text:p>
      <text:p text:style-name="P5"><text:span text:style-name="T6">'85849'</text:span><text:span text:style-name="T1">,</text:span><text:span text:style-name="T2"> </text:span><text:span text:style-name="T6">'Aufr'</text:span></text:p>
      <text:p text:style-name="P5"><text:span text:style-name="T6">'85887'</text:span><text:span text:style-name="T1">,</text:span><text:span text:style-name="T2"> </text:span><text:span text:style-name="T6">'Stoltzfus'</text:span></text:p>
      <text:p text:style-name="P5"><text:span text:style-name="T6">'85904'</text:span><text:span text:style-name="T1">,</text:span><text:span text:style-name="T2"> </text:span><text:span text:style-name="T6">'Harass'</text:span></text:p>
      <text:p text:style-name="P5"><text:span text:style-name="T6">'85910'</text:span><text:span text:style-name="T1">,</text:span><text:span text:style-name="T2"> </text:span><text:span text:style-name="T6">'Levitan'</text:span></text:p>
      <text:p text:style-name="P5"><text:span text:style-name="T6">'85981'</text:span><text:span text:style-name="T1">,</text:span><text:span text:style-name="T2"> </text:span><text:span text:style-name="T6">'Kahs'</text:span></text:p>
      <text:p text:style-name="P5"><text:span text:style-name="T6">'86001'</text:span><text:span text:style-name="T1">,</text:span><text:span text:style-name="T2"> </text:span><text:span text:style-name="T6">'Meise'</text:span></text:p>
      <text:p text:style-name="P5"><text:span text:style-name="T6">'8603'</text:span><text:span text:style-name="T1">,</text:span><text:span text:style-name="T2"> </text:span><text:span text:style-name="T6">'Piedrah'</text:span></text:p>
      <text:p text:style-name="P5"><text:span text:style-name="T6">'86075'</text:span><text:span text:style-name="T1">,</text:span><text:span text:style-name="T2"> </text:span><text:span text:style-name="T6">'Juchn'</text:span></text:p>
      <text:p text:style-name="P5"><text:span text:style-name="T6">'86127'</text:span><text:span text:style-name="T1">,</text:span><text:span text:style-name="T2"> </text:span><text:span text:style-name="T6">'Spikov'</text:span></text:p>
      <text:p text:style-name="P5"><text:span text:style-name="T6">'86327'</text:span><text:span text:style-name="T1">,</text:span><text:span text:style-name="T2"> </text:span><text:span text:style-name="T6">'Moscarini'</text:span></text:p>
      <text:p text:style-name="P5"><text:span text:style-name="T6">'86344'</text:span><text:span text:style-name="T1">,</text:span><text:span text:style-name="T2"> </text:span><text:span text:style-name="T6">'Kaar'</text:span></text:p>
      <text:p text:style-name="P5"><text:span text:style-name="T6">'86375'</text:span><text:span text:style-name="T1">,</text:span><text:span text:style-name="T2"> </text:span><text:span text:style-name="T6">'Loher'</text:span></text:p>
      <text:p text:style-name="P5"><text:soft-page-break/><text:span text:style-name="T6">'86404'</text:span><text:span text:style-name="T1">,</text:span><text:span text:style-name="T2"> </text:span><text:span text:style-name="T6">'Cordt'</text:span></text:p>
      <text:p text:style-name="P5"><text:span text:style-name="T6">'86529'</text:span><text:span text:style-name="T1">,</text:span><text:span text:style-name="T2"> </text:span><text:span text:style-name="T6">'Leister'</text:span></text:p>
      <text:p text:style-name="P5"><text:span text:style-name="T6">'86552'</text:span><text:span text:style-name="T1">,</text:span><text:span text:style-name="T2"> </text:span><text:span text:style-name="T6">'Martin'</text:span></text:p>
      <text:p text:style-name="P5"><text:span text:style-name="T6">'86573'</text:span><text:span text:style-name="T1">,</text:span><text:span text:style-name="T2"> </text:span><text:span text:style-name="T6">'Schauser'</text:span></text:p>
      <text:p text:style-name="P5"><text:span text:style-name="T6">'86641'</text:span><text:span text:style-name="T1">,</text:span><text:span text:style-name="T2"> </text:span><text:span text:style-name="T6">'Dair'</text:span></text:p>
      <text:p text:style-name="P5"><text:span text:style-name="T6">'86651'</text:span><text:span text:style-name="T1">,</text:span><text:span text:style-name="T2"> </text:span><text:span text:style-name="T6">'Dave'</text:span></text:p>
      <text:p text:style-name="P5"><text:span text:style-name="T6">'86661'</text:span><text:span text:style-name="T1">,</text:span><text:span text:style-name="T2"> </text:span><text:span text:style-name="T6">'Shani'</text:span></text:p>
      <text:p text:style-name="P5"><text:span text:style-name="T6">'86674'</text:span><text:span text:style-name="T1">,</text:span><text:span text:style-name="T2"> </text:span><text:span text:style-name="T6">'Peter'</text:span></text:p>
      <text:p text:style-name="P5"><text:span text:style-name="T6">'86707'</text:span><text:span text:style-name="T1">,</text:span><text:span text:style-name="T2"> </text:span><text:span text:style-name="T6">'Houtsm'</text:span></text:p>
      <text:p text:style-name="P5"><text:span text:style-name="T6">'86736'</text:span><text:span text:style-name="T1">,</text:span><text:span text:style-name="T2"> </text:span><text:span text:style-name="T6">'Franchet'</text:span></text:p>
      <text:p text:style-name="P5"><text:span text:style-name="T6">'86753'</text:span><text:span text:style-name="T1">,</text:span><text:span text:style-name="T2"> </text:span><text:span text:style-name="T6">'Leister'</text:span></text:p>
      <text:p text:style-name="P5"><text:span text:style-name="T6">'86802'</text:span><text:span text:style-name="T1">,</text:span><text:span text:style-name="T2"> </text:span><text:span text:style-name="T6">'Hameed'</text:span></text:p>
      <text:p text:style-name="P5"><text:span text:style-name="T6">'86806'</text:span><text:span text:style-name="T1">,</text:span><text:span text:style-name="T2"> </text:span><text:span text:style-name="T6">'Unger'</text:span></text:p>
      <text:p text:style-name="P5"><text:span text:style-name="T6">'86833'</text:span><text:span text:style-name="T1">,</text:span><text:span text:style-name="T2"> </text:span><text:span text:style-name="T6">'Viani'</text:span></text:p>
      <text:p text:style-name="P5"><text:span text:style-name="T6">'86934'</text:span><text:span text:style-name="T1">,</text:span><text:span text:style-name="T2"> </text:span><text:span text:style-name="T6">'Berthold'</text:span></text:p>
      <text:p text:style-name="P5"><text:span text:style-name="T6">'86969'</text:span><text:span text:style-name="T1">,</text:span><text:span text:style-name="T2"> </text:span><text:span text:style-name="T6">'Wicki'</text:span></text:p>
      <text:p text:style-name="P5"><text:span text:style-name="T6">'86981'</text:span><text:span text:style-name="T1">,</text:span><text:span text:style-name="T2"> </text:span><text:span text:style-name="T6">'Hansch'</text:span></text:p>
      <text:p text:style-name="P5"><text:span text:style-name="T6">'87015'</text:span><text:span text:style-name="T1">,</text:span><text:span text:style-name="T2"> </text:span><text:span text:style-name="T6">'Pottos'</text:span></text:p>
      <text:p text:style-name="P5"><text:span text:style-name="T6">'87044'</text:span><text:span text:style-name="T1">,</text:span><text:span text:style-name="T2"> </text:span><text:span text:style-name="T6">'McDonald'</text:span></text:p>
      <text:p text:style-name="P5"><text:span text:style-name="T6">'87048'</text:span><text:span text:style-name="T1">,</text:span><text:span text:style-name="T2"> </text:span><text:span text:style-name="T6">'Gani'</text:span></text:p>
      <text:p text:style-name="P5"><text:span text:style-name="T6">'87054'</text:span><text:span text:style-name="T1">,</text:span><text:span text:style-name="T2"> </text:span><text:span text:style-name="T6">'Dietzsch'</text:span></text:p>
      <text:p text:style-name="P5"><text:span text:style-name="T6">'87193'</text:span><text:span text:style-name="T1">,</text:span><text:span text:style-name="T2"> </text:span><text:span text:style-name="T6">'Pinkus'</text:span></text:p>
      <text:p text:style-name="P5"><text:span text:style-name="T6">'87222'</text:span><text:span text:style-name="T1">,</text:span><text:span text:style-name="T2"> </text:span><text:span text:style-name="T6">'Allard'</text:span></text:p>
      <text:p text:style-name="P5"><text:span text:style-name="T6">'87246'</text:span><text:span text:style-name="T1">,</text:span><text:span text:style-name="T2"> </text:span><text:span text:style-name="T6">'Dellwo'</text:span></text:p>
      <text:p text:style-name="P5"><text:span text:style-name="T6">'87268'</text:span><text:span text:style-name="T1">,</text:span><text:span text:style-name="T2"> </text:span><text:span text:style-name="T6">'Koenig'</text:span></text:p>
      <text:p text:style-name="P5"><text:span text:style-name="T6">'87280'</text:span><text:span text:style-name="T1">,</text:span><text:span text:style-name="T2"> </text:span><text:span text:style-name="T6">'Kim'</text:span></text:p>
      <text:p text:style-name="P5"><text:span text:style-name="T6">'87439'</text:span><text:span text:style-name="T1">,</text:span><text:span text:style-name="T2"> </text:span><text:span text:style-name="T6">'Scheffer'</text:span></text:p>
      <text:p text:style-name="P5"><text:span text:style-name="T6">'87624'</text:span><text:span text:style-name="T1">,</text:span><text:span text:style-name="T2"> </text:span><text:span text:style-name="T6">'Carrera'</text:span></text:p>
      <text:p text:style-name="P5"><text:span text:style-name="T6">'87651'</text:span><text:span text:style-name="T1">,</text:span><text:span text:style-name="T2"> </text:span><text:span text:style-name="T6">'Liang'</text:span></text:p>
      <text:p text:style-name="P5"><text:span text:style-name="T6">'87706'</text:span><text:span text:style-name="T1">,</text:span><text:span text:style-name="T2"> </text:span><text:span text:style-name="T6">'Nakao'</text:span></text:p>
      <text:p text:style-name="P5"><text:span text:style-name="T6">'87784'</text:span><text:span text:style-name="T1">,</text:span><text:span text:style-name="T2"> </text:span><text:span text:style-name="T6">'McCracken'</text:span></text:p>
      <text:p text:style-name="P5"><text:span text:style-name="T6">'87785'</text:span><text:span text:style-name="T1">,</text:span><text:span text:style-name="T2"> </text:span><text:span text:style-name="T6">'Liepelt'</text:span></text:p>
      <text:p text:style-name="P5"><text:span text:style-name="T6">'87831'</text:span><text:span text:style-name="T1">,</text:span><text:span text:style-name="T2"> </text:span><text:span text:style-name="T6">'Turunen'</text:span></text:p>
      <text:p text:style-name="P5"><text:span text:style-name="T6">'87965'</text:span><text:span text:style-name="T1">,</text:span><text:span text:style-name="T2"> </text:span><text:span text:style-name="T6">'Reiss'</text:span></text:p>
      <text:p text:style-name="P5"><text:span text:style-name="T6">'88045'</text:span><text:span text:style-name="T1">,</text:span><text:span text:style-name="T2"> </text:span><text:span text:style-name="T6">'Jackson'</text:span></text:p>
      <text:p text:style-name="P5"><text:span text:style-name="T6">'8807'</text:span><text:span text:style-name="T1">,</text:span><text:span text:style-name="T2"> </text:span><text:span text:style-name="T6">'Zacharias'</text:span></text:p>
      <text:p text:style-name="P5"><text:span text:style-name="T6">'88085'</text:span><text:span text:style-name="T1">,</text:span><text:span text:style-name="T2"> </text:span><text:span text:style-name="T6">'Bouamama'</text:span></text:p>
      <text:p text:style-name="P5"><text:span text:style-name="T6">'88140'</text:span><text:span text:style-name="T1">,</text:span><text:span text:style-name="T2"> </text:span><text:span text:style-name="T6">'Stanko'</text:span></text:p>
      <text:p text:style-name="P5"><text:span text:style-name="T6">'88169'</text:span><text:span text:style-name="T1">,</text:span><text:span text:style-name="T2"> </text:span><text:span text:style-name="T6">'Schroeder'</text:span></text:p>
      <text:p text:style-name="P5"><text:span text:style-name="T6">'8819'</text:span><text:span text:style-name="T1">,</text:span><text:span text:style-name="T2"> </text:span><text:span text:style-name="T6">'Lesaffre'</text:span></text:p>
      <text:p text:style-name="P5"><text:span text:style-name="T6">'88287'</text:span><text:span text:style-name="T1">,</text:span><text:span text:style-name="T2"> </text:span><text:span text:style-name="T6">'Geser'</text:span></text:p>
      <text:p text:style-name="P5"><text:span text:style-name="T6">'88302'</text:span><text:span text:style-name="T1">,</text:span><text:span text:style-name="T2"> </text:span><text:span text:style-name="T6">'Yarmush'</text:span></text:p>
      <text:p text:style-name="P5"><text:span text:style-name="T6">'88308'</text:span><text:span text:style-name="T1">,</text:span><text:span text:style-name="T2"> </text:span><text:span text:style-name="T6">'Reiss'</text:span></text:p>
      <text:p text:style-name="P5"><text:span text:style-name="T6">'88358'</text:span><text:span text:style-name="T1">,</text:span><text:span text:style-name="T2"> </text:span><text:span text:style-name="T6">'Bongio'</text:span></text:p>
      <text:p text:style-name="P5"><text:span text:style-name="T6">'88389'</text:span><text:span text:style-name="T1">,</text:span><text:span text:style-name="T2"> </text:span><text:span text:style-name="T6">'Henriksen'</text:span></text:p>
      <text:p text:style-name="P5"><text:span text:style-name="T6">'88417'</text:span><text:span text:style-name="T1">,</text:span><text:span text:style-name="T2"> </text:span><text:span text:style-name="T6">'Mitsuhashi'</text:span></text:p>
      <text:p text:style-name="P5"><text:span text:style-name="T6">'88418'</text:span><text:span text:style-name="T1">,</text:span><text:span text:style-name="T2"> </text:span><text:span text:style-name="T6">'Slaw'</text:span></text:p>
      <text:p text:style-name="P5"><text:span text:style-name="T6">'8843'</text:span><text:span text:style-name="T1">,</text:span><text:span text:style-name="T2"> </text:span><text:span text:style-name="T6">'Papakir'</text:span></text:p>
      <text:p text:style-name="P5"><text:span text:style-name="T6">'88472'</text:span><text:span text:style-name="T1">,</text:span><text:span text:style-name="T2"> </text:span><text:span text:style-name="T6">'Lynch'</text:span></text:p>
      <text:p text:style-name="P5"><text:soft-page-break/><text:span text:style-name="T6">'88525'</text:span><text:span text:style-name="T1">,</text:span><text:span text:style-name="T2"> </text:span><text:span text:style-name="T6">'Hung'</text:span></text:p>
      <text:p text:style-name="P5"><text:span text:style-name="T6">'8853'</text:span><text:span text:style-name="T1">,</text:span><text:span text:style-name="T2"> </text:span><text:span text:style-name="T6">'Warner'</text:span></text:p>
      <text:p text:style-name="P5"><text:span text:style-name="T6">'88553'</text:span><text:span text:style-name="T1">,</text:span><text:span text:style-name="T2"> </text:span><text:span text:style-name="T6">'Levine'</text:span></text:p>
      <text:p text:style-name="P5"><text:span text:style-name="T6">'88577'</text:span><text:span text:style-name="T1">,</text:span><text:span text:style-name="T2"> </text:span><text:span text:style-name="T6">'Smoro'</text:span></text:p>
      <text:p text:style-name="P5"><text:span text:style-name="T6">'8860'</text:span><text:span text:style-name="T1">,</text:span><text:span text:style-name="T2"> </text:span><text:span text:style-name="T6">'Aminian'</text:span></text:p>
      <text:p text:style-name="P5"><text:span text:style-name="T6">'88793'</text:span><text:span text:style-name="T1">,</text:span><text:span text:style-name="T2"> </text:span><text:span text:style-name="T6">'Sakhno'</text:span></text:p>
      <text:p text:style-name="P5"><text:span text:style-name="T6">'888'</text:span><text:span text:style-name="T1">,</text:span><text:span text:style-name="T2"> </text:span><text:span text:style-name="T6">'Frost'</text:span></text:p>
      <text:p text:style-name="P5"><text:span text:style-name="T6">'88801'</text:span><text:span text:style-name="T1">,</text:span><text:span text:style-name="T2"> </text:span><text:span text:style-name="T6">'Fonseca'</text:span></text:p>
      <text:p text:style-name="P5"><text:span text:style-name="T6">'88884'</text:span><text:span text:style-name="T1">,</text:span><text:span text:style-name="T2"> </text:span><text:span text:style-name="T6">'Stasko'</text:span></text:p>
      <text:p text:style-name="P5"><text:span text:style-name="T6">'88887'</text:span><text:span text:style-name="T1">,</text:span><text:span text:style-name="T2"> </text:span><text:span text:style-name="T6">'Wodn'</text:span></text:p>
      <text:p text:style-name="P5"><text:span text:style-name="T6">'88993'</text:span><text:span text:style-name="T1">,</text:span><text:span text:style-name="T2"> </text:span><text:span text:style-name="T6">'Palaniswami'</text:span></text:p>
      <text:p text:style-name="P5"><text:span text:style-name="T6">'89000'</text:span><text:span text:style-name="T1">,</text:span><text:span text:style-name="T2"> </text:span><text:span text:style-name="T6">'Guthk'</text:span></text:p>
      <text:p text:style-name="P5"><text:span text:style-name="T6">'89051'</text:span><text:span text:style-name="T1">,</text:span><text:span text:style-name="T2"> </text:span><text:span text:style-name="T6">'Dubink'</text:span></text:p>
      <text:p text:style-name="P5"><text:span text:style-name="T6">'89059'</text:span><text:span text:style-name="T1">,</text:span><text:span text:style-name="T2"> </text:span><text:span text:style-name="T6">'Juan'</text:span></text:p>
      <text:p text:style-name="P5"><text:span text:style-name="T6">'89104'</text:span><text:span text:style-name="T1">,</text:span><text:span text:style-name="T2"> </text:span><text:span text:style-name="T6">'Mitsuhashi'</text:span></text:p>
      <text:p text:style-name="P5"><text:span text:style-name="T6">'89106'</text:span><text:span text:style-name="T1">,</text:span><text:span text:style-name="T2"> </text:span><text:span text:style-name="T6">'Dawson'</text:span></text:p>
      <text:p text:style-name="P5"><text:span text:style-name="T6">'8912'</text:span><text:span text:style-name="T1">,</text:span><text:span text:style-name="T2"> </text:span><text:span text:style-name="T6">'Brenner'</text:span></text:p>
      <text:p text:style-name="P5"><text:span text:style-name="T6">'89132'</text:span><text:span text:style-name="T1">,</text:span><text:span text:style-name="T2"> </text:span><text:span text:style-name="T6">'Janssen'</text:span></text:p>
      <text:p text:style-name="P5"><text:span text:style-name="T6">'89140'</text:span><text:span text:style-name="T1">,</text:span><text:span text:style-name="T2"> </text:span><text:span text:style-name="T6">'Fabregas'</text:span></text:p>
      <text:p text:style-name="P5"><text:span text:style-name="T6">'89188'</text:span><text:span text:style-name="T1">,</text:span><text:span text:style-name="T2"> </text:span><text:span text:style-name="T6">'Anse'</text:span></text:p>
      <text:p text:style-name="P5"><text:span text:style-name="T6">'89196'</text:span><text:span text:style-name="T1">,</text:span><text:span text:style-name="T2"> </text:span><text:span text:style-name="T6">'Klöpper'</text:span></text:p>
      <text:p text:style-name="P5"><text:span text:style-name="T6">'89234'</text:span><text:span text:style-name="T1">,</text:span><text:span text:style-name="T2"> </text:span><text:span text:style-name="T6">'Hird'</text:span></text:p>
      <text:p text:style-name="P5"><text:span text:style-name="T6">'89246'</text:span><text:span text:style-name="T1">,</text:span><text:span text:style-name="T2"> </text:span><text:span text:style-name="T6">'Loyka'</text:span></text:p>
      <text:p text:style-name="P5"><text:span text:style-name="T6">'89297'</text:span><text:span text:style-name="T1">,</text:span><text:span text:style-name="T2"> </text:span><text:span text:style-name="T6">'Cacciari'</text:span></text:p>
      <text:p text:style-name="P5"><text:span text:style-name="T6">'89312'</text:span><text:span text:style-name="T1">,</text:span><text:span text:style-name="T2"> </text:span><text:span text:style-name="T6">'Marques'</text:span></text:p>
      <text:p text:style-name="P5"><text:span text:style-name="T6">'89393'</text:span><text:span text:style-name="T1">,</text:span><text:span text:style-name="T2"> </text:span><text:span text:style-name="T6">'Fischbach'</text:span></text:p>
      <text:p text:style-name="P5"><text:span text:style-name="T6">'89414'</text:span><text:span text:style-name="T1">,</text:span><text:span text:style-name="T2"> </text:span><text:span text:style-name="T6">'Feldman'</text:span></text:p>
      <text:p text:style-name="P5"><text:span text:style-name="T6">'89551'</text:span><text:span text:style-name="T1">,</text:span><text:span text:style-name="T2"> </text:span><text:span text:style-name="T6">'Shapiro'</text:span></text:p>
      <text:p text:style-name="P5"><text:span text:style-name="T6">'8957'</text:span><text:span text:style-name="T1">,</text:span><text:span text:style-name="T2"> </text:span><text:span text:style-name="T6">'Walker'</text:span></text:p>
      <text:p text:style-name="P5"><text:span text:style-name="T6">'89571'</text:span><text:span text:style-name="T1">,</text:span><text:span text:style-name="T2"> </text:span><text:span text:style-name="T6">'Zubai'</text:span></text:p>
      <text:p text:style-name="P5"><text:span text:style-name="T6">'89734'</text:span><text:span text:style-name="T1">,</text:span><text:span text:style-name="T2"> </text:span><text:span text:style-name="T6">'Doeschn'</text:span></text:p>
      <text:p text:style-name="P5"><text:span text:style-name="T6">'89759'</text:span><text:span text:style-name="T1">,</text:span><text:span text:style-name="T2"> </text:span><text:span text:style-name="T6">'Zettel'</text:span></text:p>
      <text:p text:style-name="P5"><text:span text:style-name="T6">'898'</text:span><text:span text:style-name="T1">,</text:span><text:span text:style-name="T2"> </text:span><text:span text:style-name="T6">'Heilprin'</text:span></text:p>
      <text:p text:style-name="P5"><text:span text:style-name="T6">'8986'</text:span><text:span text:style-name="T1">,</text:span><text:span text:style-name="T2"> </text:span><text:span text:style-name="T6">'Maesf'</text:span></text:p>
      <text:p text:style-name="P5"><text:span text:style-name="T6">'90004'</text:span><text:span text:style-name="T1">,</text:span><text:span text:style-name="T2"> </text:span><text:span text:style-name="T6">'Unay'</text:span></text:p>
      <text:p text:style-name="P5"><text:span text:style-name="T6">'90009'</text:span><text:span text:style-name="T1">,</text:span><text:span text:style-name="T2"> </text:span><text:span text:style-name="T6">'Donofrio'</text:span></text:p>
      <text:p text:style-name="P5"><text:span text:style-name="T6">'90041'</text:span><text:span text:style-name="T1">,</text:span><text:span text:style-name="T2"> </text:span><text:span text:style-name="T6">'Barberis'</text:span></text:p>
      <text:p text:style-name="P5"><text:span text:style-name="T6">'90082'</text:span><text:span text:style-name="T1">,</text:span><text:span text:style-name="T2"> </text:span><text:span text:style-name="T6">'Esparza'</text:span></text:p>
      <text:p text:style-name="P5"><text:span text:style-name="T6">'90089'</text:span><text:span text:style-name="T1">,</text:span><text:span text:style-name="T2"> </text:span><text:span text:style-name="T6">'Mohan'</text:span></text:p>
      <text:p text:style-name="P5"><text:span text:style-name="T6">'90124'</text:span><text:span text:style-name="T1">,</text:span><text:span text:style-name="T2"> </text:span><text:span text:style-name="T6">'Koppit'</text:span></text:p>
      <text:p text:style-name="P5"><text:span text:style-name="T6">'90132'</text:span><text:span text:style-name="T1">,</text:span><text:span text:style-name="T2"> </text:span><text:span text:style-name="T6">'Jo'</text:span></text:p>
      <text:p text:style-name="P5"><text:span text:style-name="T6">'90181'</text:span><text:span text:style-name="T1">,</text:span><text:span text:style-name="T2"> </text:span><text:span text:style-name="T6">'Giannoulis'</text:span></text:p>
      <text:p text:style-name="P5"><text:span text:style-name="T6">'90194'</text:span><text:span text:style-name="T1">,</text:span><text:span text:style-name="T2"> </text:span><text:span text:style-name="T6">'Busch'</text:span></text:p>
      <text:p text:style-name="P5"><text:span text:style-name="T6">'90220'</text:span><text:span text:style-name="T1">,</text:span><text:span text:style-name="T2"> </text:span><text:span text:style-name="T6">'Iacovoni'</text:span></text:p>
      <text:p text:style-name="P5"><text:span text:style-name="T6">'90234'</text:span><text:span text:style-name="T1">,</text:span><text:span text:style-name="T2"> </text:span><text:span text:style-name="T6">'Sram'</text:span></text:p>
      <text:p text:style-name="P5"><text:span text:style-name="T6">'90353'</text:span><text:span text:style-name="T1">,</text:span><text:span text:style-name="T2"> </text:span><text:span text:style-name="T6">'Bruderm'</text:span></text:p>
      <text:p text:style-name="P5"><text:span text:style-name="T6">'90372'</text:span><text:span text:style-name="T1">,</text:span><text:span text:style-name="T2"> </text:span><text:span text:style-name="T6">'Rho'</text:span></text:p>
      <text:p text:style-name="P5"><text:span text:style-name="T6">'90381'</text:span><text:span text:style-name="T1">,</text:span><text:span text:style-name="T2"> </text:span><text:span text:style-name="T6">'Chaudhuri'</text:span></text:p>
      <text:p text:style-name="P5"><text:span text:style-name="T6">'90448'</text:span><text:span text:style-name="T1">,</text:span><text:span text:style-name="T2"> </text:span><text:span text:style-name="T6">'Godfrey'</text:span></text:p>
      <text:p text:style-name="P5"><text:soft-page-break/><text:span text:style-name="T6">'90567'</text:span><text:span text:style-name="T1">,</text:span><text:span text:style-name="T2"> </text:span><text:span text:style-name="T6">'Tomason'</text:span></text:p>
      <text:p text:style-name="P5"><text:span text:style-name="T6">'90609'</text:span><text:span text:style-name="T1">,</text:span><text:span text:style-name="T2"> </text:span><text:span text:style-name="T6">'Mohamed'</text:span></text:p>
      <text:p text:style-name="P5"><text:span text:style-name="T6">'90663'</text:span><text:span text:style-name="T1">,</text:span><text:span text:style-name="T2"> </text:span><text:span text:style-name="T6">'Sram'</text:span></text:p>
      <text:p text:style-name="P5"><text:span text:style-name="T6">'90779'</text:span><text:span text:style-name="T1">,</text:span><text:span text:style-name="T2"> </text:span><text:span text:style-name="T6">'Lenhart'</text:span></text:p>
      <text:p text:style-name="P5"><text:span text:style-name="T6">'90814'</text:span><text:span text:style-name="T1">,</text:span><text:span text:style-name="T2"> </text:span><text:span text:style-name="T6">'Finance'</text:span></text:p>
      <text:p text:style-name="P5"><text:span text:style-name="T6">'9084'</text:span><text:span text:style-name="T1">,</text:span><text:span text:style-name="T2"> </text:span><text:span text:style-name="T6">'Rabu'</text:span></text:p>
      <text:p text:style-name="P5"><text:span text:style-name="T6">'90914'</text:span><text:span text:style-name="T1">,</text:span><text:span text:style-name="T2"> </text:span><text:span text:style-name="T6">'Grange'</text:span></text:p>
      <text:p text:style-name="P5"><text:span text:style-name="T6">'91063'</text:span><text:span text:style-name="T1">,</text:span><text:span text:style-name="T2"> </text:span><text:span text:style-name="T6">'Dair'</text:span></text:p>
      <text:p text:style-name="P5"><text:span text:style-name="T6">'91091'</text:span><text:span text:style-name="T1">,</text:span><text:span text:style-name="T2"> </text:span><text:span text:style-name="T6">'Ockerb'</text:span></text:p>
      <text:p text:style-name="P5"><text:span text:style-name="T6">'91132'</text:span><text:span text:style-name="T1">,</text:span><text:span text:style-name="T2"> </text:span><text:span text:style-name="T6">'Sud'</text:span></text:p>
      <text:p text:style-name="P5"><text:span text:style-name="T6">'9114'</text:span><text:span text:style-name="T1">,</text:span><text:span text:style-name="T2"> </text:span><text:span text:style-name="T6">'Swien'</text:span></text:p>
      <text:p text:style-name="P5"><text:span text:style-name="T6">'91197'</text:span><text:span text:style-name="T1">,</text:span><text:span text:style-name="T2"> </text:span><text:span text:style-name="T6">'Manzoor'</text:span></text:p>
      <text:p text:style-name="P5"><text:span text:style-name="T6">'91343'</text:span><text:span text:style-name="T1">,</text:span><text:span text:style-name="T2"> </text:span><text:span text:style-name="T6">'Clarkson'</text:span></text:p>
      <text:p text:style-name="P5"><text:span text:style-name="T6">'91370'</text:span><text:span text:style-name="T1">,</text:span><text:span text:style-name="T2"> </text:span><text:span text:style-name="T6">'Frangeu'</text:span></text:p>
      <text:p text:style-name="P5"><text:span text:style-name="T6">'914'</text:span><text:span text:style-name="T1">,</text:span><text:span text:style-name="T2"> </text:span><text:span text:style-name="T6">'Schill'</text:span></text:p>
      <text:p text:style-name="P5"><text:span text:style-name="T6">'91442'</text:span><text:span text:style-name="T1">,</text:span><text:span text:style-name="T2"> </text:span><text:span text:style-name="T6">'Ohno'</text:span></text:p>
      <text:p text:style-name="P5"><text:span text:style-name="T6">'91569'</text:span><text:span text:style-name="T1">,</text:span><text:span text:style-name="T2"> </text:span><text:span text:style-name="T6">'Pavlovico'</text:span></text:p>
      <text:p text:style-name="P5"><text:span text:style-name="T6">'91580'</text:span><text:span text:style-name="T1">,</text:span><text:span text:style-name="T2"> </text:span><text:span text:style-name="T6">'Cabr'</text:span></text:p>
      <text:p text:style-name="P5"><text:span text:style-name="T6">'91616'</text:span><text:span text:style-name="T1">,</text:span><text:span text:style-name="T2"> </text:span><text:span text:style-name="T6">'Hoffman'</text:span></text:p>
      <text:p text:style-name="P5"><text:span text:style-name="T6">'91788'</text:span><text:span text:style-name="T1">,</text:span><text:span text:style-name="T2"> </text:span><text:span text:style-name="T6">'Streitf'</text:span></text:p>
      <text:p text:style-name="P5"><text:span text:style-name="T6">'91799'</text:span><text:span text:style-name="T1">,</text:span><text:span text:style-name="T2"> </text:span><text:span text:style-name="T6">'Steinmetz'</text:span></text:p>
      <text:p text:style-name="P5"><text:span text:style-name="T6">'9183'</text:span><text:span text:style-name="T1">,</text:span><text:span text:style-name="T2"> </text:span><text:span text:style-name="T6">'Sutter'</text:span></text:p>
      <text:p text:style-name="P5"><text:span text:style-name="T6">'91851'</text:span><text:span text:style-name="T1">,</text:span><text:span text:style-name="T2"> </text:span><text:span text:style-name="T6">'Tchuri'</text:span></text:p>
      <text:p text:style-name="P5"><text:span text:style-name="T6">'91915'</text:span><text:span text:style-name="T1">,</text:span><text:span text:style-name="T2"> </text:span><text:span text:style-name="T6">'Cacciari'</text:span></text:p>
      <text:p text:style-name="P5"><text:span text:style-name="T6">'91978'</text:span><text:span text:style-name="T1">,</text:span><text:span text:style-name="T2"> </text:span><text:span text:style-name="T6">'Pourkas'</text:span></text:p>
      <text:p text:style-name="P5"><text:span text:style-name="T6">'91992'</text:span><text:span text:style-name="T1">,</text:span><text:span text:style-name="T2"> </text:span><text:span text:style-name="T6">'DAtri'</text:span></text:p>
      <text:p text:style-name="P5"><text:span text:style-name="T6">'92040'</text:span><text:span text:style-name="T1">,</text:span><text:span text:style-name="T2"> </text:span><text:span text:style-name="T6">'Alexandri'</text:span></text:p>
      <text:p text:style-name="P5"><text:span text:style-name="T6">'92274'</text:span><text:span text:style-name="T1">,</text:span><text:span text:style-name="T2"> </text:span><text:span text:style-name="T6">'Caporali'</text:span></text:p>
      <text:p text:style-name="P5"><text:span text:style-name="T6">'92332'</text:span><text:span text:style-name="T1">,</text:span><text:span text:style-name="T2"> </text:span><text:span text:style-name="T6">'Nicol'</text:span></text:p>
      <text:p text:style-name="P5"><text:span text:style-name="T6">'92385'</text:span><text:span text:style-name="T1">,</text:span><text:span text:style-name="T2"> </text:span><text:span text:style-name="T6">'Godfrey'</text:span></text:p>
      <text:p text:style-name="P5"><text:span text:style-name="T6">'92417'</text:span><text:span text:style-name="T1">,</text:span><text:span text:style-name="T2"> </text:span><text:span text:style-name="T6">'Dubink'</text:span></text:p>
      <text:p text:style-name="P5"><text:span text:style-name="T6">'92442'</text:span><text:span text:style-name="T1">,</text:span><text:span text:style-name="T2"> </text:span><text:span text:style-name="T6">'Satoh'</text:span></text:p>
      <text:p text:style-name="P5"><text:span text:style-name="T6">'92464'</text:span><text:span text:style-name="T1">,</text:span><text:span text:style-name="T2"> </text:span><text:span text:style-name="T6">'Enokib'</text:span></text:p>
      <text:p text:style-name="P5"><text:span text:style-name="T6">'9256'</text:span><text:span text:style-name="T1">,</text:span><text:span text:style-name="T2"> </text:span><text:span text:style-name="T6">'Tran-'</text:span></text:p>
      <text:p text:style-name="P5"><text:span text:style-name="T6">'92659'</text:span><text:span text:style-name="T1">,</text:span><text:span text:style-name="T2"> </text:span><text:span text:style-name="T6">'Mathias'</text:span></text:p>
      <text:p text:style-name="P5"><text:span text:style-name="T6">'92693'</text:span><text:span text:style-name="T1">,</text:span><text:span text:style-name="T2"> </text:span><text:span text:style-name="T6">'Mattor'</text:span></text:p>
      <text:p text:style-name="P5"><text:span text:style-name="T6">'92703'</text:span><text:span text:style-name="T1">,</text:span><text:span text:style-name="T2"> </text:span><text:span text:style-name="T6">'Makinen'</text:span></text:p>
      <text:p text:style-name="P5"><text:span text:style-name="T6">'92776'</text:span><text:span text:style-name="T1">,</text:span><text:span text:style-name="T2"> </text:span><text:span text:style-name="T6">'Oki'</text:span></text:p>
      <text:p text:style-name="P5"><text:span text:style-name="T6">'92839'</text:span><text:span text:style-name="T1">,</text:span><text:span text:style-name="T2"> </text:span><text:span text:style-name="T6">'Cirsto'</text:span></text:p>
      <text:p text:style-name="P5"><text:span text:style-name="T6">'92849'</text:span><text:span text:style-name="T1">,</text:span><text:span text:style-name="T2"> </text:span><text:span text:style-name="T6">'Flossmann'</text:span></text:p>
      <text:p text:style-name="P5"><text:span text:style-name="T6">'92864'</text:span><text:span text:style-name="T1">,</text:span><text:span text:style-name="T2"> </text:span><text:span text:style-name="T6">'Rogers'</text:span></text:p>
      <text:p text:style-name="P5"><text:span text:style-name="T6">'92867'</text:span><text:span text:style-name="T1">,</text:span><text:span text:style-name="T2"> </text:span><text:span text:style-name="T6">'Khene'</text:span></text:p>
      <text:p text:style-name="P5"><text:span text:style-name="T6">'92949'</text:span><text:span text:style-name="T1">,</text:span><text:span text:style-name="T2"> </text:span><text:span text:style-name="T6">'Retzel'</text:span></text:p>
      <text:p text:style-name="P5"><text:span text:style-name="T6">'92965'</text:span><text:span text:style-name="T1">,</text:span><text:span text:style-name="T2"> </text:span><text:span text:style-name="T6">'Mesne'</text:span></text:p>
      <text:p text:style-name="P5"><text:span text:style-name="T6">'93004'</text:span><text:span text:style-name="T1">,</text:span><text:span text:style-name="T2"> </text:span><text:span text:style-name="T6">'Gibbs'</text:span></text:p>
      <text:p text:style-name="P5"><text:span text:style-name="T6">'93039'</text:span><text:span text:style-name="T1">,</text:span><text:span text:style-name="T2"> </text:span><text:span text:style-name="T6">'Hau'</text:span></text:p>
      <text:p text:style-name="P5"><text:span text:style-name="T6">'93043'</text:span><text:span text:style-name="T1">,</text:span><text:span text:style-name="T2"> </text:span><text:span text:style-name="T6">'McQuillan'</text:span></text:p>
      <text:p text:style-name="P5"><text:span text:style-name="T6">'93061'</text:span><text:span text:style-name="T1">,</text:span><text:span text:style-name="T2"> </text:span><text:span text:style-name="T6">'Alfaro'</text:span></text:p>
      <text:p text:style-name="P5"><text:span text:style-name="T6">'931'</text:span><text:span text:style-name="T1">,</text:span><text:span text:style-name="T2"> </text:span><text:span text:style-name="T6">'Tsalidi'</text:span></text:p>
      <text:p text:style-name="P5"><text:soft-page-break/><text:span text:style-name="T6">'93125'</text:span><text:span text:style-name="T1">,</text:span><text:span text:style-name="T2"> </text:span><text:span text:style-name="T6">'Harders'</text:span></text:p>
      <text:p text:style-name="P5"><text:span text:style-name="T6">'93171'</text:span><text:span text:style-name="T1">,</text:span><text:span text:style-name="T2"> </text:span><text:span text:style-name="T6">'Carey'</text:span></text:p>
      <text:p text:style-name="P5"><text:span text:style-name="T6">'93354'</text:span><text:span text:style-name="T1">,</text:span><text:span text:style-name="T2"> </text:span><text:span text:style-name="T6">'Varghese'</text:span></text:p>
      <text:p text:style-name="P5"><text:span text:style-name="T6">'93366'</text:span><text:span text:style-name="T1">,</text:span><text:span text:style-name="T2"> </text:span><text:span text:style-name="T6">'Gault'</text:span></text:p>
      <text:p text:style-name="P5"><text:span text:style-name="T6">'93491'</text:span><text:span text:style-name="T1">,</text:span><text:span text:style-name="T2"> </text:span><text:span text:style-name="T6">'Rees-'</text:span></text:p>
      <text:p text:style-name="P5"><text:span text:style-name="T6">'93508'</text:span><text:span text:style-name="T1">,</text:span><text:span text:style-name="T2"> </text:span><text:span text:style-name="T6">'Graham'</text:span></text:p>
      <text:p text:style-name="P5"><text:span text:style-name="T6">'93571'</text:span><text:span text:style-name="T1">,</text:span><text:span text:style-name="T2"> </text:span><text:span text:style-name="T6">'Kato'</text:span></text:p>
      <text:p text:style-name="P5"><text:span text:style-name="T6">'9360'</text:span><text:span text:style-name="T1">,</text:span><text:span text:style-name="T2"> </text:span><text:span text:style-name="T6">'Mukai'</text:span></text:p>
      <text:p text:style-name="P5"><text:span text:style-name="T6">'93631'</text:span><text:span text:style-name="T1">,</text:span><text:span text:style-name="T2"> </text:span><text:span text:style-name="T6">'Sendlm'</text:span></text:p>
      <text:p text:style-name="P5"><text:span text:style-name="T6">'93653'</text:span><text:span text:style-name="T1">,</text:span><text:span text:style-name="T2"> </text:span><text:span text:style-name="T6">'Mellor'</text:span></text:p>
      <text:p text:style-name="P5"><text:span text:style-name="T6">'93708'</text:span><text:span text:style-name="T1">,</text:span><text:span text:style-name="T2"> </text:span><text:span text:style-name="T6">'Steines'</text:span></text:p>
      <text:p text:style-name="P5"><text:span text:style-name="T6">'93814'</text:span><text:span text:style-name="T1">,</text:span><text:span text:style-name="T2"> </text:span><text:span text:style-name="T6">'Smoro'</text:span></text:p>
      <text:p text:style-name="P5"><text:span text:style-name="T6">'93986'</text:span><text:span text:style-name="T1">,</text:span><text:span text:style-name="T2"> </text:span><text:span text:style-name="T6">'Zahrani'</text:span></text:p>
      <text:p text:style-name="P5"><text:span text:style-name="T6">'9408'</text:span><text:span text:style-name="T1">,</text:span><text:span text:style-name="T2"> </text:span><text:span text:style-name="T6">'Oberholzer'</text:span></text:p>
      <text:p text:style-name="P5"><text:span text:style-name="T6">'94142'</text:span><text:span text:style-name="T1">,</text:span><text:span text:style-name="T2"> </text:span><text:span text:style-name="T6">'Simon'</text:span></text:p>
      <text:p text:style-name="P5"><text:span text:style-name="T6">'94173'</text:span><text:span text:style-name="T1">,</text:span><text:span text:style-name="T2"> </text:span><text:span text:style-name="T6">'Winkler'</text:span></text:p>
      <text:p text:style-name="P5"><text:span text:style-name="T6">'94178'</text:span><text:span text:style-name="T1">,</text:span><text:span text:style-name="T2"> </text:span><text:span text:style-name="T6">'Bengtss'</text:span></text:p>
      <text:p text:style-name="P5"><text:span text:style-name="T6">'94257'</text:span><text:span text:style-name="T1">,</text:span><text:span text:style-name="T2"> </text:span><text:span text:style-name="T6">'Unger'</text:span></text:p>
      <text:p text:style-name="P5"><text:span text:style-name="T6">'94311'</text:span><text:span text:style-name="T1">,</text:span><text:span text:style-name="T2"> </text:span><text:span text:style-name="T6">'Napoletani'</text:span></text:p>
      <text:p text:style-name="P5"><text:span text:style-name="T6">'94324'</text:span><text:span text:style-name="T1">,</text:span><text:span text:style-name="T2"> </text:span><text:span text:style-name="T6">'Willson'</text:span></text:p>
      <text:p text:style-name="P5"><text:span text:style-name="T6">'94371'</text:span><text:span text:style-name="T1">,</text:span><text:span text:style-name="T2"> </text:span><text:span text:style-name="T6">'Milner'</text:span></text:p>
      <text:p text:style-name="P5"><text:span text:style-name="T6">'9440'</text:span><text:span text:style-name="T1">,</text:span><text:span text:style-name="T2"> </text:span><text:span text:style-name="T6">'Gierl'</text:span></text:p>
      <text:p text:style-name="P5"><text:span text:style-name="T6">'94522'</text:span><text:span text:style-name="T1">,</text:span><text:span text:style-name="T2"> </text:span><text:span text:style-name="T6">'Pampal'</text:span></text:p>
      <text:p text:style-name="P5"><text:span text:style-name="T6">'94535'</text:span><text:span text:style-name="T1">,</text:span><text:span text:style-name="T2"> </text:span><text:span text:style-name="T6">'Nishida'</text:span></text:p>
      <text:p text:style-name="P5"><text:span text:style-name="T6">'94569'</text:span><text:span text:style-name="T1">,</text:span><text:span text:style-name="T2"> </text:span><text:span text:style-name="T6">'Yip'</text:span></text:p>
      <text:p text:style-name="P5"><text:span text:style-name="T6">'9460'</text:span><text:span text:style-name="T1">,</text:span><text:span text:style-name="T2"> </text:span><text:span text:style-name="T6">'Wrzesz'</text:span></text:p>
      <text:p text:style-name="P5"><text:span text:style-name="T6">'94620'</text:span><text:span text:style-name="T1">,</text:span><text:span text:style-name="T2"> </text:span><text:span text:style-name="T6">'Sarnak'</text:span></text:p>
      <text:p text:style-name="P5"><text:span text:style-name="T6">'94697'</text:span><text:span text:style-name="T1">,</text:span><text:span text:style-name="T2"> </text:span><text:span text:style-name="T6">'Pettersen'</text:span></text:p>
      <text:p text:style-name="P5"><text:span text:style-name="T6">'94726'</text:span><text:span text:style-name="T1">,</text:span><text:span text:style-name="T2"> </text:span><text:span text:style-name="T6">'Ailamaki'</text:span></text:p>
      <text:p text:style-name="P5"><text:span text:style-name="T6">'94730'</text:span><text:span text:style-name="T1">,</text:span><text:span text:style-name="T2"> </text:span><text:span text:style-name="T6">'Neff'</text:span></text:p>
      <text:p text:style-name="P5"><text:span text:style-name="T6">'94766'</text:span><text:span text:style-name="T1">,</text:span><text:span text:style-name="T2"> </text:span><text:span text:style-name="T6">'Buril'</text:span></text:p>
      <text:p text:style-name="P5"><text:span text:style-name="T6">'94801'</text:span><text:span text:style-name="T1">,</text:span><text:span text:style-name="T2"> </text:span><text:span text:style-name="T6">'Chakraborty'</text:span></text:p>
      <text:p text:style-name="P5"><text:span text:style-name="T6">'94814'</text:span><text:span text:style-name="T1">,</text:span><text:span text:style-name="T2"> </text:span><text:span text:style-name="T6">'Kee'</text:span></text:p>
      <text:p text:style-name="P5"><text:span text:style-name="T6">'94815'</text:span><text:span text:style-name="T1">,</text:span><text:span text:style-name="T2"> </text:span><text:span text:style-name="T6">'Xiang'</text:span></text:p>
      <text:p text:style-name="P5"><text:span text:style-name="T6">'94836'</text:span><text:span text:style-name="T1">,</text:span><text:span text:style-name="T2"> </text:span><text:span text:style-name="T6">'Fuller'</text:span></text:p>
      <text:p text:style-name="P5"><text:span text:style-name="T6">'94846'</text:span><text:span text:style-name="T1">,</text:span><text:span text:style-name="T2"> </text:span><text:span text:style-name="T6">'Hossain'</text:span></text:p>
      <text:p text:style-name="P5"><text:span text:style-name="T6">'94894'</text:span><text:span text:style-name="T1">,</text:span><text:span text:style-name="T2"> </text:span><text:span text:style-name="T6">'Kozlov'</text:span></text:p>
      <text:p text:style-name="P5"><text:span text:style-name="T6">'9495'</text:span><text:span text:style-name="T1">,</text:span><text:span text:style-name="T2"> </text:span><text:span text:style-name="T6">'Crimm'</text:span></text:p>
      <text:p text:style-name="P5"><text:span text:style-name="T6">'94990'</text:span><text:span text:style-name="T1">,</text:span><text:span text:style-name="T2"> </text:span><text:span text:style-name="T6">'Lykin'</text:span></text:p>
      <text:p text:style-name="P5"><text:span text:style-name="T6">'94998'</text:span><text:span text:style-name="T1">,</text:span><text:span text:style-name="T2"> </text:span><text:span text:style-name="T6">'Krishnakumar'</text:span></text:p>
      <text:p text:style-name="P5"><text:span text:style-name="T6">'95027'</text:span><text:span text:style-name="T1">,</text:span><text:span text:style-name="T2"> </text:span><text:span text:style-name="T6">'Bauer'</text:span></text:p>
      <text:p text:style-name="P5"><text:span text:style-name="T6">'95029'</text:span><text:span text:style-name="T1">,</text:span><text:span text:style-name="T2"> </text:span><text:span text:style-name="T6">'Oliveira'</text:span></text:p>
      <text:p text:style-name="P5"><text:span text:style-name="T6">'95046'</text:span><text:span text:style-name="T1">,</text:span><text:span text:style-name="T2"> </text:span><text:span text:style-name="T6">'Mercank'</text:span></text:p>
      <text:p text:style-name="P5"><text:span text:style-name="T6">'95089'</text:span><text:span text:style-name="T1">,</text:span><text:span text:style-name="T2"> </text:span><text:span text:style-name="T6">'Zarpell'</text:span></text:p>
      <text:p text:style-name="P5"><text:span text:style-name="T6">'95099'</text:span><text:span text:style-name="T1">,</text:span><text:span text:style-name="T2"> </text:span><text:span text:style-name="T6">'Chien'</text:span></text:p>
      <text:p text:style-name="P5"><text:span text:style-name="T6">'9514'</text:span><text:span text:style-name="T1">,</text:span><text:span text:style-name="T2"> </text:span><text:span text:style-name="T6">'Dickson'</text:span></text:p>
      <text:p text:style-name="P5"><text:span text:style-name="T6">'95175'</text:span><text:span text:style-name="T1">,</text:span><text:span text:style-name="T2"> </text:span><text:span text:style-name="T6">'Guiho'</text:span></text:p>
      <text:p text:style-name="P5"><text:span text:style-name="T6">'95201'</text:span><text:span text:style-name="T1">,</text:span><text:span text:style-name="T2"> </text:span><text:span text:style-name="T6">'Yang'</text:span></text:p>
      <text:p text:style-name="P5"><text:span text:style-name="T6">'95205'</text:span><text:span text:style-name="T1">,</text:span><text:span text:style-name="T2"> </text:span><text:span text:style-name="T6">'Hammond'</text:span></text:p>
      <text:p text:style-name="P5"><text:soft-page-break/><text:span text:style-name="T6">'95225'</text:span><text:span text:style-name="T1">,</text:span><text:span text:style-name="T2"> </text:span><text:span text:style-name="T6">'Moire'</text:span></text:p>
      <text:p text:style-name="P5"><text:span text:style-name="T6">'95260'</text:span><text:span text:style-name="T1">,</text:span><text:span text:style-name="T2"> </text:span><text:span text:style-name="T6">'Yannakakis'</text:span></text:p>
      <text:p text:style-name="P5"><text:span text:style-name="T6">'95284'</text:span><text:span text:style-name="T1">,</text:span><text:span text:style-name="T2"> </text:span><text:span text:style-name="T6">'Hands'</text:span></text:p>
      <text:p text:style-name="P5"><text:span text:style-name="T6">'95320'</text:span><text:span text:style-name="T1">,</text:span><text:span text:style-name="T2"> </text:span><text:span text:style-name="T6">'Morgan'</text:span></text:p>
      <text:p text:style-name="P5"><text:span text:style-name="T6">'95366'</text:span><text:span text:style-name="T1">,</text:span><text:span text:style-name="T2"> </text:span><text:span text:style-name="T6">'Isogai'</text:span></text:p>
      <text:p text:style-name="P5"><text:span text:style-name="T6">'95574'</text:span><text:span text:style-name="T1">,</text:span><text:span text:style-name="T2"> </text:span><text:span text:style-name="T6">'Pampal'</text:span></text:p>
      <text:p text:style-name="P5"><text:span text:style-name="T6">'95626'</text:span><text:span text:style-name="T1">,</text:span><text:span text:style-name="T2"> </text:span><text:span text:style-name="T6">'Tellez'</text:span></text:p>
      <text:p text:style-name="P5"><text:span text:style-name="T6">'95631'</text:span><text:span text:style-name="T1">,</text:span><text:span text:style-name="T2"> </text:span><text:span text:style-name="T6">'Mauras'</text:span></text:p>
      <text:p text:style-name="P5"><text:span text:style-name="T6">'95697'</text:span><text:span text:style-name="T1">,</text:span><text:span text:style-name="T2"> </text:span><text:span text:style-name="T6">'Gruns'</text:span></text:p>
      <text:p text:style-name="P5"><text:span text:style-name="T6">'95840'</text:span><text:span text:style-name="T1">,</text:span><text:span text:style-name="T2"> </text:span><text:span text:style-name="T6">'Jakobsen'</text:span></text:p>
      <text:p text:style-name="P5"><text:span text:style-name="T6">'95850'</text:span><text:span text:style-name="T1">,</text:span><text:span text:style-name="T2"> </text:span><text:span text:style-name="T6">'Schrefl'</text:span></text:p>
      <text:p text:style-name="P5"><text:span text:style-name="T6">'95852'</text:span><text:span text:style-name="T1">,</text:span><text:span text:style-name="T2"> </text:span><text:span text:style-name="T6">'Cabr'</text:span></text:p>
      <text:p text:style-name="P5"><text:span text:style-name="T6">'95859'</text:span><text:span text:style-name="T1">,</text:span><text:span text:style-name="T2"> </text:span><text:span text:style-name="T6">'Huft'</text:span></text:p>
      <text:p text:style-name="P5"><text:span text:style-name="T6">'95953'</text:span><text:span text:style-name="T1">,</text:span><text:span text:style-name="T2"> </text:span><text:span text:style-name="T6">'Batano'</text:span></text:p>
      <text:p text:style-name="P5"><text:span text:style-name="T6">'96003'</text:span><text:span text:style-name="T1">,</text:span><text:span text:style-name="T2"> </text:span><text:span text:style-name="T6">'Nakajima'</text:span></text:p>
      <text:p text:style-name="P5"><text:span text:style-name="T6">'9605'</text:span><text:span text:style-name="T1">,</text:span><text:span text:style-name="T2"> </text:span><text:span text:style-name="T6">'Beeu'</text:span></text:p>
      <text:p text:style-name="P5"><text:span text:style-name="T6">'96052'</text:span><text:span text:style-name="T1">,</text:span><text:span text:style-name="T2"> </text:span><text:span text:style-name="T6">'Marcol'</text:span></text:p>
      <text:p text:style-name="P5"><text:span text:style-name="T6">'96067'</text:span><text:span text:style-name="T1">,</text:span><text:span text:style-name="T2"> </text:span><text:span text:style-name="T6">'Sugavanam'</text:span></text:p>
      <text:p text:style-name="P5"><text:span text:style-name="T6">'96085'</text:span><text:span text:style-name="T1">,</text:span><text:span text:style-name="T2"> </text:span><text:span text:style-name="T6">'Wood'</text:span></text:p>
      <text:p text:style-name="P5"><text:span text:style-name="T6">'96117'</text:span><text:span text:style-name="T1">,</text:span><text:span text:style-name="T2"> </text:span><text:span text:style-name="T6">'Nisso'</text:span></text:p>
      <text:p text:style-name="P5"><text:span text:style-name="T6">'96134'</text:span><text:span text:style-name="T1">,</text:span><text:span text:style-name="T2"> </text:span><text:span text:style-name="T6">'Prince'</text:span></text:p>
      <text:p text:style-name="P5"><text:span text:style-name="T6">'96153'</text:span><text:span text:style-name="T1">,</text:span><text:span text:style-name="T2"> </text:span><text:span text:style-name="T6">'Sawah'</text:span></text:p>
      <text:p text:style-name="P5"><text:span text:style-name="T6">'96178'</text:span><text:span text:style-name="T1">,</text:span><text:span text:style-name="T2"> </text:span><text:span text:style-name="T6">'Hay'</text:span></text:p>
      <text:p text:style-name="P5"><text:span text:style-name="T6">'96193'</text:span><text:span text:style-name="T1">,</text:span><text:span text:style-name="T2"> </text:span><text:span text:style-name="T6">'Yasuda'</text:span></text:p>
      <text:p text:style-name="P5"><text:span text:style-name="T6">'96203'</text:span><text:span text:style-name="T1">,</text:span><text:span text:style-name="T2"> </text:span><text:span text:style-name="T6">'Olin'</text:span></text:p>
      <text:p text:style-name="P5"><text:span text:style-name="T6">'96206'</text:span><text:span text:style-name="T1">,</text:span><text:span text:style-name="T2"> </text:span><text:span text:style-name="T6">'Koic'</text:span></text:p>
      <text:p text:style-name="P5"><text:span text:style-name="T6">'96227'</text:span><text:span text:style-name="T1">,</text:span><text:span text:style-name="T2"> </text:span><text:span text:style-name="T6">'Vulp'</text:span></text:p>
      <text:p text:style-name="P5"><text:span text:style-name="T6">'96246'</text:span><text:span text:style-name="T1">,</text:span><text:span text:style-name="T2"> </text:span><text:span text:style-name="T6">'Tong'</text:span></text:p>
      <text:p text:style-name="P5"><text:span text:style-name="T6">'96324'</text:span><text:span text:style-name="T1">,</text:span><text:span text:style-name="T2"> </text:span><text:span text:style-name="T6">'Sudirm'</text:span></text:p>
      <text:p text:style-name="P5"><text:span text:style-name="T6">'9659'</text:span><text:span text:style-name="T1">,</text:span><text:span text:style-name="T2"> </text:span><text:span text:style-name="T6">'Sakhno'</text:span></text:p>
      <text:p text:style-name="P5"><text:span text:style-name="T6">'96615'</text:span><text:span text:style-name="T1">,</text:span><text:span text:style-name="T2"> </text:span><text:span text:style-name="T6">'Anty'</text:span></text:p>
      <text:p text:style-name="P5"><text:span text:style-name="T6">'96710'</text:span><text:span text:style-name="T1">,</text:span><text:span text:style-name="T2"> </text:span><text:span text:style-name="T6">'Katehakis'</text:span></text:p>
      <text:p text:style-name="P5"><text:span text:style-name="T6">'96722'</text:span><text:span text:style-name="T1">,</text:span><text:span text:style-name="T2"> </text:span><text:span text:style-name="T6">'Liley'</text:span></text:p>
      <text:p text:style-name="P5"><text:span text:style-name="T6">'96741'</text:span><text:span text:style-name="T1">,</text:span><text:span text:style-name="T2"> </text:span><text:span text:style-name="T6">'Kobayashi'</text:span></text:p>
      <text:p text:style-name="P5"><text:span text:style-name="T6">'96772'</text:span><text:span text:style-name="T1">,</text:span><text:span text:style-name="T2"> </text:span><text:span text:style-name="T6">'Rieger'</text:span></text:p>
      <text:p text:style-name="P5"><text:span text:style-name="T6">'96895'</text:span><text:span text:style-name="T1">,</text:span><text:span text:style-name="T2"> </text:span><text:span text:style-name="T6">'Stelzl'</text:span></text:p>
      <text:p text:style-name="P5"><text:span text:style-name="T6">'96911'</text:span><text:span text:style-name="T1">,</text:span><text:span text:style-name="T2"> </text:span><text:span text:style-name="T6">'Jamro'</text:span></text:p>
      <text:p text:style-name="P5"><text:span text:style-name="T6">'96968'</text:span><text:span text:style-name="T1">,</text:span><text:span text:style-name="T2"> </text:span><text:span text:style-name="T6">'Mohamed'</text:span></text:p>
      <text:p text:style-name="P5"><text:span text:style-name="T6">'96988'</text:span><text:span text:style-name="T1">,</text:span><text:span text:style-name="T2"> </text:span><text:span text:style-name="T6">'Bussel'</text:span></text:p>
      <text:p text:style-name="P5"><text:span text:style-name="T6">'97023'</text:span><text:span text:style-name="T1">,</text:span><text:span text:style-name="T2"> </text:span><text:span text:style-name="T6">'Bulash'</text:span></text:p>
      <text:p text:style-name="P5"><text:span text:style-name="T6">'97041'</text:span><text:span text:style-name="T1">,</text:span><text:span text:style-name="T2"> </text:span><text:span text:style-name="T6">'Rajnov'</text:span></text:p>
      <text:p text:style-name="P5"><text:span text:style-name="T6">'97042'</text:span><text:span text:style-name="T1">,</text:span><text:span text:style-name="T2"> </text:span><text:span text:style-name="T6">'Bhargava'</text:span></text:p>
      <text:p text:style-name="P5"><text:span text:style-name="T6">'97065'</text:span><text:span text:style-name="T1">,</text:span><text:span text:style-name="T2"> </text:span><text:span text:style-name="T6">'Gandhi'</text:span></text:p>
      <text:p text:style-name="P5"><text:span text:style-name="T6">'97101'</text:span><text:span text:style-name="T1">,</text:span><text:span text:style-name="T2"> </text:span><text:span text:style-name="T6">'Marek'</text:span></text:p>
      <text:p text:style-name="P5"><text:span text:style-name="T6">'97228'</text:span><text:span text:style-name="T1">,</text:span><text:span text:style-name="T2"> </text:span><text:span text:style-name="T6">'Brzezinski'</text:span></text:p>
      <text:p text:style-name="P5"><text:span text:style-name="T6">'97355'</text:span><text:span text:style-name="T1">,</text:span><text:span text:style-name="T2"> </text:span><text:span text:style-name="T6">'Ratcliff'</text:span></text:p>
      <text:p text:style-name="P5"><text:span text:style-name="T6">'97400'</text:span><text:span text:style-name="T1">,</text:span><text:span text:style-name="T2"> </text:span><text:span text:style-name="T6">'Noda'</text:span></text:p>
      <text:p text:style-name="P5"><text:span text:style-name="T6">'97435'</text:span><text:span text:style-name="T1">,</text:span><text:span text:style-name="T2"> </text:span><text:span text:style-name="T6">'Winzer'</text:span></text:p>
      <text:p text:style-name="P5"><text:span text:style-name="T6">'97551'</text:span><text:span text:style-name="T1">,</text:span><text:span text:style-name="T2"> </text:span><text:span text:style-name="T6">'Labaye'</text:span></text:p>
      <text:p text:style-name="P5"><text:soft-page-break/><text:span text:style-name="T6">'97573'</text:span><text:span text:style-name="T1">,</text:span><text:span text:style-name="T2"> </text:span><text:span text:style-name="T6">'Yusop'</text:span></text:p>
      <text:p text:style-name="P5"><text:span text:style-name="T6">'97590'</text:span><text:span text:style-name="T1">,</text:span><text:span text:style-name="T2"> </text:span><text:span text:style-name="T6">'Rammer'</text:span></text:p>
      <text:p text:style-name="P5"><text:span text:style-name="T6">'97629'</text:span><text:span text:style-name="T1">,</text:span><text:span text:style-name="T2"> </text:span><text:span text:style-name="T6">'Awano'</text:span></text:p>
      <text:p text:style-name="P5"><text:span text:style-name="T6">'97658'</text:span><text:span text:style-name="T1">,</text:span><text:span text:style-name="T2"> </text:span><text:span text:style-name="T6">'Baier'</text:span></text:p>
      <text:p text:style-name="P5"><text:span text:style-name="T6">'97679'</text:span><text:span text:style-name="T1">,</text:span><text:span text:style-name="T2"> </text:span><text:span text:style-name="T6">'Sacchi'</text:span></text:p>
      <text:p text:style-name="P5"><text:span text:style-name="T6">'97694'</text:span><text:span text:style-name="T1">,</text:span><text:span text:style-name="T2"> </text:span><text:span text:style-name="T6">'ODono'</text:span></text:p>
      <text:p text:style-name="P5"><text:span text:style-name="T6">'978'</text:span><text:span text:style-name="T1">,</text:span><text:span text:style-name="T2"> </text:span><text:span text:style-name="T6">'Salzman'</text:span></text:p>
      <text:p text:style-name="P5"><text:span text:style-name="T6">'97868'</text:span><text:span text:style-name="T1">,</text:span><text:span text:style-name="T2"> </text:span><text:span text:style-name="T6">'Schinag'</text:span></text:p>
      <text:p text:style-name="P5"><text:span text:style-name="T6">'97953'</text:span><text:span text:style-name="T1">,</text:span><text:span text:style-name="T2"> </text:span><text:span text:style-name="T6">'Kaneko'</text:span></text:p>
      <text:p text:style-name="P5"><text:span text:style-name="T6">'98019'</text:span><text:span text:style-name="T1">,</text:span><text:span text:style-name="T2"> </text:span><text:span text:style-name="T6">'Ciepl'</text:span></text:p>
      <text:p text:style-name="P5"><text:span text:style-name="T6">'98047'</text:span><text:span text:style-name="T1">,</text:span><text:span text:style-name="T2"> </text:span><text:span text:style-name="T6">'Takahashi'</text:span></text:p>
      <text:p text:style-name="P5"><text:span text:style-name="T6">'98056'</text:span><text:span text:style-name="T1">,</text:span><text:span text:style-name="T2"> </text:span><text:span text:style-name="T6">'Di'</text:span></text:p>
      <text:p text:style-name="P5"><text:span text:style-name="T6">'98120'</text:span><text:span text:style-name="T1">,</text:span><text:span text:style-name="T2"> </text:span><text:span text:style-name="T6">'Furukawa'</text:span></text:p>
      <text:p text:style-name="P5"><text:span text:style-name="T6">'98140'</text:span><text:span text:style-name="T1">,</text:span><text:span text:style-name="T2"> </text:span><text:span text:style-name="T6">'Ratcliff'</text:span></text:p>
      <text:p text:style-name="P5"><text:span text:style-name="T6">'98315'</text:span><text:span text:style-name="T1">,</text:span><text:span text:style-name="T2"> </text:span><text:span text:style-name="T6">'Saill'</text:span></text:p>
      <text:p text:style-name="P5"><text:span text:style-name="T6">'98359'</text:span><text:span text:style-name="T1">,</text:span><text:span text:style-name="T2"> </text:span><text:span text:style-name="T6">'Patne'</text:span></text:p>
      <text:p text:style-name="P5"><text:span text:style-name="T6">'98388'</text:span><text:span text:style-name="T1">,</text:span><text:span text:style-name="T2"> </text:span><text:span text:style-name="T6">'Nilsson'</text:span></text:p>
      <text:p text:style-name="P5"><text:span text:style-name="T6">'98423'</text:span><text:span text:style-name="T1">,</text:span><text:span text:style-name="T2"> </text:span><text:span text:style-name="T6">'Alfaro'</text:span></text:p>
      <text:p text:style-name="P5"><text:span text:style-name="T6">'98563'</text:span><text:span text:style-name="T1">,</text:span><text:span text:style-name="T2"> </text:span><text:span text:style-name="T6">'Yen'</text:span></text:p>
      <text:p text:style-name="P5"><text:span text:style-name="T6">'98619'</text:span><text:span text:style-name="T1">,</text:span><text:span text:style-name="T2"> </text:span><text:span text:style-name="T6">'Nagaraj'</text:span></text:p>
      <text:p text:style-name="P5"><text:span text:style-name="T6">'98690'</text:span><text:span text:style-name="T1">,</text:span><text:span text:style-name="T2"> </text:span><text:span text:style-name="T6">'Neru'</text:span></text:p>
      <text:p text:style-name="P5"><text:span text:style-name="T6">'987'</text:span><text:span text:style-name="T1">,</text:span><text:span text:style-name="T2"> </text:span><text:span text:style-name="T6">'Kasani'</text:span></text:p>
      <text:p text:style-name="P5"><text:span text:style-name="T6">'98726'</text:span><text:span text:style-name="T1">,</text:span><text:span text:style-name="T2"> </text:span><text:span text:style-name="T6">'Mathias'</text:span></text:p>
      <text:p text:style-name="P5"><text:span text:style-name="T6">'98830'</text:span><text:span text:style-name="T1">,</text:span><text:span text:style-name="T2"> </text:span><text:span text:style-name="T6">'Frolova'</text:span></text:p>
      <text:p text:style-name="P5"><text:span text:style-name="T6">'98843'</text:span><text:span text:style-name="T1">,</text:span><text:span text:style-name="T2"> </text:span><text:span text:style-name="T6">'Julier'</text:span></text:p>
      <text:p text:style-name="P5"><text:span text:style-name="T6">'98870'</text:span><text:span text:style-name="T1">,</text:span><text:span text:style-name="T2"> </text:span><text:span text:style-name="T6">'Kun'</text:span></text:p>
      <text:p text:style-name="P5"><text:span text:style-name="T6">'98940'</text:span><text:span text:style-name="T1">,</text:span><text:span text:style-name="T2"> </text:span><text:span text:style-name="T6">'Hawthorne'</text:span></text:p>
      <text:p text:style-name="P5"><text:span text:style-name="T6">'98984'</text:span><text:span text:style-name="T1">,</text:span><text:span text:style-name="T2"> </text:span><text:span text:style-name="T6">'Seraphin'</text:span></text:p>
      <text:p text:style-name="P5"><text:span text:style-name="T6">'99073'</text:span><text:span text:style-name="T1">,</text:span><text:span text:style-name="T2"> </text:span><text:span text:style-name="T6">'Bartels'</text:span></text:p>
      <text:p text:style-name="P5"><text:span text:style-name="T6">'99189'</text:span><text:span text:style-name="T1">,</text:span><text:span text:style-name="T2"> </text:span><text:span text:style-name="T6">'Shelest'</text:span></text:p>
      <text:p text:style-name="P5"><text:span text:style-name="T6">'99226'</text:span><text:span text:style-name="T1">,</text:span><text:span text:style-name="T2"> </text:span><text:span text:style-name="T6">'Hao'</text:span></text:p>
      <text:p text:style-name="P5"><text:span text:style-name="T6">'99250'</text:span><text:span text:style-name="T1">,</text:span><text:span text:style-name="T2"> </text:span><text:span text:style-name="T6">'Khaw'</text:span></text:p>
      <text:p text:style-name="P5"><text:span text:style-name="T6">'99268'</text:span><text:span text:style-name="T1">,</text:span><text:span text:style-name="T2"> </text:span><text:span text:style-name="T6">'Makarychev'</text:span></text:p>
      <text:p text:style-name="P5"><text:span text:style-name="T6">'99271'</text:span><text:span text:style-name="T1">,</text:span><text:span text:style-name="T2"> </text:span><text:span text:style-name="T6">'Soricu'</text:span></text:p>
      <text:p text:style-name="P5"><text:span text:style-name="T6">'99289'</text:span><text:span text:style-name="T1">,</text:span><text:span text:style-name="T2"> </text:span><text:span text:style-name="T6">'Morales'</text:span></text:p>
      <text:p text:style-name="P5"><text:span text:style-name="T6">'993'</text:span><text:span text:style-name="T1">,</text:span><text:span text:style-name="T2"> </text:span><text:span text:style-name="T6">'McGarr'</text:span></text:p>
      <text:p text:style-name="P5"><text:span text:style-name="T6">'9933'</text:span><text:span text:style-name="T1">,</text:span><text:span text:style-name="T2"> </text:span><text:span text:style-name="T6">'Pircher'</text:span></text:p>
      <text:p text:style-name="P5"><text:span text:style-name="T6">'99348'</text:span><text:span text:style-name="T1">,</text:span><text:span text:style-name="T2"> </text:span><text:span text:style-name="T6">'Tobin'</text:span></text:p>
      <text:p text:style-name="P5"><text:span text:style-name="T6">'99369'</text:span><text:span text:style-name="T1">,</text:span><text:span text:style-name="T2"> </text:span><text:span text:style-name="T6">'Klingenb'</text:span></text:p>
      <text:p text:style-name="P5"><text:span text:style-name="T6">'99399'</text:span><text:span text:style-name="T1">,</text:span><text:span text:style-name="T2"> </text:span><text:span text:style-name="T6">'Duan'</text:span></text:p>
      <text:p text:style-name="P5"><text:span text:style-name="T6">'99422'</text:span><text:span text:style-name="T1">,</text:span><text:span text:style-name="T2"> </text:span><text:span text:style-name="T6">'Fickl'</text:span></text:p>
      <text:p text:style-name="P5"><text:span text:style-name="T6">'99451'</text:span><text:span text:style-name="T1">,</text:span><text:span text:style-name="T2"> </text:span><text:span text:style-name="T6">'Bradshaw'</text:span></text:p>
      <text:p text:style-name="P5"><text:span text:style-name="T6">'99463'</text:span><text:span text:style-name="T1">,</text:span><text:span text:style-name="T2"> </text:span><text:span text:style-name="T6">'Jacobi'</text:span></text:p>
      <text:p text:style-name="P5"><text:span text:style-name="T6">'9947'</text:span><text:span text:style-name="T1">,</text:span><text:span text:style-name="T2"> </text:span><text:span text:style-name="T6">'Bouzeghoub'</text:span></text:p>
      <text:p text:style-name="P5"><text:span text:style-name="T6">'9953'</text:span><text:span text:style-name="T1">,</text:span><text:span text:style-name="T2"> </text:span><text:span text:style-name="T6">'Wilks'</text:span></text:p>
      <text:p text:style-name="P5"><text:span text:style-name="T6">'99553'</text:span><text:span text:style-name="T1">,</text:span><text:span text:style-name="T2"> </text:span><text:span text:style-name="T6">'Strader'</text:span></text:p>
      <text:p text:style-name="P5"><text:span text:style-name="T6">'99611'</text:span><text:span text:style-name="T1">,</text:span><text:span text:style-name="T2"> </text:span><text:span text:style-name="T6">'Schrefl'</text:span></text:p>
      <text:p text:style-name="P5"><text:span text:style-name="T6">'99647'</text:span><text:span text:style-name="T1">,</text:span><text:span text:style-name="T2"> </text:span><text:span text:style-name="T6">'Bellman'</text:span></text:p>
      <text:p text:style-name="P5"><text:span text:style-name="T6">'99660'</text:span><text:span text:style-name="T1">,</text:span><text:span text:style-name="T2"> </text:span><text:span text:style-name="T6">'OMalley'</text:span></text:p>
      <text:p text:style-name="P5"><text:soft-page-break/><text:span text:style-name="T6">'99694'</text:span><text:span text:style-name="T1">,</text:span><text:span text:style-name="T2"> </text:span><text:span text:style-name="T6">'Beckert'</text:span></text:p>
      <text:p text:style-name="P5"><text:span text:style-name="T6">'99710'</text:span><text:span text:style-name="T1">,</text:span><text:span text:style-name="T2"> </text:span><text:span text:style-name="T6">'Savolainen'</text:span></text:p>
      <text:p text:style-name="P5"><text:span text:style-name="T6">'99711'</text:span><text:span text:style-name="T1">,</text:span><text:span text:style-name="T2"> </text:span><text:span text:style-name="T6">'Deshpande'</text:span></text:p>
      <text:p text:style-name="P5"><text:span text:style-name="T6">'99719'</text:span><text:span text:style-name="T1">,</text:span><text:span text:style-name="T2"> </text:span><text:span text:style-name="T6">'Bennett'</text:span></text:p>
      <text:p text:style-name="P5"><text:span text:style-name="T6">'99730'</text:span><text:span text:style-name="T1">,</text:span><text:span text:style-name="T2"> </text:span><text:span text:style-name="T6">'Courtney'</text:span></text:p>
      <text:p text:style-name="P5"><text:span text:style-name="T6">'99754'</text:span><text:span text:style-name="T1">,</text:span><text:span text:style-name="T2"> </text:span><text:span text:style-name="T6">'Califieri'</text:span></text:p>
      <text:p text:style-name="P5"><text:span text:style-name="T6">'99760'</text:span><text:span text:style-name="T1">,</text:span><text:span text:style-name="T2"> </text:span><text:span text:style-name="T6">'Sakamoto'</text:span></text:p>
      <text:p text:style-name="P5"><text:span text:style-name="T6">'99764'</text:span><text:span text:style-name="T1">,</text:span><text:span text:style-name="T2"> </text:span><text:span text:style-name="T6">'Lv'</text:span></text:p>
      <text:p text:style-name="P5"><text:span text:style-name="T6">'99775'</text:span><text:span text:style-name="T1">,</text:span><text:span text:style-name="T2"> </text:span><text:span text:style-name="T6">'Epley'</text:span></text:p>
      <text:p text:style-name="P5"><text:span text:style-name="T6">'99780'</text:span><text:span text:style-name="T1">,</text:span><text:span text:style-name="T2"> </text:span><text:span text:style-name="T6">'Bravo'</text:span></text:p>
      <text:p text:style-name="P5"><text:span text:style-name="T6">'9993'</text:span><text:span text:style-name="T1">,</text:span><text:span text:style-name="T2"> </text:span><text:span text:style-name="T6">'Won'</text:span></text:p>
      <text:p text:style-name="P5"><text:span text:style-name="T6">'99949'</text:span><text:span text:style-name="T1">,</text:span><text:span text:style-name="T2"> </text:span><text:span text:style-name="T6">'Samo'</text:span></text:p>
      <text:p text:style-name="P5"><text:span text:style-name="T6">'99977'</text:span><text:span text:style-name="T1">,</text:span><text:span text:style-name="T2"> </text:span><text:span text:style-name="T6">'Englund'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1:06:20.906320528</meta:creation-date>
    <dc:date>2025-01-22T21:58:58.477815497</dc:date>
    <meta:editing-duration>PT29M46S</meta:editing-duration>
    <meta:editing-cycles>6</meta:editing-cycles>
    <meta:generator>LibreOffice/24.8.4.2$Linux_X86_64 LibreOffice_project/480$Build-2</meta:generator>
    <meta:document-statistic meta:table-count="0" meta:image-count="0" meta:object-count="0" meta:page-count="68" meta:paragraph-count="3111" meta:word-count="7770" meta:character-count="59194" meta:non-whitespace-character-count="54211"/>
  </office:meta>
</office:document-meta>
</file>